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323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9.477cm"/>
    </style:style>
    <style:style style:name="co6" style:family="table-column">
      <style:table-column-properties fo:break-before="auto" style:column-width="3.291cm"/>
    </style:style>
    <style:style style:name="co7" style:family="table-column">
      <style:table-column-properties fo:break-before="auto" style:column-width="5.09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59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3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upstrea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average percentage spent on preamble</text:p>
          </table:table-cell>
          <table:table-cell table:formula="of:=AVERAGE([.G7:.G958])" office:value-type="float" office:value="0.892168054544617" calcext:value-type="float">
            <text:p>0.892168054544617</text:p>
          </table:table-cell>
          <table:table-cell table:formula="of:=AVERAGE([.N7:.N958])" office:value-type="float" office:value="0.896897044891997" calcext:value-type="float">
            <text:p>0.89689704489199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average percentage spent on preamble (frontend only)</text:p>
          </table:table-cell>
          <table:table-cell table:formula="of:=AVERAGE([.G579:.G621])" office:value-type="float" office:value="0.735831394329742" calcext:value-type="float">
            <text:p>0.735831394329742</text:p>
          </table:table-cell>
          <table:table-cell table:formula="of:=AVERAGE([.N579:.N621])" office:value-type="float" office:value="0.733706818877024" calcext:value-type="float">
            <text:p>0.73370681887702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testcase</text:p>
          </table:table-cell>
          <table:table-cell table:style-name="ce1" office:value-type="string" calcext:value-type="string">
            <text:p>fork</text:p>
          </table:table-cell>
          <table:table-cell table:style-name="ce1" table:number-columns-repeated="6"/>
          <table:table-cell table:style-name="ce1" office:value-type="string" calcext:value-type="string">
            <text:p>upstream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preamble generation</text:p>
          </table:table-cell>
          <table:table-cell table:style-name="ce1" office:value-type="string" calcext:value-type="string">
            <text:p>function verification</text:p>
          </table:table-cell>
          <table:table-cell table:style-name="ce1" office:value-type="string" calcext:value-type="string">
            <text:p>predicate verification</text:p>
          </table:table-cell>
          <table:table-cell table:style-name="ce1" office:value-type="string" calcext:value-type="string">
            <text:p>function and predicate preamble generation</text:p>
          </table:table-cell>
          <table:table-cell table:style-name="ce1" office:value-type="string" calcext:value-type="string">
            <text:p>method verification</text:p>
          </table:table-cell>
          <table:table-cell table:style-name="ce1" office:value-type="string" calcext:value-type="string">
            <text:p>percentage spent on preamble</text:p>
          </table:table-cell>
          <table:table-cell table:style-name="ce1"/>
          <table:table-cell table:number-columns-repeated="6" table:style-name="ce1"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all/assume/assume10QPpred-mod1.vpr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924941360437842" calcext:value-type="float">
            <text:p>0.924941360437842</text:p>
          </table:table-cell>
          <table:table-cell/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938461538461538" calcext:value-type="float">
            <text:p>0.938461538461538</text:p>
          </table:table-cell>
        </table:table-row>
        <table:table-row table:style-name="ro1">
          <table:table-cell office:value-type="string" calcext:value-type="string">
            <text:p>all/assume/assume10QPpred-mod2.vpr</text:p>
          </table:table-cell>
          <table:table-cell office:value-type="float" office:value="1183" calcext:value-type="float">
            <text:p>1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4464579901153" calcext:value-type="float">
            <text:p>0.974464579901153</text:p>
          </table:table-cell>
          <table:table-cell/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959633027522936" calcext:value-type="float">
            <text:p>0.959633027522936</text:p>
          </table:table-cell>
        </table:table-row>
        <table:table-row table:style-name="ro1">
          <table:table-cell office:value-type="string" calcext:value-type="string">
            <text:p>all/assume/assume10QPpred-mod3.vpr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64311726147123" calcext:value-type="float">
            <text:p>0.964311726147123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65970610982212" calcext:value-type="float">
            <text:p>0.965970610982212</text:p>
          </table:table-cell>
        </table:table-row>
        <table:table-row table:style-name="ro1">
          <table:table-cell office:value-type="string" calcext:value-type="string">
            <text:p>all/assume/assume10QPpred.vpr</text:p>
          </table:table-cell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.616703136396791" calcext:value-type="float">
            <text:p>0.616703136396791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0.632049518569464" calcext:value-type="float">
            <text:p>0.632049518569464</text:p>
          </table:table-cell>
        </table:table-row>
        <table:table-row table:style-name="ro1">
          <table:table-cell office:value-type="string" calcext:value-type="string">
            <text:p>all/assume/assume10QP.vpr</text:p>
          </table:table-cell>
          <table:table-cell office:value-type="float" office:value="1728" calcext:value-type="float">
            <text:p>1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.765957446808511" calcext:value-type="float">
            <text:p>0.765957446808511</text:p>
          </table:table-cell>
          <table:table-cell/>
          <table:table-cell office:value-type="float" office:value="1324" calcext:value-type="float">
            <text:p>1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0.70915907873594" calcext:value-type="float">
            <text:p>0.70915907873594</text:p>
          </table:table-cell>
        </table:table-row>
        <table:table-row table:style-name="ro1">
          <table:table-cell office:value-type="string" calcext:value-type="string">
            <text:p>all/assume/assume10QPwand.vpr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1" calcext:value-type="float">
            <text:p>1741</text:p>
          </table:table-cell>
          <table:table-cell office:value-type="float" office:value="0.534951974386339" calcext:value-type="float">
            <text:p>0.534951974386339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.533467974610502" calcext:value-type="float">
            <text:p>0.533467974610502</text:p>
          </table:table-cell>
        </table:table-row>
        <table:table-row table:style-name="ro1">
          <table:table-cell office:value-type="string" calcext:value-type="string">
            <text:p>all/assume/assume10.vpr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926863572433193" calcext:value-type="float">
            <text:p>0.926863572433193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926966292134832" calcext:value-type="float">
            <text:p>0.926966292134832</text:p>
          </table:table-cell>
        </table:table-row>
        <table:table-row table:style-name="ro1">
          <table:table-cell office:value-type="string" calcext:value-type="string">
            <text:p>all/assume/assume.vpr</text:p>
          </table:table-cell>
          <table:table-cell office:value-type="float" office:value="1081" calcext:value-type="float">
            <text:p>1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912236286919831" calcext:value-type="float">
            <text:p>0.912236286919831</text:p>
          </table:table-cell>
          <table:table-cell/>
          <table:table-cell office:value-type="float" office:value="1075" calcext:value-type="float">
            <text:p>1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908706677937447" calcext:value-type="float">
            <text:p>0.908706677937447</text:p>
          </table:table-cell>
        </table:table-row>
        <table:table-row table:style-name="ro1">
          <table:table-cell office:value-type="string" calcext:value-type="string">
            <text:p>all/basic/abstract_funcs_and_preds.vpr</text:p>
          </table:table-cell>
          <table:table-cell office:value-type="float" office:value="1029" calcext:value-type="float">
            <text:p>10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891681109185442" calcext:value-type="float">
            <text:p>0.891681109185442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848523748395379" calcext:value-type="float">
            <text:p>0.848523748395379</text:p>
          </table:table-cell>
        </table:table-row>
        <table:table-row table:style-name="ro1">
          <table:table-cell office:value-type="string" calcext:value-type="string">
            <text:p>all/basic/arithmetic.vpr</text:p>
          </table:table-cell>
          <table:table-cell office:value-type="float" office:value="1064" calcext:value-type="float">
            <text:p>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936619718309859" calcext:value-type="float">
            <text:p>0.93661971830985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09375" calcext:value-type="float">
            <text:p>0.9609375</text:p>
          </table:table-cell>
        </table:table-row>
        <table:table-row table:style-name="ro1">
          <table:table-cell office:value-type="string" calcext:value-type="string">
            <text:p>all/basic/assert.vpr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81151832460733" calcext:value-type="float">
            <text:p>0.981151832460733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0853658536585" calcext:value-type="float">
            <text:p>0.990853658536585</text:p>
          </table:table-cell>
        </table:table-row>
        <table:table-row table:style-name="ro1">
          <table:table-cell office:value-type="string" calcext:value-type="string">
            <text:p>all/basic/disjunction_fast_20.vpr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0.29824" calcext:value-type="float">
            <text:p>0.298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206896551724138" calcext:value-type="float">
            <text:p>0.206896551724138</text:p>
          </table:table-cell>
        </table:table-row>
        <table:table-row table:style-name="ro1">
          <table:table-cell office:value-type="string" calcext:value-type="string">
            <text:p>all/basic/disjunction_slow_20.vpr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0.41583521081429" calcext:value-type="float">
            <text:p>0.41583521081429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0.326396917148362" calcext:value-type="float">
            <text:p>0.326396917148362</text:p>
          </table:table-cell>
        </table:table-row>
        <table:table-row table:style-name="ro1">
          <table:table-cell office:value-type="string" calcext:value-type="string">
            <text:p>all/basic/elsif.vpr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943220338983051" calcext:value-type="float">
            <text:p>0.94322033898305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13698630136986" calcext:value-type="float">
            <text:p>0.913698630136986</text:p>
          </table:table-cell>
        </table:table-row>
        <table:table-row table:style-name="ro1">
          <table:table-cell office:value-type="string" calcext:value-type="string">
            <text:p>all/basic/fold.vpr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0922098569157" calcext:value-type="float">
            <text:p>0.98092209856915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3498349834984" calcext:value-type="float">
            <text:p>0.983498349834984</text:p>
          </table:table-cell>
        </table:table-row>
        <table:table-row table:style-name="ro1">
          <table:table-cell office:value-type="string" calcext:value-type="string">
            <text:p>all/basic/func2.vpr</text:p>
          </table:table-cell>
          <table:table-cell office:value-type="float" office:value="1187" calcext:value-type="float">
            <text:p>11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14483821263482" calcext:value-type="float">
            <text:p>0.91448382126348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909294512877939" calcext:value-type="float">
            <text:p>0.909294512877939</text:p>
          </table:table-cell>
        </table:table-row>
        <table:table-row table:style-name="ro1">
          <table:table-cell office:value-type="string" calcext:value-type="string">
            <text:p>all/basic/func3.vpr</text:p>
          </table:table-cell>
          <table:table-cell office:value-type="float" office:value="1194" calcext:value-type="float">
            <text:p>119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922007722007722" calcext:value-type="float">
            <text:p>0.92200772200772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883864337101747" calcext:value-type="float">
            <text:p>0.883864337101747</text:p>
          </table:table-cell>
        </table:table-row>
        <table:table-row table:style-name="ro1">
          <table:table-cell office:value-type="string" calcext:value-type="string">
            <text:p>all/basic/funcpred.vpr</text:p>
          </table:table-cell>
          <table:table-cell office:value-type="float" office:value="914" calcext:value-type="float">
            <text:p>91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.850232558139535" calcext:value-type="float">
            <text:p>0.85023255813953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881595881595882" calcext:value-type="float">
            <text:p>0.881595881595882</text:p>
          </table:table-cell>
        </table:table-row>
        <table:table-row table:style-name="ro1">
          <table:table-cell office:value-type="string" calcext:value-type="string">
            <text:p>all/basic/func.vpr</text:p>
          </table:table-cell>
          <table:table-cell office:value-type="float" office:value="1113" calcext:value-type="float">
            <text:p>11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916049382716049" calcext:value-type="float">
            <text:p>0.916049382716049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895705521472393" calcext:value-type="float">
            <text:p>0.895705521472393</text:p>
          </table:table-cell>
        </table:table-row>
        <table:table-row table:style-name="ro1">
          <table:table-cell office:value-type="string" calcext:value-type="string">
            <text:p>all/basic/goto.vpr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83273596176822" calcext:value-type="float">
            <text:p>0.98327359617682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165680473373" calcext:value-type="float">
            <text:p>0.988165680473373</text:p>
          </table:table-cell>
        </table:table-row>
        <table:table-row table:style-name="ro1">
          <table:table-cell office:value-type="string" calcext:value-type="string">
            <text:p>all/basic/heap.vpr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950210970464135" calcext:value-type="float">
            <text:p>0.950210970464135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50310559006211" calcext:value-type="float">
            <text:p>0.950310559006211</text:p>
          </table:table-cell>
        </table:table-row>
        <table:table-row table:style-name="ro1">
          <table:table-cell office:value-type="string" calcext:value-type="string">
            <text:p>all/basic/inex.vpr</text:p>
          </table:table-cell>
          <table:table-cell office:value-type="float" office:value="858" calcext:value-type="float">
            <text:p>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1687429218573" calcext:value-type="float">
            <text:p>0.971687429218573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77777777777778" calcext:value-type="float">
            <text:p>0.977777777777778</text:p>
          </table:table-cell>
        </table:table-row>
        <table:table-row table:style-name="ro1">
          <table:table-cell office:value-type="string" calcext:value-type="string">
            <text:p>all/basic/learning-from-unfolding.vpr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964224872231686" calcext:value-type="float">
            <text:p>0.964224872231686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966358284272498" calcext:value-type="float">
            <text:p>0.966358284272498</text:p>
          </table:table-cell>
        </table:table-row>
        <table:table-row table:style-name="ro1">
          <table:table-cell office:value-type="string" calcext:value-type="string">
            <text:p>all/basic/let.vpr</text:p>
          </table:table-cell>
          <table:table-cell office:value-type="float" office:value="1320" calcext:value-type="float">
            <text:p>13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955137481910275" calcext:value-type="float">
            <text:p>0.95513748191027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18013856812933" calcext:value-type="float">
            <text:p>0.918013856812933</text:p>
          </table:table-cell>
        </table:table-row>
        <table:table-row table:style-name="ro1">
          <table:table-cell office:value-type="string" calcext:value-type="string">
            <text:p>all/basic/many_conjuncts.vpr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783450704225352" calcext:value-type="float">
            <text:p>0.78345070422535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80952380952381" calcext:value-type="float">
            <text:p>0.80952380952381</text:p>
          </table:table-cell>
        </table:table-row>
        <table:table-row table:style-name="ro1">
          <table:table-cell office:value-type="string" calcext:value-type="string">
            <text:p>all/basic/methods.vpr</text:p>
          </table:table-cell>
          <table:table-cell office:value-type="float" office:value="1199" calcext:value-type="float">
            <text:p>1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926584234930448" calcext:value-type="float">
            <text:p>0.926584234930448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869158878504673" calcext:value-type="float">
            <text:p>0.869158878504673</text:p>
          </table:table-cell>
        </table:table-row>
        <table:table-row table:style-name="ro1">
          <table:table-cell office:value-type="string" calcext:value-type="string">
            <text:p>all/basic/names.vpr</text:p>
          </table:table-cell>
          <table:table-cell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116607773852" calcext:value-type="float">
            <text:p>0.999116607773852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basic/new.vpr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925225965488907" calcext:value-type="float">
            <text:p>0.92522596548890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899319727891156" calcext:value-type="float">
            <text:p>0.899319727891156</text:p>
          </table:table-cell>
        </table:table-row>
        <table:table-row table:style-name="ro1">
          <table:table-cell office:value-type="string" calcext:value-type="string">
            <text:p>all/basic/quantifiers.vpr</text:p>
          </table:table-cell>
          <table:table-cell office:value-type="float" office:value="1382" calcext:value-type="float">
            <text:p>13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77" calcext:value-type="float">
            <text:p>477</text:p>
          </table:table-cell>
          <table:table-cell office:value-type="float" office:value="0.719791666666667" calcext:value-type="float">
            <text:p>0.719791666666667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74" calcext:value-type="float">
            <text:p>474</text:p>
          </table:table-cell>
          <table:table-cell office:value-type="float" office:value="0.721899736147757" calcext:value-type="float">
            <text:p>0.721899736147757</text:p>
          </table:table-cell>
        </table:table-row>
        <table:table-row table:style-name="ro1">
          <table:table-cell office:value-type="string" calcext:value-type="string">
            <text:p>all/basic/regression1.vpr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9536621823617" calcext:value-type="float">
            <text:p>0.989536621823617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0609418282548" calcext:value-type="float">
            <text:p>0.980609418282548</text:p>
          </table:table-cell>
        </table:table-row>
        <table:table-row table:style-name="ro1">
          <table:table-cell office:value-type="string" calcext:value-type="string">
            <text:p>all/basic/syntax2.vpr</text:p>
          </table:table-cell>
          <table:table-cell office:value-type="float" office:value="1235" calcext:value-type="float">
            <text:p>1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1967871485944" calcext:value-type="float">
            <text:p>0.991967871485944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1991991991992" calcext:value-type="float">
            <text:p>0.991991991991992</text:p>
          </table:table-cell>
        </table:table-row>
        <table:table-row table:style-name="ro1">
          <table:table-cell office:value-type="string" calcext:value-type="string">
            <text:p>all/basic/trigger-projection.vpr</text:p>
          </table:table-cell>
          <table:table-cell office:value-type="float" office:value="1305" calcext:value-type="float">
            <text:p>130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0.891216760676874" calcext:value-type="float">
            <text:p>0.891216760676874</text:p>
          </table:table-cell>
        </table:table-row>
        <table:table-row table:style-name="ro1">
          <table:table-cell office:value-type="string" calcext:value-type="string">
            <text:p>all/basic/unfolding.vpr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.691495275152863" calcext:value-type="float">
            <text:p>0.6914952751528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689655172413793" calcext:value-type="float">
            <text:p>0.689655172413793</text:p>
          </table:table-cell>
        </table:table-row>
        <table:table-row table:style-name="ro1">
          <table:table-cell office:value-type="string" calcext:value-type="string">
            <text:p>all/basic/unique.vpr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59236773634" calcext:value-type="float">
            <text:p>0.98959236773634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0605427974948" calcext:value-type="float">
            <text:p>0.990605427974948</text:p>
          </table:table-cell>
        </table:table-row>
        <table:table-row table:style-name="ro1">
          <table:table-cell office:value-type="string" calcext:value-type="string">
            <text:p>all/basic/welldef.vpr</text:p>
          </table:table-cell>
          <table:table-cell office:value-type="float" office:value="1208" calcext:value-type="float">
            <text:p>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80519480519481" calcext:value-type="float">
            <text:p>0.980519480519481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81286549707602" calcext:value-type="float">
            <text:p>0.981286549707602</text:p>
          </table:table-cell>
        </table:table-row>
        <table:table-row table:style-name="ro1">
          <table:table-cell office:value-type="string" calcext:value-type="string">
            <text:p>all/basic/while.vpr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937444146559428" calcext:value-type="float">
            <text:p>0.937444146559428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915690866510539" calcext:value-type="float">
            <text:p>0.915690866510539</text:p>
          </table:table-cell>
        </table:table-row>
        <table:table-row table:style-name="ro1">
          <table:table-cell office:value-type="string" calcext:value-type="string">
            <text:p>all/chalice/AVLTree.iterative.vpr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0.267755681818182" calcext:value-type="float">
            <text:p>0.267755681818182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0.372629420809841" calcext:value-type="float">
            <text:p>0.372629420809841</text:p>
          </table:table-cell>
        </table:table-row>
        <table:table-row table:style-name="ro1">
          <table:table-cell office:value-type="string" calcext:value-type="string">
            <text:p>all/chalice/cyclic-list.vpr</text:p>
          </table:table-cell>
          <table:table-cell office:value-type="float" office:value="1189" calcext:value-type="float">
            <text:p>118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886651752423565" calcext:value-type="float">
            <text:p>0.886651752423565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886792452830189" calcext:value-type="float">
            <text:p>0.886792452830189</text:p>
          </table:table-cell>
        </table:table-row>
        <table:table-row table:style-name="ro1">
          <table:table-cell office:value-type="string" calcext:value-type="string">
            <text:p>all/chalice/FoldUnfoldExperiments.vpr</text:p>
          </table:table-cell>
          <table:table-cell office:value-type="float" office:value="1224" calcext:value-type="float">
            <text:p>12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946635730858469" calcext:value-type="float">
            <text:p>0.94663573085846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53846153846154" calcext:value-type="float">
            <text:p>0.953846153846154</text:p>
          </table:table-cell>
        </table:table-row>
        <table:table-row table:style-name="ro1">
          <table:table-cell office:value-type="string" calcext:value-type="string">
            <text:p>all/chalice/framing-fields.vpr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789046653144016" calcext:value-type="float">
            <text:p>0.789046653144016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859209257473481" calcext:value-type="float">
            <text:p>0.859209257473481</text:p>
          </table:table-cell>
        </table:table-row>
        <table:table-row table:style-name="ro1">
          <table:table-cell office:value-type="string" calcext:value-type="string">
            <text:p>all/chalice/framing-functions.vpr</text:p>
          </table:table-cell>
          <table:table-cell office:value-type="float" office:value="887" calcext:value-type="float">
            <text:p>8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886113886113886" calcext:value-type="float">
            <text:p>0.88611388611388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903823870220162" calcext:value-type="float">
            <text:p>0.903823870220162</text:p>
          </table:table-cell>
        </table:table-row>
        <table:table-row table:style-name="ro1">
          <table:table-cell office:value-type="string" calcext:value-type="string">
            <text:p>all/chalice/internal-bug-1.vpr</text:p>
          </table:table-cell>
          <table:table-cell office:value-type="float" office:value="1161" calcext:value-type="float">
            <text:p>116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7563025210084" calcext:value-type="float">
            <text:p>0.97563025210084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9060773480663" calcext:value-type="float">
            <text:p>0.969060773480663</text:p>
          </table:table-cell>
        </table:table-row>
        <table:table-row table:style-name="ro1">
          <table:table-cell office:value-type="string" calcext:value-type="string">
            <text:p>all/chalice/internal-bug-2.vpr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8416988416988" calcext:value-type="float">
            <text:p>0.988416988416988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88779803646564" calcext:value-type="float">
            <text:p>0.988779803646564</text:p>
          </table:table-cell>
        </table:table-row>
        <table:table-row table:style-name="ro1">
          <table:table-cell office:value-type="string" calcext:value-type="string">
            <text:p>all/chalice/internal-bug-6.vpr</text:p>
          </table:table-cell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84739676840215" calcext:value-type="float">
            <text:p>0.984739676840215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0877993158495" calcext:value-type="float">
            <text:p>0.990877993158495</text:p>
          </table:table-cell>
        </table:table-row>
        <table:table-row table:style-name="ro1">
          <table:table-cell office:value-type="string" calcext:value-type="string">
            <text:p>all/chalice/internal-bug-7.vpr</text:p>
          </table:table-cell>
          <table:table-cell office:value-type="float" office:value="1165" calcext:value-type="float">
            <text:p>116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96042868920033" calcext:value-type="float">
            <text:p>0.9604286892003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57605985037406" calcext:value-type="float">
            <text:p>0.957605985037406</text:p>
          </table:table-cell>
        </table:table-row>
        <table:table-row table:style-name="ro1">
          <table:table-cell office:value-type="string" calcext:value-type="string">
            <text:p>all/chalice/RingBufferRd.vpr</text:p>
          </table:table-cell>
          <table:table-cell office:value-type="float" office:value="1190" calcext:value-type="float">
            <text:p>1190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12" calcext:value-type="float">
            <text:p>1012</text:p>
          </table:table-cell>
          <table:table-cell office:value-type="float" office:value="0.478295819935691" calcext:value-type="float">
            <text:p>0.478295819935691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01" calcext:value-type="float">
            <text:p>601</text:p>
          </table:table-cell>
          <table:table-cell office:value-type="float" office:value="0.529633620689655" calcext:value-type="float">
            <text:p>0.529633620689655</text:p>
          </table:table-cell>
        </table:table-row>
        <table:table-row table:style-name="ro1">
          <table:table-cell office:value-type="string" calcext:value-type="string">
            <text:p>all/chalice/setset.vpr</text:p>
          </table:table-cell>
          <table:table-cell office:value-type="float" office:value="1166" calcext:value-type="float">
            <text:p>11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0.873408239700374" calcext:value-type="float">
            <text:p>0.873408239700374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0.893596059113301" calcext:value-type="float">
            <text:p>0.893596059113301</text:p>
          </table:table-cell>
        </table:table-row>
        <table:table-row table:style-name="ro1">
          <table:table-cell office:value-type="string" calcext:value-type="string">
            <text:p>all/chalice/swap.vpr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342806394316" calcext:value-type="float">
            <text:p>0.989342806394316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081447963801" calcext:value-type="float">
            <text:p>0.992081447963801</text:p>
          </table:table-cell>
        </table:table-row>
        <table:table-row table:style-name="ro1">
          <table:table-cell office:value-type="string" calcext:value-type="string">
            <text:p>all/chalice/test10.vpr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931203931203931" calcext:value-type="float">
            <text:p>0.931203931203931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46259220231823" calcext:value-type="float">
            <text:p>0.946259220231823</text:p>
          </table:table-cell>
        </table:table-row>
        <table:table-row table:style-name="ro1">
          <table:table-cell office:value-type="string" calcext:value-type="string">
            <text:p>all/chalice/test1.vpr</text:p>
          </table:table-cell>
          <table:table-cell office:value-type="float" office:value="1183" calcext:value-type="float">
            <text:p>11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0.751111111111111" calcext:value-type="float">
            <text:p>0.751111111111111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.809116809116809" calcext:value-type="float">
            <text:p>0.809116809116809</text:p>
          </table:table-cell>
        </table:table-row>
        <table:table-row table:style-name="ro1">
          <table:table-cell office:value-type="string" calcext:value-type="string">
            <text:p>all/chalice/test2.vpr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.928623452294246" calcext:value-type="float">
            <text:p>0.928623452294246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43887775551102" calcext:value-type="float">
            <text:p>0.943887775551102</text:p>
          </table:table-cell>
        </table:table-row>
        <table:table-row table:style-name="ro1">
          <table:table-cell office:value-type="string" calcext:value-type="string">
            <text:p>all/chalice/test3.vpr</text:p>
          </table:table-cell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72759226713533" calcext:value-type="float">
            <text:p>0.972759226713533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71393034825871" calcext:value-type="float">
            <text:p>0.971393034825871</text:p>
          </table:table-cell>
        </table:table-row>
        <table:table-row table:style-name="ro1">
          <table:table-cell office:value-type="string" calcext:value-type="string">
            <text:p>all/chalice/test7.vpr</text:p>
          </table:table-cell>
          <table:table-cell office:value-type="float" office:value="1289" calcext:value-type="float">
            <text:p>1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934735315445975" calcext:value-type="float">
            <text:p>0.934735315445975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919878296146045" calcext:value-type="float">
            <text:p>0.919878296146045</text:p>
          </table:table-cell>
        </table:table-row>
        <table:table-row table:style-name="ro1">
          <table:table-cell office:value-type="string" calcext:value-type="string">
            <text:p>all/chalice/test8.vpr</text:p>
          </table:table-cell>
          <table:table-cell office:value-type="float" office:value="1162" calcext:value-type="float">
            <text:p>11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.913522012578616" calcext:value-type="float">
            <text:p>0.913522012578616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907120743034056" calcext:value-type="float">
            <text:p>0.907120743034056</text:p>
          </table:table-cell>
        </table:table-row>
        <table:table-row table:style-name="ro1">
          <table:table-cell office:value-type="string" calcext:value-type="string">
            <text:p>all/domains/domains2.vpr</text:p>
          </table:table-cell>
          <table:table-cell office:value-type="float" office:value="8535" calcext:value-type="float">
            <text:p>8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98362381565095" calcext:value-type="float">
            <text:p>0.998362381565095</text:p>
          </table:table-cell>
          <table:table-cell/>
          <table:table-cell office:value-type="float" office:value="8139" calcext:value-type="float">
            <text:p>8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8650306748466" calcext:value-type="float">
            <text:p>0.998650306748466</text:p>
          </table:table-cell>
        </table:table-row>
        <table:table-row table:style-name="ro1">
          <table:table-cell office:value-type="string" calcext:value-type="string">
            <text:p>all/domains/domains_threshold.vpr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431185361973" calcext:value-type="float">
            <text:p>0.994431185361973</text:p>
          </table:table-cell>
          <table:table-cell/>
          <table:table-cell office:value-type="float" office:value="1051" calcext:value-type="float">
            <text:p>1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6208530805687" calcext:value-type="float">
            <text:p>0.996208530805687</text:p>
          </table:table-cell>
        </table:table-row>
        <table:table-row table:style-name="ro1">
          <table:table-cell office:value-type="string" calcext:value-type="string">
            <text:p>all/domains/domains_underspecified.vpr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4233937397035" calcext:value-type="float">
            <text:p>0.994233937397035</text:p>
          </table:table-cell>
          <table:table-cell/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3358633776091" calcext:value-type="float">
            <text:p>0.993358633776091</text:p>
          </table:table-cell>
        </table:table-row>
        <table:table-row table:style-name="ro1">
          <table:table-cell office:value-type="string" calcext:value-type="string">
            <text:p>all/domains/domains.vpr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9854504756575" calcext:value-type="float">
            <text:p>0.979854504756575</text:p>
          </table:table-cell>
          <table:table-cell/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7029702970297" calcext:value-type="float">
            <text:p>0.97029702970297</text:p>
          </table:table-cell>
        </table:table-row>
        <table:table-row table:style-name="ro1">
          <table:table-cell office:value-type="string" calcext:value-type="string">
            <text:p>all/functions/applying.vpr</text:p>
          </table:table-cell>
          <table:table-cell office:value-type="float" office:value="1491" calcext:value-type="float">
            <text:p>149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0.920938851142681" calcext:value-type="float">
            <text:p>0.92093885114268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781954887218045" calcext:value-type="float">
            <text:p>0.781954887218045</text:p>
          </table:table-cell>
        </table:table-row>
        <table:table-row table:style-name="ro1">
          <table:table-cell office:value-type="string" calcext:value-type="string">
            <text:p>all/functions/basic2.vpr</text:p>
          </table:table-cell>
          <table:table-cell office:value-type="float" office:value="1057" calcext:value-type="float">
            <text:p>1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83255813953488" calcext:value-type="float">
            <text:p>0.983255813953488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4740590030519" calcext:value-type="float">
            <text:p>0.984740590030519</text:p>
          </table:table-cell>
        </table:table-row>
        <table:table-row table:style-name="ro1">
          <table:table-cell office:value-type="string" calcext:value-type="string">
            <text:p>all/functions/basic.vpr</text:p>
          </table:table-cell>
          <table:table-cell office:value-type="float" office:value="1166" calcext:value-type="float">
            <text:p>11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0.843094721619667" calcext:value-type="float">
            <text:p>0.84309472161966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0.848484848484848" calcext:value-type="float">
            <text:p>0.848484848484848</text:p>
          </table:table-cell>
        </table:table-row>
        <table:table-row table:style-name="ro1">
          <table:table-cell office:value-type="string" calcext:value-type="string">
            <text:p>all/functions/conditional-permissions.vpr</text:p>
          </table:table-cell>
          <table:table-cell office:value-type="float" office:value="1296" calcext:value-type="float">
            <text:p>12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966442953020134" calcext:value-type="float">
            <text:p>0.96644295302013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95625" calcext:value-type="float">
            <text:p>0.95625</text:p>
          </table:table-cell>
        </table:table-row>
        <table:table-row table:style-name="ro1">
          <table:table-cell office:value-type="string" calcext:value-type="string">
            <text:p>all/functions/framing_abstract_functions.vpr</text:p>
          </table:table-cell>
          <table:table-cell office:value-type="float" office:value="1392" calcext:value-type="float">
            <text:p>1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958017894012388" calcext:value-type="float">
            <text:p>0.958017894012388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957964601769911" calcext:value-type="float">
            <text:p>0.957964601769911</text:p>
          </table:table-cell>
        </table:table-row>
        <table:table-row table:style-name="ro1">
          <table:table-cell office:value-type="string" calcext:value-type="string">
            <text:p>all/functions/functions.vpr</text:p>
          </table:table-cell>
          <table:table-cell office:value-type="float" office:value="1156" calcext:value-type="float">
            <text:p>1156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93353941267388" calcext:value-type="float">
            <text:p>0.893353941267388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12731006160164" calcext:value-type="float">
            <text:p>0.912731006160164</text:p>
          </table:table-cell>
        </table:table-row>
        <table:table-row table:style-name="ro1">
          <table:table-cell office:value-type="string" calcext:value-type="string">
            <text:p>all/functions/heap_dependent_triggers.vpr</text:p>
          </table:table-cell>
          <table:table-cell office:value-type="float" office:value="1198" calcext:value-type="float">
            <text:p>1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936669272869429" calcext:value-type="float">
            <text:p>0.936669272869429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948497854077253" calcext:value-type="float">
            <text:p>0.948497854077253</text:p>
          </table:table-cell>
        </table:table-row>
        <table:table-row table:style-name="ro1">
          <table:table-cell office:value-type="string" calcext:value-type="string">
            <text:p>all/functions/linkedlists.vpr</text:p>
          </table:table-cell>
          <table:table-cell office:value-type="float" office:value="1002" calcext:value-type="float">
            <text:p>1002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606" calcext:value-type="float">
            <text:p>2606</text:p>
          </table:table-cell>
          <table:table-cell office:value-type="float" office:value="0.256200460240348" calcext:value-type="float">
            <text:p>0.256200460240348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50" calcext:value-type="float">
            <text:p>650</text:p>
          </table:table-cell>
          <table:table-cell office:value-type="float" office:value="0.513838120104439" calcext:value-type="float">
            <text:p>0.513838120104439</text:p>
          </table:table-cell>
        </table:table-row>
        <table:table-row table:style-name="ro1">
          <table:table-cell office:value-type="string" calcext:value-type="string">
            <text:p>all/functions/nested.vpr</text:p>
          </table:table-cell>
          <table:table-cell office:value-type="float" office:value="1213" calcext:value-type="float">
            <text:p>121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0.876445086705202" calcext:value-type="float">
            <text:p>0.87644508670520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880228136882129" calcext:value-type="float">
            <text:p>0.880228136882129</text:p>
          </table:table-cell>
        </table:table-row>
        <table:table-row table:style-name="ro1">
          <table:table-cell office:value-type="string" calcext:value-type="string">
            <text:p>all/functions/recursion.vpr</text:p>
          </table:table-cell>
          <table:table-cell office:value-type="float" office:value="1167" calcext:value-type="float">
            <text:p>11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51876019575856" calcext:value-type="float">
            <text:p>0.951876019575856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45717732207479" calcext:value-type="float">
            <text:p>0.945717732207479</text:p>
          </table:table-cell>
        </table:table-row>
        <table:table-row table:style-name="ro1">
          <table:table-cell office:value-type="string" calcext:value-type="string">
            <text:p>all/functions/recursive_unrolling.vpr</text:p>
          </table:table-cell>
          <table:table-cell office:value-type="float" office:value="1086" calcext:value-type="float">
            <text:p>108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0.8688" calcext:value-type="float">
            <text:p>0.8688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927029804727646" calcext:value-type="float">
            <text:p>0.927029804727646</text:p>
          </table:table-cell>
        </table:table-row>
        <table:table-row table:style-name="ro1">
          <table:table-cell office:value-type="string" calcext:value-type="string">
            <text:p>all/functions/unfolding_nonnull.vpr</text:p>
          </table:table-cell>
          <table:table-cell office:value-type="float" office:value="1203" calcext:value-type="float">
            <text:p>12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60095770151636" calcext:value-type="float">
            <text:p>0.960095770151636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957225433526011" calcext:value-type="float">
            <text:p>0.957225433526011</text:p>
          </table:table-cell>
        </table:table-row>
        <table:table-row table:style-name="ro1">
          <table:table-cell office:value-type="string" calcext:value-type="string">
            <text:p>all/functions/unfolding.vpr</text:p>
          </table:table-cell>
          <table:table-cell office:value-type="float" office:value="1162" calcext:value-type="float">
            <text:p>116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.764473684210526" calcext:value-type="float">
            <text:p>0.764473684210526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0.831751509922347" calcext:value-type="float">
            <text:p>0.831751509922347</text:p>
          </table:table-cell>
        </table:table-row>
        <table:table-row table:style-name="ro1">
          <table:table-cell office:value-type="string" calcext:value-type="string">
            <text:p>all/functions/wildcards.vpr</text:p>
          </table:table-cell>
          <table:table-cell office:value-type="float" office:value="1140" calcext:value-type="float">
            <text:p>114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944490472245236" calcext:value-type="float">
            <text:p>0.944490472245236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935817805383023" calcext:value-type="float">
            <text:p>0.935817805383023</text:p>
          </table:table-cell>
        </table:table-row>
        <table:table-row table:style-name="ro1">
          <table:table-cell office:value-type="string" calcext:value-type="string">
            <text:p>all/heap-dependent_triggers/HeapTriggersForperm.vpr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946268656716418" calcext:value-type="float">
            <text:p>0.946268656716418</text:p>
          </table:table-cell>
          <table:table-cell/>
          <table:table-cell office:value-type="float" office:value="1260" calcext:value-type="float">
            <text:p>1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911062906724512" calcext:value-type="float">
            <text:p>0.911062906724512</text:p>
          </table:table-cell>
        </table:table-row>
        <table:table-row table:style-name="ro1">
          <table:table-cell office:value-type="string" calcext:value-type="string">
            <text:p>all/heap-dependent_triggers/heapTriggersInhaleExhale.vpr</text:p>
          </table:table-cell>
          <table:table-cell office:value-type="float" office:value="1242" calcext:value-type="float">
            <text:p>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57594448727834" calcext:value-type="float">
            <text:p>0.957594448727834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928242870285188" calcext:value-type="float">
            <text:p>0.928242870285188</text:p>
          </table:table-cell>
        </table:table-row>
        <table:table-row table:style-name="ro1">
          <table:table-cell office:value-type="string" calcext:value-type="string">
            <text:p>all/heap-dependent_triggers/heapTriggersNested.vpr</text:p>
          </table:table-cell>
          <table:table-cell office:value-type="float" office:value="1142" calcext:value-type="float">
            <text:p>1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60470984020185" calcext:value-type="float">
            <text:p>0.960470984020185</text:p>
          </table:table-cell>
          <table:table-cell/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955211726384365" calcext:value-type="float">
            <text:p>0.955211726384365</text:p>
          </table:table-cell>
        </table:table-row>
        <table:table-row table:style-name="ro1">
          <table:table-cell office:value-type="string" calcext:value-type="string">
            <text:p>all/heap-dependent_triggers/testNonQuant.vpr</text:p>
          </table:table-cell>
          <table:table-cell office:value-type="float" office:value="1364" calcext:value-type="float">
            <text:p>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961918194640338" calcext:value-type="float">
            <text:p>0.961918194640338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66744006187162" calcext:value-type="float">
            <text:p>0.966744006187162</text:p>
          </table:table-cell>
        </table:table-row>
        <table:table-row table:style-name="ro1">
          <table:table-cell office:value-type="string" calcext:value-type="string">
            <text:p>all/heap-dependent_triggers/triggerFoldPackage.vpr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17660420215787" calcext:value-type="float">
            <text:p>0.917660420215787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.889106327462492" calcext:value-type="float">
            <text:p>0.889106327462492</text:p>
          </table:table-cell>
        </table:table-row>
        <table:table-row table:style-name="ro1">
          <table:table-cell office:value-type="string" calcext:value-type="string">
            <text:p>all/heap-dependent_triggers/triggerNotInBody.vpr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74702380952381" calcext:value-type="float">
            <text:p>0.974702380952381</text:p>
          </table:table-cell>
          <table:table-cell/>
          <table:table-cell office:value-type="float" office:value="1215" calcext:value-type="float">
            <text:p>1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69672785315243" calcext:value-type="float">
            <text:p>0.969672785315243</text:p>
          </table:table-cell>
        </table:table-row>
        <table:table-row table:style-name="ro1">
          <table:table-cell office:value-type="string" calcext:value-type="string">
            <text:p>all/heap-dependent_triggers/triggerPred.vpr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64673913043478" calcext:value-type="float">
            <text:p>0.964673913043478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52975047984645" calcext:value-type="float">
            <text:p>0.952975047984645</text:p>
          </table:table-cell>
        </table:table-row>
        <table:table-row table:style-name="ro1">
          <table:table-cell office:value-type="string" calcext:value-type="string">
            <text:p>all/heap-dependent_triggers/triggerWand.vpr</text:p>
          </table:table-cell>
          <table:table-cell office:value-type="float" office:value="1202" calcext:value-type="float">
            <text:p>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942006269592476" calcext:value-type="float">
            <text:p>0.942006269592476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908898305084746" calcext:value-type="float">
            <text:p>0.908898305084746</text:p>
          </table:table-cell>
        </table:table-row>
        <table:table-row table:style-name="ro1">
          <table:table-cell office:value-type="string" calcext:value-type="string">
            <text:p>all/import/demo/account.vpr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82278481012658" calcext:value-type="float">
            <text:p>0.982278481012658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75510204081633" calcext:value-type="float">
            <text:p>0.975510204081633</text:p>
          </table:table-cell>
        </table:table-row>
        <table:table-row table:style-name="ro1">
          <table:table-cell office:value-type="string" calcext:value-type="string">
            <text:p>all/import/demo/demo.vpr</text:p>
          </table:table-cell>
          <table:table-cell office:value-type="float" office:value="1307" calcext:value-type="float">
            <text:p>13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968148148148148" calcext:value-type="float">
            <text:p>0.96814814814814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70731707317073" calcext:value-type="float">
            <text:p>0.970731707317073</text:p>
          </table:table-cell>
        </table:table-row>
        <table:table-row table:style-name="ro1">
          <table:table-cell office:value-type="string" calcext:value-type="string">
            <text:p>all/import/demo/list.vpr</text:p>
          </table:table-cell>
          <table:table-cell office:value-type="float" office:value="1283" calcext:value-type="float">
            <text:p>12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9969135802469" calcext:value-type="float">
            <text:p>0.98996913580246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537037037037" calcext:value-type="float">
            <text:p>0.99537037037037</text:p>
          </table:table-cell>
        </table:table-row>
        <table:table-row table:style-name="ro1">
          <table:table-cell office:value-type="string" calcext:value-type="string">
            <text:p>all/import/init_past/liba.vpr</text:p>
          </table:table-cell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8727858293076" calcext:value-type="float">
            <text:p>0.98872785829307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87864077669903" calcext:value-type="float">
            <text:p>0.987864077669903</text:p>
          </table:table-cell>
        </table:table-row>
        <table:table-row table:style-name="ro1">
          <table:table-cell office:value-type="string" calcext:value-type="string">
            <text:p>all/import/init_past/libb.vpr</text:p>
          </table:table-cell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8454706927176" calcext:value-type="float">
            <text:p>0.988454706927176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85026737967914" calcext:value-type="float">
            <text:p>0.985026737967914</text:p>
          </table:table-cell>
        </table:table-row>
        <table:table-row table:style-name="ro1">
          <table:table-cell office:value-type="string" calcext:value-type="string">
            <text:p>all/import/init_past/main.vpr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84974958263773" calcext:value-type="float">
            <text:p>0.984974958263773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74120082815735" calcext:value-type="float">
            <text:p>0.974120082815735</text:p>
          </table:table-cell>
        </table:table-row>
        <table:table-row table:style-name="ro1">
          <table:table-cell office:value-type="string" calcext:value-type="string">
            <text:p>all/import/issue203/main.vpr</text:p>
          </table:table-cell>
          <table:table-cell office:value-type="float" office:value="1366" calcext:value-type="float">
            <text:p>1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3454545454545" calcext:value-type="float">
            <text:p>0.993454545454545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724890829694" calcext:value-type="float">
            <text:p>0.996724890829694</text:p>
          </table:table-cell>
        </table:table-row>
        <table:table-row table:style-name="ro1">
          <table:table-cell office:value-type="string" calcext:value-type="string">
            <text:p>all/import/issue203/sub/libA.vpr</text:p>
          </table:table-cell>
          <table:table-cell office:value-type="float" office:value="1137" calcext:value-type="float">
            <text:p>1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750656167979" calcext:value-type="float">
            <text:p>0.994750656167979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674057649667" calcext:value-type="float">
            <text:p>0.996674057649667</text:p>
          </table:table-cell>
        </table:table-row>
        <table:table-row table:style-name="ro1">
          <table:table-cell office:value-type="string" calcext:value-type="string">
            <text:p>all/import/issue203/sub/libB.vpr</text:p>
          </table:table-cell>
          <table:table-cell office:value-type="float" office:value="1070" calcext:value-type="float">
            <text:p>1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mport/loop/main.vpr</text:p>
          </table:table-cell>
          <table:table-cell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973498233215548" calcext:value-type="float">
            <text:p>0.973498233215548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47638603696099" calcext:value-type="float">
            <text:p>0.947638603696099</text:p>
          </table:table-cell>
        </table:table-row>
        <table:table-row table:style-name="ro1">
          <table:table-cell office:value-type="string" calcext:value-type="string">
            <text:p>all/import/standard_import/basic.vpr</text:p>
          </table:table-cell>
          <table:table-cell office:value-type="float" office:value="1254" calcext:value-type="float">
            <text:p>1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238095238095" calcext:value-type="float">
            <text:p>0.995238095238095</text:p>
          </table:table-cell>
          <table:table-cell/>
          <table:table-cell office:value-type="float" office:value="1054" calcext:value-type="float">
            <text:p>1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7161778618732" calcext:value-type="float">
            <text:p>0.997161778618732</text:p>
          </table:table-cell>
        </table:table-row>
        <table:table-row table:style-name="ro1">
          <table:table-cell office:value-type="string" calcext:value-type="string">
            <text:p>all/import/standard_import/local_and_standard.vpr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930197268589" calcext:value-type="float">
            <text:p>0.993930197268589</text:p>
          </table:table-cell>
          <table:table-cell/>
          <table:table-cell office:value-type="float" office:value="1086" calcext:value-type="float">
            <text:p>1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7245179063361" calcext:value-type="float">
            <text:p>0.997245179063361</text:p>
          </table:table-cell>
        </table:table-row>
        <table:table-row table:style-name="ro1">
          <table:table-cell office:value-type="string" calcext:value-type="string">
            <text:p>all/import/standard_import/local_then_standard.vpr</text:p>
          </table:table-cell>
          <table:table-cell office:value-type="float" office:value="1178" calcext:value-type="float">
            <text:p>1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254637436762" calcext:value-type="float">
            <text:p>0.993254637436762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613995485327" calcext:value-type="float">
            <text:p>0.996613995485327</text:p>
          </table:table-cell>
        </table:table-row>
        <table:table-row table:style-name="ro1">
          <table:table-cell office:value-type="string" calcext:value-type="string">
            <text:p>all/import/standard_import/loop_both.vpr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416348357525" calcext:value-type="float">
            <text:p>0.995416348357525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863495346432" calcext:value-type="float">
            <text:p>0.995863495346432</text:p>
          </table:table-cell>
        </table:table-row>
        <table:table-row table:style-name="ro1">
          <table:table-cell office:value-type="string" calcext:value-type="string">
            <text:p>all/import/standard_import/loop_local.vpr</text:p>
          </table:table-cell>
          <table:table-cell office:value-type="float" office:value="1129" calcext:value-type="float">
            <text:p>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838028169014" calcext:value-type="float">
            <text:p>0.993838028169014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914198161389" calcext:value-type="float">
            <text:p>0.995914198161389</text:p>
          </table:table-cell>
        </table:table-row>
        <table:table-row table:style-name="ro1">
          <table:table-cell office:value-type="string" calcext:value-type="string">
            <text:p>all/import/standard_import/loop_standard.vpr</text:p>
          </table:table-cell>
          <table:table-cell office:value-type="float" office:value="1195" calcext:value-type="float">
            <text:p>1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004163197335" calcext:value-type="float">
            <text:p>0.995004163197335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5867768595041" calcext:value-type="float">
            <text:p>0.995867768595041</text:p>
          </table:table-cell>
        </table:table-row>
        <table:table-row table:style-name="ro1">
          <table:table-cell office:value-type="string" calcext:value-type="string">
            <text:p>all/inhale_exhale/basic.vpr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82471516213847" calcext:value-type="float">
            <text:p>0.982471516213847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79888268156425" calcext:value-type="float">
            <text:p>0.979888268156425</text:p>
          </table:table-cell>
        </table:table-row>
        <table:table-row table:style-name="ro1">
          <table:table-cell office:value-type="string" calcext:value-type="string">
            <text:p>all/inhale_exhale/disjunction.vpr</text:p>
          </table:table-cell>
          <table:table-cell office:value-type="float" office:value="1207" calcext:value-type="float">
            <text:p>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874587458746" calcext:value-type="float">
            <text:p>0.99587458745874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4694960212202" calcext:value-type="float">
            <text:p>0.994694960212202</text:p>
          </table:table-cell>
        </table:table-row>
        <table:table-row table:style-name="ro1">
          <table:table-cell office:value-type="string" calcext:value-type="string">
            <text:p>all/inhale_exhale/loops.vpr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2950126796281" calcext:value-type="float">
            <text:p>0.97295012679628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0687711386697" calcext:value-type="float">
            <text:p>0.970687711386697</text:p>
          </table:table-cell>
        </table:table-row>
        <table:table-row table:style-name="ro1">
          <table:table-cell office:value-type="string" calcext:value-type="string">
            <text:p>all/inhale_exhale/permissions.vpr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957153231663036" calcext:value-type="float">
            <text:p>0.957153231663036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288441145281" calcext:value-type="float">
            <text:p>0.96288441145281</text:p>
          </table:table-cell>
        </table:table-row>
        <table:table-row table:style-name="ro1">
          <table:table-cell office:value-type="string" calcext:value-type="string">
            <text:p>all/inhale_exhale/pure_expressions.vpr</text:p>
          </table:table-cell>
          <table:table-cell office:value-type="float" office:value="1259" calcext:value-type="float">
            <text:p>1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7484472049689" calcext:value-type="float">
            <text:p>0.977484472049689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9234972677596" calcext:value-type="float">
            <text:p>0.979234972677596</text:p>
          </table:table-cell>
        </table:table-row>
        <table:table-row table:style-name="ro1">
          <table:table-cell office:value-type="string" calcext:value-type="string">
            <text:p>all/inhale_exhale/wellformedness.vpr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8344934261408" calcext:value-type="float">
            <text:p>0.978344934261408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61206896551724" calcext:value-type="float">
            <text:p>0.961206896551724</text:p>
          </table:table-cell>
        </table:table-row>
        <table:table-row table:style-name="ro1">
          <table:table-cell office:value-type="string" calcext:value-type="string">
            <text:p>all/invariants/loops1.vpr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70957613814757" calcext:value-type="float">
            <text:p>0.97095761381475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61840628507295" calcext:value-type="float">
            <text:p>0.961840628507295</text:p>
          </table:table-cell>
        </table:table-row>
        <table:table-row table:style-name="ro1">
          <table:table-cell office:value-type="string" calcext:value-type="string">
            <text:p>all/invariants/loops2.vpr</text:p>
          </table:table-cell>
          <table:table-cell office:value-type="float" office:value="1102" calcext:value-type="float">
            <text:p>1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8685612788632" calcext:value-type="float">
            <text:p>0.978685612788632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0387243735763" calcext:value-type="float">
            <text:p>0.970387243735763</text:p>
          </table:table-cell>
        </table:table-row>
        <table:table-row table:style-name="ro1">
          <table:table-cell office:value-type="string" calcext:value-type="string">
            <text:p>all/invariants/while1.vpr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945754716981132" calcext:value-type="float">
            <text:p>0.94575471698113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919441460794844" calcext:value-type="float">
            <text:p>0.919441460794844</text:p>
          </table:table-cell>
        </table:table-row>
        <table:table-row table:style-name="ro1">
          <table:table-cell office:value-type="string" calcext:value-type="string">
            <text:p>all/invariants/while2.vpr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65870307167235" calcext:value-type="float">
            <text:p>0.965870307167235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46236559139785" calcext:value-type="float">
            <text:p>0.946236559139785</text:p>
          </table:table-cell>
        </table:table-row>
        <table:table-row table:style-name="ro1">
          <table:table-cell office:value-type="string" calcext:value-type="string">
            <text:p>all/invariants/while3.vpr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371718882303" calcext:value-type="float">
            <text:p>0.981371718882303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1521739130435" calcext:value-type="float">
            <text:p>0.981521739130435</text:p>
          </table:table-cell>
        </table:table-row>
        <table:table-row table:style-name="ro1">
          <table:table-cell office:value-type="string" calcext:value-type="string">
            <text:p>all/issues/carbon/0002.vpr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247554552295" calcext:value-type="float">
            <text:p>0.999247554552295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988877654196" calcext:value-type="float">
            <text:p>0.998988877654196</text:p>
          </table:table-cell>
        </table:table-row>
        <table:table-row table:style-name="ro1">
          <table:table-cell office:value-type="string" calcext:value-type="string">
            <text:p>all/issues/carbon/0004.vpr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6535008976661" calcext:value-type="float">
            <text:p>0.986535008976661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610478359909" calcext:value-type="float">
            <text:p>0.988610478359909</text:p>
          </table:table-cell>
        </table:table-row>
        <table:table-row table:style-name="ro1">
          <table:table-cell office:value-type="string" calcext:value-type="string">
            <text:p>all/issues/carbon/0005.vpr</text:p>
          </table:table-cell>
          <table:table-cell office:value-type="float" office:value="1210" calcext:value-type="float">
            <text:p>1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884773662552" calcext:value-type="float">
            <text:p>0.995884773662552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804610318331" calcext:value-type="float">
            <text:p>0.997804610318331</text:p>
          </table:table-cell>
        </table:table-row>
        <table:table-row table:style-name="ro1">
          <table:table-cell office:value-type="string" calcext:value-type="string">
            <text:p>all/issues/carbon/0006.vpr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2512479201331" calcext:value-type="float">
            <text:p>0.992512479201331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4511525795829" calcext:value-type="float">
            <text:p>0.994511525795829</text:p>
          </table:table-cell>
        </table:table-row>
        <table:table-row table:style-name="ro1">
          <table:table-cell office:value-type="string" calcext:value-type="string">
            <text:p>all/issues/carbon/0008.vpr</text:p>
          </table:table-cell>
          <table:table-cell office:value-type="float" office:value="1282" calcext:value-type="float">
            <text:p>12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957430918595967" calcext:value-type="float">
            <text:p>0.957430918595967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952431289640592" calcext:value-type="float">
            <text:p>0.952431289640592</text:p>
          </table:table-cell>
        </table:table-row>
        <table:table-row table:style-name="ro1">
          <table:table-cell office:value-type="string" calcext:value-type="string">
            <text:p>all/issues/carbon/0030.vpr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2665036674817" calcext:value-type="float">
            <text:p>0.99266503667481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54565701559" calcext:value-type="float">
            <text:p>0.99554565701559</text:p>
          </table:table-cell>
        </table:table-row>
        <table:table-row table:style-name="ro1">
          <table:table-cell office:value-type="string" calcext:value-type="string">
            <text:p>all/issues/carbon/0042.vpr</text:p>
          </table:table-cell>
          <table:table-cell office:value-type="float" office:value="1140" calcext:value-type="float">
            <text:p>11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50792326939116" calcext:value-type="float">
            <text:p>0.95079232693911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.926565874730022" calcext:value-type="float">
            <text:p>0.926565874730022</text:p>
          </table:table-cell>
        </table:table-row>
        <table:table-row table:style-name="ro1">
          <table:table-cell office:value-type="string" calcext:value-type="string">
            <text:p>all/issues/carbon/0045.vpr</text:p>
          </table:table-cell>
          <table:table-cell office:value-type="float" office:value="1244" calcext:value-type="float">
            <text:p>12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70358814352574" calcext:value-type="float">
            <text:p>0.970358814352574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76666666666667" calcext:value-type="float">
            <text:p>0.976666666666667</text:p>
          </table:table-cell>
        </table:table-row>
        <table:table-row table:style-name="ro1">
          <table:table-cell office:value-type="string" calcext:value-type="string">
            <text:p>all/issues/carbon/0049.vpr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9652109548483" calcext:value-type="float">
            <text:p>0.969652109548483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1608832807571" calcext:value-type="float">
            <text:p>0.971608832807571</text:p>
          </table:table-cell>
        </table:table-row>
        <table:table-row table:style-name="ro1">
          <table:table-cell office:value-type="string" calcext:value-type="string">
            <text:p>all/issues/carbon/0052.vpr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860322333078" calcext:value-type="float">
            <text:p>0.993860322333078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8532731377" calcext:value-type="float">
            <text:p>0.99548532731377</text:p>
          </table:table-cell>
        </table:table-row>
        <table:table-row table:style-name="ro1">
          <table:table-cell office:value-type="string" calcext:value-type="string">
            <text:p>all/issues/carbon/0053.vpr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79381443298969" calcext:value-type="float">
            <text:p>0.979381443298969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729792147806" calcext:value-type="float">
            <text:p>0.98729792147806</text:p>
          </table:table-cell>
        </table:table-row>
        <table:table-row table:style-name="ro1">
          <table:table-cell office:value-type="string" calcext:value-type="string">
            <text:p>all/issues/carbon/0054.vpr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9075850043592" calcext:value-type="float">
            <text:p>0.97907585004359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string" calcext:value-type="string">
            <text:p>all/issues/carbon/0055.vpr</text:p>
          </table:table-cell>
          <table:table-cell office:value-type="float" office:value="1260" calcext:value-type="float">
            <text:p>126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874392782789729" calcext:value-type="float">
            <text:p>0.874392782789729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886546184738956" calcext:value-type="float">
            <text:p>0.886546184738956</text:p>
          </table:table-cell>
        </table:table-row>
        <table:table-row table:style-name="ro1">
          <table:table-cell office:value-type="string" calcext:value-type="string">
            <text:p>all/issues/carbon/0056.vpr</text:p>
          </table:table-cell>
          <table:table-cell office:value-type="float" office:value="2060" calcext:value-type="float">
            <text:p>206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935938209904589" calcext:value-type="float">
            <text:p>0.93593820990458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859732824427481" calcext:value-type="float">
            <text:p>0.859732824427481</text:p>
          </table:table-cell>
        </table:table-row>
        <table:table-row table:style-name="ro1">
          <table:table-cell office:value-type="string" calcext:value-type="string">
            <text:p>all/issues/carbon/0059-1.vpr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0233602875112" calcext:value-type="float">
            <text:p>0.980233602875112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172043010753" calcext:value-type="float">
            <text:p>0.988172043010753</text:p>
          </table:table-cell>
        </table:table-row>
        <table:table-row table:style-name="ro1">
          <table:table-cell office:value-type="string" calcext:value-type="string">
            <text:p>all/issues/carbon/0059-2.vpr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0491942324003" calcext:value-type="float">
            <text:p>0.98049194232400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4598459845985" calcext:value-type="float">
            <text:p>0.984598459845985</text:p>
          </table:table-cell>
        </table:table-row>
        <table:table-row table:style-name="ro1">
          <table:table-cell office:value-type="string" calcext:value-type="string">
            <text:p>all/issues/carbon/0059-3.vpr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7388724035608" calcext:value-type="float">
            <text:p>0.987388724035608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8700564971751" calcext:value-type="float">
            <text:p>0.988700564971751</text:p>
          </table:table-cell>
        </table:table-row>
        <table:table-row table:style-name="ro1">
          <table:table-cell office:value-type="string" calcext:value-type="string">
            <text:p>all/issues/carbon/0059.vpr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2142857142857" calcext:value-type="float">
            <text:p>0.98214285714285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89281886387996" calcext:value-type="float">
            <text:p>0.989281886387996</text:p>
          </table:table-cell>
        </table:table-row>
        <table:table-row table:style-name="ro1">
          <table:table-cell office:value-type="string" calcext:value-type="string">
            <text:p>all/issues/carbon/0060.vpr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8063540090771" calcext:value-type="float">
            <text:p>0.97806354009077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6241900647948" calcext:value-type="float">
            <text:p>0.976241900647948</text:p>
          </table:table-cell>
        </table:table-row>
        <table:table-row table:style-name="ro1">
          <table:table-cell office:value-type="string" calcext:value-type="string">
            <text:p>all/issues/carbon/0061.vpr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5362095531587" calcext:value-type="float">
            <text:p>0.985362095531587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2545260915868" calcext:value-type="float">
            <text:p>0.992545260915868</text:p>
          </table:table-cell>
        </table:table-row>
        <table:table-row table:style-name="ro1">
          <table:table-cell office:value-type="string" calcext:value-type="string">
            <text:p>all/issues/carbon/0063-1.vpr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56210191082803" calcext:value-type="float">
            <text:p>0.956210191082803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45454545454545" calcext:value-type="float">
            <text:p>0.945454545454545</text:p>
          </table:table-cell>
        </table:table-row>
        <table:table-row table:style-name="ro1">
          <table:table-cell office:value-type="string" calcext:value-type="string">
            <text:p>all/issues/carbon/0063.vpr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827903091061" calcext:value-type="float">
            <text:p>0.97827903091061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7973568281938" calcext:value-type="float">
            <text:p>0.977973568281938</text:p>
          </table:table-cell>
        </table:table-row>
        <table:table-row table:style-name="ro1">
          <table:table-cell office:value-type="string" calcext:value-type="string">
            <text:p>all/issues/carbon/0064.vpr</text:p>
          </table:table-cell>
          <table:table-cell office:value-type="float" office:value="1050" calcext:value-type="float">
            <text:p>10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73123262279889" calcext:value-type="float">
            <text:p>0.97312326227988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975188781014024" calcext:value-type="float">
            <text:p>0.975188781014024</text:p>
          </table:table-cell>
        </table:table-row>
        <table:table-row table:style-name="ro1">
          <table:table-cell office:value-type="string" calcext:value-type="string">
            <text:p>all/issues/carbon/0065.vpr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819397993311" calcext:value-type="float">
            <text:p>0.995819397993311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547756041427" calcext:value-type="float">
            <text:p>0.996547756041427</text:p>
          </table:table-cell>
        </table:table-row>
        <table:table-row table:style-name="ro1">
          <table:table-cell office:value-type="string" calcext:value-type="string">
            <text:p>all/issues/carbon/0066.vpr</text:p>
          </table:table-cell>
          <table:table-cell office:value-type="float" office:value="1163" calcext:value-type="float">
            <text:p>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5671140939597" calcext:value-type="float">
            <text:p>0.975671140939597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2122905027933" calcext:value-type="float">
            <text:p>0.982122905027933</text:p>
          </table:table-cell>
        </table:table-row>
        <table:table-row table:style-name="ro1">
          <table:table-cell office:value-type="string" calcext:value-type="string">
            <text:p>all/issues/carbon/0067.vpr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140154772141" calcext:value-type="float">
            <text:p>0.99140154772141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325917686318" calcext:value-type="float">
            <text:p>0.993325917686318</text:p>
          </table:table-cell>
        </table:table-row>
        <table:table-row table:style-name="ro1">
          <table:table-cell office:value-type="string" calcext:value-type="string">
            <text:p>all/issues/carbon/0069.vpr</text:p>
          </table:table-cell>
          <table:table-cell office:value-type="float" office:value="1299" calcext:value-type="float">
            <text:p>129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78899773926149" calcext:value-type="float">
            <text:p>0.978899773926149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78458049886621" calcext:value-type="float">
            <text:p>0.978458049886621</text:p>
          </table:table-cell>
        </table:table-row>
        <table:table-row table:style-name="ro1">
          <table:table-cell office:value-type="string" calcext:value-type="string">
            <text:p>all/issues/carbon/0070.vpr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1150442477876" calcext:value-type="float">
            <text:p>0.99115044247787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0990990990991" calcext:value-type="float">
            <text:p>0.990990990990991</text:p>
          </table:table-cell>
        </table:table-row>
        <table:table-row table:style-name="ro1">
          <table:table-cell office:value-type="string" calcext:value-type="string">
            <text:p>all/issues/carbon/0072.vpr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226079593565" calcext:value-type="float">
            <text:p>0.993226079593565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390243902439" calcext:value-type="float">
            <text:p>0.99390243902439</text:p>
          </table:table-cell>
        </table:table-row>
        <table:table-row table:style-name="ro1">
          <table:table-cell office:value-type="string" calcext:value-type="string">
            <text:p>all/issues/carbon/0073.vpr</text:p>
          </table:table-cell>
          <table:table-cell office:value-type="float" office:value="1147" calcext:value-type="float">
            <text:p>1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7941429801895" calcext:value-type="float">
            <text:p>0.987941429801895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9571263035921" calcext:value-type="float">
            <text:p>0.989571263035921</text:p>
          </table:table-cell>
        </table:table-row>
        <table:table-row table:style-name="ro1">
          <table:table-cell office:value-type="string" calcext:value-type="string">
            <text:p>all/issues/carbon/0074.vpr</text:p>
          </table:table-cell>
          <table:table-cell office:value-type="float" office:value="1090" calcext:value-type="float">
            <text:p>1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110707803993" calcext:value-type="float">
            <text:p>0.989110707803993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1021324354658" calcext:value-type="float">
            <text:p>0.991021324354658</text:p>
          </table:table-cell>
        </table:table-row>
        <table:table-row table:style-name="ro1">
          <table:table-cell office:value-type="string" calcext:value-type="string">
            <text:p>all/issues/carbon/0076.vpr</text:p>
          </table:table-cell>
          <table:table-cell office:value-type="float" office:value="1007" calcext:value-type="float">
            <text:p>1007</text:p>
          </table:table-cell>
          <table:table-cell office:value-type="float" office:value="327" calcext:value-type="float">
            <text:p>327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0198766278273" calcext:value-type="float">
            <text:p>0.690198766278273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794188861985472" calcext:value-type="float">
            <text:p>0.794188861985472</text:p>
          </table:table-cell>
        </table:table-row>
        <table:table-row table:style-name="ro1">
          <table:table-cell office:value-type="string" calcext:value-type="string">
            <text:p>all/issues/carbon/0080.vpr</text:p>
          </table:table-cell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939799331103679" calcext:value-type="float">
            <text:p>0.93979933110367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93903743315508" calcext:value-type="float">
            <text:p>0.93903743315508</text:p>
          </table:table-cell>
        </table:table-row>
        <table:table-row table:style-name="ro1">
          <table:table-cell office:value-type="string" calcext:value-type="string">
            <text:p>all/issues/carbon/0081.vpr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8323603002502" calcext:value-type="float">
            <text:p>0.98832360300250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4350282485876" calcext:value-type="float">
            <text:p>0.994350282485876</text:p>
          </table:table-cell>
        </table:table-row>
        <table:table-row table:style-name="ro1">
          <table:table-cell office:value-type="string" calcext:value-type="string">
            <text:p>all/issues/carbon/0082.vpr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3506944444444" calcext:value-type="float">
            <text:p>0.983506944444444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2758620689655" calcext:value-type="float">
            <text:p>0.982758620689655</text:p>
          </table:table-cell>
        </table:table-row>
        <table:table-row table:style-name="ro1">
          <table:table-cell office:value-type="string" calcext:value-type="string">
            <text:p>all/issues/carbon/0092.vpr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2408650260999" calcext:value-type="float">
            <text:p>0.972408650260999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964873765093304" calcext:value-type="float">
            <text:p>0.964873765093304</text:p>
          </table:table-cell>
        </table:table-row>
        <table:table-row table:style-name="ro1">
          <table:table-cell office:value-type="string" calcext:value-type="string">
            <text:p>all/issues/carbon/0095.vpr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1228070175439" calcext:value-type="float">
            <text:p>0.991228070175439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string" calcext:value-type="string">
            <text:p>all/issues/carbon/0097.vpr</text:p>
          </table:table-cell>
          <table:table-cell office:value-type="float" office:value="1115" calcext:value-type="float">
            <text:p>11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945716709075488" calcext:value-type="float">
            <text:p>0.94571670907548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38189845474614" calcext:value-type="float">
            <text:p>0.938189845474614</text:p>
          </table:table-cell>
        </table:table-row>
        <table:table-row table:style-name="ro1">
          <table:table-cell office:value-type="string" calcext:value-type="string">
            <text:p>all/issues/carbon/0100.vpr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279756733275" calcext:value-type="float">
            <text:p>0.978279756733275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2993197278912" calcext:value-type="float">
            <text:p>0.982993197278912</text:p>
          </table:table-cell>
        </table:table-row>
        <table:table-row table:style-name="ro1">
          <table:table-cell office:value-type="string" calcext:value-type="string">
            <text:p>all/issues/carbon/0112.vpr</text:p>
          </table:table-cell>
          <table:table-cell office:value-type="float" office:value="1142" calcext:value-type="float">
            <text:p>114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29967426710098" calcext:value-type="float">
            <text:p>0.92996742671009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21843687374749" calcext:value-type="float">
            <text:p>0.921843687374749</text:p>
          </table:table-cell>
        </table:table-row>
        <table:table-row table:style-name="ro1">
          <table:table-cell office:value-type="string" calcext:value-type="string">
            <text:p>all/issues/carbon/0118.vpr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59537572254335" calcext:value-type="float">
            <text:p>0.959537572254335</text:p>
          </table:table-cell>
          <table:table-cell/>
          <table:table-cell office:value-type="float" office:value="1245" calcext:value-type="float">
            <text:p>1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53292496171516" calcext:value-type="float">
            <text:p>0.953292496171516</text:p>
          </table:table-cell>
        </table:table-row>
        <table:table-row table:style-name="ro1">
          <table:table-cell office:value-type="string" calcext:value-type="string">
            <text:p>all/issues/carbon/0122.vpr</text:p>
          </table:table-cell>
          <table:table-cell office:value-type="float" office:value="1141" calcext:value-type="float">
            <text:p>11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957214765100671" calcext:value-type="float">
            <text:p>0.95721476510067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71576227390181" calcext:value-type="float">
            <text:p>0.971576227390181</text:p>
          </table:table-cell>
        </table:table-row>
        <table:table-row table:style-name="ro1">
          <table:table-cell office:value-type="string" calcext:value-type="string">
            <text:p>all/issues/carbon/0125.vpr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7332339791356" calcext:value-type="float">
            <text:p>0.987332339791356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8584474885845" calcext:value-type="float">
            <text:p>0.988584474885845</text:p>
          </table:table-cell>
        </table:table-row>
        <table:table-row table:style-name="ro1">
          <table:table-cell office:value-type="string" calcext:value-type="string">
            <text:p>all/issues/carbon/0137.vpr</text:p>
          </table:table-cell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951471758154336" calcext:value-type="float">
            <text:p>0.951471758154336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957153787299158" calcext:value-type="float">
            <text:p>0.957153787299158</text:p>
          </table:table-cell>
        </table:table-row>
        <table:table-row table:style-name="ro1">
          <table:table-cell office:value-type="string" calcext:value-type="string">
            <text:p>all/issues/carbon/0149.vpr</text:p>
          </table:table-cell>
          <table:table-cell office:value-type="float" office:value="1206" calcext:value-type="float">
            <text:p>12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85294117647059" calcext:value-type="float">
            <text:p>0.985294117647059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8801791713326" calcext:value-type="float">
            <text:p>0.988801791713326</text:p>
          </table:table-cell>
        </table:table-row>
        <table:table-row table:style-name="ro1">
          <table:table-cell office:value-type="string" calcext:value-type="string">
            <text:p>all/issues/carbon/0150.vpr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8015873015873" calcext:value-type="float">
            <text:p>0.98015873015873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3922829581994" calcext:value-type="float">
            <text:p>0.983922829581994</text:p>
          </table:table-cell>
        </table:table-row>
        <table:table-row table:style-name="ro1">
          <table:table-cell office:value-type="string" calcext:value-type="string">
            <text:p>all/issues/carbon/0151.vpr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3206568712187" calcext:value-type="float">
            <text:p>0.97320656871218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73684210526316" calcext:value-type="float">
            <text:p>0.973684210526316</text:p>
          </table:table-cell>
        </table:table-row>
        <table:table-row table:style-name="ro1">
          <table:table-cell office:value-type="string" calcext:value-type="string">
            <text:p>all/issues/carbon/0157.vpr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2718446601942" calcext:value-type="float">
            <text:p>0.992718446601942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292237442922" calcext:value-type="float">
            <text:p>0.994292237442922</text:p>
          </table:table-cell>
        </table:table-row>
        <table:table-row table:style-name="ro1">
          <table:table-cell office:value-type="string" calcext:value-type="string">
            <text:p>all/issues/carbon/0160.vpr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53242835595777" calcext:value-type="float">
            <text:p>0.953242835595777</text:p>
          </table:table-cell>
          <table:table-cell/>
          <table:table-cell office:value-type="float" office:value="1251" calcext:value-type="float">
            <text:p>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911807580174927" calcext:value-type="float">
            <text:p>0.911807580174927</text:p>
          </table:table-cell>
        </table:table-row>
        <table:table-row table:style-name="ro1">
          <table:table-cell office:value-type="string" calcext:value-type="string">
            <text:p>all/issues/carbon/0165.vpr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87387387387387" calcext:value-type="float">
            <text:p>0.98738738738738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3277591973244" calcext:value-type="float">
            <text:p>0.983277591973244</text:p>
          </table:table-cell>
        </table:table-row>
        <table:table-row table:style-name="ro1">
          <table:table-cell office:value-type="string" calcext:value-type="string">
            <text:p>all/issues/carbon/0170.vpr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1596638655462" calcext:value-type="float">
            <text:p>0.9915966386554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6108949416342" calcext:value-type="float">
            <text:p>0.996108949416342</text:p>
          </table:table-cell>
        </table:table-row>
        <table:table-row table:style-name="ro1">
          <table:table-cell office:value-type="string" calcext:value-type="string">
            <text:p>all/issues/carbon/0172.vpr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80519480519481" calcext:value-type="float">
            <text:p>0.980519480519481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83388704318937" calcext:value-type="float">
            <text:p>0.983388704318937</text:p>
          </table:table-cell>
        </table:table-row>
        <table:table-row table:style-name="ro1">
          <table:table-cell office:value-type="string" calcext:value-type="string">
            <text:p>all/issues/carbon/0173.vpr</text:p>
          </table:table-cell>
          <table:table-cell office:value-type="float" office:value="1236" calcext:value-type="float">
            <text:p>1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81731532962669" calcext:value-type="float">
            <text:p>0.981731532962669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83451536643026" calcext:value-type="float">
            <text:p>0.983451536643026</text:p>
          </table:table-cell>
        </table:table-row>
        <table:table-row table:style-name="ro1">
          <table:table-cell office:value-type="string" calcext:value-type="string">
            <text:p>all/issues/carbon/0177.vpr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2456140350877" calcext:value-type="float">
            <text:p>0.982456140350877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9284369114878" calcext:value-type="float">
            <text:p>0.979284369114878</text:p>
          </table:table-cell>
        </table:table-row>
        <table:table-row table:style-name="ro1">
          <table:table-cell office:value-type="string" calcext:value-type="string">
            <text:p>all/issues/carbon/0178.vpr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34343434343434" calcext:value-type="float">
            <text:p>0.934343434343434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892269736842105" calcext:value-type="float">
            <text:p>0.892269736842105</text:p>
          </table:table-cell>
        </table:table-row>
        <table:table-row table:style-name="ro1">
          <table:table-cell office:value-type="string" calcext:value-type="string">
            <text:p>all/issues/carbon/0179.vpr</text:p>
          </table:table-cell>
          <table:table-cell office:value-type="float" office:value="1174" calcext:value-type="float">
            <text:p>1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1554054054054" calcext:value-type="float">
            <text:p>0.991554054054054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130520117762" calcext:value-type="float">
            <text:p>0.993130520117762</text:p>
          </table:table-cell>
        </table:table-row>
        <table:table-row table:style-name="ro1">
          <table:table-cell office:value-type="string" calcext:value-type="string">
            <text:p>all/issues/carbon/0181.vpr</text:p>
          </table:table-cell>
          <table:table-cell office:value-type="float" office:value="1135" calcext:value-type="float">
            <text:p>11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76764199655766" calcext:value-type="float">
            <text:p>0.97676419965576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75479744136461" calcext:value-type="float">
            <text:p>0.975479744136461</text:p>
          </table:table-cell>
        </table:table-row>
        <table:table-row table:style-name="ro1">
          <table:table-cell office:value-type="string" calcext:value-type="string">
            <text:p>all/issues/carbon/0188.vpr</text:p>
          </table:table-cell>
          <table:table-cell office:value-type="float" office:value="1158" calcext:value-type="float">
            <text:p>1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6580483736447" calcext:value-type="float">
            <text:p>0.96580483736447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8289920724802" calcext:value-type="float">
            <text:p>0.968289920724802</text:p>
          </table:table-cell>
        </table:table-row>
        <table:table-row table:style-name="ro1">
          <table:table-cell office:value-type="string" calcext:value-type="string">
            <text:p>all/issues/carbon/0192.vpr</text:p>
          </table:table-cell>
          <table:table-cell office:value-type="float" office:value="1348" calcext:value-type="float">
            <text:p>13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54674220963173" calcext:value-type="float">
            <text:p>0.954674220963173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55064737242955" calcext:value-type="float">
            <text:p>0.955064737242955</text:p>
          </table:table-cell>
        </table:table-row>
        <table:table-row table:style-name="ro1">
          <table:table-cell office:value-type="string" calcext:value-type="string">
            <text:p>all/issues/carbon/0195.vpr</text:p>
          </table:table-cell>
          <table:table-cell office:value-type="float" office:value="1101" calcext:value-type="float">
            <text:p>1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8479427549195" calcext:value-type="float">
            <text:p>0.98479427549195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87717502558854" calcext:value-type="float">
            <text:p>0.987717502558854</text:p>
          </table:table-cell>
        </table:table-row>
        <table:table-row table:style-name="ro1">
          <table:table-cell office:value-type="string" calcext:value-type="string">
            <text:p>all/issues/carbon/0196.vpr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35" calcext:value-type="float">
            <text:p>535</text:p>
          </table:table-cell>
          <table:table-cell office:value-type="float" office:value="0.671031096563011" calcext:value-type="float">
            <text:p>0.6710310965630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float" office:value="0.623773173391494" calcext:value-type="float">
            <text:p>0.623773173391494</text:p>
          </table:table-cell>
        </table:table-row>
        <table:table-row table:style-name="ro1">
          <table:table-cell office:value-type="string" calcext:value-type="string">
            <text:p>all/issues/carbon/0200.vpr</text:p>
          </table:table-cell>
          <table:table-cell office:value-type="float" office:value="1234" calcext:value-type="float">
            <text:p>12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63309914129586" calcext:value-type="float">
            <text:p>0.963309914129586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62513781697905" calcext:value-type="float">
            <text:p>0.962513781697905</text:p>
          </table:table-cell>
        </table:table-row>
        <table:table-row table:style-name="ro1">
          <table:table-cell office:value-type="string" calcext:value-type="string">
            <text:p>all/issues/carbon/0202.vpr</text:p>
          </table:table-cell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65737051792829" calcext:value-type="float">
            <text:p>0.965737051792829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965354330708661" calcext:value-type="float">
            <text:p>0.965354330708661</text:p>
          </table:table-cell>
        </table:table-row>
        <table:table-row table:style-name="ro1">
          <table:table-cell office:value-type="string" calcext:value-type="string">
            <text:p>all/issues/carbon/0203.vpr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954505686789151" calcext:value-type="float">
            <text:p>0.954505686789151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48504983388704" calcext:value-type="float">
            <text:p>0.948504983388704</text:p>
          </table:table-cell>
        </table:table-row>
        <table:table-row table:style-name="ro1">
          <table:table-cell office:value-type="string" calcext:value-type="string">
            <text:p>all/issues/carbon/0204.vpr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910766961651917" calcext:value-type="float">
            <text:p>0.910766961651917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06501095690285" calcext:value-type="float">
            <text:p>0.906501095690285</text:p>
          </table:table-cell>
        </table:table-row>
        <table:table-row table:style-name="ro1">
          <table:table-cell office:value-type="string" calcext:value-type="string">
            <text:p>all/issues/carbon/0206.vpr</text:p>
          </table:table-cell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float" office:value="0.756342182890855" calcext:value-type="float">
            <text:p>0.756342182890855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0.715856481481482" calcext:value-type="float">
            <text:p>0.715856481481482</text:p>
          </table:table-cell>
        </table:table-row>
        <table:table-row table:style-name="ro1">
          <table:table-cell office:value-type="string" calcext:value-type="string">
            <text:p>all/issues/carbon/0207.vpr</text:p>
          </table:table-cell>
          <table:table-cell office:value-type="float" office:value="1386" calcext:value-type="float">
            <text:p>13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0.712962962962963" calcext:value-type="float">
            <text:p>0.712962962962963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32" calcext:value-type="float">
            <text:p>1032</text:p>
          </table:table-cell>
          <table:table-cell office:value-type="float" office:value="0.543710021321962" calcext:value-type="float">
            <text:p>0.543710021321962</text:p>
          </table:table-cell>
        </table:table-row>
        <table:table-row table:style-name="ro1">
          <table:table-cell office:value-type="string" calcext:value-type="string">
            <text:p>all/issues/carbon/0209.vpr</text:p>
          </table:table-cell>
          <table:table-cell office:value-type="float" office:value="1233" calcext:value-type="float">
            <text:p>12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0.756441717791411" calcext:value-type="float">
            <text:p>0.756441717791411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0.549842129003157" calcext:value-type="float">
            <text:p>0.549842129003157</text:p>
          </table:table-cell>
        </table:table-row>
        <table:table-row table:style-name="ro1">
          <table:table-cell office:value-type="string" calcext:value-type="string">
            <text:p>all/issues/carbon/0211.vpr</text:p>
          </table:table-cell>
          <table:table-cell office:value-type="float" office:value="1069" calcext:value-type="float">
            <text:p>1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9814814814815" calcext:value-type="float">
            <text:p>0.989814814814815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273542600897" calcext:value-type="float">
            <text:p>0.993273542600897</text:p>
          </table:table-cell>
        </table:table-row>
        <table:table-row table:style-name="ro1">
          <table:table-cell office:value-type="string" calcext:value-type="string">
            <text:p>all/issues/carbon/0213.vpr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5875706214689" calcext:value-type="float">
            <text:p>0.98587570621468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8962472406181" calcext:value-type="float">
            <text:p>0.988962472406181</text:p>
          </table:table-cell>
        </table:table-row>
        <table:table-row table:style-name="ro1">
          <table:table-cell office:value-type="string" calcext:value-type="string">
            <text:p>all/issues/carbon/0219.vpr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9274611398964" calcext:value-type="float">
            <text:p>0.979274611398964</text:p>
          </table:table-cell>
          <table:table-cell/>
          <table:table-cell office:value-type="float" office:value="1236" calcext:value-type="float">
            <text:p>1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7848101265823" calcext:value-type="float">
            <text:p>0.977848101265823</text:p>
          </table:table-cell>
        </table:table-row>
        <table:table-row table:style-name="ro1">
          <table:table-cell office:value-type="string" calcext:value-type="string">
            <text:p>all/issues/carbon/0222.vpr</text:p>
          </table:table-cell>
          <table:table-cell office:value-type="float" office:value="1305" calcext:value-type="float">
            <text:p>13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965951147298298" calcext:value-type="float">
            <text:p>0.96595114729829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923847695390782" calcext:value-type="float">
            <text:p>0.923847695390782</text:p>
          </table:table-cell>
        </table:table-row>
        <table:table-row table:style-name="ro1">
          <table:table-cell office:value-type="string" calcext:value-type="string">
            <text:p>all/issues/carbon/0223.vpr</text:p>
          </table:table-cell>
          <table:table-cell office:value-type="float" office:value="1106" calcext:value-type="float">
            <text:p>11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27" calcext:value-type="float">
            <text:p>927</text:p>
          </table:table-cell>
          <table:table-cell office:value-type="float" office:value="0.558087578194817" calcext:value-type="float">
            <text:p>0.558087578194817</text:p>
          </table:table-cell>
        </table:table-row>
        <table:table-row table:style-name="ro1">
          <table:table-cell office:value-type="string" calcext:value-type="string">
            <text:p>all/issues/carbon/0236.vpr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929609793420046" calcext:value-type="float">
            <text:p>0.929609793420046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910867865519938" calcext:value-type="float">
            <text:p>0.910867865519938</text:p>
          </table:table-cell>
        </table:table-row>
        <table:table-row table:style-name="ro1">
          <table:table-cell office:value-type="string" calcext:value-type="string">
            <text:p>all/issues/carbon/0237.vpr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963730569948186" calcext:value-type="float">
            <text:p>0.963730569948186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76392823418319" calcext:value-type="float">
            <text:p>0.976392823418319</text:p>
          </table:table-cell>
        </table:table-row>
        <table:table-row table:style-name="ro1">
          <table:table-cell office:value-type="string" calcext:value-type="string">
            <text:p>all/issues/carbon/0238.vpr</text:p>
          </table:table-cell>
          <table:table-cell office:value-type="float" office:value="1278" calcext:value-type="float">
            <text:p>12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958020989505247" calcext:value-type="float">
            <text:p>0.95802098950524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953513513513514" calcext:value-type="float">
            <text:p>0.953513513513514</text:p>
          </table:table-cell>
        </table:table-row>
        <table:table-row table:style-name="ro1">
          <table:table-cell office:value-type="string" calcext:value-type="string">
            <text:p>all/issues/carbon/0239.vpr</text:p>
          </table:table-cell>
          <table:table-cell office:value-type="float" office:value="1172" calcext:value-type="float">
            <text:p>11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73421926910299" calcext:value-type="float">
            <text:p>0.973421926910299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8114689709348" calcext:value-type="float">
            <text:p>0.98114689709348</text:p>
          </table:table-cell>
        </table:table-row>
        <table:table-row table:style-name="ro1">
          <table:table-cell office:value-type="string" calcext:value-type="string">
            <text:p>all/issues/carbon/0240.vpr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6053670086819" calcext:value-type="float">
            <text:p>0.996053670086819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747747747748" calcext:value-type="float">
            <text:p>0.997747747747748</text:p>
          </table:table-cell>
        </table:table-row>
        <table:table-row table:style-name="ro1">
          <table:table-cell office:value-type="string" calcext:value-type="string">
            <text:p>all/issues/carbon/0241.vpr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0784641068447" calcext:value-type="float">
            <text:p>0.97078464106844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5239616613419" calcext:value-type="float">
            <text:p>0.975239616613419</text:p>
          </table:table-cell>
        </table:table-row>
        <table:table-row table:style-name="ro1">
          <table:table-cell office:value-type="string" calcext:value-type="string">
            <text:p>all/issues/carbon/0251.vpr</text:p>
          </table:table-cell>
          <table:table-cell office:value-type="float" office:value="1149" calcext:value-type="float">
            <text:p>1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085566119274" calcext:value-type="float">
            <text:p>0.993085566119274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279176201373" calcext:value-type="float">
            <text:p>0.994279176201373</text:p>
          </table:table-cell>
        </table:table-row>
        <table:table-row table:style-name="ro1">
          <table:table-cell office:value-type="string" calcext:value-type="string">
            <text:p>all/issues/carbon/0259.vpr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8725566849101" calcext:value-type="float">
            <text:p>0.968725566849101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40281030444965" calcext:value-type="float">
            <text:p>0.940281030444965</text:p>
          </table:table-cell>
        </table:table-row>
        <table:table-row table:style-name="ro1">
          <table:table-cell office:value-type="string" calcext:value-type="string">
            <text:p>all/issues/carbon/0262.vpr</text:p>
          </table:table-cell>
          <table:table-cell office:value-type="float" office:value="1129" calcext:value-type="float">
            <text:p>1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4956822107081" calcext:value-type="float">
            <text:p>0.97495682210708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63391136801541" calcext:value-type="float">
            <text:p>0.963391136801541</text:p>
          </table:table-cell>
        </table:table-row>
        <table:table-row table:style-name="ro1">
          <table:table-cell office:value-type="string" calcext:value-type="string">
            <text:p>all/issues/carbon/0264.vpr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927406199021207" calcext:value-type="float">
            <text:p>0.92740619902120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937089201877934" calcext:value-type="float">
            <text:p>0.937089201877934</text:p>
          </table:table-cell>
        </table:table-row>
        <table:table-row table:style-name="ro1">
          <table:table-cell office:value-type="string" calcext:value-type="string">
            <text:p>all/issues/carbon/0265.vpr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4809688581315" calcext:value-type="float">
            <text:p>0.994809688581315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5753715498938" calcext:value-type="float">
            <text:p>0.995753715498938</text:p>
          </table:table-cell>
        </table:table-row>
        <table:table-row table:style-name="ro1">
          <table:table-cell office:value-type="string" calcext:value-type="string">
            <text:p>all/issues/carbon/0271.vpr</text:p>
          </table:table-cell>
          <table:table-cell office:value-type="float" office:value="1428" calcext:value-type="float">
            <text:p>142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0.816466552315609" calcext:value-type="float">
            <text:p>0.816466552315609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924311926605505" calcext:value-type="float">
            <text:p>0.924311926605505</text:p>
          </table:table-cell>
        </table:table-row>
        <table:table-row table:style-name="ro1">
          <table:table-cell office:value-type="string" calcext:value-type="string">
            <text:p>all/issues/carbon/0274.vpr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942809083263246" calcext:value-type="float">
            <text:p>0.942809083263246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60122699386503" calcext:value-type="float">
            <text:p>0.960122699386503</text:p>
          </table:table-cell>
        </table:table-row>
        <table:table-row table:style-name="ro1">
          <table:table-cell office:value-type="string" calcext:value-type="string">
            <text:p>all/issues/carbon/0282.vpr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973782771535581" calcext:value-type="float">
            <text:p>0.97378277153558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959798994974874" calcext:value-type="float">
            <text:p>0.959798994974874</text:p>
          </table:table-cell>
        </table:table-row>
        <table:table-row table:style-name="ro1">
          <table:table-cell office:value-type="string" calcext:value-type="string">
            <text:p>all/issues/carbon/0349.vpr</text:p>
          </table:table-cell>
          <table:table-cell office:value-type="float" office:value="1018" calcext:value-type="float">
            <text:p>1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9310009718173" calcext:value-type="float">
            <text:p>0.989310009718173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0421455938697" calcext:value-type="float">
            <text:p>0.990421455938697</text:p>
          </table:table-cell>
        </table:table-row>
        <table:table-row table:style-name="ro1">
          <table:table-cell office:value-type="string" calcext:value-type="string">
            <text:p>all/issues/silicon/0005a.vpr</text:p>
          </table:table-cell>
          <table:table-cell office:value-type="float" office:value="1063" calcext:value-type="float">
            <text:p>10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944888888888889" calcext:value-type="float">
            <text:p>0.94488888888888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952277657266811" calcext:value-type="float">
            <text:p>0.952277657266811</text:p>
          </table:table-cell>
        </table:table-row>
        <table:table-row table:style-name="ro1">
          <table:table-cell office:value-type="string" calcext:value-type="string">
            <text:p>all/issues/silicon/0005b.vpr</text:p>
          </table:table-cell>
          <table:table-cell office:value-type="float" office:value="1958" calcext:value-type="float">
            <text:p>195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0.830717013152312" calcext:value-type="float">
            <text:p>0.830717013152312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0.824576271186441" calcext:value-type="float">
            <text:p>0.824576271186441</text:p>
          </table:table-cell>
        </table:table-row>
        <table:table-row table:style-name="ro1">
          <table:table-cell office:value-type="string" calcext:value-type="string">
            <text:p>all/issues/silicon/0006.vpr</text:p>
          </table:table-cell>
          <table:table-cell office:value-type="float" office:value="1305" calcext:value-type="float">
            <text:p>13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81941309255079" calcext:value-type="float">
            <text:p>0.98194130925507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88304093567252" calcext:value-type="float">
            <text:p>0.988304093567252</text:p>
          </table:table-cell>
        </table:table-row>
        <table:table-row table:style-name="ro1">
          <table:table-cell office:value-type="string" calcext:value-type="string">
            <text:p>all/issues/silicon/0008.vpr</text:p>
          </table:table-cell>
          <table:table-cell office:value-type="float" office:value="1248" calcext:value-type="float">
            <text:p>1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8056426332288" calcext:value-type="float">
            <text:p>0.978056426332288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5446428571429" calcext:value-type="float">
            <text:p>0.975446428571429</text:p>
          </table:table-cell>
        </table:table-row>
        <table:table-row table:style-name="ro1">
          <table:table-cell office:value-type="string" calcext:value-type="string">
            <text:p>all/issues/silicon/0011.vpr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.739157762413576" calcext:value-type="float">
            <text:p>0.739157762413576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816552901023891" calcext:value-type="float">
            <text:p>0.816552901023891</text:p>
          </table:table-cell>
        </table:table-row>
        <table:table-row table:style-name="ro1">
          <table:table-cell office:value-type="string" calcext:value-type="string">
            <text:p>all/issues/silicon/0030.vpr</text:p>
          </table:table-cell>
          <table:table-cell office:value-type="float" office:value="1081" calcext:value-type="float">
            <text:p>10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963458110516934" calcext:value-type="float">
            <text:p>0.96345811051693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66824644549763" calcext:value-type="float">
            <text:p>0.966824644549763</text:p>
          </table:table-cell>
        </table:table-row>
        <table:table-row table:style-name="ro1">
          <table:table-cell office:value-type="string" calcext:value-type="string">
            <text:p>all/issues/silicon/0033.vpr</text:p>
          </table:table-cell>
          <table:table-cell office:value-type="float" office:value="1171" calcext:value-type="float">
            <text:p>117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0.864844903988183" calcext:value-type="float">
            <text:p>0.864844903988183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0.875580315691736" calcext:value-type="float">
            <text:p>0.875580315691736</text:p>
          </table:table-cell>
        </table:table-row>
        <table:table-row table:style-name="ro1">
          <table:table-cell office:value-type="string" calcext:value-type="string">
            <text:p>all/issues/silicon/0034.vpr</text:p>
          </table:table-cell>
          <table:table-cell office:value-type="float" office:value="1195" calcext:value-type="float">
            <text:p>1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2524916943522" calcext:value-type="float">
            <text:p>0.992524916943522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1111111111111" calcext:value-type="float">
            <text:p>0.991111111111111</text:p>
          </table:table-cell>
        </table:table-row>
        <table:table-row table:style-name="ro1">
          <table:table-cell office:value-type="string" calcext:value-type="string">
            <text:p>all/issues/silicon/0037.vpr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121969140338" calcext:value-type="float">
            <text:p>0.994121969140338</text:p>
          </table:table-cell>
          <table:table-cell/>
          <table:table-cell office:value-type="float" office:value="1078" calcext:value-type="float">
            <text:p>1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2633517495396" calcext:value-type="float">
            <text:p>0.992633517495396</text:p>
          </table:table-cell>
        </table:table-row>
        <table:table-row table:style-name="ro1">
          <table:table-cell office:value-type="string" calcext:value-type="string">
            <text:p>all/issues/silicon/0039a.vpr</text:p>
          </table:table-cell>
          <table:table-cell office:value-type="float" office:value="1136" calcext:value-type="float">
            <text:p>113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31147540983607" calcext:value-type="float">
            <text:p>0.931147540983607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38034188034188" calcext:value-type="float">
            <text:p>0.938034188034188</text:p>
          </table:table-cell>
        </table:table-row>
        <table:table-row table:style-name="ro1">
          <table:table-cell office:value-type="string" calcext:value-type="string">
            <text:p>all/issues/silicon/0039b.vpr</text:p>
          </table:table-cell>
          <table:table-cell office:value-type="float" office:value="1155" calcext:value-type="float">
            <text:p>11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904463586530932" calcext:value-type="float">
            <text:p>0.90446358653093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919291338582677" calcext:value-type="float">
            <text:p>0.919291338582677</text:p>
          </table:table-cell>
        </table:table-row>
        <table:table-row table:style-name="ro1">
          <table:table-cell office:value-type="string" calcext:value-type="string">
            <text:p>all/issues/silicon/0041.vpr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39416058394161" calcext:value-type="float">
            <text:p>0.93941605839416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952025586353945" calcext:value-type="float">
            <text:p>0.952025586353945</text:p>
          </table:table-cell>
        </table:table-row>
        <table:table-row table:style-name="ro1">
          <table:table-cell office:value-type="string" calcext:value-type="string">
            <text:p>all/issues/silicon/0042.vpr</text:p>
          </table:table-cell>
          <table:table-cell office:value-type="float" office:value="1125" calcext:value-type="float">
            <text:p>11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945378151260504" calcext:value-type="float">
            <text:p>0.945378151260504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51762523191095" calcext:value-type="float">
            <text:p>0.951762523191095</text:p>
          </table:table-cell>
        </table:table-row>
        <table:table-row table:style-name="ro1">
          <table:table-cell office:value-type="string" calcext:value-type="string">
            <text:p>all/issues/silicon/0043.vpr</text:p>
          </table:table-cell>
          <table:table-cell office:value-type="float" office:value="1214" calcext:value-type="float">
            <text:p>1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1020408163265" calcext:value-type="float">
            <text:p>0.991020408163265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0332975295381" calcext:value-type="float">
            <text:p>0.990332975295381</text:p>
          </table:table-cell>
        </table:table-row>
        <table:table-row table:style-name="ro1">
          <table:table-cell office:value-type="string" calcext:value-type="string">
            <text:p>all/issues/silicon/0045.vpr</text:p>
          </table:table-cell>
          <table:table-cell office:value-type="float" office:value="1768" calcext:value-type="float">
            <text:p>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83314794215795" calcext:value-type="float">
            <text:p>0.983314794215795</text:p>
          </table:table-cell>
          <table:table-cell/>
          <table:table-cell office:value-type="float" office:value="1654" calcext:value-type="float">
            <text:p>1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83938132064247" calcext:value-type="float">
            <text:p>0.983938132064247</text:p>
          </table:table-cell>
        </table:table-row>
        <table:table-row table:style-name="ro1">
          <table:table-cell office:value-type="string" calcext:value-type="string">
            <text:p>all/issues/silicon/0046.vpr</text:p>
          </table:table-cell>
          <table:table-cell office:value-type="float" office:value="1208" calcext:value-type="float">
            <text:p>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0976210008203" calcext:value-type="float">
            <text:p>0.990976210008203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178770949721" calcext:value-type="float">
            <text:p>0.992178770949721</text:p>
          </table:table-cell>
        </table:table-row>
        <table:table-row table:style-name="ro1">
          <table:table-cell office:value-type="string" calcext:value-type="string">
            <text:p>all/issues/silicon/0047.vpr</text:p>
          </table:table-cell>
          <table:table-cell office:value-type="float" office:value="1177" calcext:value-type="float">
            <text:p>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6588432523051" calcext:value-type="float">
            <text:p>0.98658843252305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9189189189189" calcext:value-type="float">
            <text:p>0.989189189189189</text:p>
          </table:table-cell>
        </table:table-row>
        <table:table-row table:style-name="ro1">
          <table:table-cell office:value-type="string" calcext:value-type="string">
            <text:p>all/issues/silicon/0053.vpr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55665024630542" calcext:value-type="float">
            <text:p>0.95566502463054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52008928571429" calcext:value-type="float">
            <text:p>0.952008928571429</text:p>
          </table:table-cell>
        </table:table-row>
        <table:table-row table:style-name="ro1">
          <table:table-cell office:value-type="string" calcext:value-type="string">
            <text:p>all/issues/silicon/0054.vpr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2786293958521" calcext:value-type="float">
            <text:p>0.992786293958521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877551020408" calcext:value-type="float">
            <text:p>0.993877551020408</text:p>
          </table:table-cell>
        </table:table-row>
        <table:table-row table:style-name="ro1">
          <table:table-cell office:value-type="string" calcext:value-type="string">
            <text:p>all/issues/silicon/0057.vpr</text:p>
          </table:table-cell>
          <table:table-cell office:value-type="float" office:value="1162" calcext:value-type="float">
            <text:p>1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3079526226734" calcext:value-type="float">
            <text:p>0.98307952622673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1151832460733" calcext:value-type="float">
            <text:p>0.981151832460733</text:p>
          </table:table-cell>
        </table:table-row>
        <table:table-row table:style-name="ro1">
          <table:table-cell office:value-type="string" calcext:value-type="string">
            <text:p>all/issues/silicon/0072.vpr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955369595536959" calcext:value-type="float">
            <text:p>0.955369595536959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55841766329347" calcext:value-type="float">
            <text:p>0.955841766329347</text:p>
          </table:table-cell>
        </table:table-row>
        <table:table-row table:style-name="ro1">
          <table:table-cell office:value-type="string" calcext:value-type="string">
            <text:p>all/issues/silicon/0075_AVLTree.nokeys.vpr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1661" calcext:value-type="float">
            <text:p>21661</text:p>
          </table:table-cell>
          <table:table-cell office:value-type="float" office:value="0.059170592979329" calcext:value-type="float">
            <text:p>0.059170592979329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0.119377162629758" calcext:value-type="float">
            <text:p>0.119377162629758</text:p>
          </table:table-cell>
        </table:table-row>
        <table:table-row table:style-name="ro1">
          <table:table-cell office:value-type="string" calcext:value-type="string">
            <text:p>all/issues/silicon/0083.vpr</text:p>
          </table:table-cell>
          <table:table-cell office:value-type="float" office:value="1552" calcext:value-type="float">
            <text:p>15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970606629143214" calcext:value-type="float">
            <text:p>0.970606629143214</text:p>
          </table:table-cell>
          <table:table-cell/>
          <table:table-cell office:value-type="float" office:value="1417" calcext:value-type="float">
            <text:p>14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963945578231293" calcext:value-type="float">
            <text:p>0.963945578231293</text:p>
          </table:table-cell>
        </table:table-row>
        <table:table-row table:style-name="ro1">
          <table:table-cell office:value-type="string" calcext:value-type="string">
            <text:p>all/issues/silicon/0084.vpr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6953685583823" calcext:value-type="float">
            <text:p>0.986953685583823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4490896830748" calcext:value-type="float">
            <text:p>0.984490896830748</text:p>
          </table:table-cell>
        </table:table-row>
        <table:table-row table:style-name="ro1">
          <table:table-cell office:value-type="string" calcext:value-type="string">
            <text:p>all/issues/silicon/0087.vpr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63651732882502" calcext:value-type="float">
            <text:p>0.963651732882502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923418423973363" calcext:value-type="float">
            <text:p>0.923418423973363</text:p>
          </table:table-cell>
        </table:table-row>
        <table:table-row table:style-name="ro1">
          <table:table-cell office:value-type="string" calcext:value-type="string">
            <text:p>all/issues/silicon/0088.vpr</text:p>
          </table:table-cell>
          <table:table-cell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56198347107438" calcext:value-type="float">
            <text:p>0.956198347107438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927821522309711" calcext:value-type="float">
            <text:p>0.927821522309711</text:p>
          </table:table-cell>
        </table:table-row>
        <table:table-row table:style-name="ro1">
          <table:table-cell office:value-type="string" calcext:value-type="string">
            <text:p>all/issues/silicon/0091.vpr</text:p>
          </table:table-cell>
          <table:table-cell office:value-type="float" office:value="2529" calcext:value-type="float">
            <text:p>2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90599294947121" calcext:value-type="float">
            <text:p>0.990599294947121</text:p>
          </table:table-cell>
          <table:table-cell/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88532110091743" calcext:value-type="float">
            <text:p>0.988532110091743</text:p>
          </table:table-cell>
        </table:table-row>
        <table:table-row table:style-name="ro1">
          <table:table-cell office:value-type="string" calcext:value-type="string">
            <text:p>all/issues/silicon/0092.vpr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.618987341772152" calcext:value-type="float">
            <text:p>0.61898734177215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719128329297821" calcext:value-type="float">
            <text:p>0.719128329297821</text:p>
          </table:table-cell>
        </table:table-row>
        <table:table-row table:style-name="ro1">
          <table:table-cell office:value-type="string" calcext:value-type="string">
            <text:p>all/issues/silicon/0094.vpr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755575379126" calcext:value-type="float">
            <text:p>0.993755575379126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4407158836689" calcext:value-type="float">
            <text:p>0.994407158836689</text:p>
          </table:table-cell>
        </table:table-row>
        <table:table-row table:style-name="ro1">
          <table:table-cell office:value-type="string" calcext:value-type="string">
            <text:p>all/issues/silicon/0097.vpr</text:p>
          </table:table-cell>
          <table:table-cell office:value-type="float" office:value="1537" calcext:value-type="float">
            <text:p>15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49938195302843" calcext:value-type="float">
            <text:p>0.949938195302843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38375350140056" calcext:value-type="float">
            <text:p>0.938375350140056</text:p>
          </table:table-cell>
        </table:table-row>
        <table:table-row table:style-name="ro1">
          <table:table-cell office:value-type="string" calcext:value-type="string">
            <text:p>all/issues/silicon/0112.vpr</text:p>
          </table:table-cell>
          <table:table-cell office:value-type="float" office:value="1292" calcext:value-type="float">
            <text:p>129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72159518434913" calcext:value-type="float">
            <text:p>0.972159518434913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72815533980583" calcext:value-type="float">
            <text:p>0.972815533980583</text:p>
          </table:table-cell>
        </table:table-row>
        <table:table-row table:style-name="ro1">
          <table:table-cell office:value-type="string" calcext:value-type="string">
            <text:p>all/issues/silicon/0113.vpr</text:p>
          </table:table-cell>
          <table:table-cell office:value-type="float" office:value="1158" calcext:value-type="float">
            <text:p>11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0.810924369747899" calcext:value-type="float">
            <text:p>0.810924369747899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880445795339412" calcext:value-type="float">
            <text:p>0.880445795339412</text:p>
          </table:table-cell>
        </table:table-row>
        <table:table-row table:style-name="ro1">
          <table:table-cell office:value-type="string" calcext:value-type="string">
            <text:p>all/issues/silicon/0114.vpr</text:p>
          </table:table-cell>
          <table:table-cell office:value-type="float" office:value="1190" calcext:value-type="float">
            <text:p>119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922480620155039" calcext:value-type="float">
            <text:p>0.92248062015503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894211576846307" calcext:value-type="float">
            <text:p>0.894211576846307</text:p>
          </table:table-cell>
        </table:table-row>
        <table:table-row table:style-name="ro1">
          <table:table-cell office:value-type="string" calcext:value-type="string">
            <text:p>all/issues/silicon/0117.vpr</text:p>
          </table:table-cell>
          <table:table-cell office:value-type="float" office:value="1185" calcext:value-type="float">
            <text:p>118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71311475409836" calcext:value-type="float">
            <text:p>0.97131147540983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83240223463687" calcext:value-type="float">
            <text:p>0.983240223463687</text:p>
          </table:table-cell>
        </table:table-row>
        <table:table-row table:style-name="ro1">
          <table:table-cell office:value-type="string" calcext:value-type="string">
            <text:p>all/issues/silicon/0118-reduced.vpr</text:p>
          </table:table-cell>
          <table:table-cell office:value-type="float" office:value="1241" calcext:value-type="float">
            <text:p>124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60526315789474" calcext:value-type="float">
            <text:p>0.960526315789474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71238938053097" calcext:value-type="float">
            <text:p>0.971238938053097</text:p>
          </table:table-cell>
        </table:table-row>
        <table:table-row table:style-name="ro1">
          <table:table-cell office:value-type="string" calcext:value-type="string">
            <text:p>all/issues/silicon/0118.vpr</text:p>
          </table:table-cell>
          <table:table-cell office:value-type="float" office:value="1203" calcext:value-type="float">
            <text:p>1203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58059914407989" calcext:value-type="float">
            <text:p>0.85805991440798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68599033816425" calcext:value-type="float">
            <text:p>0.868599033816425</text:p>
          </table:table-cell>
        </table:table-row>
        <table:table-row table:style-name="ro1">
          <table:table-cell office:value-type="string" calcext:value-type="string">
            <text:p>all/issues/silicon/0119.vpr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66059602649007" calcext:value-type="float">
            <text:p>0.966059602649007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5113122171946" calcext:value-type="float">
            <text:p>0.975113122171946</text:p>
          </table:table-cell>
        </table:table-row>
        <table:table-row table:style-name="ro1">
          <table:table-cell office:value-type="string" calcext:value-type="string">
            <text:p>all/issues/silicon/0120b.vpr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91112828438949" calcext:value-type="float">
            <text:p>0.9111282843894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36787564766839" calcext:value-type="float">
            <text:p>0.936787564766839</text:p>
          </table:table-cell>
        </table:table-row>
        <table:table-row table:style-name="ro1">
          <table:table-cell office:value-type="string" calcext:value-type="string">
            <text:p>all/issues/silicon/0127.vpr</text:p>
          </table:table-cell>
          <table:table-cell office:value-type="float" office:value="1087" calcext:value-type="float">
            <text:p>1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icon/0134.vpr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937234944868533" calcext:value-type="float">
            <text:p>0.937234944868533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4475138121547" calcext:value-type="float">
            <text:p>0.94475138121547</text:p>
          </table:table-cell>
        </table:table-row>
        <table:table-row table:style-name="ro1">
          <table:table-cell office:value-type="string" calcext:value-type="string">
            <text:p>all/issues/silicon/0135.vpr</text:p>
          </table:table-cell>
          <table:table-cell office:value-type="float" office:value="1173" calcext:value-type="float">
            <text:p>11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60687960687961" calcext:value-type="float">
            <text:p>0.960687960687961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string" calcext:value-type="string">
            <text:p>all/issues/silicon/0138.vpr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5135975135975" calcext:value-type="float">
            <text:p>0.975135975135975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79635584137192" calcext:value-type="float">
            <text:p>0.979635584137192</text:p>
          </table:table-cell>
        </table:table-row>
        <table:table-row table:style-name="ro1">
          <table:table-cell office:value-type="string" calcext:value-type="string">
            <text:p>all/issues/silicon/0144.vpr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1825613079019" calcext:value-type="float">
            <text:p>0.991825613079019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090395480226" calcext:value-type="float">
            <text:p>0.992090395480226</text:p>
          </table:table-cell>
        </table:table-row>
        <table:table-row table:style-name="ro1">
          <table:table-cell office:value-type="string" calcext:value-type="string">
            <text:p>all/issues/silicon/0146.vpr</text:p>
          </table:table-cell>
          <table:table-cell office:value-type="float" office:value="1205" calcext:value-type="float">
            <text:p>12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66319165998396" calcext:value-type="float">
            <text:p>0.96631916599839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966442953020134" calcext:value-type="float">
            <text:p>0.966442953020134</text:p>
          </table:table-cell>
        </table:table-row>
        <table:table-row table:style-name="ro1">
          <table:table-cell office:value-type="string" calcext:value-type="string">
            <text:p>all/issues/silicon/0152.vpr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2314261315115" calcext:value-type="float">
            <text:p>0.992314261315115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2161254199328" calcext:value-type="float">
            <text:p>0.992161254199328</text:p>
          </table:table-cell>
        </table:table-row>
        <table:table-row table:style-name="ro1">
          <table:table-cell office:value-type="string" calcext:value-type="string">
            <text:p>all/issues/silicon/0153.vpr</text:p>
          </table:table-cell>
          <table:table-cell office:value-type="float" office:value="1072" calcext:value-type="float">
            <text:p>10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959713518352731" calcext:value-type="float">
            <text:p>0.95971351835273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61187214611872" calcext:value-type="float">
            <text:p>0.961187214611872</text:p>
          </table:table-cell>
        </table:table-row>
        <table:table-row table:style-name="ro1">
          <table:table-cell office:value-type="string" calcext:value-type="string">
            <text:p>all/issues/silicon/0154-1.vpr</text:p>
          </table:table-cell>
          <table:table-cell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0.747809762202753" calcext:value-type="float">
            <text:p>0.747809762202753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0.809480401093892" calcext:value-type="float">
            <text:p>0.809480401093892</text:p>
          </table:table-cell>
        </table:table-row>
        <table:table-row table:style-name="ro1">
          <table:table-cell office:value-type="string" calcext:value-type="string">
            <text:p>all/issues/silicon/0154.vpr</text:p>
          </table:table-cell>
          <table:table-cell office:value-type="float" office:value="1274" calcext:value-type="float">
            <text:p>127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52167414050822" calcext:value-type="float">
            <text:p>0.9521674140508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3770672546858" calcext:value-type="float">
            <text:p>0.943770672546858</text:p>
          </table:table-cell>
        </table:table-row>
        <table:table-row table:style-name="ro1">
          <table:table-cell office:value-type="string" calcext:value-type="string">
            <text:p>all/issues/silicon/0155.vpr</text:p>
          </table:table-cell>
          <table:table-cell office:value-type="float" office:value="1213" calcext:value-type="float">
            <text:p>12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95511811023622" calcext:value-type="float">
            <text:p>0.9551181102362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94840834248079" calcext:value-type="float">
            <text:p>0.94840834248079</text:p>
          </table:table-cell>
        </table:table-row>
        <table:table-row table:style-name="ro1">
          <table:table-cell office:value-type="string" calcext:value-type="string">
            <text:p>all/issues/silicon/0157-1.vpr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61075725406936" calcext:value-type="float">
            <text:p>0.961075725406936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3202687569989" calcext:value-type="float">
            <text:p>0.983202687569989</text:p>
          </table:table-cell>
        </table:table-row>
        <table:table-row table:style-name="ro1">
          <table:table-cell office:value-type="string" calcext:value-type="string">
            <text:p>all/issues/silicon/0157.vpr</text:p>
          </table:table-cell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6744186046512" calcext:value-type="float">
            <text:p>0.976744186046512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3089064261556" calcext:value-type="float">
            <text:p>0.983089064261556</text:p>
          </table:table-cell>
        </table:table-row>
        <table:table-row table:style-name="ro1">
          <table:table-cell office:value-type="string" calcext:value-type="string">
            <text:p>all/issues/silicon/0159.vpr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501312335958" calcext:value-type="float">
            <text:p>0.989501312335958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2546583850932" calcext:value-type="float">
            <text:p>0.992546583850932</text:p>
          </table:table-cell>
        </table:table-row>
        <table:table-row table:style-name="ro1">
          <table:table-cell office:value-type="string" calcext:value-type="string">
            <text:p>all/issues/silicon/0161.vpr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72972972972973" calcext:value-type="float">
            <text:p>0.97297297297297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67032967032967" calcext:value-type="float">
            <text:p>0.967032967032967</text:p>
          </table:table-cell>
        </table:table-row>
        <table:table-row table:style-name="ro1">
          <table:table-cell office:value-type="string" calcext:value-type="string">
            <text:p>all/issues/silicon/0162.vpr</text:p>
          </table:table-cell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0685859441152" calcext:value-type="float">
            <text:p>0.99068585944115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374727668845" calcext:value-type="float">
            <text:p>0.992374727668845</text:p>
          </table:table-cell>
        </table:table-row>
        <table:table-row table:style-name="ro1">
          <table:table-cell office:value-type="string" calcext:value-type="string">
            <text:p>all/issues/silicon/0163.vpr</text:p>
          </table:table-cell>
          <table:table-cell office:value-type="float" office:value="1176" calcext:value-type="float">
            <text:p>11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3259318001586" calcext:value-type="float">
            <text:p>0.93259318001586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33004926108374" calcext:value-type="float">
            <text:p>0.933004926108374</text:p>
          </table:table-cell>
        </table:table-row>
        <table:table-row table:style-name="ro1">
          <table:table-cell office:value-type="string" calcext:value-type="string">
            <text:p>all/issues/silicon/0164.vpr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1532599491956" calcext:value-type="float">
            <text:p>0.99153259949195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7626546681665" calcext:value-type="float">
            <text:p>0.987626546681665</text:p>
          </table:table-cell>
        </table:table-row>
        <table:table-row table:style-name="ro1">
          <table:table-cell office:value-type="string" calcext:value-type="string">
            <text:p>all/issues/silicon/0165.vpr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138364779874" calcext:value-type="float">
            <text:p>0.992138364779874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485342019544" calcext:value-type="float">
            <text:p>0.993485342019544</text:p>
          </table:table-cell>
        </table:table-row>
        <table:table-row table:style-name="ro1">
          <table:table-cell office:value-type="string" calcext:value-type="string">
            <text:p>all/issues/silicon/0166.vpr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7551867219917" calcext:value-type="float">
            <text:p>0.987551867219917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0525803310613" calcext:value-type="float">
            <text:p>0.980525803310613</text:p>
          </table:table-cell>
        </table:table-row>
        <table:table-row table:style-name="ro1">
          <table:table-cell office:value-type="string" calcext:value-type="string">
            <text:p>all/issues/silicon/0167.vpr</text:p>
          </table:table-cell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75747776879547" calcext:value-type="float">
            <text:p>0.975747776879547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73124300111982" calcext:value-type="float">
            <text:p>0.973124300111982</text:p>
          </table:table-cell>
        </table:table-row>
        <table:table-row table:style-name="ro1">
          <table:table-cell office:value-type="string" calcext:value-type="string">
            <text:p>all/issues/silicon/0171.vpr</text:p>
          </table:table-cell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7210231814548" calcext:value-type="float">
            <text:p>0.987210231814548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5849056603774" calcext:value-type="float">
            <text:p>0.985849056603774</text:p>
          </table:table-cell>
        </table:table-row>
        <table:table-row table:style-name="ro1">
          <table:table-cell office:value-type="string" calcext:value-type="string">
            <text:p>all/issues/silicon/0172.vpr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0.441583397386626" calcext:value-type="float">
            <text:p>0.441583397386626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722408026755853" calcext:value-type="float">
            <text:p>0.722408026755853</text:p>
          </table:table-cell>
        </table:table-row>
        <table:table-row table:style-name="ro1">
          <table:table-cell office:value-type="string" calcext:value-type="string">
            <text:p>all/issues/silicon/0183.vpr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89745566692367" calcext:value-type="float">
            <text:p>0.8974556669236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879032258064516" calcext:value-type="float">
            <text:p>0.879032258064516</text:p>
          </table:table-cell>
        </table:table-row>
        <table:table-row table:style-name="ro1">
          <table:table-cell office:value-type="string" calcext:value-type="string">
            <text:p>all/issues/silicon/0186.vpr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68318440292445" calcext:value-type="float">
            <text:p>0.968318440292445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3163596966414" calcext:value-type="float">
            <text:p>0.963163596966414</text:p>
          </table:table-cell>
        </table:table-row>
        <table:table-row table:style-name="ro1">
          <table:table-cell office:value-type="string" calcext:value-type="string">
            <text:p>all/issues/silicon/0195.vpr</text:p>
          </table:table-cell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0434782608696" calcext:value-type="float">
            <text:p>0.990434782608696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1990846681922" calcext:value-type="float">
            <text:p>0.991990846681922</text:p>
          </table:table-cell>
        </table:table-row>
        <table:table-row table:style-name="ro1">
          <table:table-cell office:value-type="string" calcext:value-type="string">
            <text:p>all/issues/silicon/0197.vpr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69262295081967" calcext:value-type="float">
            <text:p>0.96926229508196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66157205240175" calcext:value-type="float">
            <text:p>0.966157205240175</text:p>
          </table:table-cell>
        </table:table-row>
        <table:table-row table:style-name="ro1">
          <table:table-cell office:value-type="string" calcext:value-type="string">
            <text:p>all/issues/silicon/0199.vpr</text:p>
          </table:table-cell>
          <table:table-cell office:value-type="float" office:value="1287" calcext:value-type="float">
            <text:p>1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69856819894499" calcext:value-type="float">
            <text:p>0.969856819894499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all/issues/silicon/0200.vpr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86550632911392" calcext:value-type="float">
            <text:p>0.986550632911392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80984340044743" calcext:value-type="float">
            <text:p>0.980984340044743</text:p>
          </table:table-cell>
        </table:table-row>
        <table:table-row table:style-name="ro1">
          <table:table-cell office:value-type="string" calcext:value-type="string">
            <text:p>all/issues/silicon/0203.vpr</text:p>
          </table:table-cell>
          <table:table-cell office:value-type="float" office:value="1082" calcext:value-type="float">
            <text:p>10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66934763181412" calcext:value-type="float">
            <text:p>0.96693476318141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6943231441048" calcext:value-type="float">
            <text:p>0.96943231441048</text:p>
          </table:table-cell>
        </table:table-row>
        <table:table-row table:style-name="ro1">
          <table:table-cell office:value-type="string" calcext:value-type="string">
            <text:p>all/issues/silicon/0207.vpr</text:p>
          </table:table-cell>
          <table:table-cell office:value-type="float" office:value="1077" calcext:value-type="float">
            <text:p>107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29551451187" calcext:value-type="float">
            <text:p>0.947229551451187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40110323089047" calcext:value-type="float">
            <text:p>0.940110323089047</text:p>
          </table:table-cell>
        </table:table-row>
        <table:table-row table:style-name="ro1">
          <table:table-cell office:value-type="string" calcext:value-type="string">
            <text:p>all/issues/silicon/0209.vpr</text:p>
          </table:table-cell>
          <table:table-cell office:value-type="float" office:value="1285" calcext:value-type="float">
            <text:p>1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902305159166" calcext:value-type="float">
            <text:p>0.998902305159166</text:p>
          </table:table-cell>
        </table:table-row>
        <table:table-row table:style-name="ro1">
          <table:table-cell office:value-type="string" calcext:value-type="string">
            <text:p>all/issues/silicon/0210.vpr</text:p>
          </table:table-cell>
          <table:table-cell office:value-type="float" office:value="1288" calcext:value-type="float">
            <text:p>128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893203883495146" calcext:value-type="float">
            <text:p>0.893203883495146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8996138996139" calcext:value-type="float">
            <text:p>0.8996138996139</text:p>
          </table:table-cell>
        </table:table-row>
        <table:table-row table:style-name="ro1">
          <table:table-cell office:value-type="string" calcext:value-type="string">
            <text:p>all/issues/silicon/0213.vpr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920184696569921" calcext:value-type="float">
            <text:p>0.92018469656992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914583333333333" calcext:value-type="float">
            <text:p>0.914583333333333</text:p>
          </table:table-cell>
        </table:table-row>
        <table:table-row table:style-name="ro1">
          <table:table-cell office:value-type="string" calcext:value-type="string">
            <text:p>all/issues/silicon/0216.vpr</text:p>
          </table:table-cell>
          <table:table-cell office:value-type="float" office:value="1448" calcext:value-type="float">
            <text:p>1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3" calcext:value-type="float">
            <text:p>1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icon/0217.vpr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290780141844" calcext:value-type="float">
            <text:p>0.99290780141844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594778660613" calcext:value-type="float">
            <text:p>0.996594778660613</text:p>
          </table:table-cell>
        </table:table-row>
        <table:table-row table:style-name="ro1">
          <table:table-cell office:value-type="string" calcext:value-type="string">
            <text:p>all/issues/silicon/0219.vpr</text:p>
          </table:table-cell>
          <table:table-cell office:value-type="float" office:value="1210" calcext:value-type="float">
            <text:p>1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5806451612903" calcext:value-type="float">
            <text:p>0.975806451612903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145993413831" calcext:value-type="float">
            <text:p>0.97145993413831</text:p>
          </table:table-cell>
        </table:table-row>
        <table:table-row table:style-name="ro1">
          <table:table-cell office:value-type="string" calcext:value-type="string">
            <text:p>all/issues/silicon/0221.vpr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945945945945946" calcext:value-type="float">
            <text:p>0.94594594594594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31744312026002" calcext:value-type="float">
            <text:p>0.931744312026002</text:p>
          </table:table-cell>
        </table:table-row>
        <table:table-row table:style-name="ro1">
          <table:table-cell office:value-type="string" calcext:value-type="string">
            <text:p>all/issues/silicon/0222.vpr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214454045562" calcext:value-type="float">
            <text:p>0.999214454045562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907103825137" calcext:value-type="float">
            <text:p>0.998907103825137</text:p>
          </table:table-cell>
        </table:table-row>
        <table:table-row table:style-name="ro1">
          <table:table-cell office:value-type="string" calcext:value-type="string">
            <text:p>all/issues/silicon/0224.vpr</text:p>
          </table:table-cell>
          <table:table-cell office:value-type="float" office:value="1275" calcext:value-type="float">
            <text:p>127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0.799373040752351" calcext:value-type="float">
            <text:p>0.799373040752351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0.755528255528256" calcext:value-type="float">
            <text:p>0.755528255528256</text:p>
          </table:table-cell>
        </table:table-row>
        <table:table-row table:style-name="ro1">
          <table:table-cell office:value-type="string" calcext:value-type="string">
            <text:p>all/issues/silicon/0225.vpr</text:p>
          </table:table-cell>
          <table:table-cell office:value-type="float" office:value="1225" calcext:value-type="float">
            <text:p>12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61538461538462" calcext:value-type="float">
            <text:p>0.96153846153846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63455149501661" calcext:value-type="float">
            <text:p>0.963455149501661</text:p>
          </table:table-cell>
        </table:table-row>
        <table:table-row table:style-name="ro1">
          <table:table-cell office:value-type="string" calcext:value-type="string">
            <text:p>all/issues/silicon/0227.vpr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949423247559894" calcext:value-type="float">
            <text:p>0.949423247559894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18032786885246" calcext:value-type="float">
            <text:p>0.918032786885246</text:p>
          </table:table-cell>
        </table:table-row>
        <table:table-row table:style-name="ro1">
          <table:table-cell office:value-type="string" calcext:value-type="string">
            <text:p>all/issues/silicon/0228a.vpr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5605138607167" calcext:value-type="float">
            <text:p>0.95605138607167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938640132669983" calcext:value-type="float">
            <text:p>0.938640132669983</text:p>
          </table:table-cell>
        </table:table-row>
        <table:table-row table:style-name="ro1">
          <table:table-cell office:value-type="string" calcext:value-type="string">
            <text:p>all/issues/silicon/0228b.vpr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951981707317073" calcext:value-type="float">
            <text:p>0.951981707317073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942879499217527" calcext:value-type="float">
            <text:p>0.942879499217527</text:p>
          </table:table-cell>
        </table:table-row>
        <table:table-row table:style-name="ro1">
          <table:table-cell office:value-type="string" calcext:value-type="string">
            <text:p>all/issues/silicon/0228c.vpr</text:p>
          </table:table-cell>
          <table:table-cell office:value-type="float" office:value="1137" calcext:value-type="float">
            <text:p>11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928921568627451" calcext:value-type="float">
            <text:p>0.928921568627451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939115929941618" calcext:value-type="float">
            <text:p>0.939115929941618</text:p>
          </table:table-cell>
        </table:table-row>
        <table:table-row table:style-name="ro1">
          <table:table-cell office:value-type="string" calcext:value-type="string">
            <text:p>all/issues/silicon/0229.vpr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864883401920439" calcext:value-type="float">
            <text:p>0.86488340192043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1260162601626" calcext:value-type="float">
            <text:p>0.91260162601626</text:p>
          </table:table-cell>
        </table:table-row>
        <table:table-row table:style-name="ro1">
          <table:table-cell office:value-type="string" calcext:value-type="string">
            <text:p>all/issues/silicon/0231.vpr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7449455676516" calcext:value-type="float">
            <text:p>0.977449455676516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935698447894" calcext:value-type="float">
            <text:p>0.978935698447894</text:p>
          </table:table-cell>
        </table:table-row>
        <table:table-row table:style-name="ro1">
          <table:table-cell office:value-type="string" calcext:value-type="string">
            <text:p>all/issues/silicon/0232.vpr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940972222222222" calcext:value-type="float">
            <text:p>0.940972222222222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35406698564593" calcext:value-type="float">
            <text:p>0.935406698564593</text:p>
          </table:table-cell>
        </table:table-row>
        <table:table-row table:style-name="ro1">
          <table:table-cell office:value-type="string" calcext:value-type="string">
            <text:p>all/issues/silicon/0236.vpr</text:p>
          </table:table-cell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0566037735849" calcext:value-type="float">
            <text:p>0.990566037735849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87816307403936" calcext:value-type="float">
            <text:p>0.987816307403936</text:p>
          </table:table-cell>
        </table:table-row>
        <table:table-row table:style-name="ro1">
          <table:table-cell office:value-type="string" calcext:value-type="string">
            <text:p>all/issues/silicon/0237.vpr</text:p>
          </table:table-cell>
          <table:table-cell office:value-type="float" office:value="1166" calcext:value-type="float">
            <text:p>1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71666666666667" calcext:value-type="float">
            <text:p>0.971666666666667</text:p>
          </table:table-cell>
          <table:table-cell/>
          <table:table-cell office:value-type="float" office:value="1125" calcext:value-type="float">
            <text:p>1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71502590673575" calcext:value-type="float">
            <text:p>0.971502590673575</text:p>
          </table:table-cell>
        </table:table-row>
        <table:table-row table:style-name="ro1">
          <table:table-cell office:value-type="string" calcext:value-type="string">
            <text:p>all/issues/silicon/0240.vpr</text:p>
          </table:table-cell>
          <table:table-cell office:value-type="float" office:value="1158" calcext:value-type="float">
            <text:p>1158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0.759344262295082" calcext:value-type="float">
            <text:p>0.759344262295082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0.768867924528302" calcext:value-type="float">
            <text:p>0.768867924528302</text:p>
          </table:table-cell>
        </table:table-row>
        <table:table-row table:style-name="ro1">
          <table:table-cell office:value-type="string" calcext:value-type="string">
            <text:p>all/issues/silicon/0241.vpr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85964912280702" calcext:value-type="float">
            <text:p>0.985964912280702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0124223602484" calcext:value-type="float">
            <text:p>0.980124223602484</text:p>
          </table:table-cell>
        </table:table-row>
        <table:table-row table:style-name="ro1">
          <table:table-cell office:value-type="string" calcext:value-type="string">
            <text:p>all/issues/silicon/0242a.vpr</text:p>
          </table:table-cell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9616" calcext:value-type="float">
            <text:p>0.961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958939264328486" calcext:value-type="float">
            <text:p>0.958939264328486</text:p>
          </table:table-cell>
        </table:table-row>
        <table:table-row table:style-name="ro1">
          <table:table-cell office:value-type="string" calcext:value-type="string">
            <text:p>all/issues/silicon/0242b.vpr</text:p>
          </table:table-cell>
          <table:table-cell office:value-type="float" office:value="1235" calcext:value-type="float">
            <text:p>12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office:value-type="float" office:value="0.830531271015467" calcext:value-type="float">
            <text:p>0.83053127101546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852090032154341" calcext:value-type="float">
            <text:p>0.852090032154341</text:p>
          </table:table-cell>
        </table:table-row>
        <table:table-row table:style-name="ro1">
          <table:table-cell office:value-type="string" calcext:value-type="string">
            <text:p>all/issues/silicon/0249.vpr</text:p>
          </table:table-cell>
          <table:table-cell office:value-type="float" office:value="1041" calcext:value-type="float">
            <text:p>10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98300283286119" calcext:value-type="float">
            <text:p>0.98300283286119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85376827896513" calcext:value-type="float">
            <text:p>0.985376827896513</text:p>
          </table:table-cell>
        </table:table-row>
        <table:table-row table:style-name="ro1">
          <table:table-cell office:value-type="string" calcext:value-type="string">
            <text:p>all/issues/silicon/0252.vpr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2380178716491" calcext:value-type="float">
            <text:p>0.972380178716491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3018549747049" calcext:value-type="float">
            <text:p>0.973018549747049</text:p>
          </table:table-cell>
        </table:table-row>
        <table:table-row table:style-name="ro1">
          <table:table-cell office:value-type="string" calcext:value-type="string">
            <text:p>all/issues/silicon/0263.vpr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540491355778" calcext:value-type="float">
            <text:p>0.994540491355778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391705069124" calcext:value-type="float">
            <text:p>0.995391705069124</text:p>
          </table:table-cell>
        </table:table-row>
        <table:table-row table:style-name="ro1">
          <table:table-cell office:value-type="string" calcext:value-type="string">
            <text:p>all/issues/silicon/0264.vpr</text:p>
          </table:table-cell>
          <table:table-cell office:value-type="float" office:value="1069" calcext:value-type="float">
            <text:p>106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962196219621962" calcext:value-type="float">
            <text:p>0.962196219621962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72420837589377" calcext:value-type="float">
            <text:p>0.972420837589377</text:p>
          </table:table-cell>
        </table:table-row>
        <table:table-row table:style-name="ro1">
          <table:table-cell office:value-type="string" calcext:value-type="string">
            <text:p>all/issues/silicon/0267a.vpr</text:p>
          </table:table-cell>
          <table:table-cell office:value-type="float" office:value="1259" calcext:value-type="float">
            <text:p>125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3787878787879" calcext:value-type="float">
            <text:p>0.95378787878787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11664779161948" calcext:value-type="float">
            <text:p>0.911664779161948</text:p>
          </table:table-cell>
        </table:table-row>
        <table:table-row table:style-name="ro1">
          <table:table-cell office:value-type="string" calcext:value-type="string">
            <text:p>all/issues/silicon/0267b.vpr</text:p>
          </table:table-cell>
          <table:table-cell office:value-type="float" office:value="1245" calcext:value-type="float">
            <text:p>124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7265625" calcext:value-type="float">
            <text:p>0.97265625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73983739837398" calcext:value-type="float">
            <text:p>0.973983739837398</text:p>
          </table:table-cell>
        </table:table-row>
        <table:table-row table:style-name="ro1">
          <table:table-cell office:value-type="string" calcext:value-type="string">
            <text:p>all/issues/silicon/0269.vpr</text:p>
          </table:table-cell>
          <table:table-cell office:value-type="float" office:value="1097" calcext:value-type="float">
            <text:p>1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2974910394265" calcext:value-type="float">
            <text:p>0.982974910394265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1920903954802" calcext:value-type="float">
            <text:p>0.981920903954802</text:p>
          </table:table-cell>
        </table:table-row>
        <table:table-row table:style-name="ro1">
          <table:table-cell office:value-type="string" calcext:value-type="string">
            <text:p>all/issues/silicon/0270.vpr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59493670886076" calcext:value-type="float">
            <text:p>0.959493670886076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string" calcext:value-type="string">
            <text:p>all/issues/silicon/0276.vpr</text:p>
          </table:table-cell>
          <table:table-cell office:value-type="float" office:value="1103" calcext:value-type="float">
            <text:p>11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73521624007061" calcext:value-type="float">
            <text:p>0.973521624007061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73480662983425" calcext:value-type="float">
            <text:p>0.973480662983425</text:p>
          </table:table-cell>
        </table:table-row>
        <table:table-row table:style-name="ro1">
          <table:table-cell office:value-type="string" calcext:value-type="string">
            <text:p>all/issues/silicon/0277.vpr</text:p>
          </table:table-cell>
          <table:table-cell office:value-type="float" office:value="1178" calcext:value-type="float">
            <text:p>1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915966386555" calcext:value-type="float">
            <text:p>0.989915966386555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6813186813187" calcext:value-type="float">
            <text:p>0.986813186813187</text:p>
          </table:table-cell>
        </table:table-row>
        <table:table-row table:style-name="ro1">
          <table:table-cell office:value-type="string" calcext:value-type="string">
            <text:p>all/issues/silicon/0279.vpr</text:p>
          </table:table-cell>
          <table:table-cell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953343701399689" calcext:value-type="float">
            <text:p>0.953343701399689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49910554561717" calcext:value-type="float">
            <text:p>0.949910554561717</text:p>
          </table:table-cell>
        </table:table-row>
        <table:table-row table:style-name="ro1">
          <table:table-cell office:value-type="string" calcext:value-type="string">
            <text:p>all/issues/silicon/0281.vpr</text:p>
          </table:table-cell>
          <table:table-cell office:value-type="float" office:value="1247" calcext:value-type="float">
            <text:p>124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35483870967742" calcext:value-type="float">
            <text:p>0.935483870967742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51915852742299" calcext:value-type="float">
            <text:p>0.951915852742299</text:p>
          </table:table-cell>
        </table:table-row>
        <table:table-row table:style-name="ro1">
          <table:table-cell office:value-type="string" calcext:value-type="string">
            <text:p>all/issues/silicon/0282.vpr</text:p>
          </table:table-cell>
          <table:table-cell office:value-type="float" office:value="1408" calcext:value-type="float">
            <text:p>14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929372937293729" calcext:value-type="float">
            <text:p>0.929372937293729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0.909570459683497" calcext:value-type="float">
            <text:p>0.909570459683497</text:p>
          </table:table-cell>
        </table:table-row>
        <table:table-row table:style-name="ro1">
          <table:table-cell office:value-type="string" calcext:value-type="string">
            <text:p>all/issues/silicon/0283.vpr</text:p>
          </table:table-cell>
          <table:table-cell office:value-type="float" office:value="1293" calcext:value-type="float">
            <text:p>1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1564417177914" calcext:value-type="float">
            <text:p>0.991564417177914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0643274853801" calcext:value-type="float">
            <text:p>0.990643274853801</text:p>
          </table:table-cell>
        </table:table-row>
        <table:table-row table:style-name="ro1">
          <table:table-cell office:value-type="string" calcext:value-type="string">
            <text:p>all/issues/silicon/0285.vpr</text:p>
          </table:table-cell>
          <table:table-cell office:value-type="float" office:value="1231" calcext:value-type="float">
            <text:p>1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805101373446697" calcext:value-type="float">
            <text:p>0.805101373446697</text:p>
          </table:table-cell>
          <table:table-cell/>
          <table:table-cell office:value-type="float" office:value="1145" calcext:value-type="float">
            <text:p>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817857142857143" calcext:value-type="float">
            <text:p>0.817857142857143</text:p>
          </table:table-cell>
        </table:table-row>
        <table:table-row table:style-name="ro1">
          <table:table-cell office:value-type="string" calcext:value-type="string">
            <text:p>all/issues/silicon/0286.vpr</text:p>
          </table:table-cell>
          <table:table-cell office:value-type="float" office:value="1382" calcext:value-type="float">
            <text:p>13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0.793796668581275" calcext:value-type="float">
            <text:p>0.793796668581275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0.830974842767296" calcext:value-type="float">
            <text:p>0.830974842767296</text:p>
          </table:table-cell>
        </table:table-row>
        <table:table-row table:style-name="ro1">
          <table:table-cell office:value-type="string" calcext:value-type="string">
            <text:p>all/issues/silicon/0287.vpr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0214344600165" calcext:value-type="float">
            <text:p>0.980214344600165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593188268685" calcext:value-type="float">
            <text:p>0.989593188268685</text:p>
          </table:table-cell>
        </table:table-row>
        <table:table-row table:style-name="ro1">
          <table:table-cell office:value-type="string" calcext:value-type="string">
            <text:p>all/issues/silicon/0288.vpr</text:p>
          </table:table-cell>
          <table:table-cell office:value-type="float" office:value="1097" calcext:value-type="float">
            <text:p>10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4082332761578" calcext:value-type="float">
            <text:p>0.94082332761578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6457990115321" calcext:value-type="float">
            <text:p>0.946457990115321</text:p>
          </table:table-cell>
        </table:table-row>
        <table:table-row table:style-name="ro1">
          <table:table-cell office:value-type="string" calcext:value-type="string">
            <text:p>all/issues/silicon/0290.vpr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66709346991037" calcext:value-type="float">
            <text:p>0.96670934699103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62365591397849" calcext:value-type="float">
            <text:p>0.962365591397849</text:p>
          </table:table-cell>
        </table:table-row>
        <table:table-row table:style-name="ro1">
          <table:table-cell office:value-type="string" calcext:value-type="string">
            <text:p>all/issues/silicon/0292.vpr</text:p>
          </table:table-cell>
          <table:table-cell office:value-type="float" office:value="1455" calcext:value-type="float">
            <text:p>145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54098360655738" calcext:value-type="float">
            <text:p>0.954098360655738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56630525437865" calcext:value-type="float">
            <text:p>0.956630525437865</text:p>
          </table:table-cell>
        </table:table-row>
        <table:table-row table:style-name="ro1">
          <table:table-cell office:value-type="string" calcext:value-type="string">
            <text:p>all/issues/silicon/0293.vpr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1015274034142" calcext:value-type="float">
            <text:p>0.991015274034142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0634755463059" calcext:value-type="float">
            <text:p>0.990634755463059</text:p>
          </table:table-cell>
        </table:table-row>
        <table:table-row table:style-name="ro1">
          <table:table-cell office:value-type="string" calcext:value-type="string">
            <text:p>all/issues/silicon/0294.vpr</text:p>
          </table:table-cell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973741794310722" calcext:value-type="float">
            <text:p>0.973741794310722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965202982601491" calcext:value-type="float">
            <text:p>0.965202982601491</text:p>
          </table:table-cell>
        </table:table-row>
        <table:table-row table:style-name="ro1">
          <table:table-cell office:value-type="string" calcext:value-type="string">
            <text:p>all/issues/silicon/0297.vpr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685936151855" calcext:value-type="float">
            <text:p>0.995685936151855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995991983968" calcext:value-type="float">
            <text:p>0.997995991983968</text:p>
          </table:table-cell>
        </table:table-row>
        <table:table-row table:style-name="ro1">
          <table:table-cell office:value-type="string" calcext:value-type="string">
            <text:p>all/issues/silicon/0299.vpr</text:p>
          </table:table-cell>
          <table:table-cell office:value-type="float" office:value="1266" calcext:value-type="float">
            <text:p>12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0.890921885995778" calcext:value-type="float">
            <text:p>0.890921885995778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888415067519545" calcext:value-type="float">
            <text:p>0.888415067519545</text:p>
          </table:table-cell>
        </table:table-row>
        <table:table-row table:style-name="ro1">
          <table:table-cell office:value-type="string" calcext:value-type="string">
            <text:p>all/issues/silicon/0302.vpr</text:p>
          </table:table-cell>
          <table:table-cell office:value-type="float" office:value="1426" calcext:value-type="float">
            <text:p>142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office:value-type="float" office:value="0.642631816133393" calcext:value-type="float">
            <text:p>0.642631816133393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67" calcext:value-type="float">
            <text:p>267</text:p>
          </table:table-cell>
          <table:table-cell office:value-type="float" office:value="0.501610676484123" calcext:value-type="float">
            <text:p>0.501610676484123</text:p>
          </table:table-cell>
        </table:table-row>
        <table:table-row table:style-name="ro1">
          <table:table-cell office:value-type="string" calcext:value-type="string">
            <text:p>all/issues/silicon/0307.vpr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950261780104712" calcext:value-type="float">
            <text:p>0.950261780104712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49776785714286" calcext:value-type="float">
            <text:p>0.949776785714286</text:p>
          </table:table-cell>
        </table:table-row>
        <table:table-row table:style-name="ro1">
          <table:table-cell office:value-type="string" calcext:value-type="string">
            <text:p>all/issues/silicon/0310a.vpr</text:p>
          </table:table-cell>
          <table:table-cell office:value-type="float" office:value="1220" calcext:value-type="float">
            <text:p>1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912490650710546" calcext:value-type="float">
            <text:p>0.912490650710546</text:p>
          </table:table-cell>
          <table:table-cell/>
          <table:table-cell office:value-type="float" office:value="1162" calcext:value-type="float">
            <text:p>1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895223420647149" calcext:value-type="float">
            <text:p>0.895223420647149</text:p>
          </table:table-cell>
        </table:table-row>
        <table:table-row table:style-name="ro1">
          <table:table-cell office:value-type="string" calcext:value-type="string">
            <text:p>all/issues/silicon/0310b.vpr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927803379416283" calcext:value-type="float">
            <text:p>0.927803379416283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912025827280064" calcext:value-type="float">
            <text:p>0.912025827280064</text:p>
          </table:table-cell>
        </table:table-row>
        <table:table-row table:style-name="ro1">
          <table:table-cell office:value-type="string" calcext:value-type="string">
            <text:p>all/issues/silicon/0312.vpr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970906630581867" calcext:value-type="float">
            <text:p>0.970906630581867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5707656612529" calcext:value-type="float">
            <text:p>0.95707656612529</text:p>
          </table:table-cell>
        </table:table-row>
        <table:table-row table:style-name="ro1">
          <table:table-cell office:value-type="string" calcext:value-type="string">
            <text:p>all/issues/silicon/0313a.vpr</text:p>
          </table:table-cell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85702270815812" calcext:value-type="float">
            <text:p>0.985702270815812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87709497206704" calcext:value-type="float">
            <text:p>0.987709497206704</text:p>
          </table:table-cell>
        </table:table-row>
        <table:table-row table:style-name="ro1">
          <table:table-cell office:value-type="string" calcext:value-type="string">
            <text:p>all/issues/silicon/0313b.vpr</text:p>
          </table:table-cell>
          <table:table-cell office:value-type="float" office:value="1272" calcext:value-type="float">
            <text:p>127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93460690668626" calcext:value-type="float">
            <text:p>0.9346069066862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887608069164265" calcext:value-type="float">
            <text:p>0.887608069164265</text:p>
          </table:table-cell>
        </table:table-row>
        <table:table-row table:style-name="ro1">
          <table:table-cell office:value-type="string" calcext:value-type="string">
            <text:p>all/issues/silicon/0314a.vpr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8064085447263" calcext:value-type="float">
            <text:p>0.98064085447263</text:p>
          </table:table-cell>
          <table:table-cell/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6480129764801" calcext:value-type="float">
            <text:p>0.976480129764801</text:p>
          </table:table-cell>
        </table:table-row>
        <table:table-row table:style-name="ro1">
          <table:table-cell office:value-type="string" calcext:value-type="string">
            <text:p>all/issues/silicon/0314b.vpr</text:p>
          </table:table-cell>
          <table:table-cell office:value-type="float" office:value="1152" calcext:value-type="float">
            <text:p>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5457656116339" calcext:value-type="float">
            <text:p>0.985457656116339</text:p>
          </table:table-cell>
          <table:table-cell/>
          <table:table-cell office:value-type="float" office:value="1212" calcext:value-type="float">
            <text:p>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7775061124694" calcext:value-type="float">
            <text:p>0.987775061124694</text:p>
          </table:table-cell>
        </table:table-row>
        <table:table-row table:style-name="ro1">
          <table:table-cell office:value-type="string" calcext:value-type="string">
            <text:p>all/issues/silicon/0314d.vpr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940226171243942" calcext:value-type="float">
            <text:p>0.940226171243942</text:p>
          </table:table-cell>
          <table:table-cell/>
          <table:table-cell office:value-type="float" office:value="1211" calcext:value-type="float">
            <text:p>1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924427480916031" calcext:value-type="float">
            <text:p>0.924427480916031</text:p>
          </table:table-cell>
        </table:table-row>
        <table:table-row table:style-name="ro1">
          <table:table-cell office:value-type="string" calcext:value-type="string">
            <text:p>all/issues/silicon/0314.vpr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967795210569777" calcext:value-type="float">
            <text:p>0.967795210569777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5852534562212" calcext:value-type="float">
            <text:p>0.95852534562212</text:p>
          </table:table-cell>
        </table:table-row>
        <table:table-row table:style-name="ro1">
          <table:table-cell office:value-type="string" calcext:value-type="string">
            <text:p>all/issues/silicon/0324.vpr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52045256745" calcext:value-type="float">
            <text:p>0.9852045256745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2222222222222" calcext:value-type="float">
            <text:p>0.982222222222222</text:p>
          </table:table-cell>
        </table:table-row>
        <table:table-row table:style-name="ro1">
          <table:table-cell office:value-type="string" calcext:value-type="string">
            <text:p>all/issues/silicon/0326.vpr</text:p>
          </table:table-cell>
          <table:table-cell office:value-type="float" office:value="1124" calcext:value-type="float">
            <text:p>11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85964912280702" calcext:value-type="float">
            <text:p>0.985964912280702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6351228389445" calcext:value-type="float">
            <text:p>0.986351228389445</text:p>
          </table:table-cell>
        </table:table-row>
        <table:table-row table:style-name="ro1">
          <table:table-cell office:value-type="string" calcext:value-type="string">
            <text:p>all/issues/silicon/0328a.vpr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84758679085521" calcext:value-type="float">
            <text:p>0.984758679085521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4126984126984" calcext:value-type="float">
            <text:p>0.984126984126984</text:p>
          </table:table-cell>
        </table:table-row>
        <table:table-row table:style-name="ro1">
          <table:table-cell office:value-type="string" calcext:value-type="string">
            <text:p>all/issues/silicon/0328b.vpr</text:p>
          </table:table-cell>
          <table:table-cell office:value-type="float" office:value="1189" calcext:value-type="float">
            <text:p>1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3457402812241" calcext:value-type="float">
            <text:p>0.98345740281224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77564102564103" calcext:value-type="float">
            <text:p>0.977564102564103</text:p>
          </table:table-cell>
        </table:table-row>
        <table:table-row table:style-name="ro1">
          <table:table-cell office:value-type="string" calcext:value-type="string">
            <text:p>all/issues/silicon/0331.vpr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38566552901024" calcext:value-type="float">
            <text:p>0.938566552901024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953020134228188" calcext:value-type="float">
            <text:p>0.953020134228188</text:p>
          </table:table-cell>
        </table:table-row>
        <table:table-row table:style-name="ro1">
          <table:table-cell office:value-type="string" calcext:value-type="string">
            <text:p>all/issues/silicon/0333.vpr</text:p>
          </table:table-cell>
          <table:table-cell office:value-type="float" office:value="1160" calcext:value-type="float">
            <text:p>116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43856794141579" calcext:value-type="float">
            <text:p>0.943856794141579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947826086956522" calcext:value-type="float">
            <text:p>0.947826086956522</text:p>
          </table:table-cell>
        </table:table-row>
        <table:table-row table:style-name="ro1">
          <table:table-cell office:value-type="string" calcext:value-type="string">
            <text:p>all/issues/silicon/0334.vpr</text:p>
          </table:table-cell>
          <table:table-cell office:value-type="float" office:value="1155" calcext:value-type="float">
            <text:p>1155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0.804317548746518" calcext:value-type="float">
            <text:p>0.804317548746518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0.874021909233177" calcext:value-type="float">
            <text:p>0.874021909233177</text:p>
          </table:table-cell>
        </table:table-row>
        <table:table-row table:style-name="ro1">
          <table:table-cell office:value-type="string" calcext:value-type="string">
            <text:p>all/issues/silicon/0335.vpr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0.342552159146046" calcext:value-type="float">
            <text:p>0.342552159146046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36" calcext:value-type="float">
            <text:p>1136</text:p>
          </table:table-cell>
          <table:table-cell office:value-type="float" office:value="0.506224066390042" calcext:value-type="float">
            <text:p>0.506224066390042</text:p>
          </table:table-cell>
        </table:table-row>
        <table:table-row table:style-name="ro1">
          <table:table-cell office:value-type="string" calcext:value-type="string">
            <text:p>all/issues/silicon/0336a.vpr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29041697147037" calcext:value-type="float">
            <text:p>0.92904169714703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888537549407115" calcext:value-type="float">
            <text:p>0.888537549407115</text:p>
          </table:table-cell>
        </table:table-row>
        <table:table-row table:style-name="ro1">
          <table:table-cell office:value-type="string" calcext:value-type="string">
            <text:p>all/issues/silicon/0336b.vpr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.66650508967523" calcext:value-type="float">
            <text:p>0.6665050896752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0.410544217687075" calcext:value-type="float">
            <text:p>0.410544217687075</text:p>
          </table:table-cell>
        </table:table-row>
        <table:table-row table:style-name="ro1">
          <table:table-cell office:value-type="string" calcext:value-type="string">
            <text:p>all/issues/silicon/0340.vpr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4056687333924" calcext:value-type="float">
            <text:p>0.984056687333924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4863773965691" calcext:value-type="float">
            <text:p>0.984863773965691</text:p>
          </table:table-cell>
        </table:table-row>
        <table:table-row table:style-name="ro1">
          <table:table-cell office:value-type="string" calcext:value-type="string">
            <text:p>all/issues/silicon/0345.vpr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285714285714" calcext:value-type="float">
            <text:p>0.989285714285714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0675990675991" calcext:value-type="float">
            <text:p>0.990675990675991</text:p>
          </table:table-cell>
        </table:table-row>
        <table:table-row table:style-name="ro1">
          <table:table-cell office:value-type="string" calcext:value-type="string">
            <text:p>all/issues/silicon/0346.vpr</text:p>
          </table:table-cell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87929433611885" calcext:value-type="float">
            <text:p>0.98792943361188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3189557321226" calcext:value-type="float">
            <text:p>0.993189557321226</text:p>
          </table:table-cell>
        </table:table-row>
        <table:table-row table:style-name="ro1">
          <table:table-cell office:value-type="string" calcext:value-type="string">
            <text:p>all/issues/silicon/0348.vpr</text:p>
          </table:table-cell>
          <table:table-cell office:value-type="float" office:value="1151" calcext:value-type="float">
            <text:p>115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48105436573311" calcext:value-type="float">
            <text:p>0.948105436573311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4885745375408" calcext:value-type="float">
            <text:p>0.94885745375408</text:p>
          </table:table-cell>
        </table:table-row>
        <table:table-row table:style-name="ro1">
          <table:table-cell office:value-type="string" calcext:value-type="string">
            <text:p>all/issues/silicon/0351.vpr</text:p>
          </table:table-cell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955482275350371" calcext:value-type="float">
            <text:p>0.95548227535037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60500963391137" calcext:value-type="float">
            <text:p>0.960500963391137</text:p>
          </table:table-cell>
        </table:table-row>
        <table:table-row table:style-name="ro1">
          <table:table-cell office:value-type="string" calcext:value-type="string">
            <text:p>all/issues/silicon/0352.vpr</text:p>
          </table:table-cell>
          <table:table-cell office:value-type="float" office:value="1111" calcext:value-type="float">
            <text:p>11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967770034843205" calcext:value-type="float">
            <text:p>0.967770034843205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969631236442516" calcext:value-type="float">
            <text:p>0.969631236442516</text:p>
          </table:table-cell>
        </table:table-row>
        <table:table-row table:style-name="ro1">
          <table:table-cell office:value-type="string" calcext:value-type="string">
            <text:p>all/issues/silicon/0362.vpr</text:p>
          </table:table-cell>
          <table:table-cell office:value-type="float" office:value="1592" calcext:value-type="float">
            <text:p>15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3208430913349" calcext:value-type="float">
            <text:p>0.93208430913349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.909963099630996" calcext:value-type="float">
            <text:p>0.909963099630996</text:p>
          </table:table-cell>
        </table:table-row>
        <table:table-row table:style-name="ro1">
          <table:table-cell office:value-type="string" calcext:value-type="string">
            <text:p>all/issues/silicon/0365.vpr</text:p>
          </table:table-cell>
          <table:table-cell office:value-type="float" office:value="1267" calcext:value-type="float">
            <text:p>12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0.861904761904762" calcext:value-type="float">
            <text:p>0.861904761904762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0.721286370597244" calcext:value-type="float">
            <text:p>0.721286370597244</text:p>
          </table:table-cell>
        </table:table-row>
        <table:table-row table:style-name="ro1">
          <table:table-cell office:value-type="string" calcext:value-type="string">
            <text:p>all/issues/silicon/0368.vpr</text:p>
          </table:table-cell>
          <table:table-cell office:value-type="float" office:value="1156" calcext:value-type="float">
            <text:p>1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693367786391" calcext:value-type="float">
            <text:p>0.995693367786391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6499416569428" calcext:value-type="float">
            <text:p>0.996499416569428</text:p>
          </table:table-cell>
        </table:table-row>
        <table:table-row table:style-name="ro1">
          <table:table-cell office:value-type="string" calcext:value-type="string">
            <text:p>all/issues/silicon/0370.vpr</text:p>
          </table:table-cell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928047968021319" calcext:value-type="float">
            <text:p>0.928047968021319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868939393939394" calcext:value-type="float">
            <text:p>0.868939393939394</text:p>
          </table:table-cell>
        </table:table-row>
        <table:table-row table:style-name="ro1">
          <table:table-cell office:value-type="string" calcext:value-type="string">
            <text:p>all/issues/silicon/0378a.vpr</text:p>
          </table:table-cell>
          <table:table-cell office:value-type="float" office:value="1253" calcext:value-type="float">
            <text:p>125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41397445529677" calcext:value-type="float">
            <text:p>0.941397445529677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890909090909091" calcext:value-type="float">
            <text:p>0.890909090909091</text:p>
          </table:table-cell>
        </table:table-row>
        <table:table-row table:style-name="ro1">
          <table:table-cell office:value-type="string" calcext:value-type="string">
            <text:p>all/issues/silicon/0378b.vpr</text:p>
          </table:table-cell>
          <table:table-cell office:value-type="float" office:value="1346" calcext:value-type="float">
            <text:p>13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60057061340942" calcext:value-type="float">
            <text:p>0.96005706134094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3522906793049" calcext:value-type="float">
            <text:p>0.93522906793049</text:p>
          </table:table-cell>
        </table:table-row>
        <table:table-row table:style-name="ro1">
          <table:table-cell office:value-type="string" calcext:value-type="string">
            <text:p>all/issues/silicon/0379a.vpr</text:p>
          </table:table-cell>
          <table:table-cell office:value-type="float" office:value="1215" calcext:value-type="float">
            <text:p>121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33179723502304" calcext:value-type="float">
            <text:p>0.933179723502304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35037273695421" calcext:value-type="float">
            <text:p>0.935037273695421</text:p>
          </table:table-cell>
        </table:table-row>
        <table:table-row table:style-name="ro1">
          <table:table-cell office:value-type="string" calcext:value-type="string">
            <text:p>all/issues/silicon/0379b.vpr</text:p>
          </table:table-cell>
          <table:table-cell office:value-type="float" office:value="1122" calcext:value-type="float">
            <text:p>11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79912663755458" calcext:value-type="float">
            <text:p>0.97991266375545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84189723320158" calcext:value-type="float">
            <text:p>0.984189723320158</text:p>
          </table:table-cell>
        </table:table-row>
        <table:table-row table:style-name="ro1">
          <table:table-cell office:value-type="string" calcext:value-type="string">
            <text:p>all/issues/silicon/0381.vpr</text:p>
          </table:table-cell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82558139534884" calcext:value-type="float">
            <text:p>0.982558139534884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83050847457627" calcext:value-type="float">
            <text:p>0.983050847457627</text:p>
          </table:table-cell>
        </table:table-row>
        <table:table-row table:style-name="ro1">
          <table:table-cell office:value-type="string" calcext:value-type="string">
            <text:p>all/issues/silicon/0383a.vpr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914036265950302" calcext:value-type="float">
            <text:p>0.914036265950302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904580152671756" calcext:value-type="float">
            <text:p>0.904580152671756</text:p>
          </table:table-cell>
        </table:table-row>
        <table:table-row table:style-name="ro1">
          <table:table-cell office:value-type="string" calcext:value-type="string">
            <text:p>all/issues/silicon/0383b.vpr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94021294021294" calcext:value-type="float">
            <text:p>0.9402129402129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936440677966102" calcext:value-type="float">
            <text:p>0.936440677966102</text:p>
          </table:table-cell>
        </table:table-row>
        <table:table-row table:style-name="ro1">
          <table:table-cell office:value-type="string" calcext:value-type="string">
            <text:p>all/issues/silicon/0383c.vpr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.792372881355932" calcext:value-type="float">
            <text:p>0.792372881355932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744746600741656" calcext:value-type="float">
            <text:p>0.744746600741656</text:p>
          </table:table-cell>
        </table:table-row>
        <table:table-row table:style-name="ro1">
          <table:table-cell office:value-type="string" calcext:value-type="string">
            <text:p>all/issues/silicon/0384.sil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5462892119357" calcext:value-type="float">
            <text:p>0.985462892119357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4040632054176" calcext:value-type="float">
            <text:p>0.974040632054176</text:p>
          </table:table-cell>
        </table:table-row>
        <table:table-row table:style-name="ro1">
          <table:table-cell office:value-type="string" calcext:value-type="string">
            <text:p>all/issues/silicon/0384.vpr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244670991659" calcext:value-type="float">
            <text:p>0.984244670991659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026785714286" calcext:value-type="float">
            <text:p>0.981026785714286</text:p>
          </table:table-cell>
        </table:table-row>
        <table:table-row table:style-name="ro1">
          <table:table-cell office:value-type="string" calcext:value-type="string">
            <text:p>all/issues/silicon/0385.vpr</text:p>
          </table:table-cell>
          <table:table-cell office:value-type="float" office:value="1148" calcext:value-type="float">
            <text:p>11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office:value-type="float" office:value="0.807881773399015" calcext:value-type="float">
            <text:p>0.807881773399015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0.780775716694772" calcext:value-type="float">
            <text:p>0.780775716694772</text:p>
          </table:table-cell>
        </table:table-row>
        <table:table-row table:style-name="ro1">
          <table:table-cell office:value-type="string" calcext:value-type="string">
            <text:p>all/issues/silicon/0388.vpr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84627209838586" calcext:value-type="float">
            <text:p>0.984627209838586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3685220729367" calcext:value-type="float">
            <text:p>0.983685220729367</text:p>
          </table:table-cell>
        </table:table-row>
        <table:table-row table:style-name="ro1">
          <table:table-cell office:value-type="string" calcext:value-type="string">
            <text:p>all/issues/silicon/0393a.vpr</text:p>
          </table:table-cell>
          <table:table-cell office:value-type="float" office:value="1506" calcext:value-type="float">
            <text:p>150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52561669829222" calcext:value-type="float">
            <text:p>0.952561669829222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43181818181818" calcext:value-type="float">
            <text:p>0.943181818181818</text:p>
          </table:table-cell>
        </table:table-row>
        <table:table-row table:style-name="ro1">
          <table:table-cell office:value-type="string" calcext:value-type="string">
            <text:p>all/issues/silicon/0393b.vpr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5785953177257" calcext:value-type="float">
            <text:p>0.985785953177257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88636363636364" calcext:value-type="float">
            <text:p>0.988636363636364</text:p>
          </table:table-cell>
        </table:table-row>
        <table:table-row table:style-name="ro1">
          <table:table-cell office:value-type="string" calcext:value-type="string">
            <text:p>all/issues/silicon/0394.vpr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82800982800983" calcext:value-type="float">
            <text:p>0.982800982800983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6976483762598" calcext:value-type="float">
            <text:p>0.96976483762598</text:p>
          </table:table-cell>
        </table:table-row>
        <table:table-row table:style-name="ro1">
          <table:table-cell office:value-type="string" calcext:value-type="string">
            <text:p>all/issues/silicon/0395a.vpr</text:p>
          </table:table-cell>
          <table:table-cell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972104818258664" calcext:value-type="float">
            <text:p>0.972104818258664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970287836583101" calcext:value-type="float">
            <text:p>0.970287836583101</text:p>
          </table:table-cell>
        </table:table-row>
        <table:table-row table:style-name="ro1">
          <table:table-cell office:value-type="string" calcext:value-type="string">
            <text:p>all/issues/silicon/0395b.vpr</text:p>
          </table:table-cell>
          <table:table-cell office:value-type="float" office:value="1161" calcext:value-type="float">
            <text:p>1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769820971867" calcext:value-type="float">
            <text:p>0.989769820971867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string" calcext:value-type="string">
            <text:p>all/issues/silicon/0400.vpr</text:p>
          </table:table-cell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931487889273356" calcext:value-type="float">
            <text:p>0.931487889273356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908088235294118" calcext:value-type="float">
            <text:p>0.908088235294118</text:p>
          </table:table-cell>
        </table:table-row>
        <table:table-row table:style-name="ro1">
          <table:table-cell office:value-type="string" calcext:value-type="string">
            <text:p>all/issues/silicon/0409.vpr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64098073555166" calcext:value-type="float">
            <text:p>0.964098073555166</text:p>
          </table:table-cell>
          <table:table-cell/>
          <table:table-cell office:value-type="float" office:value="1104" calcext:value-type="float">
            <text:p>1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67572304995618" calcext:value-type="float">
            <text:p>0.967572304995618</text:p>
          </table:table-cell>
        </table:table-row>
        <table:table-row table:style-name="ro1">
          <table:table-cell office:value-type="string" calcext:value-type="string">
            <text:p>all/issues/silicon/0483a.vpr</text:p>
          </table:table-cell>
          <table:table-cell office:value-type="float" office:value="1561" calcext:value-type="float">
            <text:p>156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50" calcext:value-type="float">
            <text:p>1450</text:p>
          </table:table-cell>
          <table:table-cell office:value-type="float" office:value="0.483431402911118" calcext:value-type="float">
            <text:p>0.483431402911118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17" calcext:value-type="float">
            <text:p>1717</text:p>
          </table:table-cell>
          <table:table-cell office:value-type="float" office:value="0.399068322981366" calcext:value-type="float">
            <text:p>0.399068322981366</text:p>
          </table:table-cell>
        </table:table-row>
        <table:table-row table:style-name="ro1">
          <table:table-cell office:value-type="string" calcext:value-type="string">
            <text:p>all/issues/silicon/0483b.vpr</text:p>
          </table:table-cell>
          <table:table-cell office:value-type="float" office:value="1284" calcext:value-type="float">
            <text:p>12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918454935622318" calcext:value-type="float">
            <text:p>0.918454935622318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0.912735849056604" calcext:value-type="float">
            <text:p>0.912735849056604</text:p>
          </table:table-cell>
        </table:table-row>
        <table:table-row table:style-name="ro1">
          <table:table-cell office:value-type="string" calcext:value-type="string">
            <text:p>all/issues/silicon/0484.vpr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75465313028765" calcext:value-type="float">
            <text:p>0.97546531302876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7669256381798" calcext:value-type="float">
            <text:p>0.97669256381798</text:p>
          </table:table-cell>
        </table:table-row>
        <table:table-row table:style-name="ro1">
          <table:table-cell office:value-type="string" calcext:value-type="string">
            <text:p>all/issues/silicon/0491.vpr</text:p>
          </table:table-cell>
          <table:table-cell office:value-type="float" office:value="1308" calcext:value-type="float">
            <text:p>130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912770411723657" calcext:value-type="float">
            <text:p>0.912770411723657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88785046728972" calcext:value-type="float">
            <text:p>0.88785046728972</text:p>
          </table:table-cell>
        </table:table-row>
        <table:table-row table:style-name="ro1">
          <table:table-cell office:value-type="string" calcext:value-type="string">
            <text:p>all/issues/silicon/0493a.vpr</text:p>
          </table:table-cell>
          <table:table-cell office:value-type="float" office:value="1262" calcext:value-type="float">
            <text:p>126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958238420652999" calcext:value-type="float">
            <text:p>0.958238420652999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.945652173913043" calcext:value-type="float">
            <text:p>0.945652173913043</text:p>
          </table:table-cell>
        </table:table-row>
        <table:table-row table:style-name="ro1">
          <table:table-cell office:value-type="string" calcext:value-type="string">
            <text:p>all/issues/silicon/0493b.vpr</text:p>
          </table:table-cell>
          <table:table-cell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35" calcext:value-type="float">
            <text:p>335</text:p>
          </table:table-cell>
          <table:table-cell office:value-type="float" office:value="0.746973365617433" calcext:value-type="float">
            <text:p>0.746973365617433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9" calcext:value-type="float">
            <text:p>779</text:p>
          </table:table-cell>
          <table:table-cell office:value-type="float" office:value="0.593262946204123" calcext:value-type="float">
            <text:p>0.593262946204123</text:p>
          </table:table-cell>
        </table:table-row>
        <table:table-row table:style-name="ro1">
          <table:table-cell office:value-type="string" calcext:value-type="string">
            <text:p>all/issues/silicon/0493c.vpr</text:p>
          </table:table-cell>
          <table:table-cell office:value-type="float" office:value="1235" calcext:value-type="float">
            <text:p>12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748" calcext:value-type="float">
            <text:p>1748</text:p>
          </table:table-cell>
          <table:table-cell office:value-type="float" office:value="0.399805762382648" calcext:value-type="float">
            <text:p>0.399805762382648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378" calcext:value-type="float">
            <text:p>4378</text:p>
          </table:table-cell>
          <table:table-cell office:value-type="float" office:value="0.202073449305922" calcext:value-type="float">
            <text:p>0.202073449305922</text:p>
          </table:table-cell>
        </table:table-row>
        <table:table-row table:style-name="ro1">
          <table:table-cell office:value-type="string" calcext:value-type="string">
            <text:p>all/issues/silicon/0496.vpr</text:p>
          </table:table-cell>
          <table:table-cell office:value-type="float" office:value="1127" calcext:value-type="float">
            <text:p>11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937603993344426" calcext:value-type="float">
            <text:p>0.93760399334442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94962486602358" calcext:value-type="float">
            <text:p>0.94962486602358</text:p>
          </table:table-cell>
        </table:table-row>
        <table:table-row table:style-name="ro1">
          <table:table-cell office:value-type="string" calcext:value-type="string">
            <text:p>all/issues/silicon/0502.vpr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917621776504298" calcext:value-type="float">
            <text:p>0.917621776504298</text:p>
          </table:table-cell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888455538221529" calcext:value-type="float">
            <text:p>0.888455538221529</text:p>
          </table:table-cell>
        </table:table-row>
        <table:table-row table:style-name="ro1">
          <table:table-cell office:value-type="string" calcext:value-type="string">
            <text:p>all/issues/silicon/0505.vpr</text:p>
          </table:table-cell>
          <table:table-cell office:value-type="float" office:value="1158" calcext:value-type="float">
            <text:p>1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937651821862348" calcext:value-type="float">
            <text:p>0.937651821862348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929302325581395" calcext:value-type="float">
            <text:p>0.929302325581395</text:p>
          </table:table-cell>
        </table:table-row>
        <table:table-row table:style-name="ro1">
          <table:table-cell office:value-type="string" calcext:value-type="string">
            <text:p>all/issues/silicon/0508a.vpr</text:p>
          </table:table-cell>
          <table:table-cell office:value-type="float" office:value="1499" calcext:value-type="float">
            <text:p>1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940401505646173" calcext:value-type="float">
            <text:p>0.940401505646173</text:p>
          </table:table-cell>
          <table:table-cell/>
          <table:table-cell office:value-type="float" office:value="1411" calcext:value-type="float">
            <text:p>1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95016835016835" calcext:value-type="float">
            <text:p>0.95016835016835</text:p>
          </table:table-cell>
        </table:table-row>
        <table:table-row table:style-name="ro1">
          <table:table-cell office:value-type="string" calcext:value-type="string">
            <text:p>all/issues/silicon/0508b.vpr</text:p>
          </table:table-cell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962709284627093" calcext:value-type="float">
            <text:p>0.962709284627093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956917978458989" calcext:value-type="float">
            <text:p>0.956917978458989</text:p>
          </table:table-cell>
        </table:table-row>
        <table:table-row table:style-name="ro1">
          <table:table-cell office:value-type="string" calcext:value-type="string">
            <text:p>all/issues/silicon/0509.vpr</text:p>
          </table:table-cell>
          <table:table-cell office:value-type="float" office:value="1209" calcext:value-type="float">
            <text:p>12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0.790712884238064" calcext:value-type="float">
            <text:p>0.790712884238064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0.776145203111495" calcext:value-type="float">
            <text:p>0.776145203111495</text:p>
          </table:table-cell>
        </table:table-row>
        <table:table-row table:style-name="ro1">
          <table:table-cell office:value-type="string" calcext:value-type="string">
            <text:p>all/issues/silicon/0512.vpr</text:p>
          </table:table-cell>
          <table:table-cell office:value-type="float" office:value="1414" calcext:value-type="float">
            <text:p>141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0.790385690329793" calcext:value-type="float">
            <text:p>0.790385690329793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0.730558598028478" calcext:value-type="float">
            <text:p>0.730558598028478</text:p>
          </table:table-cell>
        </table:table-row>
        <table:table-row table:style-name="ro1">
          <table:table-cell office:value-type="string" calcext:value-type="string">
            <text:p>all/issues/silicon/unofficial001.vpr</text:p>
          </table:table-cell>
          <table:table-cell office:value-type="float" office:value="1081" calcext:value-type="float">
            <text:p>108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52422907488987" calcext:value-type="float">
            <text:p>0.952422907488987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47593582887701" calcext:value-type="float">
            <text:p>0.947593582887701</text:p>
          </table:table-cell>
        </table:table-row>
        <table:table-row table:style-name="ro1">
          <table:table-cell office:value-type="string" calcext:value-type="string">
            <text:p>all/issues/silicon/unofficial002.vpr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93247344461305" calcext:value-type="float">
            <text:p>0.93247344461305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937161430119177" calcext:value-type="float">
            <text:p>0.937161430119177</text:p>
          </table:table-cell>
        </table:table-row>
        <table:table-row table:style-name="ro1">
          <table:table-cell office:value-type="string" calcext:value-type="string">
            <text:p>all/issues/silicon/unofficial003.vpr</text:p>
          </table:table-cell>
          <table:table-cell office:value-type="float" office:value="1223" calcext:value-type="float">
            <text:p>1223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.843448275862069" calcext:value-type="float">
            <text:p>0.84344827586206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841979249800479" calcext:value-type="float">
            <text:p>0.841979249800479</text:p>
          </table:table-cell>
        </table:table-row>
        <table:table-row table:style-name="ro1">
          <table:table-cell office:value-type="string" calcext:value-type="string">
            <text:p>all/issues/silicon/unofficial004.vpr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978122794636556" calcext:value-type="float">
            <text:p>0.97812279463655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2202447163515" calcext:value-type="float">
            <text:p>0.982202447163515</text:p>
          </table:table-cell>
        </table:table-row>
        <table:table-row table:style-name="ro1">
          <table:table-cell office:value-type="string" calcext:value-type="string">
            <text:p>all/issues/silicon/unofficial005.vpr</text:p>
          </table:table-cell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0314769975787" calcext:value-type="float">
            <text:p>0.990314769975787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337824831569" calcext:value-type="float">
            <text:p>0.991337824831569</text:p>
          </table:table-cell>
        </table:table-row>
        <table:table-row table:style-name="ro1">
          <table:table-cell office:value-type="string" calcext:value-type="string">
            <text:p>all/issues/silicon/unofficial006.vpr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1758241758242" calcext:value-type="float">
            <text:p>0.991758241758242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161254199328" calcext:value-type="float">
            <text:p>0.992161254199328</text:p>
          </table:table-cell>
        </table:table-row>
        <table:table-row table:style-name="ro1">
          <table:table-cell office:value-type="string" calcext:value-type="string">
            <text:p>all/issues/silicon/unofficial007.vpr</text:p>
          </table:table-cell>
          <table:table-cell office:value-type="float" office:value="1400" calcext:value-type="float">
            <text:p>1400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.873362445414847" calcext:value-type="float">
            <text:p>0.87336244541484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866731517509728" calcext:value-type="float">
            <text:p>0.866731517509728</text:p>
          </table:table-cell>
        </table:table-row>
        <table:table-row table:style-name="ro1">
          <table:table-cell office:value-type="string" calcext:value-type="string">
            <text:p>all/issues/silicon/unofficial008.vpr</text:p>
          </table:table-cell>
          <table:table-cell office:value-type="float" office:value="1185" calcext:value-type="float">
            <text:p>118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55645161290323" calcext:value-type="float">
            <text:p>0.955645161290323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5440356744704" calcext:value-type="float">
            <text:p>0.965440356744704</text:p>
          </table:table-cell>
        </table:table-row>
        <table:table-row table:style-name="ro1">
          <table:table-cell office:value-type="string" calcext:value-type="string">
            <text:p>all/issues/silver/0003.vpr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566037735849" calcext:value-type="float">
            <text:p>0.98566037735849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4126984126984" calcext:value-type="float">
            <text:p>0.984126984126984</text:p>
          </table:table-cell>
        </table:table-row>
        <table:table-row table:style-name="ro1">
          <table:table-cell office:value-type="string" calcext:value-type="string">
            <text:p>all/issues/silver/0004.vpr</text:p>
          </table:table-cell>
          <table:table-cell office:value-type="float" office:value="1119" calcext:value-type="float">
            <text:p>1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8515901060071" calcext:value-type="float">
            <text:p>0.988515901060071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239467849224" calcext:value-type="float">
            <text:p>0.992239467849224</text:p>
          </table:table-cell>
        </table:table-row>
        <table:table-row table:style-name="ro1">
          <table:table-cell office:value-type="string" calcext:value-type="string">
            <text:p>all/issues/silver/0008.vpr</text:p>
          </table:table-cell>
          <table:table-cell office:value-type="float" office:value="1615" calcext:value-type="float">
            <text:p>16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71720818291215" calcext:value-type="float">
            <text:p>0.971720818291215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68075117370892" calcext:value-type="float">
            <text:p>0.968075117370892</text:p>
          </table:table-cell>
        </table:table-row>
        <table:table-row table:style-name="ro1">
          <table:table-cell office:value-type="string" calcext:value-type="string">
            <text:p>all/issues/silver/0009.vpr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89295272078501" calcext:value-type="float">
            <text:p>0.989295272078501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string" calcext:value-type="string">
            <text:p>all/issues/silver/0010.vpr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1712385702411" calcext:value-type="float">
            <text:p>0.981712385702411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6562150055991" calcext:value-type="float">
            <text:p>0.986562150055991</text:p>
          </table:table-cell>
        </table:table-row>
        <table:table-row table:style-name="ro1">
          <table:table-cell office:value-type="string" calcext:value-type="string">
            <text:p>all/issues/silver/0012.vpr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622950819672" calcext:value-type="float">
            <text:p>0.99262295081967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179863147605" calcext:value-type="float">
            <text:p>0.992179863147605</text:p>
          </table:table-cell>
        </table:table-row>
        <table:table-row table:style-name="ro1">
          <table:table-cell office:value-type="string" calcext:value-type="string">
            <text:p>all/issues/silver/0013.vpr</text:p>
          </table:table-cell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6209249431387" calcext:value-type="float">
            <text:p>0.996209249431387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string" calcext:value-type="string">
            <text:p>all/issues/silver/0014.vpr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990376904571" calcext:value-type="float">
            <text:p>0.99599037690457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881431767338" calcext:value-type="float">
            <text:p>0.998881431767338</text:p>
          </table:table-cell>
        </table:table-row>
        <table:table-row table:style-name="ro1">
          <table:table-cell office:value-type="string" calcext:value-type="string">
            <text:p>all/issues/silver/0015.vpr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226079593565" calcext:value-type="float">
            <text:p>0.993226079593565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161254199328" calcext:value-type="float">
            <text:p>0.992161254199328</text:p>
          </table:table-cell>
        </table:table-row>
        <table:table-row table:style-name="ro1">
          <table:table-cell office:value-type="string" calcext:value-type="string">
            <text:p>all/issues/silver/0019.vpr</text:p>
          </table:table-cell>
          <table:table-cell office:value-type="float" office:value="1092" calcext:value-type="float">
            <text:p>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630573248408" calcext:value-type="float">
            <text:p>0.993630573248408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4419642857143" calcext:value-type="float">
            <text:p>0.994419642857143</text:p>
          </table:table-cell>
        </table:table-row>
        <table:table-row table:style-name="ro1">
          <table:table-cell office:value-type="string" calcext:value-type="string">
            <text:p>all/issues/silver/0021.vpr</text:p>
          </table:table-cell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7987987987988" calcext:value-type="float">
            <text:p>0.98798798798798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977844914400806" calcext:value-type="float">
            <text:p>0.977844914400806</text:p>
          </table:table-cell>
        </table:table-row>
        <table:table-row table:style-name="ro1">
          <table:table-cell office:value-type="string" calcext:value-type="string">
            <text:p>all/issues/silver/0022.vpr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1499227202473" calcext:value-type="float">
            <text:p>0.991499227202473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1943605236657" calcext:value-type="float">
            <text:p>0.991943605236657</text:p>
          </table:table-cell>
        </table:table-row>
        <table:table-row table:style-name="ro1">
          <table:table-cell office:value-type="string" calcext:value-type="string">
            <text:p>all/issues/silver/0025.vpr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6068111455108" calcext:value-type="float">
            <text:p>0.986068111455108</text:p>
          </table:table-cell>
          <table:table-cell/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81659388646288" calcext:value-type="float">
            <text:p>0.981659388646288</text:p>
          </table:table-cell>
        </table:table-row>
        <table:table-row table:style-name="ro1">
          <table:table-cell office:value-type="string" calcext:value-type="string">
            <text:p>all/issues/silver/0026.vpr</text:p>
          </table:table-cell>
          <table:table-cell office:value-type="float" office:value="1215" calcext:value-type="float">
            <text:p>1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4602917341977" calcext:value-type="float">
            <text:p>0.984602917341977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3228511530398" calcext:value-type="float">
            <text:p>0.983228511530398</text:p>
          </table:table-cell>
        </table:table-row>
        <table:table-row table:style-name="ro1">
          <table:table-cell office:value-type="string" calcext:value-type="string">
            <text:p>all/issues/silver/0030.vpr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5675917636526" calcext:value-type="float">
            <text:p>0.985675917636526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6562150055991" calcext:value-type="float">
            <text:p>0.986562150055991</text:p>
          </table:table-cell>
        </table:table-row>
        <table:table-row table:style-name="ro1">
          <table:table-cell office:value-type="string" calcext:value-type="string">
            <text:p>all/issues/silver/0031.vpr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2359932088285" calcext:value-type="float">
            <text:p>0.992359932088285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5428571428571" calcext:value-type="float">
            <text:p>0.995428571428571</text:p>
          </table:table-cell>
        </table:table-row>
        <table:table-row table:style-name="ro1">
          <table:table-cell office:value-type="string" calcext:value-type="string">
            <text:p>all/issues/silver/0033.vpr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06779661017" calcext:value-type="float">
            <text:p>0.99406779661017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866529774127" calcext:value-type="float">
            <text:p>0.994866529774127</text:p>
          </table:table-cell>
        </table:table-row>
        <table:table-row table:style-name="ro1">
          <table:table-cell office:value-type="string" calcext:value-type="string">
            <text:p>all/issues/silver/0037.vpr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1596638655462" calcext:value-type="float">
            <text:p>0.991596638655462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9887640449438" calcext:value-type="float">
            <text:p>0.989887640449438</text:p>
          </table:table-cell>
        </table:table-row>
        <table:table-row table:style-name="ro1">
          <table:table-cell office:value-type="string" calcext:value-type="string">
            <text:p>all/issues/silver/0046a.vpr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4535519125683" calcext:value-type="float">
            <text:p>0.994535519125683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863247863248" calcext:value-type="float">
            <text:p>0.997863247863248</text:p>
          </table:table-cell>
        </table:table-row>
        <table:table-row table:style-name="ro1">
          <table:table-cell office:value-type="string" calcext:value-type="string">
            <text:p>all/issues/silver/0046b.vpr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102780117944" calcext:value-type="float">
            <text:p>0.994102780117944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511525795829" calcext:value-type="float">
            <text:p>0.994511525795829</text:p>
          </table:table-cell>
        </table:table-row>
        <table:table-row table:style-name="ro1">
          <table:table-cell office:value-type="string" calcext:value-type="string">
            <text:p>all/issues/silver/0047b.vpr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9164086687306" calcext:value-type="float">
            <text:p>0.989164086687306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string" calcext:value-type="string">
            <text:p>all/issues/silver/0051.vpr</text:p>
          </table:table-cell>
          <table:table-cell office:value-type="float" office:value="1160" calcext:value-type="float">
            <text:p>11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83884648006785" calcext:value-type="float">
            <text:p>0.98388464800678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1642512077295" calcext:value-type="float">
            <text:p>0.981642512077295</text:p>
          </table:table-cell>
        </table:table-row>
        <table:table-row table:style-name="ro1">
          <table:table-cell office:value-type="string" calcext:value-type="string">
            <text:p>all/issues/silver/0059.vpr</text:p>
          </table:table-cell>
          <table:table-cell office:value-type="float" office:value="1394" calcext:value-type="float">
            <text:p>1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721059972106" calcext:value-type="float">
            <text:p>0.9721059972106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9639468690702" calcext:value-type="float">
            <text:p>0.969639468690702</text:p>
          </table:table-cell>
        </table:table-row>
        <table:table-row table:style-name="ro1">
          <table:table-cell office:value-type="string" calcext:value-type="string">
            <text:p>all/issues/silver/0063.vpr</text:p>
          </table:table-cell>
          <table:table-cell office:value-type="float" office:value="1206" calcext:value-type="float">
            <text:p>1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9691307879773" calcext:value-type="float">
            <text:p>0.979691307879773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7728285077951" calcext:value-type="float">
            <text:p>0.977728285077951</text:p>
          </table:table-cell>
        </table:table-row>
        <table:table-row table:style-name="ro1">
          <table:table-cell office:value-type="string" calcext:value-type="string">
            <text:p>all/issues/silver/0067.vpr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67795210569777" calcext:value-type="float">
            <text:p>0.967795210569777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6124763705104" calcext:value-type="float">
            <text:p>0.96124763705104</text:p>
          </table:table-cell>
        </table:table-row>
        <table:table-row table:style-name="ro1">
          <table:table-cell office:value-type="string" calcext:value-type="string">
            <text:p>all/issues/silver/0068.vpr</text:p>
          </table:table-cell>
          <table:table-cell office:value-type="float" office:value="1092" calcext:value-type="float">
            <text:p>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2395369545859" calcext:value-type="float">
            <text:p>0.972395369545859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68031968031968" calcext:value-type="float">
            <text:p>0.968031968031968</text:p>
          </table:table-cell>
        </table:table-row>
        <table:table-row table:style-name="ro1">
          <table:table-cell office:value-type="string" calcext:value-type="string">
            <text:p>all/issues/silver/0072.vpr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5585585585586" calcext:value-type="float">
            <text:p>0.985585585585586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2125984251969" calcext:value-type="float">
            <text:p>0.992125984251969</text:p>
          </table:table-cell>
        </table:table-row>
        <table:table-row table:style-name="ro1">
          <table:table-cell office:value-type="string" calcext:value-type="string">
            <text:p>all/issues/silver/0078.vpr</text:p>
          </table:table-cell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85634477254589" calcext:value-type="float">
            <text:p>0.985634477254589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81949458483754" calcext:value-type="float">
            <text:p>0.981949458483754</text:p>
          </table:table-cell>
        </table:table-row>
        <table:table-row table:style-name="ro1">
          <table:table-cell office:value-type="string" calcext:value-type="string">
            <text:p>all/issues/silver/0085.vpr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895019157088123" calcext:value-type="float">
            <text:p>0.895019157088123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807590467784642" calcext:value-type="float">
            <text:p>0.807590467784642</text:p>
          </table:table-cell>
        </table:table-row>
        <table:table-row table:style-name="ro1">
          <table:table-cell office:value-type="string" calcext:value-type="string">
            <text:p>all/issues/silver/0088-1.vpr</text:p>
          </table:table-cell>
          <table:table-cell office:value-type="float" office:value="1253" calcext:value-type="float">
            <text:p>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082343626287" calcext:value-type="float">
            <text:p>0.992082343626287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087557603687" calcext:value-type="float">
            <text:p>0.993087557603687</text:p>
          </table:table-cell>
        </table:table-row>
        <table:table-row table:style-name="ro1">
          <table:table-cell office:value-type="string" calcext:value-type="string">
            <text:p>all/issues/silver/0088.vpr</text:p>
          </table:table-cell>
          <table:table-cell office:value-type="float" office:value="1092" calcext:value-type="float">
            <text:p>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5559566787004" calcext:value-type="float">
            <text:p>0.98555956678700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6016684045881" calcext:value-type="float">
            <text:p>0.976016684045881</text:p>
          </table:table-cell>
        </table:table-row>
        <table:table-row table:style-name="ro1">
          <table:table-cell office:value-type="string" calcext:value-type="string">
            <text:p>all/issues/silver/0091.vpr</text:p>
          </table:table-cell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927385892116183" calcext:value-type="float">
            <text:p>0.927385892116183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881004366812227" calcext:value-type="float">
            <text:p>0.881004366812227</text:p>
          </table:table-cell>
        </table:table-row>
        <table:table-row table:style-name="ro1">
          <table:table-cell office:value-type="string" calcext:value-type="string">
            <text:p>all/issues/silver/0092.vpr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9372197309417" calcext:value-type="float">
            <text:p>0.99372197309417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470588235294" calcext:value-type="float">
            <text:p>0.996470588235294</text:p>
          </table:table-cell>
        </table:table-row>
        <table:table-row table:style-name="ro1">
          <table:table-cell office:value-type="string" calcext:value-type="string">
            <text:p>all/issues/silver/0108.vpr</text:p>
          </table:table-cell>
          <table:table-cell office:value-type="float" office:value="1257" calcext:value-type="float">
            <text:p>1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6038034865293" calcext:value-type="float">
            <text:p>0.996038034865293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8789346246973" calcext:value-type="float">
            <text:p>0.998789346246973</text:p>
          </table:table-cell>
        </table:table-row>
        <table:table-row table:style-name="ro1">
          <table:table-cell office:value-type="string" calcext:value-type="string">
            <text:p>all/issues/silver/0117.vpr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1103202846975" calcext:value-type="float">
            <text:p>0.991103202846975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9853438556933" calcext:value-type="float">
            <text:p>0.989853438556933</text:p>
          </table:table-cell>
        </table:table-row>
        <table:table-row table:style-name="ro1">
          <table:table-cell office:value-type="string" calcext:value-type="string">
            <text:p>all/issues/silver/0118.vpr</text:p>
          </table:table-cell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957645369705671" calcext:value-type="float">
            <text:p>0.957645369705671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41289701636189" calcext:value-type="float">
            <text:p>0.941289701636189</text:p>
          </table:table-cell>
        </table:table-row>
        <table:table-row table:style-name="ro1">
          <table:table-cell office:value-type="string" calcext:value-type="string">
            <text:p>all/issues/silver/0126.vpr</text:p>
          </table:table-cell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985245901639344" calcext:value-type="float">
            <text:p>0.98524590163934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4756097560976" calcext:value-type="float">
            <text:p>0.984756097560976</text:p>
          </table:table-cell>
        </table:table-row>
        <table:table-row table:style-name="ro1">
          <table:table-cell office:value-type="string" calcext:value-type="string">
            <text:p>all/issues/silver/0127-2.vpr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7910189982729" calcext:value-type="float">
            <text:p>0.98791018998272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2673992673993" calcext:value-type="float">
            <text:p>0.992673992673993</text:p>
          </table:table-cell>
        </table:table-row>
        <table:table-row table:style-name="ro1">
          <table:table-cell office:value-type="string" calcext:value-type="string">
            <text:p>all/issues/silver/0127.vpr</text:p>
          </table:table-cell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73279352226721" calcext:value-type="float">
            <text:p>0.97327935222672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78823529411765" calcext:value-type="float">
            <text:p>0.978823529411765</text:p>
          </table:table-cell>
        </table:table-row>
        <table:table-row table:style-name="ro1">
          <table:table-cell office:value-type="string" calcext:value-type="string">
            <text:p>all/issues/silver/0129.vpr</text:p>
          </table:table-cell>
          <table:table-cell office:value-type="float" office:value="1358" calcext:value-type="float">
            <text:p>1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1" calcext:value-type="float">
            <text:p>1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ver/0130.vpr</text:p>
          </table:table-cell>
          <table:table-cell office:value-type="float" office:value="1121" calcext:value-type="float">
            <text:p>11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83333333333333" calcext:value-type="float">
            <text:p>0.983333333333333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9130434782609" calcext:value-type="float">
            <text:p>0.989130434782609</text:p>
          </table:table-cell>
        </table:table-row>
        <table:table-row table:style-name="ro1">
          <table:table-cell office:value-type="string" calcext:value-type="string">
            <text:p>all/issues/silver/0139.vpr</text:p>
          </table:table-cell>
          <table:table-cell office:value-type="float" office:value="1209" calcext:value-type="float">
            <text:p>1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061728395062" calcext:value-type="float">
            <text:p>0.995061728395062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728462377317" calcext:value-type="float">
            <text:p>0.996728462377317</text:p>
          </table:table-cell>
        </table:table-row>
        <table:table-row table:style-name="ro1">
          <table:table-cell office:value-type="string" calcext:value-type="string">
            <text:p>all/issues/silver/0140.vpr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080633549316" calcext:value-type="float">
            <text:p>0.992080633549316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1944764096663" calcext:value-type="float">
            <text:p>0.991944764096663</text:p>
          </table:table-cell>
        </table:table-row>
        <table:table-row table:style-name="ro1">
          <table:table-cell office:value-type="string" calcext:value-type="string">
            <text:p>all/issues/silver/0142.vpr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1949910554562" calcext:value-type="float">
            <text:p>0.991949910554562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623814541623" calcext:value-type="float">
            <text:p>0.992623814541623</text:p>
          </table:table-cell>
        </table:table-row>
        <table:table-row table:style-name="ro1">
          <table:table-cell office:value-type="string" calcext:value-type="string">
            <text:p>all/issues/silver/0148.vpr</text:p>
          </table:table-cell>
          <table:table-cell office:value-type="float" office:value="1293" calcext:value-type="float">
            <text:p>1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325402916347" calcext:value-type="float">
            <text:p>0.992325402916347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082840236686" calcext:value-type="float">
            <text:p>0.994082840236686</text:p>
          </table:table-cell>
        </table:table-row>
        <table:table-row table:style-name="ro1">
          <table:table-cell office:value-type="string" calcext:value-type="string">
            <text:p>all/issues/silver/0151.vpr</text:p>
          </table:table-cell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8186119873817" calcext:value-type="float">
            <text:p>0.98186119873817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84162895927602" calcext:value-type="float">
            <text:p>0.984162895927602</text:p>
          </table:table-cell>
        </table:table-row>
        <table:table-row table:style-name="ro1">
          <table:table-cell office:value-type="string" calcext:value-type="string">
            <text:p>all/issues/silver/0152.vpr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89603024574669" calcext:value-type="float">
            <text:p>0.989603024574669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363021420519" calcext:value-type="float">
            <text:p>0.994363021420519</text:p>
          </table:table-cell>
        </table:table-row>
        <table:table-row table:style-name="ro1">
          <table:table-cell office:value-type="string" calcext:value-type="string">
            <text:p>all/issues/silver/0155.vpr</text:p>
          </table:table-cell>
          <table:table-cell office:value-type="float" office:value="1232" calcext:value-type="float">
            <text:p>1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350282485876" calcext:value-type="float">
            <text:p>0.994350282485876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397008055236" calcext:value-type="float">
            <text:p>0.995397008055236</text:p>
          </table:table-cell>
        </table:table-row>
        <table:table-row table:style-name="ro1">
          <table:table-cell office:value-type="string" calcext:value-type="string">
            <text:p>all/issues/silver/0159.vpr</text:p>
          </table:table-cell>
          <table:table-cell office:value-type="float" office:value="1127" calcext:value-type="float">
            <text:p>1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859649122807" calcext:value-type="float">
            <text:p>0.98859649122807</text:p>
          </table:table-cell>
          <table:table-cell/>
          <table:table-cell office:value-type="float" office:value="1140" calcext:value-type="float">
            <text:p>1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786828422877" calcext:value-type="float">
            <text:p>0.98786828422877</text:p>
          </table:table-cell>
        </table:table-row>
        <table:table-row table:style-name="ro1">
          <table:table-cell office:value-type="string" calcext:value-type="string">
            <text:p>all/issues/silver/0162-1.vpr</text:p>
          </table:table-cell>
          <table:table-cell office:value-type="float" office:value="1137" calcext:value-type="float">
            <text:p>1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556135770235" calcext:value-type="float">
            <text:p>0.989556135770235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1981672394044" calcext:value-type="float">
            <text:p>0.991981672394044</text:p>
          </table:table-cell>
        </table:table-row>
        <table:table-row table:style-name="ro1">
          <table:table-cell office:value-type="string" calcext:value-type="string">
            <text:p>all/issues/silver/0162-2.vpr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8955572876072" calcext:value-type="float">
            <text:p>0.97895557287607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3397823458283" calcext:value-type="float">
            <text:p>0.973397823458283</text:p>
          </table:table-cell>
        </table:table-row>
        <table:table-row table:style-name="ro1">
          <table:table-cell office:value-type="string" calcext:value-type="string">
            <text:p>all/issues/silver/0168_lib.vpr</text:p>
          </table:table-cell>
          <table:table-cell office:value-type="float" office:value="1261" calcext:value-type="float">
            <text:p>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ver/0168.vpr</text:p>
          </table:table-cell>
          <table:table-cell office:value-type="float" office:value="1057" calcext:value-type="float">
            <text:p>1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5291902071563" calcext:value-type="float">
            <text:p>0.995291902071563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706422018349" calcext:value-type="float">
            <text:p>0.997706422018349</text:p>
          </table:table-cell>
        </table:table-row>
        <table:table-row table:style-name="ro1">
          <table:table-cell office:value-type="string" calcext:value-type="string">
            <text:p>all/issues/silver/0170.vpr</text:p>
          </table:table-cell>
          <table:table-cell office:value-type="float" office:value="1233" calcext:value-type="float">
            <text:p>1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3553585817889" calcext:value-type="float">
            <text:p>0.993553585817889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33789954338" calcext:value-type="float">
            <text:p>0.995433789954338</text:p>
          </table:table-cell>
        </table:table-row>
        <table:table-row table:style-name="ro1">
          <table:table-cell office:value-type="string" calcext:value-type="string">
            <text:p>all/issues/silver/0172.vpr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196787148594" calcext:value-type="float">
            <text:p>0.999196787148594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918918918919" calcext:value-type="float">
            <text:p>0.998918918918919</text:p>
          </table:table-cell>
        </table:table-row>
        <table:table-row table:style-name="ro1">
          <table:table-cell office:value-type="string" calcext:value-type="string">
            <text:p>all/issues/silver/0175.vpr</text:p>
          </table:table-cell>
          <table:table-cell office:value-type="float" office:value="1166" calcext:value-type="float">
            <text:p>11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45" calcext:value-type="float">
            <text:p>5045</text:p>
          </table:table-cell>
          <table:table-cell office:value-type="float" office:value="0.187459807073955" calcext:value-type="float">
            <text:p>0.18745980707395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41" calcext:value-type="float">
            <text:p>2741</text:p>
          </table:table-cell>
          <table:table-cell office:value-type="float" office:value="0.293165467625899" calcext:value-type="float">
            <text:p>0.293165467625899</text:p>
          </table:table-cell>
        </table:table-row>
        <table:table-row table:style-name="ro1">
          <table:table-cell office:value-type="string" calcext:value-type="string">
            <text:p>all/issues/silver/0176.vpr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148211243612" calcext:value-type="float">
            <text:p>0.99914821124361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ver/0177-1.vpr</text:p>
          </table:table-cell>
          <table:table-cell office:value-type="float" office:value="1201" calcext:value-type="float">
            <text:p>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382961124897" calcext:value-type="float">
            <text:p>0.993382961124897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697773064687" calcext:value-type="float">
            <text:p>0.994697773064687</text:p>
          </table:table-cell>
        </table:table-row>
        <table:table-row table:style-name="ro1">
          <table:table-cell office:value-type="string" calcext:value-type="string">
            <text:p>all/issues/silver/0178-2.vpr</text:p>
          </table:table-cell>
          <table:table-cell office:value-type="float" office:value="1256" calcext:value-type="float">
            <text:p>1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4457640538401" calcext:value-type="float">
            <text:p>0.994457640538401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59704880817" calcext:value-type="float">
            <text:p>0.995459704880817</text:p>
          </table:table-cell>
        </table:table-row>
        <table:table-row table:style-name="ro1">
          <table:table-cell office:value-type="string" calcext:value-type="string">
            <text:p>all/issues/silver/0179.vpr</text:p>
          </table:table-cell>
          <table:table-cell office:value-type="float" office:value="1197" calcext:value-type="float">
            <text:p>1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ver/0189.vpr</text:p>
          </table:table-cell>
          <table:table-cell office:value-type="float" office:value="1264" calcext:value-type="float">
            <text:p>12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76061776061776" calcext:value-type="float">
            <text:p>0.97606177606177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968546637744035" calcext:value-type="float">
            <text:p>0.968546637744035</text:p>
          </table:table-cell>
        </table:table-row>
        <table:table-row table:style-name="ro1">
          <table:table-cell office:value-type="string" calcext:value-type="string">
            <text:p>all/issues/silver/0190.vpr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470046082949" calcext:value-type="float">
            <text:p>0.99447004608294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5535714285714" calcext:value-type="float">
            <text:p>0.995535714285714</text:p>
          </table:table-cell>
        </table:table-row>
        <table:table-row table:style-name="ro1">
          <table:table-cell office:value-type="string" calcext:value-type="string">
            <text:p>all/issues/silver/0193.vpr</text:p>
          </table:table-cell>
          <table:table-cell office:value-type="float" office:value="1124" calcext:value-type="float">
            <text:p>1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/issues/silver/0204.vpr</text:p>
          </table:table-cell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59944751381216" calcext:value-type="float">
            <text:p>0.959944751381216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24793388429752" calcext:value-type="float">
            <text:p>0.924793388429752</text:p>
          </table:table-cell>
        </table:table-row>
        <table:table-row table:style-name="ro1">
          <table:table-cell office:value-type="string" calcext:value-type="string">
            <text:p>all/issues/silver/0205.vpr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3150684931507" calcext:value-type="float">
            <text:p>0.993150684931507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18098510882" calcext:value-type="float">
            <text:p>0.995418098510882</text:p>
          </table:table-cell>
        </table:table-row>
        <table:table-row table:style-name="ro1">
          <table:table-cell office:value-type="string" calcext:value-type="string">
            <text:p>all/issues/silver/0207.vpr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6874487284659" calcext:value-type="float">
            <text:p>0.986874487284659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7829614604462" calcext:value-type="float">
            <text:p>0.987829614604462</text:p>
          </table:table-cell>
        </table:table-row>
        <table:table-row table:style-name="ro1">
          <table:table-cell office:value-type="string" calcext:value-type="string">
            <text:p>all/issues/silver/0208.vpr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7810650887574" calcext:value-type="float">
            <text:p>0.977810650887574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78102189781022" calcext:value-type="float">
            <text:p>0.978102189781022</text:p>
          </table:table-cell>
        </table:table-row>
        <table:table-row table:style-name="ro1">
          <table:table-cell office:value-type="string" calcext:value-type="string">
            <text:p>all/issues/silver/0209.vpr</text:p>
          </table:table-cell>
          <table:table-cell office:value-type="float" office:value="1072" calcext:value-type="float">
            <text:p>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43413729128" calcext:value-type="float">
            <text:p>0.9944341372912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5174909529554" calcext:value-type="float">
            <text:p>0.995174909529554</text:p>
          </table:table-cell>
        </table:table-row>
        <table:table-row table:style-name="ro1">
          <table:table-cell office:value-type="string" calcext:value-type="string">
            <text:p>all/issues/silver/0210.vpr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0161001788909" calcext:value-type="float">
            <text:p>0.990161001788909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0888382687927" calcext:value-type="float">
            <text:p>0.990888382687927</text:p>
          </table:table-cell>
        </table:table-row>
        <table:table-row table:style-name="ro1">
          <table:table-cell office:value-type="string" calcext:value-type="string">
            <text:p>all/issues/silver/0211.vpr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60767946577629" calcext:value-type="float">
            <text:p>0.96076794657762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56427015250545" calcext:value-type="float">
            <text:p>0.956427015250545</text:p>
          </table:table-cell>
        </table:table-row>
        <table:table-row table:style-name="ro1">
          <table:table-cell office:value-type="string" calcext:value-type="string">
            <text:p>all/issues/silver/0212.vpr</text:p>
          </table:table-cell>
          <table:table-cell office:value-type="float" office:value="1286" calcext:value-type="float">
            <text:p>1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9992301770593" calcext:value-type="float">
            <text:p>0.989992301770593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7758945386064" calcext:value-type="float">
            <text:p>0.987758945386064</text:p>
          </table:table-cell>
        </table:table-row>
        <table:table-row table:style-name="ro1">
          <table:table-cell office:value-type="string" calcext:value-type="string">
            <text:p>all/issues/silver/0214.vpr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3150684931507" calcext:value-type="float">
            <text:p>0.993150684931507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456762749446" calcext:value-type="float">
            <text:p>0.994456762749446</text:p>
          </table:table-cell>
        </table:table-row>
        <table:table-row table:style-name="ro1">
          <table:table-cell office:value-type="string" calcext:value-type="string">
            <text:p>all/issues/silver/0222.vpr</text:p>
          </table:table-cell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429977289932" calcext:value-type="float">
            <text:p>0.992429977289932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124559341951" calcext:value-type="float">
            <text:p>0.994124559341951</text:p>
          </table:table-cell>
        </table:table-row>
        <table:table-row table:style-name="ro1">
          <table:table-cell office:value-type="string" calcext:value-type="string">
            <text:p>all/issues/silver/0226.vpr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295154185022" calcext:value-type="float">
            <text:p>0.99295154185022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3742177722153" calcext:value-type="float">
            <text:p>0.993742177722153</text:p>
          </table:table-cell>
        </table:table-row>
        <table:table-row table:style-name="ro1">
          <table:table-cell office:value-type="string" calcext:value-type="string">
            <text:p>all/issues/silver/0227.vpr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2173913043478" calcext:value-type="float">
            <text:p>0.992173913043478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3197278911565" calcext:value-type="float">
            <text:p>0.993197278911565</text:p>
          </table:table-cell>
        </table:table-row>
        <table:table-row table:style-name="ro1">
          <table:table-cell office:value-type="string" calcext:value-type="string">
            <text:p>all/issues/silver/0230.vpr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978687127024723" calcext:value-type="float">
            <text:p>0.978687127024723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7699530516432" calcext:value-type="float">
            <text:p>0.977699530516432</text:p>
          </table:table-cell>
        </table:table-row>
        <table:table-row table:style-name="ro1">
          <table:table-cell office:value-type="string" calcext:value-type="string">
            <text:p>all/issues/silver/0233.vpr</text:p>
          </table:table-cell>
          <table:table-cell office:value-type="float" office:value="1076" calcext:value-type="float">
            <text:p>1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536472760849" calcext:value-type="float">
            <text:p>0.993536472760849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4407158836689" calcext:value-type="float">
            <text:p>0.994407158836689</text:p>
          </table:table-cell>
        </table:table-row>
        <table:table-row table:style-name="ro1">
          <table:table-cell office:value-type="string" calcext:value-type="string">
            <text:p>all/issues/silver/0235-3.vpr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5511669658887" calcext:value-type="float">
            <text:p>0.995511669658887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785160575858" calcext:value-type="float">
            <text:p>0.997785160575858</text:p>
          </table:table-cell>
        </table:table-row>
        <table:table-row table:style-name="ro1">
          <table:table-cell office:value-type="string" calcext:value-type="string">
            <text:p>all/issues/silver/0239-1.vpr</text:p>
          </table:table-cell>
          <table:table-cell office:value-type="float" office:value="1252" calcext:value-type="float">
            <text:p>1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2862807295797" calcext:value-type="float">
            <text:p>0.992862807295797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0724801812" calcext:value-type="float">
            <text:p>0.9920724801812</text:p>
          </table:table-cell>
        </table:table-row>
        <table:table-row table:style-name="ro1">
          <table:table-cell office:value-type="string" calcext:value-type="string">
            <text:p>all/issues/silver/0239-2.vpr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1015274034142" calcext:value-type="float">
            <text:p>0.991015274034142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250843644544" calcext:value-type="float">
            <text:p>0.993250843644544</text:p>
          </table:table-cell>
        </table:table-row>
        <table:table-row table:style-name="ro1">
          <table:table-cell office:value-type="string" calcext:value-type="string">
            <text:p>all/issues/silver/0239-3.vpr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7968253968254" calcext:value-type="float">
            <text:p>0.97968253968254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72817133443163" calcext:value-type="float">
            <text:p>0.972817133443163</text:p>
          </table:table-cell>
        </table:table-row>
        <table:table-row table:style-name="ro1">
          <table:table-cell office:value-type="string" calcext:value-type="string">
            <text:p>all/issues/silver/0251.vpr</text:p>
          </table:table-cell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81530343007915" calcext:value-type="float">
            <text:p>0.981530343007915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75390625" calcext:value-type="float">
            <text:p>0.9775390625</text:p>
          </table:table-cell>
        </table:table-row>
        <table:table-row table:style-name="ro1">
          <table:table-cell office:value-type="string" calcext:value-type="string">
            <text:p>all/issues/silver/0257.vpr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8860325621251" calcext:value-type="float">
            <text:p>0.98886032562125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901220865705" calcext:value-type="float">
            <text:p>0.988901220865705</text:p>
          </table:table-cell>
        </table:table-row>
        <table:table-row table:style-name="ro1">
          <table:table-cell office:value-type="string" calcext:value-type="string">
            <text:p>all/issues/silver/0258.vpr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3311036789298" calcext:value-type="float">
            <text:p>0.993311036789298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739130434782" calcext:value-type="float">
            <text:p>0.996739130434782</text:p>
          </table:table-cell>
        </table:table-row>
        <table:table-row table:style-name="ro1">
          <table:table-cell office:value-type="string" calcext:value-type="string">
            <text:p>all/issues/silver/0260.vpr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8319856244384" calcext:value-type="float">
            <text:p>0.988319856244384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8461538461539" calcext:value-type="float">
            <text:p>0.988461538461539</text:p>
          </table:table-cell>
        </table:table-row>
        <table:table-row table:style-name="ro1">
          <table:table-cell office:value-type="string" calcext:value-type="string">
            <text:p>all/issues/silver/0274.vpr</text:p>
          </table:table-cell>
          <table:table-cell office:value-type="float" office:value="1086" calcext:value-type="float">
            <text:p>1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5956084172" calcext:value-type="float">
            <text:p>0.9935956084172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688741721854" calcext:value-type="float">
            <text:p>0.996688741721854</text:p>
          </table:table-cell>
        </table:table-row>
        <table:table-row table:style-name="ro1">
          <table:table-cell office:value-type="string" calcext:value-type="string">
            <text:p>all/issues/silver/0464.vpr</text:p>
          </table:table-cell>
          <table:table-cell office:value-type="float" office:value="1278" calcext:value-type="float">
            <text:p>1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3833718244804" calcext:value-type="float">
            <text:p>0.983833718244804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8406374501992" calcext:value-type="float">
            <text:p>0.98406374501992</text:p>
          </table:table-cell>
        </table:table-row>
        <table:table-row table:style-name="ro1">
          <table:table-cell office:value-type="string" calcext:value-type="string">
            <text:p>all/issues/silver/0465.vpr</text:p>
          </table:table-cell>
          <table:table-cell office:value-type="float" office:value="1383" calcext:value-type="float">
            <text:p>1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5744832501782" calcext:value-type="float">
            <text:p>0.985744832501782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1921979067555" calcext:value-type="float">
            <text:p>0.981921979067555</text:p>
          </table:table-cell>
        </table:table-row>
        <table:table-row table:style-name="ro1">
          <table:table-cell office:value-type="string" calcext:value-type="string">
            <text:p>all/issues/silver/0466.vpr</text:p>
          </table:table-cell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7994350282486" calcext:value-type="float">
            <text:p>0.987994350282486</text:p>
          </table:table-cell>
          <table:table-cell/>
          <table:table-cell office:value-type="float" office:value="1057" calcext:value-type="float">
            <text:p>1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171322160149" calcext:value-type="float">
            <text:p>0.984171322160149</text:p>
          </table:table-cell>
        </table:table-row>
        <table:table-row table:style-name="ro1">
          <table:table-cell office:value-type="string" calcext:value-type="string">
            <text:p>all/issues/silver/0467.vpr</text:p>
          </table:table-cell>
          <table:table-cell office:value-type="float" office:value="1217" calcext:value-type="float">
            <text:p>1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094031071137" calcext:value-type="float">
            <text:p>0.995094031071137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777658431794" calcext:value-type="float">
            <text:p>0.996777658431794</text:p>
          </table:table-cell>
        </table:table-row>
        <table:table-row table:style-name="ro1">
          <table:table-cell office:value-type="string" calcext:value-type="string">
            <text:p>all/issues/silver/0468.vpr</text:p>
          </table:table-cell>
          <table:table-cell office:value-type="float" office:value="1207" calcext:value-type="float">
            <text:p>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772504091653" calcext:value-type="float">
            <text:p>0.98772504091653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6274509803922" calcext:value-type="float">
            <text:p>0.986274509803922</text:p>
          </table:table-cell>
        </table:table-row>
        <table:table-row table:style-name="ro1">
          <table:table-cell office:value-type="string" calcext:value-type="string">
            <text:p>all/issues/silver/79.vpr</text:p>
          </table:table-cell>
          <table:table-cell office:value-type="float" office:value="1084" calcext:value-type="float">
            <text:p>1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3583868010999" calcext:value-type="float">
            <text:p>0.993583868010999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97757847533632" calcext:value-type="float">
            <text:p>0.997757847533632</text:p>
          </table:table-cell>
        </table:table-row>
        <table:table-row table:style-name="ro1">
          <table:table-cell office:value-type="string" calcext:value-type="string">
            <text:p>all/macros/capture_avoiding_substitution-2.vpr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6053670086819" calcext:value-type="float">
            <text:p>0.996053670086819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54545454546" calcext:value-type="float">
            <text:p>0.995454545454546</text:p>
          </table:table-cell>
        </table:table-row>
        <table:table-row table:style-name="ro1">
          <table:table-cell office:value-type="string" calcext:value-type="string">
            <text:p>all/macros/capture_avoiding_substitution-3.vpr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4464944649446" calcext:value-type="float">
            <text:p>0.994464944649446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6555683122847" calcext:value-type="float">
            <text:p>0.996555683122847</text:p>
          </table:table-cell>
        </table:table-row>
        <table:table-row table:style-name="ro1">
          <table:table-cell office:value-type="string" calcext:value-type="string">
            <text:p>all/macros/define_nested.vpr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009009009009" calcext:value-type="float">
            <text:p>0.99009009009009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94026284348865" calcext:value-type="float">
            <text:p>0.994026284348865</text:p>
          </table:table-cell>
        </table:table-row>
        <table:table-row table:style-name="ro1">
          <table:table-cell office:value-type="string" calcext:value-type="string">
            <text:p>all/macros/define.vpr</text:p>
          </table:table-cell>
          <table:table-cell office:value-type="float" office:value="1148" calcext:value-type="float">
            <text:p>11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967144060657119" calcext:value-type="float">
            <text:p>0.967144060657119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950468540829987" calcext:value-type="float">
            <text:p>0.950468540829987</text:p>
          </table:table-cell>
        </table:table-row>
        <table:table-row table:style-name="ro1">
          <table:table-cell office:value-type="string" calcext:value-type="string">
            <text:p>all/macros/simple2Broken.vpr</text:p>
          </table:table-cell>
          <table:table-cell office:value-type="float" office:value="1069" calcext:value-type="float">
            <text:p>1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4418604651163" calcext:value-type="float">
            <text:p>0.994418604651163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469988674972" calcext:value-type="float">
            <text:p>0.995469988674972</text:p>
          </table:table-cell>
        </table:table-row>
        <table:table-row table:style-name="ro1">
          <table:table-cell office:value-type="string" calcext:value-type="string">
            <text:p>all/multisets/multisets.vpr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.887335526315789" calcext:value-type="float">
            <text:p>0.887335526315789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870214752567694" calcext:value-type="float">
            <text:p>0.870214752567694</text:p>
          </table:table-cell>
        </table:table-row>
        <table:table-row table:style-name="ro1">
          <table:table-cell office:value-type="string" calcext:value-type="string">
            <text:p>all/old/branching_labelled_old.vpr</text:p>
          </table:table-cell>
          <table:table-cell office:value-type="float" office:value="1159" calcext:value-type="float">
            <text:p>1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303647158609" calcext:value-type="float">
            <text:p>0.98303647158609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58393113342898" calcext:value-type="float">
            <text:p>0.958393113342898</text:p>
          </table:table-cell>
        </table:table-row>
        <table:table-row table:style-name="ro1">
          <table:table-cell office:value-type="string" calcext:value-type="string">
            <text:p>all/old/labelled_old.vpr</text:p>
          </table:table-cell>
          <table:table-cell office:value-type="float" office:value="1171" calcext:value-type="float">
            <text:p>1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93010325655282" calcext:value-type="float">
            <text:p>0.93010325655282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917997870074547" calcext:value-type="float">
            <text:p>0.917997870074547</text:p>
          </table:table-cell>
        </table:table-row>
        <table:table-row table:style-name="ro1">
          <table:table-cell office:value-type="string" calcext:value-type="string">
            <text:p>all/old/old.vpr</text:p>
          </table:table-cell>
          <table:table-cell office:value-type="float" office:value="1255" calcext:value-type="float">
            <text:p>1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2772122161316" calcext:value-type="float">
            <text:p>0.982772122161316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2202447163515" calcext:value-type="float">
            <text:p>0.982202447163515</text:p>
          </table:table-cell>
        </table:table-row>
        <table:table-row table:style-name="ro1">
          <table:table-cell office:value-type="string" calcext:value-type="string">
            <text:p>all/permission_introspection/forpermFields.vpr</text:p>
          </table:table-cell>
          <table:table-cell office:value-type="float" office:value="1163" calcext:value-type="float">
            <text:p>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68359700249792" calcext:value-type="float">
            <text:p>0.968359700249792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59358288770054" calcext:value-type="float">
            <text:p>0.959358288770054</text:p>
          </table:table-cell>
        </table:table-row>
        <table:table-row table:style-name="ro1">
          <table:table-cell office:value-type="string" calcext:value-type="string">
            <text:p>all/permission_introspection/forpermInhaleExhale.vpr</text:p>
          </table:table-cell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958454810495627" calcext:value-type="float">
            <text:p>0.958454810495627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59051724137931" calcext:value-type="float">
            <text:p>0.959051724137931</text:p>
          </table:table-cell>
        </table:table-row>
        <table:table-row table:style-name="ro1">
          <table:table-cell office:value-type="string" calcext:value-type="string">
            <text:p>all/permission_introspection/forpermMisc.vpr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.859276729559748" calcext:value-type="float">
            <text:p>0.859276729559748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853521126760563" calcext:value-type="float">
            <text:p>0.853521126760563</text:p>
          </table:table-cell>
        </table:table-row>
        <table:table-row table:style-name="ro1">
          <table:table-cell office:value-type="string" calcext:value-type="string">
            <text:p>all/permission_introspection/forpermPredicatesAdvanced.vpr</text:p>
          </table:table-cell>
          <table:table-cell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9490022172949" calcext:value-type="float">
            <text:p>0.949002217294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930987821380244" calcext:value-type="float">
            <text:p>0.930987821380244</text:p>
          </table:table-cell>
        </table:table-row>
        <table:table-row table:style-name="ro1">
          <table:table-cell office:value-type="string" calcext:value-type="string">
            <text:p>all/permission_introspection/forpermPredicatesSimple.vpr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127734033246" calcext:value-type="float">
            <text:p>0.978127734033246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2993197278912" calcext:value-type="float">
            <text:p>0.982993197278912</text:p>
          </table:table-cell>
        </table:table-row>
        <table:table-row table:style-name="ro1">
          <table:table-cell office:value-type="string" calcext:value-type="string">
            <text:p>all/permission_introspection/forpermQP.vpr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899020807833537" calcext:value-type="float">
            <text:p>0.899020807833537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885283018867924" calcext:value-type="float">
            <text:p>0.885283018867924</text:p>
          </table:table-cell>
        </table:table-row>
        <table:table-row table:style-name="ro1">
          <table:table-cell office:value-type="string" calcext:value-type="string">
            <text:p>all/permission_introspection/forpermWands.vpr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4878444084279" calcext:value-type="float">
            <text:p>0.974878444084279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5367965367965" calcext:value-type="float">
            <text:p>0.965367965367965</text:p>
          </table:table-cell>
        </table:table-row>
        <table:table-row table:style-name="ro1">
          <table:table-cell office:value-type="string" calcext:value-type="string">
            <text:p>all/permission_introspection/permWandAlias.vpr</text:p>
          </table:table-cell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7915407854985" calcext:value-type="float">
            <text:p>0.987915407854985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77094972067" calcext:value-type="float">
            <text:p>0.97877094972067</text:p>
          </table:table-cell>
        </table:table-row>
        <table:table-row table:style-name="ro1">
          <table:table-cell office:value-type="string" calcext:value-type="string">
            <text:p>all/permission_introspection/permWandApply.vpr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753339269813" calcext:value-type="float">
            <text:p>0.98753339269813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6516853932584" calcext:value-type="float">
            <text:p>0.986516853932584</text:p>
          </table:table-cell>
        </table:table-row>
        <table:table-row table:style-name="ro1">
          <table:table-cell office:value-type="string" calcext:value-type="string">
            <text:p>all/permission_introspection/permWandInhale.vpr</text:p>
          </table:table-cell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2625368731563" calcext:value-type="float">
            <text:p>0.992625368731563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273542600897" calcext:value-type="float">
            <text:p>0.993273542600897</text:p>
          </table:table-cell>
        </table:table-row>
        <table:table-row table:style-name="ro1">
          <table:table-cell office:value-type="string" calcext:value-type="string">
            <text:p>all/permission_introspection/permWandQP.vpr</text:p>
          </table:table-cell>
          <table:table-cell office:value-type="float" office:value="1075" calcext:value-type="float">
            <text:p>1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923539518900344" calcext:value-type="float">
            <text:p>0.923539518900344</text:p>
          </table:table-cell>
          <table:table-cell/>
          <table:table-cell office:value-type="float" office:value="1159" calcext:value-type="float">
            <text:p>1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932421560740145" calcext:value-type="float">
            <text:p>0.932421560740145</text:p>
          </table:table-cell>
        </table:table-row>
        <table:table-row table:style-name="ro1">
          <table:table-cell office:value-type="string" calcext:value-type="string">
            <text:p>all/permissions/aliasing.vpr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38833570412518" calcext:value-type="float">
            <text:p>0.938833570412518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23306031273269" calcext:value-type="float">
            <text:p>0.923306031273269</text:p>
          </table:table-cell>
        </table:table-row>
        <table:table-row table:style-name="ro1">
          <table:table-cell office:value-type="string" calcext:value-type="string">
            <text:p>all/permissions/forperm.vpr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68103448275862" calcext:value-type="float">
            <text:p>0.968103448275862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46564885496183" calcext:value-type="float">
            <text:p>0.946564885496183</text:p>
          </table:table-cell>
        </table:table-row>
        <table:table-row table:style-name="ro1">
          <table:table-cell office:value-type="string" calcext:value-type="string">
            <text:p>all/permissions/framing_none_perms.vpr</text:p>
          </table:table-cell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9136" calcext:value-type="float">
            <text:p>0.9136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929025423728814" calcext:value-type="float">
            <text:p>0.929025423728814</text:p>
          </table:table-cell>
        </table:table-row>
        <table:table-row table:style-name="ro1">
          <table:table-cell office:value-type="string" calcext:value-type="string">
            <text:p>all/permissions/loops.vpr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8666666666667" calcext:value-type="float">
            <text:p>0.978666666666667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1438515081207" calcext:value-type="float">
            <text:p>0.981438515081207</text:p>
          </table:table-cell>
        </table:table-row>
        <table:table-row table:style-name="ro1">
          <table:table-cell office:value-type="string" calcext:value-type="string">
            <text:p>all/permissions/negative_amounts.vpr</text:p>
          </table:table-cell>
          <table:table-cell office:value-type="float" office:value="1094" calcext:value-type="float">
            <text:p>1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3812949640288" calcext:value-type="float">
            <text:p>0.983812949640288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726042841037" calcext:value-type="float">
            <text:p>0.988726042841037</text:p>
          </table:table-cell>
        </table:table-row>
        <table:table-row table:style-name="ro1">
          <table:table-cell office:value-type="string" calcext:value-type="string">
            <text:p>all/permissions/perm.vpr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928685897435897" calcext:value-type="float">
            <text:p>0.928685897435897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92713833157339" calcext:value-type="float">
            <text:p>0.92713833157339</text:p>
          </table:table-cell>
        </table:table-row>
        <table:table-row table:style-name="ro1">
          <table:table-cell office:value-type="string" calcext:value-type="string">
            <text:p>all/permissions/possibly_none_perms.vpr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943396226415094" calcext:value-type="float">
            <text:p>0.943396226415094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42013129102845" calcext:value-type="float">
            <text:p>0.942013129102845</text:p>
          </table:table-cell>
        </table:table-row>
        <table:table-row table:style-name="ro1">
          <table:table-cell office:value-type="string" calcext:value-type="string">
            <text:p>all/permissions/various.vpr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2366148531952" calcext:value-type="float">
            <text:p>0.972366148531952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2466960352423" calcext:value-type="float">
            <text:p>0.972466960352423</text:p>
          </table:table-cell>
        </table:table-row>
        <table:table-row table:style-name="ro1">
          <table:table-cell office:value-type="string" calcext:value-type="string">
            <text:p>all/predicates/arguments.vpr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934615384615385" calcext:value-type="float">
            <text:p>0.93461538461538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32461873638344" calcext:value-type="float">
            <text:p>0.932461873638344</text:p>
          </table:table-cell>
        </table:table-row>
        <table:table-row table:style-name="ro1">
          <table:table-cell office:value-type="string" calcext:value-type="string">
            <text:p>all/predicates/different_field_types.vpr</text:p>
          </table:table-cell>
          <table:table-cell office:value-type="float" office:value="1155" calcext:value-type="float">
            <text:p>11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935980551053485" calcext:value-type="float">
            <text:p>0.93598055105348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957537154989384" calcext:value-type="float">
            <text:p>0.957537154989384</text:p>
          </table:table-cell>
        </table:table-row>
        <table:table-row table:style-name="ro1">
          <table:table-cell office:value-type="string" calcext:value-type="string">
            <text:p>all/predicates/lseg.vpr</text:p>
          </table:table-cell>
          <table:table-cell office:value-type="float" office:value="1392" calcext:value-type="float">
            <text:p>139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0.782022471910112" calcext:value-type="float">
            <text:p>0.78202247191011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0.786914235190097" calcext:value-type="float">
            <text:p>0.786914235190097</text:p>
          </table:table-cell>
        </table:table-row>
        <table:table-row table:style-name="ro1">
          <table:table-cell office:value-type="string" calcext:value-type="string">
            <text:p>all/predicates/receiverless.vpr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4643179765131" calcext:value-type="float">
            <text:p>0.98464317976513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89424206815511" calcext:value-type="float">
            <text:p>0.989424206815511</text:p>
          </table:table-cell>
        </table:table-row>
        <table:table-row table:style-name="ro1">
          <table:table-cell office:value-type="string" calcext:value-type="string">
            <text:p>all/predicates/unfolding_exhale.vpr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933445661331087" calcext:value-type="float">
            <text:p>0.93344566133108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940366972477064" calcext:value-type="float">
            <text:p>0.940366972477064</text:p>
          </table:table-cell>
        </table:table-row>
        <table:table-row table:style-name="ro1">
          <table:table-cell office:value-type="string" calcext:value-type="string">
            <text:p>all/predicates/unfolding.vpr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63179916317992" calcext:value-type="float">
            <text:p>0.96317991631799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078431372549" calcext:value-type="float">
            <text:p>0.96078431372549</text:p>
          </table:table-cell>
        </table:table-row>
        <table:table-row table:style-name="ro1">
          <table:table-cell office:value-type="string" calcext:value-type="string">
            <text:p>all/sequences/binarySearchSeq.vpr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936857562408223" calcext:value-type="float">
            <text:p>0.936857562408223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11045943304008" calcext:value-type="float">
            <text:p>0.911045943304008</text:p>
          </table:table-cell>
        </table:table-row>
        <table:table-row table:style-name="ro1">
          <table:table-cell office:value-type="string" calcext:value-type="string">
            <text:p>all/sequences/nil.vpr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2424242424242" calcext:value-type="float">
            <text:p>0.992424242424242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3846153846154" calcext:value-type="float">
            <text:p>0.993846153846154</text:p>
          </table:table-cell>
        </table:table-row>
        <table:table-row table:style-name="ro1">
          <table:table-cell office:value-type="string" calcext:value-type="string">
            <text:p>all/sequences/sequence_incompletenesses.vpr</text:p>
          </table:table-cell>
          <table:table-cell office:value-type="float" office:value="1361" calcext:value-type="float">
            <text:p>13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23" calcext:value-type="float">
            <text:p>3723</text:p>
          </table:table-cell>
          <table:table-cell office:value-type="float" office:value="0.265560975609756" calcext:value-type="float">
            <text:p>0.265560975609756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float" office:value="0.287283777466106" calcext:value-type="float">
            <text:p>0.287283777466106</text:p>
          </table:table-cell>
        </table:table-row>
        <table:table-row table:style-name="ro1">
          <table:table-cell office:value-type="string" calcext:value-type="string">
            <text:p>all/sequences/sequences.vpr</text:p>
          </table:table-cell>
          <table:table-cell office:value-type="float" office:value="1278" calcext:value-type="float">
            <text:p>12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903180212014134" calcext:value-type="float">
            <text:p>0.903180212014134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053" calcext:value-type="float">
            <text:p>22053</text:p>
          </table:table-cell>
          <table:table-cell office:value-type="float" office:value="0.039275450666202" calcext:value-type="float">
            <text:p>0.039275450666202</text:p>
          </table:table-cell>
        </table:table-row>
        <table:table-row table:style-name="ro1">
          <table:table-cell office:value-type="string" calcext:value-type="string">
            <text:p>all/sets/sets.vpr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82156710628394" calcext:value-type="float">
            <text:p>0.982156710628394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7628865979382" calcext:value-type="float">
            <text:p>0.987628865979382</text:p>
          </table:table-cell>
        </table:table-row>
        <table:table-row table:style-name="ro1">
          <table:table-cell office:value-type="string" calcext:value-type="string">
            <text:p>all/third_party/forward-dep.vpr</text:p>
          </table:table-cell>
          <table:table-cell office:value-type="float" office:value="1242" calcext:value-type="float">
            <text:p>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703125" calcext:value-type="float">
            <text:p>0.9703125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6216216216216" calcext:value-type="float">
            <text:p>0.966216216216216</text:p>
          </table:table-cell>
        </table:table-row>
        <table:table-row table:style-name="ro1">
          <table:table-cell office:value-type="string" calcext:value-type="string">
            <text:p>all/third_party/loop-inv-bug.vpr</text:p>
          </table:table-cell>
          <table:table-cell office:value-type="float" office:value="1159" calcext:value-type="float">
            <text:p>1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6411120471778" calcext:value-type="float">
            <text:p>0.976411120471778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142076502732" calcext:value-type="float">
            <text:p>0.978142076502732</text:p>
          </table:table-cell>
        </table:table-row>
        <table:table-row table:style-name="ro1">
          <table:table-cell office:value-type="string" calcext:value-type="string">
            <text:p>all/third_party/stefan_recent/testCollections.vpr</text:p>
          </table:table-cell>
          <table:table-cell office:value-type="float" office:value="1634" calcext:value-type="float">
            <text:p>1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433734939759" calcext:value-type="float">
            <text:p>0.98433734939759</text:p>
          </table:table-cell>
          <table:table-cell/>
          <table:table-cell office:value-type="float" office:value="1136" calcext:value-type="float">
            <text:p>1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6784178847807" calcext:value-type="float">
            <text:p>0.976784178847807</text:p>
          </table:table-cell>
        </table:table-row>
        <table:table-row table:style-name="ro1">
          <table:table-cell office:value-type="string" calcext:value-type="string">
            <text:p>all/third_party/stefan_recent/test_example1.vpr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0910425844347" calcext:value-type="float">
            <text:p>0.98091042584434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835978835979" calcext:value-type="float">
            <text:p>0.978835978835979</text:p>
          </table:table-cell>
        </table:table-row>
        <table:table-row table:style-name="ro1">
          <table:table-cell office:value-type="string" calcext:value-type="string">
            <text:p>all/third_party/stefan_recent/test_example2.vpr</text:p>
          </table:table-cell>
          <table:table-cell office:value-type="float" office:value="1177" calcext:value-type="float">
            <text:p>1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4337748344371" calcext:value-type="float">
            <text:p>0.974337748344371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0747562296858" calcext:value-type="float">
            <text:p>0.970747562296858</text:p>
          </table:table-cell>
        </table:table-row>
        <table:table-row table:style-name="ro1">
          <table:table-cell office:value-type="string" calcext:value-type="string">
            <text:p>all/third_party/stefan_recent/test_example3.vpr</text:p>
          </table:table-cell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82680722891566" calcext:value-type="float">
            <text:p>0.982680722891566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79614949037373" calcext:value-type="float">
            <text:p>0.979614949037373</text:p>
          </table:table-cell>
        </table:table-row>
        <table:table-row table:style-name="ro1">
          <table:table-cell office:value-type="string" calcext:value-type="string">
            <text:p>all/third_party/stefan_recent/test_example4.vpr</text:p>
          </table:table-cell>
          <table:table-cell office:value-type="float" office:value="1207" calcext:value-type="float">
            <text:p>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9707792207792" calcext:value-type="float">
            <text:p>0.979707792207792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57446808510638" calcext:value-type="float">
            <text:p>0.957446808510638</text:p>
          </table:table-cell>
        </table:table-row>
        <table:table-row table:style-name="ro1">
          <table:table-cell office:value-type="string" calcext:value-type="string">
            <text:p>all/third_party/stefan_recent/test_fibonacci.vpr</text:p>
          </table:table-cell>
          <table:table-cell office:value-type="float" office:value="1367" calcext:value-type="float">
            <text:p>13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931833674164963" calcext:value-type="float">
            <text:p>0.931833674164963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929936305732484" calcext:value-type="float">
            <text:p>0.929936305732484</text:p>
          </table:table-cell>
        </table:table-row>
        <table:table-row table:style-name="ro1">
          <table:table-cell office:value-type="string" calcext:value-type="string">
            <text:p>all/third_party/stefan_recent/test_functions.vpr</text:p>
          </table:table-cell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973458904109589" calcext:value-type="float">
            <text:p>0.97345890410958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72222222222222" calcext:value-type="float">
            <text:p>0.972222222222222</text:p>
          </table:table-cell>
        </table:table-row>
        <table:table-row table:style-name="ro1">
          <table:table-cell office:value-type="string" calcext:value-type="string">
            <text:p>all/third_party/stefan_recent/testGoto1.vpr</text:p>
          </table:table-cell>
          <table:table-cell office:value-type="float" office:value="1124" calcext:value-type="float">
            <text:p>1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943661971831" calcext:value-type="float">
            <text:p>0.98943661971831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864142538975" calcext:value-type="float">
            <text:p>0.988864142538975</text:p>
          </table:table-cell>
        </table:table-row>
        <table:table-row table:style-name="ro1">
          <table:table-cell office:value-type="string" calcext:value-type="string">
            <text:p>all/third_party/stefan_recent/testGoto2.vpr</text:p>
          </table:table-cell>
          <table:table-cell office:value-type="float" office:value="1064" calcext:value-type="float">
            <text:p>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2537313432836" calcext:value-type="float">
            <text:p>0.992537313432836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9336492890995" calcext:value-type="float">
            <text:p>0.989336492890995</text:p>
          </table:table-cell>
        </table:table-row>
        <table:table-row table:style-name="ro1">
          <table:table-cell office:value-type="string" calcext:value-type="string">
            <text:p>all/third_party/stefan_recent/testHistoryApplication.vpr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821935483870968" calcext:value-type="float">
            <text:p>0.82193548387096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.869402985074627" calcext:value-type="float">
            <text:p>0.869402985074627</text:p>
          </table:table-cell>
        </table:table-row>
        <table:table-row table:style-name="ro1">
          <table:table-cell office:value-type="string" calcext:value-type="string">
            <text:p>all/third_party/stefan_recent/testHistoryLemmasPVL.vpr</text:p>
          </table:table-cell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35277382645804" calcext:value-type="float">
            <text:p>0.935277382645804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04667328699106" calcext:value-type="float">
            <text:p>0.904667328699106</text:p>
          </table:table-cell>
        </table:table-row>
        <table:table-row table:style-name="ro1">
          <table:table-cell office:value-type="string" calcext:value-type="string">
            <text:p>all/third_party/stefan_recent/testHistoryLoop.vpr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0.875763747454175" calcext:value-type="float">
            <text:p>0.875763747454175</text:p>
          </table:table-cell>
        </table:table-row>
        <table:table-row table:style-name="ro1">
          <table:table-cell office:value-type="string" calcext:value-type="string">
            <text:p>all/third_party/stefan_recent/testHistoryProcessesPVL.vpr</text:p>
          </table:table-cell>
          <table:table-cell office:value-type="float" office:value="1112" calcext:value-type="float">
            <text:p>1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5697074010327" calcext:value-type="float">
            <text:p>0.95697074010327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4047619047619" calcext:value-type="float">
            <text:p>0.94047619047619</text:p>
          </table:table-cell>
        </table:table-row>
        <table:table-row table:style-name="ro1">
          <table:table-cell office:value-type="string" calcext:value-type="string">
            <text:p>all/third_party/stefan_recent/testHistoryThreadsApplication.vpr</text:p>
          </table:table-cell>
          <table:table-cell office:value-type="float" office:value="3608" calcext:value-type="float">
            <text:p>3608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49" calcext:value-type="float">
            <text:p>1149</text:p>
          </table:table-cell>
          <table:table-cell office:value-type="float" office:value="0.74055829228243" calcext:value-type="float">
            <text:p>0.74055829228243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0.684594953519256" calcext:value-type="float">
            <text:p>0.684594953519256</text:p>
          </table:table-cell>
        </table:table-row>
        <table:table-row table:style-name="ro1">
          <table:table-cell office:value-type="string" calcext:value-type="string">
            <text:p>all/third_party/stefan_recent/testHistoryThreadsLemmasPVL.vpr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930250783699059" calcext:value-type="float">
            <text:p>0.930250783699059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89093137254902" calcext:value-type="float">
            <text:p>0.89093137254902</text:p>
          </table:table-cell>
        </table:table-row>
        <table:table-row table:style-name="ro1">
          <table:table-cell office:value-type="string" calcext:value-type="string">
            <text:p>all/third_party/stefan_recent/testHistoryThreadsProcessesPVL.vpr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57214765100671" calcext:value-type="float">
            <text:p>0.95721476510067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49893390191898" calcext:value-type="float">
            <text:p>0.949893390191898</text:p>
          </table:table-cell>
        </table:table-row>
        <table:table-row table:style-name="ro1">
          <table:table-cell office:value-type="string" calcext:value-type="string">
            <text:p>all/third_party/stefan_recent/testListAppend.vpr</text:p>
          </table:table-cell>
          <table:table-cell office:value-type="float" office:value="1901" calcext:value-type="float">
            <text:p>1901</text:p>
          </table:table-cell>
          <table:table-cell office:value-type="float" office:value="600" calcext:value-type="float">
            <text:p>60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33131" calcext:value-type="float">
            <text:p>33131</text:p>
          </table:table-cell>
          <table:table-cell office:value-type="float" office:value="0.053146579440298" calcext:value-type="float">
            <text:p>0.053146579440298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552" calcext:value-type="float">
            <text:p>552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642" calcext:value-type="float">
            <text:p>642</text:p>
          </table:table-cell>
          <table:table-cell office:value-type="float" office:value="0.439393939393939" calcext:value-type="float">
            <text:p>0.439393939393939</text:p>
          </table:table-cell>
        </table:table-row>
        <table:table-row table:style-name="ro1">
          <table:table-cell office:value-type="string" calcext:value-type="string">
            <text:p>all/third_party/stefan_recent/test_list.vpr</text:p>
          </table:table-cell>
          <table:table-cell office:value-type="float" office:value="1506" calcext:value-type="float">
            <text:p>15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935985083903045" calcext:value-type="float">
            <text:p>0.935985083903045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946850393700787" calcext:value-type="float">
            <text:p>0.946850393700787</text:p>
          </table:table-cell>
        </table:table-row>
        <table:table-row table:style-name="ro1">
          <table:table-cell office:value-type="string" calcext:value-type="string">
            <text:p>all/third_party/stefan_recent/testLockSetDemo.vpr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879699248120301" calcext:value-type="float">
            <text:p>0.879699248120301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874869655891554" calcext:value-type="float">
            <text:p>0.874869655891554</text:p>
          </table:table-cell>
        </table:table-row>
        <table:table-row table:style-name="ro1">
          <table:table-cell office:value-type="string" calcext:value-type="string">
            <text:p>all/third_party/stefan_recent/testLoopInvariantE1.vpr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5062344139651" calcext:value-type="float">
            <text:p>0.975062344139651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976241900648" calcext:value-type="float">
            <text:p>0.96976241900648</text:p>
          </table:table-cell>
        </table:table-row>
        <table:table-row table:style-name="ro1">
          <table:table-cell office:value-type="string" calcext:value-type="string">
            <text:p>all/third_party/stefan_recent/testLoopInvariant.vpr</text:p>
          </table:table-cell>
          <table:table-cell office:value-type="float" office:value="1181" calcext:value-type="float">
            <text:p>1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6840363937138" calcext:value-type="float">
            <text:p>0.976840363937138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68950749464668" calcext:value-type="float">
            <text:p>0.968950749464668</text:p>
          </table:table-cell>
        </table:table-row>
        <table:table-row table:style-name="ro1">
          <table:table-cell office:value-type="string" calcext:value-type="string">
            <text:p>all/third_party/stefan_recent/testPVLLocks.vpr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911418685121107" calcext:value-type="float">
            <text:p>0.911418685121107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all/third_party/stefan_recent/testPVLSyntax.vpr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9220563847429" calcext:value-type="float">
            <text:p>0.989220563847429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1287512100678" calcext:value-type="float">
            <text:p>0.991287512100678</text:p>
          </table:table-cell>
        </table:table-row>
        <table:table-row table:style-name="ro1">
          <table:table-cell office:value-type="string" calcext:value-type="string">
            <text:p>all/third_party/stefan_recent/testThreadInheritanceE1.vpr</text:p>
          </table:table-cell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900717703349282" calcext:value-type="float">
            <text:p>0.900717703349282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916827852998066" calcext:value-type="float">
            <text:p>0.916827852998066</text:p>
          </table:table-cell>
        </table:table-row>
        <table:table-row table:style-name="ro1">
          <table:table-cell office:value-type="string" calcext:value-type="string">
            <text:p>all/third_party/stefan_recent/testThreadInheritanceE2.vpr</text:p>
          </table:table-cell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.909248805905341" calcext:value-type="float">
            <text:p>0.90924880590534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29506545820745" calcext:value-type="float">
            <text:p>0.929506545820745</text:p>
          </table:table-cell>
        </table:table-row>
        <table:table-row table:style-name="ro1">
          <table:table-cell office:value-type="string" calcext:value-type="string">
            <text:p>all/third_party/stefan_recent/testThreadInheritanceReal.vpr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918403391027905" calcext:value-type="float">
            <text:p>0.918403391027905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string" calcext:value-type="string">
            <text:p>all/third_party/stefan_recent/testThreadInheritance.vpr</text:p>
          </table:table-cell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.894519983518747" calcext:value-type="float">
            <text:p>0.894519983518747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930513595166163" calcext:value-type="float">
            <text:p>0.930513595166163</text:p>
          </table:table-cell>
        </table:table-row>
        <table:table-row table:style-name="ro1">
          <table:table-cell office:value-type="string" calcext:value-type="string">
            <text:p>all/third_party/stefan_recent/testTreeRecursive.vpr</text:p>
          </table:table-cell>
          <table:table-cell office:value-type="float" office:value="1305" calcext:value-type="float">
            <text:p>1305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48" calcext:value-type="float">
            <text:p>1448</text:p>
          </table:table-cell>
          <table:table-cell office:value-type="float" office:value="0.446306429548564" calcext:value-type="float">
            <text:p>0.446306429548564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0.793663688058489" calcext:value-type="float">
            <text:p>0.793663688058489</text:p>
          </table:table-cell>
        </table:table-row>
        <table:table-row table:style-name="ro1">
          <table:table-cell office:value-type="string" calcext:value-type="string">
            <text:p>all/third_party/stefan_recent/testValue1.vpr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2851985559567" calcext:value-type="float">
            <text:p>0.982851985559567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132075471698" calcext:value-type="float">
            <text:p>0.981132075471698</text:p>
          </table:table-cell>
        </table:table-row>
        <table:table-row table:style-name="ro1">
          <table:table-cell office:value-type="string" calcext:value-type="string">
            <text:p>all/third_party/stefan_recent/testValue2.vpr</text:p>
          </table:table-cell>
          <table:table-cell office:value-type="float" office:value="1185" calcext:value-type="float">
            <text:p>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956416464891041" calcext:value-type="float">
            <text:p>0.956416464891041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69116080937167" calcext:value-type="float">
            <text:p>0.969116080937167</text:p>
          </table:table-cell>
        </table:table-row>
        <table:table-row table:style-name="ro1">
          <table:table-cell office:value-type="string" calcext:value-type="string">
            <text:p>all/third_party/stefan_recent/test_vector_add_pvl.vpr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791100123609394" calcext:value-type="float">
            <text:p>0.791100123609394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905591200733272" calcext:value-type="float">
            <text:p>0.905591200733272</text:p>
          </table:table-cell>
        </table:table-row>
        <table:table-row table:style-name="ro1">
          <table:table-cell office:value-type="string" calcext:value-type="string">
            <text:p>all/third_party/stefan_recent/testWandDemo.vpr</text:p>
          </table:table-cell>
          <table:table-cell office:value-type="float" office:value="1443" calcext:value-type="float">
            <text:p>1443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0.814334085778781" calcext:value-type="float">
            <text:p>0.81433408577878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0.78131021194605" calcext:value-type="float">
            <text:p>0.78131021194605</text:p>
          </table:table-cell>
        </table:table-row>
        <table:table-row table:style-name="ro1">
          <table:table-cell office:value-type="string" calcext:value-type="string">
            <text:p>all/third_party/stefan_recent/test_zero_err.vpr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933514246947083" calcext:value-type="float">
            <text:p>0.933514246947083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58568738229755" calcext:value-type="float">
            <text:p>0.958568738229755</text:p>
          </table:table-cell>
        </table:table-row>
        <table:table-row table:style-name="ro1">
          <table:table-cell office:value-type="string" calcext:value-type="string">
            <text:p>all/third_party/stefan_recent/test_zero.vpr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40422322775264" calcext:value-type="float">
            <text:p>0.940422322775264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42084942084942" calcext:value-type="float">
            <text:p>0.942084942084942</text:p>
          </table:table-cell>
        </table:table-row>
        <table:table-row table:style-name="ro1">
          <table:table-cell office:value-type="string" calcext:value-type="string">
            <text:p>all/third_party/testHistoryApplicationPVL.vpr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943919344675488" calcext:value-type="float">
            <text:p>0.94391934467548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1256544502618" calcext:value-type="float">
            <text:p>0.961256544502618</text:p>
          </table:table-cell>
        </table:table-row>
        <table:table-row table:style-name="ro1">
          <table:table-cell office:value-type="string" calcext:value-type="string">
            <text:p>all/third_party/testHistoryApplication.vpr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92883079157589" calcext:value-type="float">
            <text:p>0.9288307915758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63761018609207" calcext:value-type="float">
            <text:p>0.963761018609207</text:p>
          </table:table-cell>
        </table:table-row>
        <table:table-row table:style-name="ro1">
          <table:table-cell office:value-type="string" calcext:value-type="string">
            <text:p>all/third_party/testHistoryAxioms.vpr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970588235294118" calcext:value-type="float">
            <text:p>0.97058823529411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8586723768736" calcext:value-type="float">
            <text:p>0.978586723768736</text:p>
          </table:table-cell>
        </table:table-row>
        <table:table-row table:style-name="ro1">
          <table:table-cell office:value-type="string" calcext:value-type="string">
            <text:p>all/third_party/testHistoryProcessesPVL.vpr</text:p>
          </table:table-cell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896782841823056" calcext:value-type="float">
            <text:p>0.896782841823056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883283877349159" calcext:value-type="float">
            <text:p>0.883283877349159</text:p>
          </table:table-cell>
        </table:table-row>
        <table:table-row table:style-name="ro1">
          <table:table-cell office:value-type="string" calcext:value-type="string">
            <text:p>all/third_party/testHistoryProcesses.vpr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904552129221733" calcext:value-type="float">
            <text:p>0.904552129221733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892215568862275" calcext:value-type="float">
            <text:p>0.892215568862275</text:p>
          </table:table-cell>
        </table:table-row>
        <table:table-row table:style-name="ro1">
          <table:table-cell office:value-type="string" calcext:value-type="string">
            <text:p>all/third_party/testLoopInvariantE1.vpr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6311336717428" calcext:value-type="float">
            <text:p>0.976311336717428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6190476190476" calcext:value-type="float">
            <text:p>0.976190476190476</text:p>
          </table:table-cell>
        </table:table-row>
        <table:table-row table:style-name="ro1">
          <table:table-cell office:value-type="string" calcext:value-type="string">
            <text:p>all/third_party/testLoopInvariant.vpr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975060337892196" calcext:value-type="float">
            <text:p>0.975060337892196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3539140022051" calcext:value-type="float">
            <text:p>0.973539140022051</text:p>
          </table:table-cell>
        </table:table-row>
        <table:table-row table:style-name="ro1">
          <table:table-cell office:value-type="string" calcext:value-type="string">
            <text:p>all/third_party/vercors/vercors_magic_wand_demo.encoded.chalice.vpr</text:p>
          </table:table-cell>
          <table:table-cell office:value-type="float" office:value="2757" calcext:value-type="float">
            <text:p>2757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0.843635250917993" calcext:value-type="float">
            <text:p>0.843635250917993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.85451197053407" calcext:value-type="float">
            <text:p>0.85451197053407</text:p>
          </table:table-cell>
        </table:table-row>
        <table:table-row table:style-name="ro1">
          <table:table-cell office:value-type="string" calcext:value-type="string">
            <text:p>examples/binary-search/binary-search-array.vpr</text:p>
          </table:table-cell>
          <table:table-cell office:value-type="float" office:value="1146" calcext:value-type="float">
            <text:p>1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.725316455696203" calcext:value-type="float">
            <text:p>0.725316455696203</text:p>
          </table:table-cell>
          <table:table-cell/>
          <table:table-cell office:value-type="float" office:value="1147" calcext:value-type="float">
            <text:p>1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.819285714285714" calcext:value-type="float">
            <text:p>0.819285714285714</text:p>
          </table:table-cell>
        </table:table-row>
        <table:table-row table:style-name="ro1">
          <table:table-cell office:value-type="string" calcext:value-type="string">
            <text:p>examples/binary-search/binary-search-seq.vpr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933011049723757" calcext:value-type="float">
            <text:p>0.933011049723757</text:p>
          </table:table-cell>
          <table:table-cell/>
          <table:table-cell office:value-type="float" office:value="1053" calcext:value-type="float">
            <text:p>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91485664639444" calcext:value-type="float">
            <text:p>0.91485664639444</text:p>
          </table:table-cell>
        </table:table-row>
        <table:table-row table:style-name="ro1">
          <table:table-cell office:value-type="string" calcext:value-type="string">
            <text:p>examples/graph-copy/graph-copy.vpr</text:p>
          </table:table-cell>
          <table:table-cell office:value-type="float" office:value="1601" calcext:value-type="float">
            <text:p>1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0.226098008755825" calcext:value-type="float">
            <text:p>0.226098008755825</text:p>
          </table:table-cell>
          <table:table-cell/>
          <table:table-cell office:value-type="float" office:value="1405" calcext:value-type="float">
            <text:p>1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0.396780570460322" calcext:value-type="float">
            <text:p>0.396780570460322</text:p>
          </table:table-cell>
        </table:table-row>
        <table:table-row table:style-name="ro1">
          <table:table-cell office:value-type="string" calcext:value-type="string">
            <text:p>examples/graph-marking/graph-marking-reduced.vpr</text:p>
          </table:table-cell>
          <table:table-cell office:value-type="float" office:value="1168" calcext:value-type="float">
            <text:p>1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.752092723760464" calcext:value-type="float">
            <text:p>0.752092723760464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827885256837892" calcext:value-type="float">
            <text:p>0.827885256837892</text:p>
          </table:table-cell>
        </table:table-row>
        <table:table-row table:style-name="ro1">
          <table:table-cell office:value-type="string" calcext:value-type="string">
            <text:p>examples/graph-marking/graph-marking.vpr</text:p>
          </table:table-cell>
          <table:table-cell office:value-type="float" office:value="1212" calcext:value-type="float">
            <text:p>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9" calcext:value-type="float">
            <text:p>4879</text:p>
          </table:table-cell>
          <table:table-cell office:value-type="float" office:value="0.198982104744705" calcext:value-type="float">
            <text:p>0.198982104744705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0.442292796281952" calcext:value-type="float">
            <text:p>0.442292796281952</text:p>
          </table:table-cell>
        </table:table-row>
        <table:table-row table:style-name="ro1">
          <table:table-cell office:value-type="string" calcext:value-type="string">
            <text:p>examples/max_array/max-array-elimination.vpr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0.654189944134078" calcext:value-type="float">
            <text:p>0.654189944134078</text:p>
          </table:table-cell>
          <table:table-cell/>
          <table:table-cell office:value-type="float" office:value="1167" calcext:value-type="float">
            <text:p>1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791723202170963" calcext:value-type="float">
            <text:p>0.791723202170963</text:p>
          </table:table-cell>
        </table:table-row>
        <table:table-row table:style-name="ro1">
          <table:table-cell office:value-type="string" calcext:value-type="string">
            <text:p>examples/max_array/max-array-standard.vpr</text:p>
          </table:table-cell>
          <table:table-cell office:value-type="float" office:value="1161" calcext:value-type="float">
            <text:p>1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.782345013477089" calcext:value-type="float">
            <text:p>0.782345013477089</text:p>
          </table:table-cell>
          <table:table-cell/>
          <table:table-cell office:value-type="float" office:value="1157" calcext:value-type="float">
            <text:p>1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850110213078619" calcext:value-type="float">
            <text:p>0.850110213078619</text:p>
          </table:table-cell>
        </table:table-row>
        <table:table-row table:style-name="ro1">
          <table:table-cell office:value-type="string" calcext:value-type="string">
            <text:p>examples/parallel-array-replace/parallel-array-replace.vpr</text:p>
          </table:table-cell>
          <table:table-cell office:value-type="float" office:value="1203" calcext:value-type="float">
            <text:p>12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float" office:value="0.794059405940594" calcext:value-type="float">
            <text:p>0.794059405940594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86286594761171" calcext:value-type="float">
            <text:p>0.86286594761171</text:p>
          </table:table-cell>
        </table:table-row>
        <table:table-row table:style-name="ro1">
          <table:table-cell office:value-type="string" calcext:value-type="string">
            <text:p>examples/quickselect/arrays_quickselect_rec_index-shifting.vpr</text:p>
          </table:table-cell>
          <table:table-cell office:value-type="float" office:value="1295" calcext:value-type="float">
            <text:p>12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03" calcext:value-type="float">
            <text:p>5203</text:p>
          </table:table-cell>
          <table:table-cell office:value-type="float" office:value="0.198894179081554" calcext:value-type="float">
            <text:p>0.198894179081554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23" calcext:value-type="float">
            <text:p>2223</text:p>
          </table:table-cell>
          <table:table-cell office:value-type="float" office:value="0.36482640865111" calcext:value-type="float">
            <text:p>0.36482640865111</text:p>
          </table:table-cell>
        </table:table-row>
        <table:table-row table:style-name="ro1">
          <table:table-cell office:value-type="string" calcext:value-type="string">
            <text:p>examples/quickselect/arrays_quickselect_rec.vpr</text:p>
          </table:table-cell>
          <table:table-cell office:value-type="float" office:value="1481" calcext:value-type="float">
            <text:p>14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1" calcext:value-type="float">
            <text:p>3671</text:p>
          </table:table-cell>
          <table:table-cell office:value-type="float" office:value="0.286737657308809" calcext:value-type="float">
            <text:p>0.286737657308809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9" calcext:value-type="float">
            <text:p>1759</text:p>
          </table:table-cell>
          <table:table-cell office:value-type="float" office:value="0.409939959973316" calcext:value-type="float">
            <text:p>0.409939959973316</text:p>
          </table:table-cell>
        </table:table-row>
        <table:table-row table:style-name="ro1">
          <table:table-cell office:value-type="string" calcext:value-type="string">
            <text:p>examples/tree-delete-min/tree_delete_min.vpr</text:p>
          </table:table-cell>
          <table:table-cell office:value-type="float" office:value="1325" calcext:value-type="float">
            <text:p>132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435" calcext:value-type="float">
            <text:p>3435</text:p>
          </table:table-cell>
          <table:table-cell office:value-type="float" office:value="0.273590749535412" calcext:value-type="float">
            <text:p>0.27359074953541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0.731726283048211" calcext:value-type="float">
            <text:p>0.731726283048211</text:p>
          </table:table-cell>
        </table:table-row>
        <table:table-row table:style-name="ro1">
          <table:table-cell office:value-type="string" calcext:value-type="string">
            <text:p>examples/vmcai2016/arraylist-quantified-permissions.vpr</text:p>
          </table:table-cell>
          <table:table-cell office:value-type="float" office:value="1532" calcext:value-type="float">
            <text:p>153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51" calcext:value-type="float">
            <text:p>2551</text:p>
          </table:table-cell>
          <table:table-cell office:value-type="float" office:value="0.368889959065736" calcext:value-type="float">
            <text:p>0.368889959065736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9" calcext:value-type="float">
            <text:p>1339</text:p>
          </table:table-cell>
          <table:table-cell office:value-type="float" office:value="0.484460694698355" calcext:value-type="float">
            <text:p>0.484460694698355</text:p>
          </table:table-cell>
        </table:table-row>
        <table:table-row table:style-name="ro1">
          <table:table-cell office:value-type="string" calcext:value-type="string">
            <text:p>examples/vmcai2016/encoding-adts.vpr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57776213933849" calcext:value-type="float">
            <text:p>0.957776213933849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4136460554371" calcext:value-type="float">
            <text:p>0.94136460554371</text:p>
          </table:table-cell>
        </table:table-row>
        <table:table-row table:style-name="ro1">
          <table:table-cell office:value-type="string" calcext:value-type="string">
            <text:p>examples/vmcai2016/linked-list-predicates.vpr</text:p>
          </table:table-cell>
          <table:table-cell office:value-type="float" office:value="1748" calcext:value-type="float">
            <text:p>1748</text:p>
          </table:table-cell>
          <table:table-cell office:value-type="float" office:value="471" calcext:value-type="float">
            <text:p>471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1904" calcext:value-type="float">
            <text:p>41904</text:p>
          </table:table-cell>
          <table:table-cell office:value-type="float" office:value="0.039506396058401" calcext:value-type="float">
            <text:p>0.039506396058401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690" calcext:value-type="float">
            <text:p>1690</text:p>
          </table:table-cell>
          <table:table-cell office:value-type="float" office:value="0.401930261519303" calcext:value-type="float">
            <text:p>0.401930261519303</text:p>
          </table:table-cell>
        </table:table-row>
        <table:table-row table:style-name="ro1">
          <table:table-cell office:value-type="string" calcext:value-type="string">
            <text:p>frontend-generated/nagini/testsarpverificationtest_rd_quantified.py.vpr</text:p>
          </table:table-cell>
          <table:table-cell office:value-type="float" office:value="2577" calcext:value-type="float">
            <text:p>257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0.722658440830062" calcext:value-type="float">
            <text:p>0.722658440830062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52" calcext:value-type="float">
            <text:p>552</text:p>
          </table:table-cell>
          <table:table-cell office:value-type="float" office:value="0.746520874751491" calcext:value-type="float">
            <text:p>0.746520874751491</text:p>
          </table:table-cell>
        </table:table-row>
        <table:table-row table:style-name="ro1">
          <table:table-cell office:value-type="string" calcext:value-type="string">
            <text:p>frontend-generated/nagini/testsfunctionalverificationexamplesparkinson_recell.py.vpr</text:p>
          </table:table-cell>
          <table:table-cell office:value-type="float" office:value="2012" calcext:value-type="float">
            <text:p>2012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0.823240589198036" calcext:value-type="float">
            <text:p>0.823240589198036</text:p>
          </table:table-cell>
          <table:table-cell/>
          <table:table-cell office:value-type="float" office:value="1833" calcext:value-type="float">
            <text:p>183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0.850974930362117" calcext:value-type="float">
            <text:p>0.850974930362117</text:p>
          </table:table-cell>
        </table:table-row>
        <table:table-row table:style-name="ro1">
          <table:table-cell office:value-type="string" calcext:value-type="string">
            <text:p>frontend-generated/nagini/testsfunctionalverificationissues00017.py.vpr</text:p>
          </table:table-cell>
          <table:table-cell office:value-type="float" office:value="2544" calcext:value-type="float">
            <text:p>254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81" calcext:value-type="float">
            <text:p>481</text:p>
          </table:table-cell>
          <table:table-cell office:value-type="float" office:value="0.777268560953254" calcext:value-type="float">
            <text:p>0.777268560953254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45" calcext:value-type="float">
            <text:p>345</text:p>
          </table:table-cell>
          <table:table-cell office:value-type="float" office:value="0.796498905908096" calcext:value-type="float">
            <text:p>0.796498905908096</text:p>
          </table:table-cell>
        </table:table-row>
        <table:table-row table:style-name="ro1">
          <table:table-cell office:value-type="string" calcext:value-type="string">
            <text:p>frontend-generated/nagini/testsfunctionalverificationissues00031.py.vpr</text:p>
          </table:table-cell>
          <table:table-cell office:value-type="float" office:value="2289" calcext:value-type="float">
            <text:p>2289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0.769670477471419" calcext:value-type="float">
            <text:p>0.769670477471419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 office:value-type="float" office:value="0.729323308270677" calcext:value-type="float">
            <text:p>0.729323308270677</text:p>
          </table:table-cell>
        </table:table-row>
        <table:table-row table:style-name="ro1">
          <table:table-cell office:value-type="string" calcext:value-type="string">
            <text:p>frontend-generated/nagini/testsfunctionalverificationtest_cast.py.vpr</text:p>
          </table:table-cell>
          <table:table-cell office:value-type="float" office:value="2264" calcext:value-type="float">
            <text:p>226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float" office:value="0.829607914987175" calcext:value-type="float">
            <text:p>0.829607914987175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0.824644549763033" calcext:value-type="float">
            <text:p>0.824644549763033</text:p>
          </table:table-cell>
        </table:table-row>
        <table:table-row table:style-name="ro1">
          <table:table-cell office:value-type="string" calcext:value-type="string">
            <text:p>frontend-generated/nagini/testsfunctionalverificationtest_exception.py.vpr</text:p>
          </table:table-cell>
          <table:table-cell office:value-type="float" office:value="2757" calcext:value-type="float">
            <text:p>2757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740" calcext:value-type="float">
            <text:p>2740</text:p>
          </table:table-cell>
          <table:table-cell office:value-type="float" office:value="0.478230702515178" calcext:value-type="float">
            <text:p>0.478230702515178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71" calcext:value-type="float">
            <text:p>2271</text:p>
          </table:table-cell>
          <table:table-cell office:value-type="float" office:value="0.441097122302158" calcext:value-type="float">
            <text:p>0.441097122302158</text:p>
          </table:table-cell>
        </table:table-row>
        <table:table-row table:style-name="ro1">
          <table:table-cell office:value-type="string" calcext:value-type="string">
            <text:p>frontend-generated/nagini/testsobligationsverificationchalice2silverchristianobl_loop.py.vpr</text:p>
          </table:table-cell>
          <table:table-cell office:value-type="float" office:value="2709" calcext:value-type="float">
            <text:p>2709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649" calcext:value-type="float">
            <text:p>2649</text:p>
          </table:table-cell>
          <table:table-cell office:value-type="float" office:value="0.484009290691442" calcext:value-type="float">
            <text:p>0.484009290691442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543" calcext:value-type="float">
            <text:p>1543</text:p>
          </table:table-cell>
          <table:table-cell office:value-type="float" office:value="0.527913279132791" calcext:value-type="float">
            <text:p>0.527913279132791</text:p>
          </table:table-cell>
        </table:table-row>
        <table:table-row table:style-name="ro1">
          <table:table-cell office:value-type="string" calcext:value-type="string">
            <text:p>frontend-generated/nagini/testsobligationsverificationtest_while_must_terminate.py.vpr</text:p>
          </table:table-cell>
          <table:table-cell office:value-type="float" office:value="2311" calcext:value-type="float">
            <text:p>231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750" calcext:value-type="float">
            <text:p>1750</text:p>
          </table:table-cell>
          <table:table-cell office:value-type="float" office:value="0.539827143190843" calcext:value-type="float">
            <text:p>0.539827143190843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79" calcext:value-type="float">
            <text:p>1179</text:p>
          </table:table-cell>
          <table:table-cell office:value-type="float" office:value="0.578184110970996" calcext:value-type="float">
            <text:p>0.578184110970996</text:p>
          </table:table-cell>
        </table:table-row>
        <table:table-row table:style-name="ro1">
          <table:table-cell office:value-type="string" calcext:value-type="string">
            <text:p>frontend-generated/nagini/testssifverificationtest_exception_loop.py.vpr</text:p>
          </table:table-cell>
          <table:table-cell office:value-type="float" office:value="3548" calcext:value-type="float">
            <text:p>354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447" calcext:value-type="float">
            <text:p>13447</text:p>
          </table:table-cell>
          <table:table-cell office:value-type="float" office:value="0.206555277405833" calcext:value-type="float">
            <text:p>0.206555277405833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190" calcext:value-type="float">
            <text:p>8190</text:p>
          </table:table-cell>
          <table:table-cell office:value-type="float" office:value="0.187231550175713" calcext:value-type="float">
            <text:p>0.187231550175713</text:p>
          </table:table-cell>
        </table:table-row>
        <table:table-row table:style-name="ro1">
          <table:table-cell office:value-type="string" calcext:value-type="string">
            <text:p>frontend-generated/nagini/testssifverificationtest_lowval.py.vpr</text:p>
          </table:table-cell>
          <table:table-cell office:value-type="float" office:value="3754" calcext:value-type="float">
            <text:p>375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009" calcext:value-type="float">
            <text:p>12009</text:p>
          </table:table-cell>
          <table:table-cell office:value-type="float" office:value="0.232907308599082" calcext:value-type="float">
            <text:p>0.232907308599082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046" calcext:value-type="float">
            <text:p>5046</text:p>
          </table:table-cell>
          <table:table-cell office:value-type="float" office:value="0.302581072137657" calcext:value-type="float">
            <text:p>0.302581072137657</text:p>
          </table:table-cell>
        </table:table-row>
        <table:table-row table:style-name="ro1">
          <table:table-cell office:value-type="string" calcext:value-type="string">
            <text:p>frontend-generated/nagini/testssifverificationtest_try_catch.py.vpr</text:p>
          </table:table-cell>
          <table:table-cell office:value-type="float" office:value="3838" calcext:value-type="float">
            <text:p>383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355" calcext:value-type="float">
            <text:p>11355</text:p>
          </table:table-cell>
          <table:table-cell office:value-type="float" office:value="0.248028951790099" calcext:value-type="float">
            <text:p>0.248028951790099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262" calcext:value-type="float">
            <text:p>8262</text:p>
          </table:table-cell>
          <table:table-cell office:value-type="float" office:value="0.207674943566591" calcext:value-type="float">
            <text:p>0.207674943566591</text:p>
          </table:table-cell>
        </table:table-row>
        <table:table-row table:style-name="ro1">
          <table:table-cell office:value-type="string" calcext:value-type="string">
            <text:p>frontend-generated/prusti/008-num-traits-pow.rs.vpr</text:p>
          </table:table-cell>
          <table:table-cell office:value-type="float" office:value="3208" calcext:value-type="float">
            <text:p>3208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1691" calcext:value-type="float">
            <text:p>1691</text:p>
          </table:table-cell>
          <table:table-cell office:value-type="float" office:value="0.569198012775018" calcext:value-type="float">
            <text:p>0.569198012775018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808" calcext:value-type="float">
            <text:p>80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rontend-generated/prusti/348_cgmath_point.rs.vpr</text:p>
          </table:table-cell>
          <table:table-cell office:value-type="float" office:value="2046" calcext:value-type="float">
            <text:p>2046</text:p>
          </table:table-cell>
          <table:table-cell office:value-type="float" office:value="324" calcext:value-type="float">
            <text:p>32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565" calcext:value-type="float">
            <text:p>5565</text:p>
          </table:table-cell>
          <table:table-cell office:value-type="float" office:value="0.255144032921811" calcext:value-type="float">
            <text:p>0.255144032921811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09" calcext:value-type="float">
            <text:p>1109</text:p>
          </table:table-cell>
          <table:table-cell office:value-type="float" office:value="0.462906724511931" calcext:value-type="float">
            <text:p>0.462906724511931</text:p>
          </table:table-cell>
        </table:table-row>
        <table:table-row table:style-name="ro1">
          <table:table-cell office:value-type="string" calcext:value-type="string">
            <text:p>frontend-generated/prusti/account.rs.vpr</text:p>
          </table:table-cell>
          <table:table-cell office:value-type="float" office:value="2841" calcext:value-type="float">
            <text:p>2841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26" calcext:value-type="float">
            <text:p>726</text:p>
          </table:table-cell>
          <table:table-cell office:value-type="float" office:value="0.750396196513471" calcext:value-type="float">
            <text:p>0.75039619651347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0.785540211210398" calcext:value-type="float">
            <text:p>0.785540211210398</text:p>
          </table:table-cell>
        </table:table-row>
        <table:table-row table:style-name="ro1">
          <table:table-cell office:value-type="string" calcext:value-type="string">
            <text:p>frontend-generated/prusti/Ackermann_function.rs.vpr</text:p>
          </table:table-cell>
          <table:table-cell office:value-type="float" office:value="3818" calcext:value-type="float">
            <text:p>3818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278" calcext:value-type="float">
            <text:p>1278</text:p>
          </table:table-cell>
          <table:table-cell office:value-type="float" office:value="0.720921450151057" calcext:value-type="float">
            <text:p>0.720921450151057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95" calcext:value-type="float">
            <text:p>495</text:p>
          </table:table-cell>
          <table:table-cell office:value-type="float" office:value="0.63953488372093" calcext:value-type="float">
            <text:p>0.63953488372093</text:p>
          </table:table-cell>
        </table:table-row>
        <table:table-row table:style-name="ro1">
          <table:table-cell office:value-type="string" calcext:value-type="string">
            <text:p>frontend-generated/prusti/balance.rs.vpr</text:p>
          </table:table-cell>
          <table:table-cell office:value-type="float" office:value="2103" calcext:value-type="float">
            <text:p>2103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11" calcext:value-type="float">
            <text:p>511</text:p>
          </table:table-cell>
          <table:table-cell office:value-type="float" office:value="0.744688385269122" calcext:value-type="float">
            <text:p>0.744688385269122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0.821774193548387" calcext:value-type="float">
            <text:p>0.821774193548387</text:p>
          </table:table-cell>
        </table:table-row>
        <table:table-row table:style-name="ro1">
          <table:table-cell office:value-type="string" calcext:value-type="string">
            <text:p>frontend-generated/prusti/Binary_search.rs.vpr</text:p>
          </table:table-cell>
          <table:table-cell office:value-type="float" office:value="38886" calcext:value-type="float">
            <text:p>38886</text:p>
          </table:table-cell>
          <table:table-cell office:value-type="float" office:value="1764" calcext:value-type="float">
            <text:p>176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8424" calcext:value-type="float">
            <text:p>18424</text:p>
          </table:table-cell>
          <table:table-cell office:value-type="float" office:value="0.656093404646611" calcext:value-type="float">
            <text:p>0.656093404646611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477" calcext:value-type="float">
            <text:p>3477</text:p>
          </table:table-cell>
          <table:table-cell office:value-type="float" office:value="0.281449893390192" calcext:value-type="float">
            <text:p>0.281449893390192</text:p>
          </table:table-cell>
        </table:table-row>
        <table:table-row table:style-name="ro1">
          <table:table-cell office:value-type="string" calcext:value-type="string">
            <text:p>frontend-generated/prusti/complex-fn.rs.vpr</text:p>
          </table:table-cell>
          <table:table-cell office:value-type="float" office:value="2983" calcext:value-type="float">
            <text:p>2983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office:value-type="float" office:value="0.886215092097445" calcext:value-type="float">
            <text:p>0.886215092097445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92636815920398" calcext:value-type="float">
            <text:p>0.92636815920398</text:p>
          </table:table-cell>
        </table:table-row>
        <table:table-row table:style-name="ro1">
          <table:table-cell office:value-type="string" calcext:value-type="string">
            <text:p>frontend-generated/prusti/Dijkstras_algorithm-simpl.rs.vpr</text:p>
          </table:table-cell>
          <table:table-cell office:value-type="float" office:value="1969" calcext:value-type="float">
            <text:p>19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0.883752244165171" calcext:value-type="float">
            <text:p>0.88375224416517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0.857269503546099" calcext:value-type="float">
            <text:p>0.857269503546099</text:p>
          </table:table-cell>
        </table:table-row>
        <table:table-row table:style-name="ro1">
          <table:table-cell office:value-type="string" calcext:value-type="string">
            <text:p>frontend-generated/prusti/fail-pc.rs.vpr</text:p>
          </table:table-cell>
          <table:table-cell office:value-type="float" office:value="2199" calcext:value-type="float">
            <text:p>219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04938271604938" calcext:value-type="float">
            <text:p>0.90493827160493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922772277227723" calcext:value-type="float">
            <text:p>0.922772277227723</text:p>
          </table:table-cell>
        </table:table-row>
        <table:table-row table:style-name="ro1">
          <table:table-cell office:value-type="string" calcext:value-type="string">
            <text:p>frontend-generated/prusti/first-final.rs.vpr</text:p>
          </table:table-cell>
          <table:table-cell office:value-type="float" office:value="23297" calcext:value-type="float">
            <text:p>23297</text:p>
          </table:table-cell>
          <table:table-cell office:value-type="float" office:value="1867" calcext:value-type="float">
            <text:p>1867</text:p>
          </table:table-cell>
          <table:table-cell office:value-type="float" office:value="123" calcext:value-type="float">
            <text:p>123</text:p>
          </table:table-cell>
          <table:table-cell office:value-type="float" office:value="378" calcext:value-type="float">
            <text:p>378</text:p>
          </table:table-cell>
          <table:table-cell office:value-type="float" office:value="29888" calcext:value-type="float">
            <text:p>29888</text:p>
          </table:table-cell>
          <table:table-cell office:value-type="float" office:value="0.419365290803377" calcext:value-type="float">
            <text:p>0.419365290803377</text:p>
          </table:table-cell>
          <table:table-cell/>
          <table:table-cell office:value-type="float" office:value="1402" calcext:value-type="float">
            <text:p>1402</text:p>
          </table:table-cell>
          <table:table-cell office:value-type="float" office:value="338" calcext:value-type="float">
            <text:p>33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435" calcext:value-type="float">
            <text:p>4435</text:p>
          </table:table-cell>
          <table:table-cell office:value-type="float" office:value="0.222575011906652" calcext:value-type="float">
            <text:p>0.222575011906652</text:p>
          </table:table-cell>
        </table:table-row>
        <table:table-row table:style-name="ro1">
          <table:table-cell office:value-type="string" calcext:value-type="string">
            <text:p>frontend-generated/prusti/generics-basic-3-6.rs.vpr</text:p>
          </table:table-cell>
          <table:table-cell office:value-type="float" office:value="3535" calcext:value-type="float">
            <text:p>353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98" calcext:value-type="float">
            <text:p>598</text:p>
          </table:table-cell>
          <table:table-cell office:value-type="float" office:value="0.835697399527187" calcext:value-type="float">
            <text:p>0.83569739952718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892785571142285" calcext:value-type="float">
            <text:p>0.892785571142285</text:p>
          </table:table-cell>
        </table:table-row>
        <table:table-row table:style-name="ro1">
          <table:table-cell office:value-type="string" calcext:value-type="string">
            <text:p>frontend-generated/voila/TicketLock.vl.vpr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970238095238095" calcext:value-type="float">
            <text:p>0.970238095238095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5887096774193" calcext:value-type="float">
            <text:p>0.985887096774193</text:p>
          </table:table-cell>
        </table:table-row>
        <table:table-row table:style-name="ro1">
          <table:table-cell office:value-type="string" calcext:value-type="string">
            <text:p>frontend-generated/vyper/testsresourcesallocationsafe_remote_purchase_alloc.vy.vpr</text:p>
          </table:table-cell>
          <table:table-cell office:value-type="float" office:value="6884" calcext:value-type="float">
            <text:p>6884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005" calcext:value-type="float">
            <text:p>12005</text:p>
          </table:table-cell>
          <table:table-cell office:value-type="float" office:value="0.361649592855267" calcext:value-type="float">
            <text:p>0.361649592855267</text:p>
          </table:table-cell>
          <table:table-cell/>
          <table:table-cell office:value-type="float" office:value="4402" calcext:value-type="float">
            <text:p>440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332" calcext:value-type="float">
            <text:p>9332</text:p>
          </table:table-cell>
          <table:table-cell office:value-type="float" office:value="0.319170533642691" calcext:value-type="float">
            <text:p>0.319170533642691</text:p>
          </table:table-cell>
        </table:table-row>
        <table:table-row table:style-name="ro1">
          <table:table-cell office:value-type="string" calcext:value-type="string">
            <text:p>frontend-generated/vyper/testsresourcesissuesissue028a.vy.vpr</text:p>
          </table:table-cell>
          <table:table-cell office:value-type="float" office:value="1095" calcext:value-type="float">
            <text:p>1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-generated/vyper/testsresourceslanguageaccessible_heuristics_argument.vy.vpr</text:p>
          </table:table-cell>
          <table:table-cell office:value-type="float" office:value="4429" calcext:value-type="float">
            <text:p>4429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7" calcext:value-type="float">
            <text:p>787</text:p>
          </table:table-cell>
          <table:table-cell office:value-type="float" office:value="0.828005234623294" calcext:value-type="float">
            <text:p>0.828005234623294</text:p>
          </table:table-cell>
          <table:table-cell/>
          <table:table-cell office:value-type="float" office:value="2430" calcext:value-type="float">
            <text:p>243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21" calcext:value-type="float">
            <text:p>521</text:p>
          </table:table-cell>
          <table:table-cell office:value-type="float" office:value="0.810810810810811" calcext:value-type="float">
            <text:p>0.810810810810811</text:p>
          </table:table-cell>
        </table:table-row>
        <table:table-row table:style-name="ro1">
          <table:table-cell office:value-type="string" calcext:value-type="string">
            <text:p>frontend-generated/vyper/testsresourceslanguagearray.vy.vpr</text:p>
          </table:table-cell>
          <table:table-cell office:value-type="float" office:value="11084" calcext:value-type="float">
            <text:p>11084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82" calcext:value-type="float">
            <text:p>3282</text:p>
          </table:table-cell>
          <table:table-cell office:value-type="float" office:value="0.753962315488742" calcext:value-type="float">
            <text:p>0.753962315488742</text:p>
          </table:table-cell>
          <table:table-cell/>
          <table:table-cell office:value-type="float" office:value="3516" calcext:value-type="float">
            <text:p>351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0.676153846153846" calcext:value-type="float">
            <text:p>0.676153846153846</text:p>
          </table:table-cell>
        </table:table-row>
        <table:table-row table:style-name="ro1">
          <table:table-cell office:value-type="string" calcext:value-type="string">
            <text:p>frontend-generated/vyper/testsresourceslanguagebalance.vy.vpr</text:p>
          </table:table-cell>
          <table:table-cell office:value-type="float" office:value="4016" calcext:value-type="float">
            <text:p>401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3" calcext:value-type="float">
            <text:p>353</text:p>
          </table:table-cell>
          <table:table-cell office:value-type="float" office:value="0.896228520419549" calcext:value-type="float">
            <text:p>0.896228520419549</text:p>
          </table:table-cell>
          <table:table-cell/>
          <table:table-cell office:value-type="float" office:value="2177" calcext:value-type="float">
            <text:p>217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0.912023460410557" calcext:value-type="float">
            <text:p>0.912023460410557</text:p>
          </table:table-cell>
        </table:table-row>
        <table:table-row table:style-name="ro1">
          <table:table-cell office:value-type="string" calcext:value-type="string">
            <text:p>frontend-generated/vyper/testsresourceslanguagebytes32.vy.vpr</text:p>
          </table:table-cell>
          <table:table-cell office:value-type="float" office:value="4151" calcext:value-type="float">
            <text:p>4151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 office:value-type="float" office:value="0.892496237368308" calcext:value-type="float">
            <text:p>0.892496237368308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0.910820451843044" calcext:value-type="float">
            <text:p>0.910820451843044</text:p>
          </table:table-cell>
        </table:table-row>
        <table:table-row table:style-name="ro1">
          <table:table-cell office:value-type="string" calcext:value-type="string">
            <text:p>frontend-generated/vyper/testsresourceslanguageconfig.vy.vpr</text:p>
          </table:table-cell>
          <table:table-cell office:value-type="float" office:value="3805" calcext:value-type="float">
            <text:p>380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0.907464822322919" calcext:value-type="float">
            <text:p>0.907464822322919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0.922613531047266" calcext:value-type="float">
            <text:p>0.922613531047266</text:p>
          </table:table-cell>
        </table:table-row>
        <table:table-row table:style-name="ro1">
          <table:table-cell office:value-type="string" calcext:value-type="string">
            <text:p>frontend-generated/vyper/testsresourceslanguagecontract.vy.vpr</text:p>
          </table:table-cell>
          <table:table-cell office:value-type="float" office:value="5538" calcext:value-type="float">
            <text:p>5538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50" calcext:value-type="float">
            <text:p>2850</text:p>
          </table:table-cell>
          <table:table-cell office:value-type="float" office:value="0.647113811638233" calcext:value-type="float">
            <text:p>0.647113811638233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75" calcext:value-type="float">
            <text:p>1875</text:p>
          </table:table-cell>
          <table:table-cell office:value-type="float" office:value="0.589216944801027" calcext:value-type="float">
            <text:p>0.589216944801027</text:p>
          </table:table-cell>
        </table:table-row>
        <table:table-row table:style-name="ro1">
          <table:table-cell office:value-type="string" calcext:value-type="string">
            <text:p>frontend-generated/working/account.rs.vpr</text:p>
          </table:table-cell>
          <table:table-cell office:value-type="float" office:value="2621" calcext:value-type="float">
            <text:p>2621</text:p>
          </table:table-cell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1012" calcext:value-type="float">
            <text:p>1012</text:p>
          </table:table-cell>
          <table:table-cell office:value-type="float" office:value="0.651503852846135" calcext:value-type="float">
            <text:p>0.65150385284613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0.819239720713732" calcext:value-type="float">
            <text:p>0.819239720713732</text:p>
          </table:table-cell>
        </table:table-row>
        <table:table-row table:style-name="ro1">
          <table:table-cell office:value-type="string" calcext:value-type="string">
            <text:p>frontend-generated/working/fail-pc.rs.vpr</text:p>
          </table:table-cell>
          <table:table-cell office:value-type="float" office:value="2137" calcext:value-type="float">
            <text:p>213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.920327304048234" calcext:value-type="float">
            <text:p>0.92032730404823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941295546558704" calcext:value-type="float">
            <text:p>0.941295546558704</text:p>
          </table:table-cell>
        </table:table-row>
        <table:table-row table:style-name="ro1">
          <table:table-cell office:value-type="string" calcext:value-type="string">
            <text:p>frontend-generated/working/forall-simple3.gobra.vpr</text:p>
          </table:table-cell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85940246045694" calcext:value-type="float">
            <text:p>0.98594024604569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94588744588745" calcext:value-type="float">
            <text:p>0.994588744588745</text:p>
          </table:table-cell>
        </table:table-row>
        <table:table-row table:style-name="ro1">
          <table:table-cell office:value-type="string" calcext:value-type="string">
            <text:p>frontend-generated/working/global-const-4.gobra.vpr</text:p>
          </table:table-cell>
          <table:table-cell office:value-type="float" office:value="1272" calcext:value-type="float">
            <text:p>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95305164319249" calcext:value-type="float">
            <text:p>0.995305164319249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7204100652377" calcext:value-type="float">
            <text:p>0.997204100652377</text:p>
          </table:table-cell>
        </table:table-row>
        <table:table-row table:style-name="ro1">
          <table:table-cell office:value-type="string" calcext:value-type="string">
            <text:p>frontend-generated/working/seq-slice-simple1.gobra.vpr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809492847854356" calcext:value-type="float">
            <text:p>0.809492847854356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826123833757421" calcext:value-type="float">
            <text:p>0.826123833757421</text:p>
          </table:table-cell>
        </table:table-row>
        <table:table-row table:style-name="ro1">
          <table:table-cell office:value-type="string" calcext:value-type="string">
            <text:p>frontend-generated/working/seq-update-simple1.gobra.vpr</text:p>
          </table:table-cell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952692867540029" calcext:value-type="float">
            <text:p>0.952692867540029</text:p>
          </table:table-cell>
          <table:table-cell/>
          <table:table-cell office:value-type="float" office:value="1243" calcext:value-type="float">
            <text:p>1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6656298600311" calcext:value-type="float">
            <text:p>0.96656298600311</text:p>
          </table:table-cell>
        </table:table-row>
        <table:table-row table:style-name="ro1">
          <table:table-cell office:value-type="string" calcext:value-type="string">
            <text:p>frontend-generated/working/switch.gobra.vpr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901757188498403" calcext:value-type="float">
            <text:p>0.901757188498403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38271604938272" calcext:value-type="float">
            <text:p>0.938271604938272</text:p>
          </table:table-cell>
        </table:table-row>
        <table:table-row table:style-name="ro1">
          <table:table-cell office:value-type="string" calcext:value-type="string">
            <text:p>frontend-generated/working/testsfunctionalverificationissues00031.py.vpr</text:p>
          </table:table-cell>
          <table:table-cell office:value-type="float" office:value="2257" calcext:value-type="float">
            <text:p>2257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0.755607633076666" calcext:value-type="float">
            <text:p>0.755607633076666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0.744357638888889" calcext:value-type="float">
            <text:p>0.744357638888889</text:p>
          </table:table-cell>
        </table:table-row>
        <table:table-row table:style-name="ro1">
          <table:table-cell office:value-type="string" calcext:value-type="string">
            <text:p>frontend-generated/working/testsresourceslanguagebalance.vy.vpr</text:p>
          </table:table-cell>
          <table:table-cell office:value-type="float" office:value="4142" calcext:value-type="float">
            <text:p>414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office:value-type="float" office:value="0.897313691507799" calcext:value-type="float">
            <text:p>0.897313691507799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0.899400092293493" calcext:value-type="float">
            <text:p>0.899400092293493</text:p>
          </table:table-cell>
        </table:table-row>
        <table:table-row table:style-name="ro1">
          <table:table-cell office:value-type="string" calcext:value-type="string">
            <text:p>frontend-generated/working/testsresourceslanguagebytes32.vy.vpr</text:p>
          </table:table-cell>
          <table:table-cell office:value-type="float" office:value="4240" calcext:value-type="float">
            <text:p>424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4" calcext:value-type="float">
            <text:p>404</text:p>
          </table:table-cell>
          <table:table-cell office:value-type="float" office:value="0.890382192356153" calcext:value-type="float">
            <text:p>0.890382192356153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0.884632128863735" calcext:value-type="float">
            <text:p>0.884632128863735</text:p>
          </table:table-cell>
        </table:table-row>
        <table:table-row table:style-name="ro1">
          <table:table-cell office:value-type="string" calcext:value-type="string">
            <text:p>frontend-generated/working/testsresourceslanguageconfig.vy.vpr</text:p>
          </table:table-cell>
          <table:table-cell office:value-type="float" office:value="3747" calcext:value-type="float">
            <text:p>374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0.904853900024149" calcext:value-type="float">
            <text:p>0.904853900024149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0.91943793911007" calcext:value-type="float">
            <text:p>0.91943793911007</text:p>
          </table:table-cell>
        </table:table-row>
        <table:table-row table:style-name="ro1">
          <table:table-cell office:value-type="string" calcext:value-type="string">
            <text:p>frontend-generated/working/trigger-simple3.gobra.vpr</text:p>
          </table:table-cell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85961123110151" calcext:value-type="float">
            <text:p>0.985961123110151</text:p>
          </table:table-cell>
        </table:table-row>
        <table:table-row table:style-name="ro1">
          <table:table-cell office:value-type="string" calcext:value-type="string">
            <text:p>issue387/va10.vpr</text:p>
          </table:table-cell>
          <table:table-cell office:value-type="float" office:value="1555" calcext:value-type="float">
            <text:p>1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79219143576826" calcext:value-type="float">
            <text:p>0.979219143576826</text:p>
          </table:table-cell>
          <table:table-cell/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954941860465116" calcext:value-type="float">
            <text:p>0.954941860465116</text:p>
          </table:table-cell>
        </table:table-row>
        <table:table-row table:style-name="ro1">
          <table:table-cell office:value-type="string" calcext:value-type="string">
            <text:p>issue387/va11.vpr</text:p>
          </table:table-cell>
          <table:table-cell office:value-type="float" office:value="1783" calcext:value-type="float">
            <text:p>17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955519828510182" calcext:value-type="float">
            <text:p>0.95551982851018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822043628013777" calcext:value-type="float">
            <text:p>0.822043628013777</text:p>
          </table:table-cell>
        </table:table-row>
        <table:table-row table:style-name="ro1">
          <table:table-cell office:value-type="string" calcext:value-type="string">
            <text:p>issue387/va12.vpr</text:p>
          </table:table-cell>
          <table:table-cell office:value-type="float" office:value="1527" calcext:value-type="float">
            <text:p>15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0.91546762589928" calcext:value-type="float">
            <text:p>0.91546762589928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0.882905982905983" calcext:value-type="float">
            <text:p>0.882905982905983</text:p>
          </table:table-cell>
        </table:table-row>
        <table:table-row table:style-name="ro1">
          <table:table-cell office:value-type="string" calcext:value-type="string">
            <text:p>issue387/va13.vpr</text:p>
          </table:table-cell>
          <table:table-cell office:value-type="float" office:value="1428" calcext:value-type="float">
            <text:p>14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41952506596306" calcext:value-type="float">
            <text:p>0.941952506596306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13125590179414" calcext:value-type="float">
            <text:p>0.913125590179414</text:p>
          </table:table-cell>
        </table:table-row>
        <table:table-row table:style-name="ro1">
          <table:table-cell office:value-type="string" calcext:value-type="string">
            <text:p>issue387/va14.vpr</text:p>
          </table:table-cell>
          <table:table-cell office:value-type="float" office:value="2038" calcext:value-type="float">
            <text:p>2038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02568644818423" calcext:value-type="float">
            <text:p>0.902568644818423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8141592920354" calcext:value-type="float">
            <text:p>0.88141592920354</text:p>
          </table:table-cell>
        </table:table-row>
        <table:table-row table:style-name="ro1">
          <table:table-cell office:value-type="string" calcext:value-type="string">
            <text:p>issue387/va15.vpr</text:p>
          </table:table-cell>
          <table:table-cell office:value-type="float" office:value="1230" calcext:value-type="float">
            <text:p>123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3975441289332" calcext:value-type="float">
            <text:p>0.943975441289332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25454545454545" calcext:value-type="float">
            <text:p>0.925454545454545</text:p>
          </table:table-cell>
        </table:table-row>
        <table:table-row table:style-name="ro1">
          <table:table-cell office:value-type="string" calcext:value-type="string">
            <text:p>issue387/va1.vpr</text:p>
          </table:table-cell>
          <table:table-cell office:value-type="float" office:value="3449" calcext:value-type="float">
            <text:p>344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  <table:table-cell office:value-type="float" office:value="0.872722672064777" calcext:value-type="float">
            <text:p>0.872722672064777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631" calcext:value-type="float">
            <text:p>63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61" calcext:value-type="float">
            <text:p>461</text:p>
          </table:table-cell>
          <table:table-cell office:value-type="float" office:value="0.70574653668548" calcext:value-type="float">
            <text:p>0.70574653668548</text:p>
          </table:table-cell>
        </table:table-row>
        <table:table-row table:style-name="ro1">
          <table:table-cell office:value-type="string" calcext:value-type="string">
            <text:p>issue387/va2.vpr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93596837944664" calcext:value-type="float">
            <text:p>0.9359683794466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830815709969789" calcext:value-type="float">
            <text:p>0.830815709969789</text:p>
          </table:table-cell>
        </table:table-row>
        <table:table-row table:style-name="ro1">
          <table:table-cell office:value-type="string" calcext:value-type="string">
            <text:p>issue387/va3.vpr</text:p>
          </table:table-cell>
          <table:table-cell office:value-type="float" office:value="1279" calcext:value-type="float">
            <text:p>1279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67706919945726" calcext:value-type="float">
            <text:p>0.867706919945726</text:p>
          </table:table-cell>
          <table:table-cell/>
          <table:table-cell office:value-type="float" office:value="1809" calcext:value-type="float">
            <text:p>1809</text:p>
          </table:table-cell>
          <table:table-cell office:value-type="float" office:value="229" calcext:value-type="float">
            <text:p>229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833640552995392" calcext:value-type="float">
            <text:p>0.833640552995392</text:p>
          </table:table-cell>
        </table:table-row>
        <table:table-row table:style-name="ro1">
          <table:table-cell office:value-type="string" calcext:value-type="string">
            <text:p>issue387/va4.vpr</text:p>
          </table:table-cell>
          <table:table-cell office:value-type="float" office:value="1187" calcext:value-type="float">
            <text:p>118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930250783699059" calcext:value-type="float">
            <text:p>0.93025078369905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888255416191562" calcext:value-type="float">
            <text:p>0.888255416191562</text:p>
          </table:table-cell>
        </table:table-row>
        <table:table-row table:style-name="ro1">
          <table:table-cell office:value-type="string" calcext:value-type="string">
            <text:p>issue387/va5.vpr</text:p>
          </table:table-cell>
          <table:table-cell office:value-type="float" office:value="1452" calcext:value-type="float">
            <text:p>145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50884086444008" calcext:value-type="float">
            <text:p>0.950884086444008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037037037037" calcext:value-type="float">
            <text:p>0.92037037037037</text:p>
          </table:table-cell>
        </table:table-row>
        <table:table-row table:style-name="ro1">
          <table:table-cell office:value-type="string" calcext:value-type="string">
            <text:p>issue387/va6.vpr</text:p>
          </table:table-cell>
          <table:table-cell office:value-type="float" office:value="1355" calcext:value-type="float">
            <text:p>135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office:value-type="float" office:value="0.721128259712613" calcext:value-type="float">
            <text:p>0.721128259712613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86" calcext:value-type="float">
            <text:p>686</text:p>
          </table:table-cell>
          <table:table-cell office:value-type="float" office:value="0.627340823970037" calcext:value-type="float">
            <text:p>0.627340823970037</text:p>
          </table:table-cell>
        </table:table-row>
        <table:table-row table:style-name="ro1">
          <table:table-cell office:value-type="string" calcext:value-type="string">
            <text:p>issue387/va7.vpr</text:p>
          </table:table-cell>
          <table:table-cell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49503311258278" calcext:value-type="float">
            <text:p>0.949503311258278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48717948717949" calcext:value-type="float">
            <text:p>0.948717948717949</text:p>
          </table:table-cell>
        </table:table-row>
        <table:table-row table:style-name="ro1">
          <table:table-cell office:value-type="string" calcext:value-type="string">
            <text:p>issue387/va8.vpr</text:p>
          </table:table-cell>
          <table:table-cell office:value-type="float" office:value="1181" calcext:value-type="float">
            <text:p>118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32859399684044" calcext:value-type="float">
            <text:p>0.932859399684044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31788079470199" calcext:value-type="float">
            <text:p>0.831788079470199</text:p>
          </table:table-cell>
        </table:table-row>
        <table:table-row table:style-name="ro1">
          <table:table-cell office:value-type="string" calcext:value-type="string">
            <text:p>issue387/va9.vpr</text:p>
          </table:table-cell>
          <table:table-cell office:value-type="float" office:value="1229" calcext:value-type="float">
            <text:p>1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959406713505074" calcext:value-type="float">
            <text:p>0.959406713505074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899895724713243" calcext:value-type="float">
            <text:p>0.899895724713243</text:p>
          </table:table-cell>
        </table:table-row>
        <table:table-row table:style-name="ro1">
          <table:table-cell office:value-type="string" calcext:value-type="string">
            <text:p>quantifiedcombinations/dependency.vpr</text:p>
          </table:table-cell>
          <table:table-cell office:value-type="float" office:value="1377" calcext:value-type="float">
            <text:p>137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0.86712846347607" calcext:value-type="float">
            <text:p>0.86712846347607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.905847953216374" calcext:value-type="float">
            <text:p>0.905847953216374</text:p>
          </table:table-cell>
        </table:table-row>
        <table:table-row table:style-name="ro1">
          <table:table-cell office:value-type="string" calcext:value-type="string">
            <text:p>quantifiedcombinations/forall.vpr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890756302521008" calcext:value-type="float">
            <text:p>0.890756302521008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925700365408039" calcext:value-type="float">
            <text:p>0.925700365408039</text:p>
          </table:table-cell>
        </table:table-row>
        <table:table-row table:style-name="ro1">
          <table:table-cell office:value-type="string" calcext:value-type="string">
            <text:p>quantifiedcombinations/functions.vpr</text:p>
          </table:table-cell>
          <table:table-cell office:value-type="float" office:value="1269" calcext:value-type="float">
            <text:p>126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0.827788649706458" calcext:value-type="float">
            <text:p>0.827788649706458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0.837573385518591" calcext:value-type="float">
            <text:p>0.837573385518591</text:p>
          </table:table-cell>
        </table:table-row>
        <table:table-row table:style-name="ro1">
          <table:table-cell office:value-type="string" calcext:value-type="string">
            <text:p>quantifiedcombinations/independence.vpr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859692612791274" calcext:value-type="float">
            <text:p>0.859692612791274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856943475226797" calcext:value-type="float">
            <text:p>0.856943475226797</text:p>
          </table:table-cell>
        </table:table-row>
        <table:table-row table:style-name="ro1">
          <table:table-cell office:value-type="string" calcext:value-type="string">
            <text:p>quantifiedcombinations/injectivity.vpr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4453125" calcext:value-type="float">
            <text:p>0.9445312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95694087403599" calcext:value-type="float">
            <text:p>0.95694087403599</text:p>
          </table:table-cell>
        </table:table-row>
        <table:table-row table:style-name="ro1">
          <table:table-cell office:value-type="string" calcext:value-type="string">
            <text:p>quantifiedcombinations/multiple_quantifiers.vpr</text:p>
          </table:table-cell>
          <table:table-cell office:value-type="float" office:value="1715" calcext:value-type="float">
            <text:p>171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85" calcext:value-type="float">
            <text:p>385</text:p>
          </table:table-cell>
          <table:table-cell office:value-type="float" office:value="0.770440251572327" calcext:value-type="float">
            <text:p>0.770440251572327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23" calcext:value-type="float">
            <text:p>923</text:p>
          </table:table-cell>
          <table:table-cell office:value-type="float" office:value="0.590004235493435" calcext:value-type="float">
            <text:p>0.590004235493435</text:p>
          </table:table-cell>
        </table:table-row>
        <table:table-row table:style-name="ro1">
          <table:table-cell office:value-type="string" calcext:value-type="string">
            <text:p>quantifiedcombinations/no_condition.vpr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.897350993377483" calcext:value-type="float">
            <text:p>0.897350993377483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908496732026144" calcext:value-type="float">
            <text:p>0.908496732026144</text:p>
          </table:table-cell>
        </table:table-row>
        <table:table-row table:style-name="ro1">
          <table:table-cell office:value-type="string" calcext:value-type="string">
            <text:p>quantifiedcombinations/perm.vpr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77726574500768" calcext:value-type="float">
            <text:p>0.977726574500768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979797979798" calcext:value-type="float">
            <text:p>0.97979797979798</text:p>
          </table:table-cell>
        </table:table-row>
        <table:table-row table:style-name="ro1">
          <table:table-cell office:value-type="string" calcext:value-type="string">
            <text:p>quantifiedcombinations/write_permission.vpr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.800342270393611" calcext:value-type="float">
            <text:p>0.800342270393611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.800367421922841" calcext:value-type="float">
            <text:p>0.800367421922841</text:p>
          </table:table-cell>
        </table:table-row>
        <table:table-row table:style-name="ro1">
          <table:table-cell office:value-type="string" calcext:value-type="string">
            <text:p>quantifiedpermissions/consistency/foralls.vpr</text:p>
          </table:table-cell>
          <table:table-cell office:value-type="float" office:value="1626" calcext:value-type="float">
            <text:p>1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76576576576577" calcext:value-type="float">
            <text:p>0.976576576576577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73702914001422" calcext:value-type="float">
            <text:p>0.973702914001422</text:p>
          </table:table-cell>
        </table:table-row>
        <table:table-row table:style-name="ro1">
          <table:table-cell office:value-type="string" calcext:value-type="string">
            <text:p>quantifiedpermissions/consistency/injectivity-check.vpr</text:p>
          </table:table-cell>
          <table:table-cell office:value-type="float" office:value="1164" calcext:value-type="float">
            <text:p>1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4874371859296" calcext:value-type="float">
            <text:p>0.974874371859296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5352112676056" calcext:value-type="float">
            <text:p>0.975352112676056</text:p>
          </table:table-cell>
        </table:table-row>
        <table:table-row table:style-name="ro1">
          <table:table-cell office:value-type="string" calcext:value-type="string">
            <text:p>quantifiedpermissions/consistency/permissions.vpr</text:p>
          </table:table-cell>
          <table:table-cell office:value-type="float" office:value="1246" calcext:value-type="float">
            <text:p>1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7116134060795" calcext:value-type="float">
            <text:p>0.97116134060795</text:p>
          </table:table-cell>
          <table:table-cell/>
          <table:table-cell office:value-type="float" office:value="1208" calcext:value-type="float">
            <text:p>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970281124497992" calcext:value-type="float">
            <text:p>0.970281124497992</text:p>
          </table:table-cell>
        </table:table-row>
        <table:table-row table:style-name="ro1">
          <table:table-cell office:value-type="string" calcext:value-type="string">
            <text:p>quantifiedpermissions/issues/issue_0059.vpr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75409836065574" calcext:value-type="float">
            <text:p>0.975409836065574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78181818181818" calcext:value-type="float">
            <text:p>0.978181818181818</text:p>
          </table:table-cell>
        </table:table-row>
        <table:table-row table:style-name="ro1">
          <table:table-cell office:value-type="string" calcext:value-type="string">
            <text:p>quantifiedpermissions/issues/issue_0060.vpr</text:p>
          </table:table-cell>
          <table:table-cell office:value-type="float" office:value="1713" calcext:value-type="float">
            <text:p>1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858216432865731" calcext:value-type="float">
            <text:p>0.858216432865731</text:p>
          </table:table-cell>
          <table:table-cell/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.842783505154639" calcext:value-type="float">
            <text:p>0.842783505154639</text:p>
          </table:table-cell>
        </table:table-row>
        <table:table-row table:style-name="ro1">
          <table:table-cell office:value-type="string" calcext:value-type="string">
            <text:p>quantifiedpermissions/issues/issue_0062.vpr</text:p>
          </table:table-cell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7405247813411" calcext:value-type="float">
            <text:p>0.977405247813411</text:p>
          </table:table-cell>
          <table:table-cell/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9041916167665" calcext:value-type="float">
            <text:p>0.979041916167665</text:p>
          </table:table-cell>
        </table:table-row>
        <table:table-row table:style-name="ro1">
          <table:table-cell office:value-type="string" calcext:value-type="string">
            <text:p>quantifiedpermissions/issues/issue_0063.vpr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71101745936183" calcext:value-type="float">
            <text:p>0.971101745936183</text:p>
          </table:table-cell>
          <table:table-cell/>
          <table:table-cell office:value-type="float" office:value="1291" calcext:value-type="float">
            <text:p>1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65594614809274" calcext:value-type="float">
            <text:p>0.965594614809274</text:p>
          </table:table-cell>
        </table:table-row>
        <table:table-row table:style-name="ro1">
          <table:table-cell office:value-type="string" calcext:value-type="string">
            <text:p>quantifiedpermissions/issues/issue_0064.vpr</text:p>
          </table:table-cell>
          <table:table-cell office:value-type="float" office:value="1355" calcext:value-type="float">
            <text:p>1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929355281207133" calcext:value-type="float">
            <text:p>0.929355281207133</text:p>
          </table:table-cell>
          <table:table-cell/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935323383084577" calcext:value-type="float">
            <text:p>0.935323383084577</text:p>
          </table:table-cell>
        </table:table-row>
        <table:table-row table:style-name="ro1">
          <table:table-cell office:value-type="string" calcext:value-type="string">
            <text:p>quantifiedpermissions/issues/issue_0065.vpr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390636430139" calcext:value-type="float">
            <text:p>0.9839063643013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81840951784596" calcext:value-type="float">
            <text:p>0.981840951784596</text:p>
          </table:table-cell>
        </table:table-row>
        <table:table-row table:style-name="ro1">
          <table:table-cell office:value-type="string" calcext:value-type="string">
            <text:p>quantifiedpermissions/issues/issue_0066.vpr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910876132930514" calcext:value-type="float">
            <text:p>0.910876132930514</text:p>
          </table:table-cell>
          <table:table-cell/>
          <table:table-cell office:value-type="float" office:value="1081" calcext:value-type="float">
            <text:p>1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897095435684647" calcext:value-type="float">
            <text:p>0.897095435684647</text:p>
          </table:table-cell>
        </table:table-row>
        <table:table-row table:style-name="ro1">
          <table:table-cell office:value-type="string" calcext:value-type="string">
            <text:p>quantifiedpermissions/issues/issue_0067.vpr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902857142857143" calcext:value-type="float">
            <text:p>0.902857142857143</text:p>
          </table:table-cell>
          <table:table-cell/>
          <table:table-cell office:value-type="float" office:value="1297" calcext:value-type="float">
            <text:p>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933765298776098" calcext:value-type="float">
            <text:p>0.933765298776098</text:p>
          </table:table-cell>
        </table:table-row>
        <table:table-row table:style-name="ro1">
          <table:table-cell office:value-type="string" calcext:value-type="string">
            <text:p>quantifiedpermissions/issues/issue_0073.vpr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971727105101414" calcext:value-type="float">
            <text:p>0.971727105101414</text:p>
          </table:table-cell>
          <table:table-cell/>
          <table:table-cell office:value-type="float" office:value="1425" calcext:value-type="float">
            <text:p>1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70047651463581" calcext:value-type="float">
            <text:p>0.970047651463581</text:p>
          </table:table-cell>
        </table:table-row>
        <table:table-row table:style-name="ro1">
          <table:table-cell office:value-type="string" calcext:value-type="string">
            <text:p>quantifiedpermissions/issues/issue_0077.vpr</text:p>
          </table:table-cell>
          <table:table-cell office:value-type="float" office:value="1697" calcext:value-type="float">
            <text:p>1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958215697346132" calcext:value-type="float">
            <text:p>0.958215697346132</text:p>
          </table:table-cell>
          <table:table-cell/>
          <table:table-cell office:value-type="float" office:value="1246" calcext:value-type="float">
            <text:p>1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951145038167939" calcext:value-type="float">
            <text:p>0.951145038167939</text:p>
          </table:table-cell>
        </table:table-row>
        <table:table-row table:style-name="ro1">
          <table:table-cell office:value-type="string" calcext:value-type="string">
            <text:p>quantifiedpermissions/issues/issue_0078-distilled.vpr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1506276150628" calcext:value-type="float">
            <text:p>0.961506276150628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959386281588448" calcext:value-type="float">
            <text:p>0.959386281588448</text:p>
          </table:table-cell>
        </table:table-row>
        <table:table-row table:style-name="ro1">
          <table:table-cell office:value-type="string" calcext:value-type="string">
            <text:p>quantifiedpermissions/issues/issue_0078.vpr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918478260869565" calcext:value-type="float">
            <text:p>0.91847826086956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46538124452235" calcext:value-type="float">
            <text:p>0.946538124452235</text:p>
          </table:table-cell>
        </table:table-row>
        <table:table-row table:style-name="ro1">
          <table:table-cell office:value-type="string" calcext:value-type="string">
            <text:p>quantifiedpermissions/issues/issue_0078-working.vpr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57553956834532" calcext:value-type="float">
            <text:p>0.957553956834532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56597222222222" calcext:value-type="float">
            <text:p>0.956597222222222</text:p>
          </table:table-cell>
        </table:table-row>
        <table:table-row table:style-name="ro1">
          <table:table-cell office:value-type="string" calcext:value-type="string">
            <text:p>quantifiedpermissions/issues/issue_0079.vpr</text:p>
          </table:table-cell>
          <table:table-cell office:value-type="float" office:value="1321" calcext:value-type="float">
            <text:p>132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952415284787311" calcext:value-type="float">
            <text:p>0.952415284787311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938551572787125" calcext:value-type="float">
            <text:p>0.938551572787125</text:p>
          </table:table-cell>
        </table:table-row>
        <table:table-row table:style-name="ro1">
          <table:table-cell office:value-type="string" calcext:value-type="string">
            <text:p>quantifiedpermissions/issues/issue_0080.vpr</text:p>
          </table:table-cell>
          <table:table-cell office:value-type="float" office:value="1694" calcext:value-type="float">
            <text:p>1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91222937390287" calcext:value-type="float">
            <text:p>0.991222937390287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804780876494" calcext:value-type="float">
            <text:p>0.98804780876494</text:p>
          </table:table-cell>
        </table:table-row>
        <table:table-row table:style-name="ro1">
          <table:table-cell office:value-type="string" calcext:value-type="string">
            <text:p>quantifiedpermissions/issues/issue_0081b.vpr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906765676567657" calcext:value-type="float">
            <text:p>0.906765676567657</text:p>
          </table:table-cell>
          <table:table-cell/>
          <table:table-cell office:value-type="float" office:value="1075" calcext:value-type="float">
            <text:p>1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904882154882155" calcext:value-type="float">
            <text:p>0.904882154882155</text:p>
          </table:table-cell>
        </table:table-row>
        <table:table-row table:style-name="ro1">
          <table:table-cell office:value-type="string" calcext:value-type="string">
            <text:p>quantifiedpermissions/issues/issue_0081.vpr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903765690376569" calcext:value-type="float">
            <text:p>0.903765690376569</text:p>
          </table:table-cell>
          <table:table-cell/>
          <table:table-cell office:value-type="float" office:value="1416" calcext:value-type="float">
            <text:p>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.906530089628681" calcext:value-type="float">
            <text:p>0.906530089628681</text:p>
          </table:table-cell>
        </table:table-row>
        <table:table-row table:style-name="ro1">
          <table:table-cell office:value-type="string" calcext:value-type="string">
            <text:p>quantifiedpermissions/issues/issue_0085a.vpr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65845909451946" calcext:value-type="float">
            <text:p>0.965845909451946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0345963756178" calcext:value-type="float">
            <text:p>0.970345963756178</text:p>
          </table:table-cell>
        </table:table-row>
        <table:table-row table:style-name="ro1">
          <table:table-cell office:value-type="string" calcext:value-type="string">
            <text:p>quantifiedpermissions/issues/issue_0085.vpr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75911906400551" calcext:value-type="float">
            <text:p>0.975911906400551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68933669185558" calcext:value-type="float">
            <text:p>0.968933669185558</text:p>
          </table:table-cell>
        </table:table-row>
        <table:table-row table:style-name="ro1">
          <table:table-cell office:value-type="string" calcext:value-type="string">
            <text:p>quantifiedpermissions/issues/issue_0095.vpr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2198088618593" calcext:value-type="float">
            <text:p>0.972198088618593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7495219885277" calcext:value-type="float">
            <text:p>0.967495219885277</text:p>
          </table:table-cell>
        </table:table-row>
        <table:table-row table:style-name="ro1">
          <table:table-cell office:value-type="string" calcext:value-type="string">
            <text:p>quantifiedpermissions/issues/issue_0098.vpr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9483282674772" calcext:value-type="float">
            <text:p>0.979483282674772</text:p>
          </table:table-cell>
          <table:table-cell/>
          <table:table-cell office:value-type="float" office:value="1229" calcext:value-type="float">
            <text:p>1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32" calcext:value-type="float">
            <text:p>0.9832</text:p>
          </table:table-cell>
        </table:table-row>
        <table:table-row table:style-name="ro1">
          <table:table-cell office:value-type="string" calcext:value-type="string">
            <text:p>quantifiedpermissions/issues/issue_0099.vpr</text:p>
          </table:table-cell>
          <table:table-cell office:value-type="float" office:value="1503" calcext:value-type="float">
            <text:p>15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937616968184654" calcext:value-type="float">
            <text:p>0.937616968184654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945770065075922" calcext:value-type="float">
            <text:p>0.945770065075922</text:p>
          </table:table-cell>
        </table:table-row>
        <table:table-row table:style-name="ro1">
          <table:table-cell office:value-type="string" calcext:value-type="string">
            <text:p>quantifiedpermissions/issues/issue_0102.vpr</text:p>
          </table:table-cell>
          <table:table-cell office:value-type="float" office:value="1369" calcext:value-type="float">
            <text:p>1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.802461899179367" calcext:value-type="float">
            <text:p>0.802461899179367</text:p>
          </table:table-cell>
          <table:table-cell/>
          <table:table-cell office:value-type="float" office:value="1444" calcext:value-type="float">
            <text:p>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8390470656595" calcext:value-type="float">
            <text:p>0.8390470656595</text:p>
          </table:table-cell>
        </table:table-row>
        <table:table-row table:style-name="ro1">
          <table:table-cell office:value-type="string" calcext:value-type="string">
            <text:p>quantifiedpermissions/issues/issue_0121.vpr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69991889699919" calcext:value-type="float">
            <text:p>0.969991889699919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68020743301642" calcext:value-type="float">
            <text:p>0.968020743301642</text:p>
          </table:table-cell>
        </table:table-row>
        <table:table-row table:style-name="ro1">
          <table:table-cell office:value-type="string" calcext:value-type="string">
            <text:p>quantifiedpermissions/issues/issue_0122.vpr</text:p>
          </table:table-cell>
          <table:table-cell office:value-type="float" office:value="1147" calcext:value-type="float">
            <text:p>11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57429048414023" calcext:value-type="float">
            <text:p>0.957429048414023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61301671064204" calcext:value-type="float">
            <text:p>0.961301671064204</text:p>
          </table:table-cell>
        </table:table-row>
        <table:table-row table:style-name="ro1">
          <table:table-cell office:value-type="string" calcext:value-type="string">
            <text:p>quantifiedpermissions/issues/issue_0124.vpr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57926371149512" calcext:value-type="float">
            <text:p>0.957926371149512</text:p>
          </table:table-cell>
          <table:table-cell/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43287867910983" calcext:value-type="float">
            <text:p>0.943287867910983</text:p>
          </table:table-cell>
        </table:table-row>
        <table:table-row table:style-name="ro1">
          <table:table-cell office:value-type="string" calcext:value-type="string">
            <text:p>quantifiedpermissions/issues/issue_0139.vpr</text:p>
          </table:table-cell>
          <table:table-cell office:value-type="float" office:value="1550" calcext:value-type="float">
            <text:p>155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34" calcext:value-type="float">
            <text:p>634</text:p>
          </table:table-cell>
          <table:table-cell office:value-type="float" office:value="0.65071368597817" calcext:value-type="float">
            <text:p>0.6507136859781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1" calcext:value-type="float">
            <text:p>721</text:p>
          </table:table-cell>
          <table:table-cell office:value-type="float" office:value="0.60522496371553" calcext:value-type="float">
            <text:p>0.60522496371553</text:p>
          </table:table-cell>
        </table:table-row>
        <table:table-row table:style-name="ro1">
          <table:table-cell office:value-type="string" calcext:value-type="string">
            <text:p>quantifiedpermissions/issues/issue_0142.vpr</text:p>
          </table:table-cell>
          <table:table-cell office:value-type="float" office:value="1222" calcext:value-type="float">
            <text:p>12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.899190581309787" calcext:value-type="float">
            <text:p>0.89919058130978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0.883838383838384" calcext:value-type="float">
            <text:p>0.883838383838384</text:p>
          </table:table-cell>
        </table:table-row>
        <table:table-row table:style-name="ro1">
          <table:table-cell office:value-type="string" calcext:value-type="string">
            <text:p>quantifiedpermissions/issues/issue_0147.vpr</text:p>
          </table:table-cell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957377049180328" calcext:value-type="float">
            <text:p>0.95737704918032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956416464891041" calcext:value-type="float">
            <text:p>0.956416464891041</text:p>
          </table:table-cell>
        </table:table-row>
        <table:table-row table:style-name="ro1">
          <table:table-cell office:value-type="string" calcext:value-type="string">
            <text:p>quantifiedpermissions/issues/issue_0149.vpr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901737967914439" calcext:value-type="float">
            <text:p>0.901737967914439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16907514450867" calcext:value-type="float">
            <text:p>0.916907514450867</text:p>
          </table:table-cell>
        </table:table-row>
        <table:table-row table:style-name="ro1">
          <table:table-cell office:value-type="string" calcext:value-type="string">
            <text:p>quantifiedpermissions/issues/issue_0170.vpr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897680763983629" calcext:value-type="float">
            <text:p>0.897680763983629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92280701754386" calcext:value-type="float">
            <text:p>0.92280701754386</text:p>
          </table:table-cell>
        </table:table-row>
        <table:table-row table:style-name="ro1">
          <table:table-cell office:value-type="string" calcext:value-type="string">
            <text:p>quantifiedpermissions/issues/issue_0176.vpr</text:p>
          </table:table-cell>
          <table:table-cell office:value-type="float" office:value="1546" calcext:value-type="float">
            <text:p>1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934138972809668" calcext:value-type="float">
            <text:p>0.934138972809668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944482058226134" calcext:value-type="float">
            <text:p>0.944482058226134</text:p>
          </table:table-cell>
        </table:table-row>
        <table:table-row table:style-name="ro1">
          <table:table-cell office:value-type="string" calcext:value-type="string">
            <text:p>quantifiedpermissions/issues/issue_0179.vpr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957236842105263" calcext:value-type="float">
            <text:p>0.957236842105263</text:p>
          </table:table-cell>
          <table:table-cell/>
          <table:table-cell office:value-type="float" office:value="1245" calcext:value-type="float">
            <text:p>1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68871595330739" calcext:value-type="float">
            <text:p>0.968871595330739</text:p>
          </table:table-cell>
        </table:table-row>
        <table:table-row table:style-name="ro1">
          <table:table-cell office:value-type="string" calcext:value-type="string">
            <text:p>quantifiedpermissions/issues/issue_0184.vpr</text:p>
          </table:table-cell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922475106685633" calcext:value-type="float">
            <text:p>0.922475106685633</text:p>
          </table:table-cell>
          <table:table-cell/>
          <table:table-cell office:value-type="float" office:value="1377" calcext:value-type="float">
            <text:p>1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62937062937063" calcext:value-type="float">
            <text:p>0.962937062937063</text:p>
          </table:table-cell>
        </table:table-row>
        <table:table-row table:style-name="ro1">
          <table:table-cell office:value-type="string" calcext:value-type="string">
            <text:p>quantifiedpermissions/issues/issue_0205.vpr</text:p>
          </table:table-cell>
          <table:table-cell office:value-type="float" office:value="1573" calcext:value-type="float">
            <text:p>157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23" calcext:value-type="float">
            <text:p>1823</text:p>
          </table:table-cell>
          <table:table-cell office:value-type="float" office:value="0.447638019351167" calcext:value-type="float">
            <text:p>0.447638019351167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99" calcext:value-type="float">
            <text:p>2799</text:p>
          </table:table-cell>
          <table:table-cell office:value-type="float" office:value="0.316702304585412" calcext:value-type="float">
            <text:p>0.316702304585412</text:p>
          </table:table-cell>
        </table:table-row>
        <table:table-row table:style-name="ro1">
          <table:table-cell office:value-type="string" calcext:value-type="string">
            <text:p>quantifiedpermissions/issues/unofficial_0001.vpr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73091364205257" calcext:value-type="float">
            <text:p>0.973091364205257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275641025641" calcext:value-type="float">
            <text:p>0.97275641025641</text:p>
          </table:table-cell>
        </table:table-row>
        <table:table-row table:style-name="ro1">
          <table:table-cell office:value-type="string" calcext:value-type="string">
            <text:p>quantifiedpermissions/issues/unofficial_0002.vpr</text:p>
          </table:table-cell>
          <table:table-cell office:value-type="float" office:value="1113" calcext:value-type="float">
            <text:p>1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901214574898785" calcext:value-type="float">
            <text:p>0.901214574898785</text:p>
          </table:table-cell>
          <table:table-cell/>
          <table:table-cell office:value-type="float" office:value="1149" calcext:value-type="float">
            <text:p>1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2289156626506" calcext:value-type="float">
            <text:p>0.92289156626506</text:p>
          </table:table-cell>
        </table:table-row>
        <table:table-row table:style-name="ro1">
          <table:table-cell office:value-type="string" calcext:value-type="string">
            <text:p>quantifiedpermissions/issues/unofficial_0003.vpr</text:p>
          </table:table-cell>
          <table:table-cell office:value-type="float" office:value="1523" calcext:value-type="float">
            <text:p>15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94361833952912" calcext:value-type="float">
            <text:p>0.94361833952912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950310559006211" calcext:value-type="float">
            <text:p>0.950310559006211</text:p>
          </table:table-cell>
        </table:table-row>
        <table:table-row table:style-name="ro1">
          <table:table-cell office:value-type="string" calcext:value-type="string">
            <text:p>quantifiedpermissions/issues/unofficial_0004.vpr</text:p>
          </table:table-cell>
          <table:table-cell office:value-type="float" office:value="1655" calcext:value-type="float">
            <text:p>165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935028248587571" calcext:value-type="float">
            <text:p>0.935028248587571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942148760330579" calcext:value-type="float">
            <text:p>0.942148760330579</text:p>
          </table:table-cell>
        </table:table-row>
        <table:table-row table:style-name="ro1">
          <table:table-cell office:value-type="string" calcext:value-type="string">
            <text:p>quantifiedpermissions/misc/arrays.vpr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947870311506675" calcext:value-type="float">
            <text:p>0.947870311506675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45109078114004" calcext:value-type="float">
            <text:p>0.945109078114004</text:p>
          </table:table-cell>
        </table:table-row>
        <table:table-row table:style-name="ro1">
          <table:table-cell office:value-type="string" calcext:value-type="string">
            <text:p>quantifiedpermissions/misc/countfalse.vpr</text:p>
          </table:table-cell>
          <table:table-cell office:value-type="float" office:value="1427" calcext:value-type="float">
            <text:p>142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0.890205864004991" calcext:value-type="float">
            <text:p>0.890205864004991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845909955611921" calcext:value-type="float">
            <text:p>0.845909955611921</text:p>
          </table:table-cell>
        </table:table-row>
        <table:table-row table:style-name="ro1">
          <table:table-cell office:value-type="string" calcext:value-type="string">
            <text:p>quantifiedpermissions/misc/dutch-flag.vpr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0.587869362363919" calcext:value-type="float">
            <text:p>0.587869362363919</text:p>
          </table:table-cell>
          <table:table-cell/>
          <table:table-cell office:value-type="float" office:value="1135" calcext:value-type="float">
            <text:p>1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748187211601846" calcext:value-type="float">
            <text:p>0.748187211601846</text:p>
          </table:table-cell>
        </table:table-row>
        <table:table-row table:style-name="ro1">
          <table:table-cell office:value-type="string" calcext:value-type="string">
            <text:p>quantifiedpermissions/misc/functions2.vpr</text:p>
          </table:table-cell>
          <table:table-cell office:value-type="float" office:value="1223" calcext:value-type="float">
            <text:p>122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office:value-type="float" office:value="0.754007398273736" calcext:value-type="float">
            <text:p>0.754007398273736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float" office:value="0.736951983298539" calcext:value-type="float">
            <text:p>0.736951983298539</text:p>
          </table:table-cell>
        </table:table-row>
        <table:table-row table:style-name="ro1">
          <table:table-cell office:value-type="string" calcext:value-type="string">
            <text:p>quantifiedpermissions/misc/functions3.vpr</text:p>
          </table:table-cell>
          <table:table-cell office:value-type="float" office:value="1400" calcext:value-type="float">
            <text:p>1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0.940860215053763" calcext:value-type="float">
            <text:p>0.940860215053763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880208333333333" calcext:value-type="float">
            <text:p>0.880208333333333</text:p>
          </table:table-cell>
        </table:table-row>
        <table:table-row table:style-name="ro1">
          <table:table-cell office:value-type="string" calcext:value-type="string">
            <text:p>quantifiedpermissions/misc/functions.vpr</text:p>
          </table:table-cell>
          <table:table-cell office:value-type="float" office:value="1728" calcext:value-type="float">
            <text:p>1728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048" calcext:value-type="float">
            <text:p>1048</text:p>
          </table:table-cell>
          <table:table-cell office:value-type="float" office:value="0.553314121037464" calcext:value-type="float">
            <text:p>0.553314121037464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218" calcext:value-type="float">
            <text:p>1218</text:p>
          </table:table-cell>
          <table:table-cell office:value-type="float" office:value="0.453604568165596" calcext:value-type="float">
            <text:p>0.453604568165596</text:p>
          </table:table-cell>
        </table:table-row>
        <table:table-row table:style-name="ro1">
          <table:table-cell office:value-type="string" calcext:value-type="string">
            <text:p>quantifiedpermissions/misc/heap_dependent_triggers.vpr</text:p>
          </table:table-cell>
          <table:table-cell office:value-type="float" office:value="1229" calcext:value-type="float">
            <text:p>12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0.564020192748967" calcext:value-type="float">
            <text:p>0.564020192748967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5" calcext:value-type="float">
            <text:p>355</text:p>
          </table:table-cell>
          <table:table-cell office:value-type="float" office:value="0.755357142857143" calcext:value-type="float">
            <text:p>0.755357142857143</text:p>
          </table:table-cell>
        </table:table-row>
        <table:table-row table:style-name="ro1">
          <table:table-cell office:value-type="string" calcext:value-type="string">
            <text:p>quantifiedpermissions/misc/misc1.vpr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925897035881435" calcext:value-type="float">
            <text:p>0.925897035881435</text:p>
          </table:table-cell>
          <table:table-cell/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931891025641026" calcext:value-type="float">
            <text:p>0.931891025641026</text:p>
          </table:table-cell>
        </table:table-row>
        <table:table-row table:style-name="ro1">
          <table:table-cell office:value-type="string" calcext:value-type="string">
            <text:p>quantifiedpermissions/misc/performance.vpr</text:p>
          </table:table-cell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.766505636070853" calcext:value-type="float">
            <text:p>0.766505636070853</text:p>
          </table:table-cell>
          <table:table-cell/>
          <table:table-cell office:value-type="float" office:value="1545" calcext:value-type="float">
            <text:p>1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.811449579831933" calcext:value-type="float">
            <text:p>0.811449579831933</text:p>
          </table:table-cell>
        </table:table-row>
        <table:table-row table:style-name="ro1">
          <table:table-cell office:value-type="string" calcext:value-type="string">
            <text:p>quantifiedpermissions/misc/repeated_reading.vpr</text:p>
          </table:table-cell>
          <table:table-cell office:value-type="float" office:value="1366" calcext:value-type="float">
            <text:p>1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961971830985915" calcext:value-type="float">
            <text:p>0.961971830985915</text:p>
          </table:table-cell>
          <table:table-cell/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67910447761194" calcext:value-type="float">
            <text:p>0.967910447761194</text:p>
          </table:table-cell>
        </table:table-row>
        <table:table-row table:style-name="ro1">
          <table:table-cell office:value-type="string" calcext:value-type="string">
            <text:p>quantifiedpermissions/misc/snapshots2.vpr</text:p>
          </table:table-cell>
          <table:table-cell office:value-type="float" office:value="1429" calcext:value-type="float">
            <text:p>142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95" calcext:value-type="float">
            <text:p>1995</text:p>
          </table:table-cell>
          <table:table-cell office:value-type="float" office:value="0.404586636466591" calcext:value-type="float">
            <text:p>0.404586636466591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4" calcext:value-type="float">
            <text:p>1004</text:p>
          </table:table-cell>
          <table:table-cell office:value-type="float" office:value="0.544701986754967" calcext:value-type="float">
            <text:p>0.544701986754967</text:p>
          </table:table-cell>
        </table:table-row>
        <table:table-row table:style-name="ro1">
          <table:table-cell office:value-type="string" calcext:value-type="string">
            <text:p>quantifiedpermissions/misc/snapshots_partial_fvfs.vpr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.865084745762712" calcext:value-type="float">
            <text:p>0.865084745762712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845294117647059" calcext:value-type="float">
            <text:p>0.845294117647059</text:p>
          </table:table-cell>
        </table:table-row>
        <table:table-row table:style-name="ro1">
          <table:table-cell office:value-type="string" calcext:value-type="string">
            <text:p>quantifiedpermissions/misc/snapshots.vpr</text:p>
          </table:table-cell>
          <table:table-cell office:value-type="float" office:value="1260" calcext:value-type="float">
            <text:p>1260</text:p>
          </table:table-cell>
          <table:table-cell office:value-type="float" office:value="249" calcext:value-type="float">
            <text:p>2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0.734265734265734" calcext:value-type="float">
            <text:p>0.734265734265734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0.790771175726928" calcext:value-type="float">
            <text:p>0.790771175726928</text:p>
          </table:table-cell>
        </table:table-row>
        <table:table-row table:style-name="ro1">
          <table:table-cell office:value-type="string" calcext:value-type="string">
            <text:p>quantifiedpermissions/misc/triggers_field_deref.vpr</text:p>
          </table:table-cell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.90004948045522" calcext:value-type="float">
            <text:p>0.90004948045522</text:p>
          </table:table-cell>
          <table:table-cell/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0.87098804279421" calcext:value-type="float">
            <text:p>0.87098804279421</text:p>
          </table:table-cell>
        </table:table-row>
        <table:table-row table:style-name="ro1">
          <table:table-cell office:value-type="string" calcext:value-type="string">
            <text:p>quantifiedpermissions/misc/unbounded.vpr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3847283406755" calcext:value-type="float">
            <text:p>0.983847283406755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3492615117289" calcext:value-type="float">
            <text:p>0.983492615117289</text:p>
          </table:table-cell>
        </table:table-row>
        <table:table-row table:style-name="ro1">
          <table:table-cell office:value-type="string" calcext:value-type="string">
            <text:p>quantifiedpermissions/sequences/array.vpr</text:p>
          </table:table-cell>
          <table:table-cell office:value-type="float" office:value="1407" calcext:value-type="float">
            <text:p>14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932405566600398" calcext:value-type="float">
            <text:p>0.932405566600398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944658944658945" calcext:value-type="float">
            <text:p>0.944658944658945</text:p>
          </table:table-cell>
        </table:table-row>
        <table:table-row table:style-name="ro1">
          <table:table-cell office:value-type="string" calcext:value-type="string">
            <text:p>quantifiedpermissions/sequences/bsearch.vpr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.568830095080612" calcext:value-type="float">
            <text:p>0.568830095080612</text:p>
          </table:table-cell>
          <table:table-cell/>
          <table:table-cell office:value-type="float" office:value="1544" calcext:value-type="float">
            <text:p>1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.622078968573731" calcext:value-type="float">
            <text:p>0.622078968573731</text:p>
          </table:table-cell>
        </table:table-row>
        <table:table-row table:style-name="ro1">
          <table:table-cell office:value-type="string" calcext:value-type="string">
            <text:p>quantifiedpermissions/sequences/exhaleseqparts.vpr</text:p>
          </table:table-cell>
          <table:table-cell office:value-type="float" office:value="1405" calcext:value-type="float">
            <text:p>1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937917222963952" calcext:value-type="float">
            <text:p>0.937917222963952</text:p>
          </table:table-cell>
          <table:table-cell/>
          <table:table-cell office:value-type="float" office:value="1669" calcext:value-type="float">
            <text:p>1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959746981023577" calcext:value-type="float">
            <text:p>0.959746981023577</text:p>
          </table:table-cell>
        </table:table-row>
        <table:table-row table:style-name="ro1">
          <table:table-cell office:value-type="string" calcext:value-type="string">
            <text:p>quantifiedpermissions/sequences/linked-list-qp-append.vpr</text:p>
          </table:table-cell>
          <table:table-cell office:value-type="float" office:value="1804" calcext:value-type="float">
            <text:p>1804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09" calcext:value-type="float">
            <text:p>909</text:p>
          </table:table-cell>
          <table:table-cell office:value-type="float" office:value="0.630108278030038" calcext:value-type="float">
            <text:p>0.630108278030038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58" calcext:value-type="float">
            <text:p>658</text:p>
          </table:table-cell>
          <table:table-cell office:value-type="float" office:value="0.698571979930529" calcext:value-type="float">
            <text:p>0.698571979930529</text:p>
          </table:table-cell>
        </table:table-row>
        <table:table-row table:style-name="ro1">
          <table:table-cell office:value-type="string" calcext:value-type="string">
            <text:p>quantifiedpermissions/sequences/mergesort.vpr</text:p>
          </table:table-cell>
          <table:table-cell office:value-type="float" office:value="1516" calcext:value-type="float">
            <text:p>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0.651762682717111" calcext:value-type="float">
            <text:p>0.651762682717111</text:p>
          </table:table-cell>
          <table:table-cell/>
          <table:table-cell office:value-type="float" office:value="1403" calcext:value-type="float">
            <text:p>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.746673762639702" calcext:value-type="float">
            <text:p>0.746673762639702</text:p>
          </table:table-cell>
        </table:table-row>
        <table:table-row table:style-name="ro1">
          <table:table-cell office:value-type="string" calcext:value-type="string">
            <text:p>quantifiedpermissions/sequences/parallel_max.vpr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0.669274908711528" calcext:value-type="float">
            <text:p>0.669274908711528</text:p>
          </table:table-cell>
          <table:table-cell/>
          <table:table-cell office:value-type="float" office:value="1421" calcext:value-type="float">
            <text:p>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0.758271077908218" calcext:value-type="float">
            <text:p>0.758271077908218</text:p>
          </table:table-cell>
        </table:table-row>
        <table:table-row table:style-name="ro1">
          <table:table-cell office:value-type="string" calcext:value-type="string">
            <text:p>quantifiedpermissions/sequences/parallel_qsort.vpr</text:p>
          </table:table-cell>
          <table:table-cell office:value-type="float" office:value="1401" calcext:value-type="float">
            <text:p>1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.779199110122358" calcext:value-type="float">
            <text:p>0.779199110122358</text:p>
          </table:table-cell>
          <table:table-cell/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.796465569774528" calcext:value-type="float">
            <text:p>0.796465569774528</text:p>
          </table:table-cell>
        </table:table-row>
        <table:table-row table:style-name="ro1">
          <table:table-cell office:value-type="string" calcext:value-type="string">
            <text:p>quantifiedpermissions/sequences/random_access.vpr</text:p>
          </table:table-cell>
          <table:table-cell office:value-type="float" office:value="1746" calcext:value-type="float">
            <text:p>17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0.909375" calcext:value-type="float">
            <text:p>0.909375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885354141656663" calcext:value-type="float">
            <text:p>0.885354141656663</text:p>
          </table:table-cell>
        </table:table-row>
        <table:table-row table:style-name="ro1">
          <table:table-cell office:value-type="string" calcext:value-type="string">
            <text:p>quantifiedpermissions/sequences/self_framing.vpr</text:p>
          </table:table-cell>
          <table:table-cell office:value-type="float" office:value="1634" calcext:value-type="float">
            <text:p>1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67436352871522" calcext:value-type="float">
            <text:p>0.967436352871522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6771978021978" calcext:value-type="float">
            <text:p>0.96771978021978</text:p>
          </table:table-cell>
        </table:table-row>
        <table:table-row table:style-name="ro1">
          <table:table-cell office:value-type="string" calcext:value-type="string">
            <text:p>quantifiedpermissions/sequences/seq_pure.vpr</text:p>
          </table:table-cell>
          <table:table-cell office:value-type="float" office:value="1403" calcext:value-type="float">
            <text:p>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.780311457174638" calcext:value-type="float">
            <text:p>0.780311457174638</text:p>
          </table:table-cell>
          <table:table-cell/>
          <table:table-cell office:value-type="float" office:value="1265" calcext:value-type="float">
            <text:p>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830597504924491" calcext:value-type="float">
            <text:p>0.830597504924491</text:p>
          </table:table-cell>
        </table:table-row>
        <table:table-row table:style-name="ro1">
          <table:table-cell office:value-type="string" calcext:value-type="string">
            <text:p>quantifiedpermissions/sequences/seqsingleelements.vpr</text:p>
          </table:table-cell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0.610048910626945" calcext:value-type="float">
            <text:p>0.610048910626945</text:p>
          </table:table-cell>
          <table:table-cell/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0.687588485134497" calcext:value-type="float">
            <text:p>0.687588485134497</text:p>
          </table:table-cell>
        </table:table-row>
        <table:table-row table:style-name="ro1">
          <table:table-cell office:value-type="string" calcext:value-type="string">
            <text:p>quantifiedpermissions/sequences/snapshots1.vpr</text:p>
          </table:table-cell>
          <table:table-cell office:value-type="float" office:value="1341" calcext:value-type="float">
            <text:p>134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0.815693430656934" calcext:value-type="float">
            <text:p>0.815693430656934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7" calcext:value-type="float">
            <text:p>407</text:p>
          </table:table-cell>
          <table:table-cell office:value-type="float" office:value="0.740883977900552" calcext:value-type="float">
            <text:p>0.740883977900552</text:p>
          </table:table-cell>
        </table:table-row>
        <table:table-row table:style-name="ro1">
          <table:table-cell office:value-type="string" calcext:value-type="string">
            <text:p>quantifiedpermissions/sequences/snapshots2.vpr</text:p>
          </table:table-cell>
          <table:table-cell office:value-type="float" office:value="1439" calcext:value-type="float">
            <text:p>14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956146179401993" calcext:value-type="float">
            <text:p>0.956146179401993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964492753623188" calcext:value-type="float">
            <text:p>0.964492753623188</text:p>
          </table:table-cell>
        </table:table-row>
        <table:table-row table:style-name="ro1">
          <table:table-cell office:value-type="string" calcext:value-type="string">
            <text:p>quantifiedpermissions/sequences/test1.vpr</text:p>
          </table:table-cell>
          <table:table-cell office:value-type="float" office:value="1634" calcext:value-type="float">
            <text:p>1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86119493059747" calcext:value-type="float">
            <text:p>0.986119493059747</text:p>
          </table:table-cell>
          <table:table-cell/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75933609958506" calcext:value-type="float">
            <text:p>0.975933609958506</text:p>
          </table:table-cell>
        </table:table-row>
        <table:table-row table:style-name="ro1">
          <table:table-cell office:value-type="string" calcext:value-type="string">
            <text:p>quantifiedpermissions/sequences/test2.vpr</text:p>
          </table:table-cell>
          <table:table-cell office:value-type="float" office:value="1687" calcext:value-type="float">
            <text:p>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93983286908078" calcext:value-type="float">
            <text:p>0.93983286908078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945774647887324" calcext:value-type="float">
            <text:p>0.945774647887324</text:p>
          </table:table-cell>
        </table:table-row>
        <table:table-row table:style-name="ro1">
          <table:table-cell office:value-type="string" calcext:value-type="string">
            <text:p>quantifiedpermissions/sequences/wildcardedold.vpr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918505942275042" calcext:value-type="float">
            <text:p>0.918505942275042</text:p>
          </table:table-cell>
          <table:table-cell/>
          <table:table-cell office:value-type="float" office:value="1523" calcext:value-type="float">
            <text:p>1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954260651629073" calcext:value-type="float">
            <text:p>0.954260651629073</text:p>
          </table:table-cell>
        </table:table-row>
        <table:table-row table:style-name="ro1">
          <table:table-cell office:value-type="string" calcext:value-type="string">
            <text:p>quantifiedpermissions/sets/access.vpr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973905723905724" calcext:value-type="float">
            <text:p>0.973905723905724</text:p>
          </table:table-cell>
          <table:table-cell/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84148862853205" calcext:value-type="float">
            <text:p>0.984148862853205</text:p>
          </table:table-cell>
        </table:table-row>
        <table:table-row table:style-name="ro1">
          <table:table-cell office:value-type="string" calcext:value-type="string">
            <text:p>quantifiedpermissions/sets/assignments.vpr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940655447298494" calcext:value-type="float">
            <text:p>0.94065544729849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49667616334283" calcext:value-type="float">
            <text:p>0.949667616334283</text:p>
          </table:table-cell>
        </table:table-row>
        <table:table-row table:style-name="ro1">
          <table:table-cell office:value-type="string" calcext:value-type="string">
            <text:p>quantifiedpermissions/sets/constraining_permissions.vpr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916340891321345" calcext:value-type="float">
            <text:p>0.916340891321345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898198198198198" calcext:value-type="float">
            <text:p>0.898198198198198</text:p>
          </table:table-cell>
        </table:table-row>
        <table:table-row table:style-name="ro1">
          <table:table-cell office:value-type="string" calcext:value-type="string">
            <text:p>quantifiedpermissions/sets/consumepureforall.vpr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855463347164592" calcext:value-type="float">
            <text:p>0.855463347164592</text:p>
          </table:table-cell>
          <table:table-cell/>
          <table:table-cell office:value-type="float" office:value="1126" calcext:value-type="float">
            <text:p>1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88801261829653" calcext:value-type="float">
            <text:p>0.88801261829653</text:p>
          </table:table-cell>
        </table:table-row>
        <table:table-row table:style-name="ro1">
          <table:table-cell office:value-type="string" calcext:value-type="string">
            <text:p>quantifiedpermissions/sets/emptyforall.vpr</text:p>
          </table:table-cell>
          <table:table-cell office:value-type="float" office:value="1138" calcext:value-type="float">
            <text:p>1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3481608212147" calcext:value-type="float">
            <text:p>0.973481608212147</text:p>
          </table:table-cell>
          <table:table-cell/>
          <table:table-cell office:value-type="float" office:value="1182" calcext:value-type="float">
            <text:p>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80099502487562" calcext:value-type="float">
            <text:p>0.980099502487562</text:p>
          </table:table-cell>
        </table:table-row>
        <table:table-row table:style-name="ro1">
          <table:table-cell office:value-type="string" calcext:value-type="string">
            <text:p>quantifiedpermissions/sets/forall_exhale_single_elements.vpr</text:p>
          </table:table-cell>
          <table:table-cell office:value-type="float" office:value="1258" calcext:value-type="float">
            <text:p>1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6177370030581" calcext:value-type="float">
            <text:p>0.96177370030581</text:p>
          </table:table-cell>
          <table:table-cell/>
          <table:table-cell office:value-type="float" office:value="1201" calcext:value-type="float">
            <text:p>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63884430176565" calcext:value-type="float">
            <text:p>0.963884430176565</text:p>
          </table:table-cell>
        </table:table-row>
        <table:table-row table:style-name="ro1">
          <table:table-cell office:value-type="string" calcext:value-type="string">
            <text:p>quantifiedpermissions/sets/forall_exhale.vpr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.891583452211127" calcext:value-type="float">
            <text:p>0.891583452211127</text:p>
          </table:table-cell>
          <table:table-cell/>
          <table:table-cell office:value-type="float" office:value="1257" calcext:value-type="float">
            <text:p>1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.90431654676259" calcext:value-type="float">
            <text:p>0.90431654676259</text:p>
          </table:table-cell>
        </table:table-row>
        <table:table-row table:style-name="ro1">
          <table:table-cell office:value-type="string" calcext:value-type="string">
            <text:p>quantifiedpermissions/sets/forall.vpr</text:p>
          </table:table-cell>
          <table:table-cell office:value-type="float" office:value="1147" calcext:value-type="float">
            <text:p>1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2020547945205" calcext:value-type="float">
            <text:p>0.982020547945205</text:p>
          </table:table-cell>
          <table:table-cell/>
          <table:table-cell office:value-type="float" office:value="1138" calcext:value-type="float">
            <text:p>1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6990459670425" calcext:value-type="float">
            <text:p>0.986990459670425</text:p>
          </table:table-cell>
        </table:table-row>
        <table:table-row table:style-name="ro1">
          <table:table-cell office:value-type="string" calcext:value-type="string">
            <text:p>quantifiedpermissions/sets/functions.vpr</text:p>
          </table:table-cell>
          <table:table-cell office:value-type="float" office:value="1173" calcext:value-type="float">
            <text:p>117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84876989869754" calcext:value-type="float">
            <text:p>0.84876989869754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800139762403913" calcext:value-type="float">
            <text:p>0.800139762403913</text:p>
          </table:table-cell>
        </table:table-row>
        <table:table-row table:style-name="ro1">
          <table:table-cell office:value-type="string" calcext:value-type="string">
            <text:p>quantifiedpermissions/sets/generalised_shape.vpr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  <table:table-cell office:value-type="float" office:value="0.189345314505777" calcext:value-type="float">
            <text:p>0.189345314505777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float" office:value="0.313746344057432" calcext:value-type="float">
            <text:p>0.313746344057432</text:p>
          </table:table-cell>
        </table:table-row>
        <table:table-row table:style-name="ro1">
          <table:table-cell office:value-type="string" calcext:value-type="string">
            <text:p>quantifiedpermissions/sets/nonnull.vpr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1706454465075" calcext:value-type="float">
            <text:p>0.97170645446507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5609756097561" calcext:value-type="float">
            <text:p>0.975609756097561</text:p>
          </table:table-cell>
        </table:table-row>
        <table:table-row table:style-name="ro1">
          <table:table-cell office:value-type="string" calcext:value-type="string">
            <text:p>quantifiedpermissions/sets/quantification_over_pred_permissions.vpr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57538994800693" calcext:value-type="float">
            <text:p>0.957538994800693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8855218855219" calcext:value-type="float">
            <text:p>0.968855218855219</text:p>
          </table:table-cell>
        </table:table-row>
        <table:table-row table:style-name="ro1">
          <table:table-cell office:value-type="string" calcext:value-type="string">
            <text:p>quantifiedpermissions/sets/quantifiedvalues.vpr</text:p>
          </table:table-cell>
          <table:table-cell office:value-type="float" office:value="1169" calcext:value-type="float">
            <text:p>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931474103585657" calcext:value-type="float">
            <text:p>0.931474103585657</text:p>
          </table:table-cell>
          <table:table-cell/>
          <table:table-cell office:value-type="float" office:value="1139" calcext:value-type="float">
            <text:p>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928280358598207" calcext:value-type="float">
            <text:p>0.928280358598207</text:p>
          </table:table-cell>
        </table:table-row>
        <table:table-row table:style-name="ro1">
          <table:table-cell office:value-type="string" calcext:value-type="string">
            <text:p>quantifiedpermissions/sets/snapshots1.vpr</text:p>
          </table:table-cell>
          <table:table-cell office:value-type="float" office:value="1172" calcext:value-type="float">
            <text:p>117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99" calcext:value-type="float">
            <text:p>599</text:p>
          </table:table-cell>
          <table:table-cell office:value-type="float" office:value="0.643249176728869" calcext:value-type="float">
            <text:p>0.643249176728869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77" calcext:value-type="float">
            <text:p>1577</text:p>
          </table:table-cell>
          <table:table-cell office:value-type="float" office:value="0.408388520971302" calcext:value-type="float">
            <text:p>0.408388520971302</text:p>
          </table:table-cell>
        </table:table-row>
        <table:table-row table:style-name="ro1">
          <table:table-cell office:value-type="string" calcext:value-type="string">
            <text:p>quantifiedpermissions/sets/snapshots2.vpr</text:p>
          </table:table-cell>
          <table:table-cell office:value-type="float" office:value="1128" calcext:value-type="float">
            <text:p>11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0.810344827586207" calcext:value-type="float">
            <text:p>0.810344827586207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0.786666666666667" calcext:value-type="float">
            <text:p>0.786666666666667</text:p>
          </table:table-cell>
        </table:table-row>
        <table:table-row table:style-name="ro1">
          <table:table-cell office:value-type="string" calcext:value-type="string">
            <text:p>quantifiedpermissions/sets/snapshots3.vpr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945890410958904" calcext:value-type="float">
            <text:p>0.945890410958904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35576234788833" calcext:value-type="float">
            <text:p>0.935576234788833</text:p>
          </table:table-cell>
        </table:table-row>
        <table:table-row table:style-name="ro1">
          <table:table-cell office:value-type="string" calcext:value-type="string">
            <text:p>quantifiedpermissions/sets/unionfind.vpr</text:p>
          </table:table-cell>
          <table:table-cell office:value-type="float" office:value="1316" calcext:value-type="float">
            <text:p>131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862385321100918" calcext:value-type="float">
            <text:p>0.862385321100918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0.87248322147651" calcext:value-type="float">
            <text:p>0.87248322147651</text:p>
          </table:table-cell>
        </table:table-row>
        <table:table-row table:style-name="ro1">
          <table:table-cell office:value-type="string" calcext:value-type="string">
            <text:p>quantifiedpermissions/sets/unionone.vpr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7292576419214" calcext:value-type="float">
            <text:p>0.97292576419214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7229601518027" calcext:value-type="float">
            <text:p>0.977229601518027</text:p>
          </table:table-cell>
        </table:table-row>
        <table:table-row table:style-name="ro1">
          <table:table-cell office:value-type="string" calcext:value-type="string">
            <text:p>quantifiedpermissions/third_party/array_problem.vpr</text:p>
          </table:table-cell>
          <table:table-cell office:value-type="float" office:value="1677" calcext:value-type="float">
            <text:p>167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9" calcext:value-type="float">
            <text:p>279</text:p>
          </table:table-cell>
          <table:table-cell office:value-type="float" office:value="0.818048780487805" calcext:value-type="float">
            <text:p>0.818048780487805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office:value-type="float" office:value="0.807178631051753" calcext:value-type="float">
            <text:p>0.807178631051753</text:p>
          </table:table-cell>
        </table:table-row>
        <table:table-row table:style-name="ro1">
          <table:table-cell office:value-type="string" calcext:value-type="string">
            <text:p>quantifiedpermissions/third_party/array-sum.vpr</text:p>
          </table:table-cell>
          <table:table-cell office:value-type="float" office:value="1703" calcext:value-type="float">
            <text:p>170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0.93009284543965" calcext:value-type="float">
            <text:p>0.93009284543965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0.899590163934426" calcext:value-type="float">
            <text:p>0.899590163934426</text:p>
          </table:table-cell>
        </table:table-row>
        <table:table-row table:style-name="ro1">
          <table:table-cell office:value-type="string" calcext:value-type="string">
            <text:p>quantifiedpermissions/third_party/back.vpr</text:p>
          </table:table-cell>
          <table:table-cell office:value-type="float" office:value="1536" calcext:value-type="float">
            <text:p>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798336798336798" calcext:value-type="float">
            <text:p>0.798336798336798</text:p>
          </table:table-cell>
          <table:table-cell/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.869761444229529" calcext:value-type="float">
            <text:p>0.869761444229529</text:p>
          </table:table-cell>
        </table:table-row>
        <table:table-row table:style-name="ro1">
          <table:table-cell office:value-type="string" calcext:value-type="string">
            <text:p>quantifiedpermissions/third_party/blom01.vpr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926388022457891" calcext:value-type="float">
            <text:p>0.926388022457891</text:p>
          </table:table-cell>
          <table:table-cell/>
          <table:table-cell office:value-type="float" office:value="1362" calcext:value-type="float">
            <text:p>1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941257774706289" calcext:value-type="float">
            <text:p>0.941257774706289</text:p>
          </table:table-cell>
        </table:table-row>
        <table:table-row table:style-name="ro1">
          <table:table-cell office:value-type="string" calcext:value-type="string">
            <text:p>quantifiedpermissions/third_party/blom02.vpr</text:p>
          </table:table-cell>
          <table:table-cell office:value-type="float" office:value="1324" calcext:value-type="float">
            <text:p>13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81577325939618" calcext:value-type="float">
            <text:p>0.81577325939618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.832395950506187" calcext:value-type="float">
            <text:p>0.832395950506187</text:p>
          </table:table-cell>
        </table:table-row>
        <table:table-row table:style-name="ro1">
          <table:table-cell office:value-type="string" calcext:value-type="string">
            <text:p>quantifiedpermissions/third_party/blom03.vpr</text:p>
          </table:table-cell>
          <table:table-cell office:value-type="float" office:value="1461" calcext:value-type="float">
            <text:p>14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938342967244701" calcext:value-type="float">
            <text:p>0.938342967244701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52760387023335" calcext:value-type="float">
            <text:p>0.952760387023335</text:p>
          </table:table-cell>
        </table:table-row>
        <table:table-row table:style-name="ro1">
          <table:table-cell office:value-type="string" calcext:value-type="string">
            <text:p>quantifiedpermissions/third_party/fmse-2015-04-16.vpr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0.300715990453461" calcext:value-type="float">
            <text:p>0.300715990453461</text:p>
          </table:table-cell>
          <table:table-cell/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3" calcext:value-type="float">
            <text:p>1833</text:p>
          </table:table-cell>
          <table:table-cell office:value-type="float" office:value="0.458357944477259" calcext:value-type="float">
            <text:p>0.458357944477259</text:p>
          </table:table-cell>
        </table:table-row>
        <table:table-row table:style-name="ro1">
          <table:table-cell office:value-type="string" calcext:value-type="string">
            <text:p>quantifiedpermissions/third_party/fwd.vpr</text:p>
          </table:table-cell>
          <table:table-cell office:value-type="float" office:value="1685" calcext:value-type="float">
            <text:p>1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.863217213114754" calcext:value-type="float">
            <text:p>0.863217213114754</text:p>
          </table:table-cell>
          <table:table-cell/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856867779204108" calcext:value-type="float">
            <text:p>0.856867779204108</text:p>
          </table:table-cell>
        </table:table-row>
        <table:table-row table:style-name="ro1">
          <table:table-cell office:value-type="string" calcext:value-type="string">
            <text:p>quantifiedpermissions/third_party/max-two-range.vpr</text:p>
          </table:table-cell>
          <table:table-cell office:value-type="float" office:value="1672" calcext:value-type="float">
            <text:p>1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office:value-type="float" office:value="0.476353276353276" calcext:value-type="float">
            <text:p>0.476353276353276</text:p>
          </table:table-cell>
          <table:table-cell/>
          <table:table-cell office:value-type="float" office:value="1497" calcext:value-type="float">
            <text:p>1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.728112840466926" calcext:value-type="float">
            <text:p>0.728112840466926</text:p>
          </table:table-cell>
        </table:table-row>
        <table:table-row table:style-name="ro1">
          <table:table-cell office:value-type="string" calcext:value-type="string">
            <text:p>quantifiedpermissions/third_party/par_id.vpr</text:p>
          </table:table-cell>
          <table:table-cell office:value-type="float" office:value="1365" calcext:value-type="float">
            <text:p>1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944636678200692" calcext:value-type="float">
            <text:p>0.944636678200692</text:p>
          </table:table-cell>
          <table:table-cell/>
          <table:table-cell office:value-type="float" office:value="1356" calcext:value-type="float">
            <text:p>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94560669456067" calcext:value-type="float">
            <text:p>0.94560669456067</text:p>
          </table:table-cell>
        </table:table-row>
        <table:table-row table:style-name="ro1">
          <table:table-cell office:value-type="string" calcext:value-type="string">
            <text:p>quantifiedpermissions/third_party/shift.vpr</text:p>
          </table:table-cell>
          <table:table-cell office:value-type="float" office:value="1239" calcext:value-type="float">
            <text:p>1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62703962703963" calcext:value-type="float">
            <text:p>0.962703962703963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64974982130093" calcext:value-type="float">
            <text:p>0.964974982130093</text:p>
          </table:table-cell>
        </table:table-row>
        <table:table-row table:style-name="ro1">
          <table:table-cell office:value-type="string" calcext:value-type="string">
            <text:p>quantifiedpermissions/third_party/summation.vpr</text:p>
          </table:table-cell>
          <table:table-cell office:value-type="float" office:value="1657" calcext:value-type="float">
            <text:p>165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2" calcext:value-type="float">
            <text:p>242</text:p>
          </table:table-cell>
          <table:table-cell office:value-type="float" office:value="0.73907225691347" calcext:value-type="float">
            <text:p>0.73907225691347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0.696607740086001" calcext:value-type="float">
            <text:p>0.696607740086001</text:p>
          </table:table-cell>
        </table:table-row>
        <table:table-row table:style-name="ro1">
          <table:table-cell office:value-type="string" calcext:value-type="string">
            <text:p>quantifiedpermissions/third_party/testAccessSubmatrixErr1.vpr</text:p>
          </table:table-cell>
          <table:table-cell office:value-type="float" office:value="1473" calcext:value-type="float">
            <text:p>14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953398058252427" calcext:value-type="float">
            <text:p>0.953398058252427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958146487294469" calcext:value-type="float">
            <text:p>0.958146487294469</text:p>
          </table:table-cell>
        </table:table-row>
        <table:table-row table:style-name="ro1">
          <table:table-cell office:value-type="string" calcext:value-type="string">
            <text:p>quantifiedpermissions/third_party/testAccessSubmatrix.vpr</text:p>
          </table:table-cell>
          <table:table-cell office:value-type="float" office:value="1197" calcext:value-type="float">
            <text:p>11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951510333863275" calcext:value-type="float">
            <text:p>0.951510333863275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960346070656092" calcext:value-type="float">
            <text:p>0.960346070656092</text:p>
          </table:table-cell>
        </table:table-row>
        <table:table-row table:style-name="ro1">
          <table:table-cell office:value-type="string" calcext:value-type="string">
            <text:p>quantifiedpermissions/third_party/test_array.vpr</text:p>
          </table:table-cell>
          <table:table-cell office:value-type="float" office:value="1212" calcext:value-type="float">
            <text:p>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905829596412556" calcext:value-type="float">
            <text:p>0.905829596412556</text:p>
          </table:table-cell>
          <table:table-cell/>
          <table:table-cell office:value-type="float" office:value="1251" calcext:value-type="float">
            <text:p>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905865314989138" calcext:value-type="float">
            <text:p>0.905865314989138</text:p>
          </table:table-cell>
        </table:table-row>
        <table:table-row table:style-name="ro1">
          <table:table-cell office:value-type="string" calcext:value-type="string">
            <text:p>quantifiedpermissions/third_party/test_backward_dep_c.vpr</text:p>
          </table:table-cell>
          <table:table-cell office:value-type="float" office:value="1407" calcext:value-type="float">
            <text:p>140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81" calcext:value-type="float">
            <text:p>881</text:p>
          </table:table-cell>
          <table:table-cell office:value-type="float" office:value="0.53763851738632" calcext:value-type="float">
            <text:p>0.53763851738632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44" calcext:value-type="float">
            <text:p>544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string" calcext:value-type="string">
            <text:p>quantifiedpermissions/third_party/test_backward_dep_drf_c.vpr</text:p>
          </table:table-cell>
          <table:table-cell office:value-type="float" office:value="1458" calcext:value-type="float">
            <text:p>145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office:value-type="float" office:value="0.603227141083988" calcext:value-type="float">
            <text:p>0.603227141083988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56" calcext:value-type="float">
            <text:p>356</text:p>
          </table:table-cell>
          <table:table-cell office:value-type="float" office:value="0.638606676342525" calcext:value-type="float">
            <text:p>0.638606676342525</text:p>
          </table:table-cell>
        </table:table-row>
        <table:table-row table:style-name="ro1">
          <table:table-cell office:value-type="string" calcext:value-type="string">
            <text:p>quantifiedpermissions/third_party/test_backward_dep_e1_c.vpr</text:p>
          </table:table-cell>
          <table:table-cell office:value-type="float" office:value="1519" calcext:value-type="float">
            <text:p>151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06" calcext:value-type="float">
            <text:p>806</text:p>
          </table:table-cell>
          <table:table-cell office:value-type="float" office:value="0.547782185358817" calcext:value-type="float">
            <text:p>0.547782185358817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74" calcext:value-type="float">
            <text:p>374</text:p>
          </table:table-cell>
          <table:table-cell office:value-type="float" office:value="0.686046511627907" calcext:value-type="float">
            <text:p>0.686046511627907</text:p>
          </table:table-cell>
        </table:table-row>
        <table:table-row table:style-name="ro1">
          <table:table-cell office:value-type="string" calcext:value-type="string">
            <text:p>quantifiedpermissions/third_party/test_binomial_auto.vpr</text:p>
          </table:table-cell>
          <table:table-cell office:value-type="float" office:value="1314" calcext:value-type="float">
            <text:p>13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02" calcext:value-type="float">
            <text:p>5102</text:p>
          </table:table-cell>
          <table:table-cell office:value-type="float" office:value="0.204068954806647" calcext:value-type="float">
            <text:p>0.204068954806647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62" calcext:value-type="float">
            <text:p>1862</text:p>
          </table:table-cell>
          <table:table-cell office:value-type="float" office:value="0.441839762611276" calcext:value-type="float">
            <text:p>0.441839762611276</text:p>
          </table:table-cell>
        </table:table-row>
        <table:table-row table:style-name="ro1">
          <table:table-cell office:value-type="string" calcext:value-type="string">
            <text:p>quantifiedpermissions/third_party/test_binomial_noauto.vpr</text:p>
          </table:table-cell>
          <table:table-cell office:value-type="float" office:value="1241" calcext:value-type="float">
            <text:p>12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  <table:table-cell office:value-type="float" office:value="0.584550164861046" calcext:value-type="float">
            <text:p>0.584550164861046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0.792147806004619" calcext:value-type="float">
            <text:p>0.792147806004619</text:p>
          </table:table-cell>
        </table:table-row>
        <table:table-row table:style-name="ro1">
          <table:table-cell office:value-type="string" calcext:value-type="string">
            <text:p>quantifiedpermissions/third_party/testDepParLoopBackE1.vpr</text:p>
          </table:table-cell>
          <table:table-cell office:value-type="float" office:value="1393" calcext:value-type="float">
            <text:p>139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03" calcext:value-type="float">
            <text:p>603</text:p>
          </table:table-cell>
          <table:table-cell office:value-type="float" office:value="0.600431034482759" calcext:value-type="float">
            <text:p>0.600431034482759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50" calcext:value-type="float">
            <text:p>350</text:p>
          </table:table-cell>
          <table:table-cell office:value-type="float" office:value="0.64920993227991" calcext:value-type="float">
            <text:p>0.64920993227991</text:p>
          </table:table-cell>
        </table:table-row>
        <table:table-row table:style-name="ro1">
          <table:table-cell office:value-type="string" calcext:value-type="string">
            <text:p>quantifiedpermissions/third_party/testDepParLoopBack.vpr</text:p>
          </table:table-cell>
          <table:table-cell office:value-type="float" office:value="1318" calcext:value-type="float">
            <text:p>131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5" calcext:value-type="float">
            <text:p>715</text:p>
          </table:table-cell>
          <table:table-cell office:value-type="float" office:value="0.565422565422565" calcext:value-type="float">
            <text:p>0.565422565422565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71" calcext:value-type="float">
            <text:p>371</text:p>
          </table:table-cell>
          <table:table-cell office:value-type="float" office:value="0.624639076034649" calcext:value-type="float">
            <text:p>0.624639076034649</text:p>
          </table:table-cell>
        </table:table-row>
        <table:table-row table:style-name="ro1">
          <table:table-cell office:value-type="string" calcext:value-type="string">
            <text:p>quantifiedpermissions/third_party/testDepParLoopE1.vpr</text:p>
          </table:table-cell>
          <table:table-cell office:value-type="float" office:value="1527" calcext:value-type="float">
            <text:p>152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0.659896283491789" calcext:value-type="float">
            <text:p>0.659896283491789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01" calcext:value-type="float">
            <text:p>301</text:p>
          </table:table-cell>
          <table:table-cell office:value-type="float" office:value="0.674599320058281" calcext:value-type="float">
            <text:p>0.674599320058281</text:p>
          </table:table-cell>
        </table:table-row>
        <table:table-row table:style-name="ro1">
          <table:table-cell office:value-type="string" calcext:value-type="string">
            <text:p>quantifiedpermissions/third_party/testDepParLoop.vpr</text:p>
          </table:table-cell>
          <table:table-cell office:value-type="float" office:value="1543" calcext:value-type="float">
            <text:p>154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87" calcext:value-type="float">
            <text:p>487</text:p>
          </table:table-cell>
          <table:table-cell office:value-type="float" office:value="0.663655913978495" calcext:value-type="float">
            <text:p>0.663655913978495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4" calcext:value-type="float">
            <text:p>294</text:p>
          </table:table-cell>
          <table:table-cell office:value-type="float" office:value="0.669121256750123" calcext:value-type="float">
            <text:p>0.669121256750123</text:p>
          </table:table-cell>
        </table:table-row>
        <table:table-row table:style-name="ro1">
          <table:table-cell office:value-type="string" calcext:value-type="string">
            <text:p>quantifiedpermissions/third_party/test_forward_dep_c.vpr</text:p>
          </table:table-cell>
          <table:table-cell office:value-type="float" office:value="1550" calcext:value-type="float">
            <text:p>155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72" calcext:value-type="float">
            <text:p>772</text:p>
          </table:table-cell>
          <table:table-cell office:value-type="float" office:value="0.590026646364674" calcext:value-type="float">
            <text:p>0.590026646364674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65" calcext:value-type="float">
            <text:p>465</text:p>
          </table:table-cell>
          <table:table-cell office:value-type="float" office:value="0.624493471409275" calcext:value-type="float">
            <text:p>0.624493471409275</text:p>
          </table:table-cell>
        </table:table-row>
        <table:table-row table:style-name="ro1">
          <table:table-cell office:value-type="string" calcext:value-type="string">
            <text:p>quantifiedpermissions/third_party/test_forward_dep_drf_c.vpr</text:p>
          </table:table-cell>
          <table:table-cell office:value-type="float" office:value="1474" calcext:value-type="float">
            <text:p>147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 office:value-type="float" office:value="0.650772626931567" calcext:value-type="float">
            <text:p>0.650772626931567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96" calcext:value-type="float">
            <text:p>296</text:p>
          </table:table-cell>
          <table:table-cell office:value-type="float" office:value="0.708127525819488" calcext:value-type="float">
            <text:p>0.708127525819488</text:p>
          </table:table-cell>
        </table:table-row>
        <table:table-row table:style-name="ro1">
          <table:table-cell office:value-type="string" calcext:value-type="string">
            <text:p>quantifiedpermissions/third_party/test_forward_dep_e1_c.vpr</text:p>
          </table:table-cell>
          <table:table-cell office:value-type="float" office:value="1393" calcext:value-type="float">
            <text:p>139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78" calcext:value-type="float">
            <text:p>378</text:p>
          </table:table-cell>
          <table:table-cell office:value-type="float" office:value="0.664599236641221" calcext:value-type="float">
            <text:p>0.664599236641221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01" calcext:value-type="float">
            <text:p>301</text:p>
          </table:table-cell>
          <table:table-cell office:value-type="float" office:value="0.664908916586769" calcext:value-type="float">
            <text:p>0.664908916586769</text:p>
          </table:table-cell>
        </table:table-row>
        <table:table-row table:style-name="ro1">
          <table:table-cell office:value-type="string" calcext:value-type="string">
            <text:p>quantifiedpermissions/third_party/test_forward_dep_noauto_pvl.vpr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.578790459965928" calcext:value-type="float">
            <text:p>0.578790459965928</text:p>
          </table:table-cell>
          <table:table-cell/>
          <table:table-cell office:value-type="float" office:value="1589" calcext:value-type="float">
            <text:p>1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849278460716194" calcext:value-type="float">
            <text:p>0.849278460716194</text:p>
          </table:table-cell>
        </table:table-row>
        <table:table-row table:style-name="ro1">
          <table:table-cell office:value-type="string" calcext:value-type="string">
            <text:p>quantifiedpermissions/third_party/test_forward_dep_pvl.vpr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0.445075125208681" calcext:value-type="float">
            <text:p>0.445075125208681</text:p>
          </table:table-cell>
          <table:table-cell/>
          <table:table-cell office:value-type="float" office:value="1216" calcext:value-type="float">
            <text:p>1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.685456595264938" calcext:value-type="float">
            <text:p>0.685456595264938</text:p>
          </table:table-cell>
        </table:table-row>
        <table:table-row table:style-name="ro1">
          <table:table-cell office:value-type="string" calcext:value-type="string">
            <text:p>quantifiedpermissions/third_party/testHistogram.vpr</text:p>
          </table:table-cell>
          <table:table-cell office:value-type="float" office:value="1381" calcext:value-type="float">
            <text:p>13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4" calcext:value-type="float">
            <text:p>664</text:p>
          </table:table-cell>
          <table:table-cell office:value-type="float" office:value="0.575177009579342" calcext:value-type="float">
            <text:p>0.575177009579342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64" calcext:value-type="float">
            <text:p>464</text:p>
          </table:table-cell>
          <table:table-cell office:value-type="float" office:value="0.625713032031593" calcext:value-type="float">
            <text:p>0.625713032031593</text:p>
          </table:table-cell>
        </table:table-row>
        <table:table-row table:style-name="ro1">
          <table:table-cell office:value-type="string" calcext:value-type="string">
            <text:p>quantifiedpermissions/third_party/test_idx_3.vpr</text:p>
          </table:table-cell>
          <table:table-cell office:value-type="float" office:value="1334" calcext:value-type="float">
            <text:p>13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955587392550143" calcext:value-type="float">
            <text:p>0.955587392550143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963687150837989" calcext:value-type="float">
            <text:p>0.963687150837989</text:p>
          </table:table-cell>
        </table:table-row>
        <table:table-row table:style-name="ro1">
          <table:table-cell office:value-type="string" calcext:value-type="string">
            <text:p>quantifiedpermissions/third_party/test_indep_loop_drf_c.vpr</text:p>
          </table:table-cell>
          <table:table-cell office:value-type="float" office:value="1346" calcext:value-type="float">
            <text:p>134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0.728749323226854" calcext:value-type="float">
            <text:p>0.728749323226854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0.743764172335601" calcext:value-type="float">
            <text:p>0.743764172335601</text:p>
          </table:table-cell>
        </table:table-row>
        <table:table-row table:style-name="ro1">
          <table:table-cell office:value-type="string" calcext:value-type="string">
            <text:p>quantifiedpermissions/third_party/test_IterationExample.vpr</text:p>
          </table:table-cell>
          <table:table-cell office:value-type="float" office:value="1434" calcext:value-type="float">
            <text:p>143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0.738033968090581" calcext:value-type="float">
            <text:p>0.738033968090581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0.72876304023845" calcext:value-type="float">
            <text:p>0.72876304023845</text:p>
          </table:table-cell>
        </table:table-row>
        <table:table-row table:style-name="ro1">
          <table:table-cell office:value-type="string" calcext:value-type="string">
            <text:p>quantifiedpermissions/third_party/test_kernel_example_pvl.vpr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.544712127398938" calcext:value-type="float">
            <text:p>0.544712127398938</text:p>
          </table:table-cell>
          <table:table-cell/>
          <table:table-cell office:value-type="float" office:value="1222" calcext:value-type="float">
            <text:p>1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803418803418803" calcext:value-type="float">
            <text:p>0.803418803418803</text:p>
          </table:table-cell>
        </table:table-row>
        <table:table-row table:style-name="ro1">
          <table:table-cell office:value-type="string" calcext:value-type="string">
            <text:p>quantifiedpermissions/third_party/test_kernel_example_v2_pvl.vpr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0.465196416264645" calcext:value-type="float">
            <text:p>0.46519641626464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.749592612710483" calcext:value-type="float">
            <text:p>0.749592612710483</text:p>
          </table:table-cell>
        </table:table-row>
        <table:table-row table:style-name="ro1">
          <table:table-cell office:value-type="string" calcext:value-type="string">
            <text:p>quantifiedpermissions/third_party/test_kernel_example_v3_pvl.vpr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.702244389027432" calcext:value-type="float">
            <text:p>0.702244389027432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882583170254403" calcext:value-type="float">
            <text:p>0.882583170254403</text:p>
          </table:table-cell>
        </table:table-row>
        <table:table-row table:style-name="ro1">
          <table:table-cell office:value-type="string" calcext:value-type="string">
            <text:p>quantifiedpermissions/third_party/testNestedDoubleIC.vpr</text:p>
          </table:table-cell>
          <table:table-cell office:value-type="float" office:value="1396" calcext:value-type="float">
            <text:p>139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0.769994484280199" calcext:value-type="float">
            <text:p>0.769994484280199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0.73932697137117" calcext:value-type="float">
            <text:p>0.73932697137117</text:p>
          </table:table-cell>
        </table:table-row>
        <table:table-row table:style-name="ro1">
          <table:table-cell office:value-type="string" calcext:value-type="string">
            <text:p>quantifiedpermissions/third_party/testNestedSingleIC.vpr</text:p>
          </table:table-cell>
          <table:table-cell office:value-type="float" office:value="1384" calcext:value-type="float">
            <text:p>138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0.758771929824561" calcext:value-type="float">
            <text:p>0.758771929824561</text:p>
          </table:table-cell>
          <table:table-cell/>
          <table:table-cell office:value-type="float" office:value="1356" calcext:value-type="float">
            <text:p>135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0.718220338983051" calcext:value-type="float">
            <text:p>0.718220338983051</text:p>
          </table:table-cell>
        </table:table-row>
        <table:table-row table:style-name="ro1">
          <table:table-cell office:value-type="string" calcext:value-type="string">
            <text:p>quantifiedpermissions/third_party/test_par_id.vpr</text:p>
          </table:table-cell>
          <table:table-cell office:value-type="float" office:value="1338" calcext:value-type="float">
            <text:p>133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0.727173913043478" calcext:value-type="float">
            <text:p>0.727173913043478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0.709203839638622" calcext:value-type="float">
            <text:p>0.709203839638622</text:p>
          </table:table-cell>
        </table:table-row>
        <table:table-row table:style-name="ro1">
          <table:table-cell office:value-type="string" calcext:value-type="string">
            <text:p>quantifiedpermissions/third_party/testTranspose.vpr</text:p>
          </table:table-cell>
          <table:table-cell office:value-type="float" office:value="1317" calcext:value-type="float">
            <text:p>131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18" calcext:value-type="float">
            <text:p>618</text:p>
          </table:table-cell>
          <table:table-cell office:value-type="float" office:value="0.580687830687831" calcext:value-type="float">
            <text:p>0.580687830687831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87" calcext:value-type="float">
            <text:p>587</text:p>
          </table:table-cell>
          <table:table-cell office:value-type="float" office:value="0.591609589041096" calcext:value-type="float">
            <text:p>0.591609589041096</text:p>
          </table:table-cell>
        </table:table-row>
        <table:table-row table:style-name="ro1">
          <table:table-cell office:value-type="string" calcext:value-type="string">
            <text:p>quantifiedpermissions/third_party/test_vector_add_c.vpr</text:p>
          </table:table-cell>
          <table:table-cell office:value-type="float" office:value="1516" calcext:value-type="float">
            <text:p>151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20" calcext:value-type="float">
            <text:p>520</text:p>
          </table:table-cell>
          <table:table-cell office:value-type="float" office:value="0.645106382978723" calcext:value-type="float">
            <text:p>0.645106382978723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46" calcext:value-type="float">
            <text:p>346</text:p>
          </table:table-cell>
          <table:table-cell office:value-type="float" office:value="0.66395793499044" calcext:value-type="float">
            <text:p>0.66395793499044</text:p>
          </table:table-cell>
        </table:table-row>
        <table:table-row table:style-name="ro1">
          <table:table-cell office:value-type="string" calcext:value-type="string">
            <text:p>quantifiedpermissions/third_party/testZeroArrayC.vpr</text:p>
          </table:table-cell>
          <table:table-cell office:value-type="float" office:value="1258" calcext:value-type="float">
            <text:p>125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0.743498817966903" calcext:value-type="float">
            <text:p>0.743498817966903</text:p>
          </table:table-cell>
          <table:table-cell/>
          <table:table-cell office:value-type="float" office:value="1378" calcext:value-type="float">
            <text:p>13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0.766833611574847" calcext:value-type="float">
            <text:p>0.766833611574847</text:p>
          </table:table-cell>
        </table:table-row>
        <table:table-row table:style-name="ro1">
          <table:table-cell office:value-type="string" calcext:value-type="string">
            <text:p>quantifiedpermissions/third_party/testZeroArrayE1.vpr</text:p>
          </table:table-cell>
          <table:table-cell office:value-type="float" office:value="1472" calcext:value-type="float">
            <text:p>1472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771084337349398" calcext:value-type="float">
            <text:p>0.771084337349398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0.73262599469496" calcext:value-type="float">
            <text:p>0.73262599469496</text:p>
          </table:table-cell>
        </table:table-row>
        <table:table-row table:style-name="ro1">
          <table:table-cell office:value-type="string" calcext:value-type="string">
            <text:p>quantifiedpermissions/third_party/testZeroArrayJava.vpr</text:p>
          </table:table-cell>
          <table:table-cell office:value-type="float" office:value="1295" calcext:value-type="float">
            <text:p>129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0.765366430260047" calcext:value-type="float">
            <text:p>0.765366430260047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768186753528773" calcext:value-type="float">
            <text:p>0.768186753528773</text:p>
          </table:table-cell>
        </table:table-row>
        <table:table-row table:style-name="ro1">
          <table:table-cell office:value-type="string" calcext:value-type="string">
            <text:p>quantifiedpermissions/third_party/test_zero_array_pvl.vpr</text:p>
          </table:table-cell>
          <table:table-cell office:value-type="float" office:value="1371" calcext:value-type="float">
            <text:p>137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.776770538243626" calcext:value-type="float">
            <text:p>0.776770538243626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0.76463963963964" calcext:value-type="float">
            <text:p>0.76463963963964</text:p>
          </table:table-cell>
        </table:table-row>
        <table:table-row table:style-name="ro1">
          <table:table-cell office:value-type="string" calcext:value-type="string">
            <text:p>quantifiedpermissions/third_party/testZeroArraySilicon.vpr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.898203592814371" calcext:value-type="float">
            <text:p>0.898203592814371</text:p>
          </table:table-cell>
          <table:table-cell/>
          <table:table-cell office:value-type="float" office:value="1178" calcext:value-type="float">
            <text:p>1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921752738654147" calcext:value-type="float">
            <text:p>0.921752738654147</text:p>
          </table:table-cell>
        </table:table-row>
        <table:table-row table:style-name="ro1">
          <table:table-cell office:value-type="string" calcext:value-type="string">
            <text:p>quantifiedpermissions/third_party/testZeroArray.vpr</text:p>
          </table:table-cell>
          <table:table-cell office:value-type="float" office:value="1557" calcext:value-type="float">
            <text:p>155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.771938522558255" calcext:value-type="float">
            <text:p>0.771938522558255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0.789985415653865" calcext:value-type="float">
            <text:p>0.789985415653865</text:p>
          </table:table-cell>
        </table:table-row>
        <table:table-row table:style-name="ro1">
          <table:table-cell office:value-type="string" calcext:value-type="string">
            <text:p>quantifiedpermissions/third_party/test_zero_matrix_pvl.vpr</text:p>
          </table:table-cell>
          <table:table-cell office:value-type="float" office:value="1379" calcext:value-type="float">
            <text:p>137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0.767390094602115" calcext:value-type="float">
            <text:p>0.76739009460211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0.763218390804598" calcext:value-type="float">
            <text:p>0.763218390804598</text:p>
          </table:table-cell>
        </table:table-row>
        <table:table-row table:style-name="ro1">
          <table:table-cell office:value-type="string" calcext:value-type="string">
            <text:p>quantifiedpermissions/third_party/testZeroMatrix.vpr</text:p>
          </table:table-cell>
          <table:table-cell office:value-type="float" office:value="1626" calcext:value-type="float">
            <text:p>162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0.784749034749035" calcext:value-type="float">
            <text:p>0.784749034749035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0.747160493827161" calcext:value-type="float">
            <text:p>0.747160493827161</text:p>
          </table:table-cell>
        </table:table-row>
        <table:table-row table:style-name="ro1">
          <table:table-cell office:value-type="string" calcext:value-type="string">
            <text:p>quantifiedpermissions/third_party/testZeroSubmatrix.vpr</text:p>
          </table:table-cell>
          <table:table-cell office:value-type="float" office:value="1346" calcext:value-type="float">
            <text:p>134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0.749860724233983" calcext:value-type="float">
            <text:p>0.749860724233983</text:p>
          </table:table-cell>
          <table:table-cell/>
          <table:table-cell office:value-type="float" office:value="1386" calcext:value-type="float">
            <text:p>138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office:value-type="float" office:value="0.69823677581864" calcext:value-type="float">
            <text:p>0.69823677581864</text:p>
          </table:table-cell>
        </table:table-row>
        <table:table-row table:style-name="ro1">
          <table:table-cell office:value-type="string" calcext:value-type="string">
            <text:p>quantifiedpermissions/third_party/trigger-z3-bug.vpr</text:p>
          </table:table-cell>
          <table:table-cell office:value-type="float" office:value="1583" calcext:value-type="float">
            <text:p>1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0.504300732717426" calcext:value-type="float">
            <text:p>0.504300732717426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.750878955298845" calcext:value-type="float">
            <text:p>0.750878955298845</text:p>
          </table:table-cell>
        </table:table-row>
        <table:table-row table:style-name="ro1">
          <table:table-cell office:value-type="string" calcext:value-type="string">
            <text:p>quantifiedpermissions/third_party/ZeroArray.vpr</text:p>
          </table:table-cell>
          <table:table-cell office:value-type="float" office:value="1395" calcext:value-type="float">
            <text:p>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888535031847134" calcext:value-type="float">
            <text:p>0.888535031847134</text:p>
          </table:table-cell>
          <table:table-cell/>
          <table:table-cell office:value-type="float" office:value="1461" calcext:value-type="float">
            <text:p>1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913696060037523" calcext:value-type="float">
            <text:p>0.913696060037523</text:p>
          </table:table-cell>
        </table:table-row>
        <table:table-row table:style-name="ro1">
          <table:table-cell office:value-type="string" calcext:value-type="string">
            <text:p>quantifiedpredicates/arity/fold_arity1.vpr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930862437633642" calcext:value-type="float">
            <text:p>0.930862437633642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33681073025335" calcext:value-type="float">
            <text:p>0.933681073025335</text:p>
          </table:table-cell>
        </table:table-row>
        <table:table-row table:style-name="ro1">
          <table:table-cell office:value-type="string" calcext:value-type="string">
            <text:p>quantifiedpredicates/arity/qpprod_arity.vpr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4970202622169" calcext:value-type="float">
            <text:p>0.974970202622169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0311730926989" calcext:value-type="float">
            <text:p>0.980311730926989</text:p>
          </table:table-cell>
        </table:table-row>
        <table:table-row table:style-name="ro1">
          <table:table-cell office:value-type="string" calcext:value-type="string">
            <text:p>quantifiedpredicates/arity/snapshots.vpr</text:p>
          </table:table-cell>
          <table:table-cell office:value-type="float" office:value="1073" calcext:value-type="float">
            <text:p>107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08" calcext:value-type="float">
            <text:p>3808</text:p>
          </table:table-cell>
          <table:table-cell office:value-type="float" office:value="0.2158953722334" calcext:value-type="float">
            <text:p>0.2158953722334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702" calcext:value-type="float">
            <text:p>11702</text:p>
          </table:table-cell>
          <table:table-cell office:value-type="float" office:value="0.088237568633516" calcext:value-type="float">
            <text:p>0.088237568633516</text:p>
          </table:table-cell>
        </table:table-row>
        <table:table-row table:style-name="ro1">
          <table:table-cell office:value-type="string" calcext:value-type="string">
            <text:p>quantifiedpredicates/arity/spexhale_arity.vpr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940428380187416" calcext:value-type="float">
            <text:p>0.940428380187416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47743467933492" calcext:value-type="float">
            <text:p>0.947743467933492</text:p>
          </table:table-cell>
        </table:table-row>
        <table:table-row table:style-name="ro1">
          <table:table-cell office:value-type="string" calcext:value-type="string">
            <text:p>quantifiedpredicates/arity/spprod_arity.vpr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728624535316" calcext:value-type="float">
            <text:p>0.96728624535316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129713423831" calcext:value-type="float">
            <text:p>0.978129713423831</text:p>
          </table:table-cell>
        </table:table-row>
        <table:table-row table:style-name="ro1">
          <table:table-cell office:value-type="string" calcext:value-type="string">
            <text:p>quantifiedpredicates/arity/unfold_arity1.vpr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949101796407186" calcext:value-type="float">
            <text:p>0.949101796407186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949922958397535" calcext:value-type="float">
            <text:p>0.949922958397535</text:p>
          </table:table-cell>
        </table:table-row>
        <table:table-row table:style-name="ro1">
          <table:table-cell office:value-type="string" calcext:value-type="string">
            <text:p>quantifiedpredicates/arity/unfolding_arity.vpr</text:p>
          </table:table-cell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916918429003021" calcext:value-type="float">
            <text:p>0.916918429003021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06635802469136" calcext:value-type="float">
            <text:p>0.906635802469136</text:p>
          </table:table-cell>
        </table:table-row>
        <table:table-row table:style-name="ro1">
          <table:table-cell office:value-type="string" calcext:value-type="string">
            <text:p>quantifiedpredicates/basic/array.vpr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923954372623574" calcext:value-type="float">
            <text:p>0.923954372623574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934438583270535" calcext:value-type="float">
            <text:p>0.934438583270535</text:p>
          </table:table-cell>
        </table:table-row>
        <table:table-row table:style-name="ro1">
          <table:table-cell office:value-type="string" calcext:value-type="string">
            <text:p>quantifiedpredicates/basic/exhale.vpr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918367346938775" calcext:value-type="float">
            <text:p>0.918367346938775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937421777221527" calcext:value-type="float">
            <text:p>0.937421777221527</text:p>
          </table:table-cell>
        </table:table-row>
        <table:table-row table:style-name="ro1">
          <table:table-cell office:value-type="string" calcext:value-type="string">
            <text:p>quantifiedpredicates/basic/foralls.vpr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970856102003643" calcext:value-type="float">
            <text:p>0.970856102003643</text:p>
          </table:table-cell>
          <table:table-cell/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23991507431" calcext:value-type="float">
            <text:p>0.9723991507431</text:p>
          </table:table-cell>
        </table:table-row>
        <table:table-row table:style-name="ro1">
          <table:table-cell office:value-type="string" calcext:value-type="string">
            <text:p>quantifiedpredicates/basic/functions1.vpr</text:p>
          </table:table-cell>
          <table:table-cell office:value-type="float" office:value="1249" calcext:value-type="float">
            <text:p>12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894699140401146" calcext:value-type="float">
            <text:p>0.894699140401146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0.915355805243446" calcext:value-type="float">
            <text:p>0.915355805243446</text:p>
          </table:table-cell>
        </table:table-row>
        <table:table-row table:style-name="ro1">
          <table:table-cell office:value-type="string" calcext:value-type="string">
            <text:p>quantifiedpredicates/basic/functions2.vpr</text:p>
          </table:table-cell>
          <table:table-cell office:value-type="float" office:value="1361" calcext:value-type="float">
            <text:p>13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940566689702833" calcext:value-type="float">
            <text:p>0.94056668970283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894419306184012" calcext:value-type="float">
            <text:p>0.894419306184012</text:p>
          </table:table-cell>
        </table:table-row>
        <table:table-row table:style-name="ro1">
          <table:table-cell office:value-type="string" calcext:value-type="string">
            <text:p>quantifiedpredicates/basic/independence.vpr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882738528769119" calcext:value-type="float">
            <text:p>0.882738528769119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933817594834544" calcext:value-type="float">
            <text:p>0.933817594834544</text:p>
          </table:table-cell>
        </table:table-row>
        <table:table-row table:style-name="ro1">
          <table:table-cell office:value-type="string" calcext:value-type="string">
            <text:p>quantifiedpredicates/basic/injectivity.vpr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3925299506695" calcext:value-type="float">
            <text:p>0.97392529950669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980458221024259" calcext:value-type="float">
            <text:p>0.980458221024259</text:p>
          </table:table-cell>
        </table:table-row>
        <table:table-row table:style-name="ro1">
          <table:table-cell office:value-type="string" calcext:value-type="string">
            <text:p>quantifiedpredicates/basic/knownfolded.vpr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939412866958151" calcext:value-type="float">
            <text:p>0.939412866958151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931297709923664" calcext:value-type="float">
            <text:p>0.931297709923664</text:p>
          </table:table-cell>
        </table:table-row>
        <table:table-row table:style-name="ro1">
          <table:table-cell office:value-type="string" calcext:value-type="string">
            <text:p>quantifiedpredicates/basic/partial_permissions.vpr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914030261348005" calcext:value-type="float">
            <text:p>0.91403026134800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917910447761194" calcext:value-type="float">
            <text:p>0.917910447761194</text:p>
          </table:table-cell>
        </table:table-row>
        <table:table-row table:style-name="ro1">
          <table:table-cell office:value-type="string" calcext:value-type="string">
            <text:p>quantifiedpredicates/basic/permissions.vpr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956427015250545" calcext:value-type="float">
            <text:p>0.956427015250545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63181148748159" calcext:value-type="float">
            <text:p>0.963181148748159</text:p>
          </table:table-cell>
        </table:table-row>
        <table:table-row table:style-name="ro1">
          <table:table-cell office:value-type="string" calcext:value-type="string">
            <text:p>quantifiedpredicates/basic/qp_exhale.vpr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927007299270073" calcext:value-type="float">
            <text:p>0.927007299270073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912414318354912" calcext:value-type="float">
            <text:p>0.912414318354912</text:p>
          </table:table-cell>
        </table:table-row>
        <table:table-row table:style-name="ro1">
          <table:table-cell office:value-type="string" calcext:value-type="string">
            <text:p>quantifiedpredicates/basic/recursive.vpr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84924965893588" calcext:value-type="float">
            <text:p>0.84924965893588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869116698903933" calcext:value-type="float">
            <text:p>0.869116698903933</text:p>
          </table:table-cell>
        </table:table-row>
        <table:table-row table:style-name="ro1">
          <table:table-cell office:value-type="string" calcext:value-type="string">
            <text:p>quantifiedpredicates/basic/triggers.vpr</text:p>
          </table:table-cell>
          <table:table-cell office:value-type="float" office:value="1229" calcext:value-type="float">
            <text:p>12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957165109034268" calcext:value-type="float">
            <text:p>0.957165109034268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96859386152748" calcext:value-type="float">
            <text:p>0.96859386152748</text:p>
          </table:table-cell>
        </table:table-row>
        <table:table-row table:style-name="ro1">
          <table:table-cell office:value-type="string" calcext:value-type="string">
            <text:p>quantifiedpredicates/examples/list_false.vpr</text:p>
          </table:table-cell>
          <table:table-cell office:value-type="float" office:value="1238" calcext:value-type="float">
            <text:p>123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42" calcext:value-type="float">
            <text:p>1942</text:p>
          </table:table-cell>
          <table:table-cell office:value-type="float" office:value="0.386512644395879" calcext:value-type="float">
            <text:p>0.386512644395879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94" calcext:value-type="float">
            <text:p>3994</text:p>
          </table:table-cell>
          <table:table-cell office:value-type="float" office:value="0.21564027370479" calcext:value-type="float">
            <text:p>0.21564027370479</text:p>
          </table:table-cell>
        </table:table-row>
        <table:table-row table:style-name="ro1">
          <table:table-cell office:value-type="string" calcext:value-type="string">
            <text:p>quantifiedpredicates/examples/list.vpr</text:p>
          </table:table-cell>
          <table:table-cell office:value-type="float" office:value="1397" calcext:value-type="float">
            <text:p>13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91" calcext:value-type="float">
            <text:p>3691</text:p>
          </table:table-cell>
          <table:table-cell office:value-type="float" office:value="0.273225112458439" calcext:value-type="float">
            <text:p>0.273225112458439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93" calcext:value-type="float">
            <text:p>8093</text:p>
          </table:table-cell>
          <table:table-cell office:value-type="float" office:value="0.12578074520784" calcext:value-type="float">
            <text:p>0.12578074520784</text:p>
          </table:table-cell>
        </table:table-row>
        <table:table-row table:style-name="ro1">
          <table:table-cell office:value-type="string" calcext:value-type="string">
            <text:p>quantifiedpredicates/issues/array_exhale2.vpr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.893123446561723" calcext:value-type="float">
            <text:p>0.89312344656172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.90414878397711" calcext:value-type="float">
            <text:p>0.90414878397711</text:p>
          </table:table-cell>
        </table:table-row>
        <table:table-row table:style-name="ro1">
          <table:table-cell office:value-type="string" calcext:value-type="string">
            <text:p>quantifiedpredicates/issues/array_exhale.vpr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895291201982652" calcext:value-type="float">
            <text:p>0.895291201982652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.887037037037037" calcext:value-type="float">
            <text:p>0.887037037037037</text:p>
          </table:table-cell>
        </table:table-row>
        <table:table-row table:style-name="ro1">
          <table:table-cell office:value-type="string" calcext:value-type="string">
            <text:p>quantifiedpredicates/issues/trigger_check.vpr</text:p>
          </table:table-cell>
          <table:table-cell office:value-type="float" office:value="1251" calcext:value-type="float">
            <text:p>12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64533538936006" calcext:value-type="float">
            <text:p>0.964533538936006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970612244897959" calcext:value-type="float">
            <text:p>0.970612244897959</text:p>
          </table:table-cell>
        </table:table-row>
        <table:table-row table:style-name="ro1">
          <table:table-cell office:value-type="string" calcext:value-type="string">
            <text:p>quantifiedpredicates/issues/unfolding.vpr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908300395256917" calcext:value-type="float">
            <text:p>0.908300395256917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928197456993268" calcext:value-type="float">
            <text:p>0.928197456993268</text:p>
          </table:table-cell>
        </table:table-row>
        <table:table-row table:style-name="ro1">
          <table:table-cell office:value-type="string" calcext:value-type="string">
            <text:p>quantifiedpredicates/issues/wildcards.vpr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973591549295775" calcext:value-type="float">
            <text:p>0.973591549295775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68489341983318" calcext:value-type="float">
            <text:p>0.968489341983318</text:p>
          </table:table-cell>
        </table:table-row>
        <table:table-row table:style-name="ro1">
          <table:table-cell office:value-type="string" calcext:value-type="string">
            <text:p>quantifiedpredicates/predicates/arguments.vpr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.724840023269343" calcext:value-type="float">
            <text:p>0.724840023269343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769682726204465" calcext:value-type="float">
            <text:p>0.769682726204465</text:p>
          </table:table-cell>
        </table:table-row>
        <table:table-row table:style-name="ro1">
          <table:table-cell office:value-type="string" calcext:value-type="string">
            <text:p>termination/functions/basic/adt.vpr</text:p>
          </table:table-cell>
          <table:table-cell office:value-type="float" office:value="1282" calcext:value-type="float">
            <text:p>12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0.888426888426888" calcext:value-type="float">
            <text:p>0.88842688842688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842844600526778" calcext:value-type="float">
            <text:p>0.842844600526778</text:p>
          </table:table-cell>
        </table:table-row>
        <table:table-row table:style-name="ro1">
          <table:table-cell office:value-type="string" calcext:value-type="string">
            <text:p>termination/functions/basic/allTypes.vpr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09" calcext:value-type="float">
            <text:p>309</text:p>
          </table:table-cell>
          <table:table-cell office:value-type="float" office:value="0.805299076676034" calcext:value-type="float">
            <text:p>0.805299076676034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0.803829985987856" calcext:value-type="float">
            <text:p>0.803829985987856</text:p>
          </table:table-cell>
        </table:table-row>
        <table:table-row table:style-name="ro1">
          <table:table-cell office:value-type="string" calcext:value-type="string">
            <text:p>termination/functions/basic/conditions.vpr</text:p>
          </table:table-cell>
          <table:table-cell office:value-type="float" office:value="1299" calcext:value-type="float">
            <text:p>129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91607898448519" calcext:value-type="float">
            <text:p>0.91607898448519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914175506268081" calcext:value-type="float">
            <text:p>0.914175506268081</text:p>
          </table:table-cell>
        </table:table-row>
        <table:table-row table:style-name="ro1">
          <table:table-cell office:value-type="string" calcext:value-type="string">
            <text:p>termination/functions/basic/decCondition.vpr</text:p>
          </table:table-cell>
          <table:table-cell office:value-type="float" office:value="1193" calcext:value-type="float">
            <text:p>119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9051593323217" calcext:value-type="float">
            <text:p>0.9051593323217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906166219839142" calcext:value-type="float">
            <text:p>0.906166219839142</text:p>
          </table:table-cell>
        </table:table-row>
        <table:table-row table:style-name="ro1">
          <table:table-cell office:value-type="string" calcext:value-type="string">
            <text:p>termination/functions/basic/nestedFunctionCalls.sil</text:p>
          </table:table-cell>
          <table:table-cell office:value-type="float" office:value="1312" calcext:value-type="float">
            <text:p>13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935138987883108" calcext:value-type="float">
            <text:p>0.935138987883108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922862453531598" calcext:value-type="float">
            <text:p>0.922862453531598</text:p>
          </table:table-cell>
        </table:table-row>
        <table:table-row table:style-name="ro1">
          <table:table-cell office:value-type="string" calcext:value-type="string">
            <text:p>termination/functions/basic/postsCheck.vpr</text:p>
          </table:table-cell>
          <table:table-cell office:value-type="float" office:value="1170" calcext:value-type="float">
            <text:p>117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911925175370226" calcext:value-type="float">
            <text:p>0.911925175370226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901544401544401" calcext:value-type="float">
            <text:p>0.901544401544401</text:p>
          </table:table-cell>
        </table:table-row>
        <table:table-row table:style-name="ro1">
          <table:table-cell office:value-type="string" calcext:value-type="string">
            <text:p>termination/functions/basic/presCheck.vpr</text:p>
          </table:table-cell>
          <table:table-cell office:value-type="float" office:value="1292" calcext:value-type="float">
            <text:p>129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938953488372093" calcext:value-type="float">
            <text:p>0.93895348837209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933202357563851" calcext:value-type="float">
            <text:p>0.933202357563851</text:p>
          </table:table-cell>
        </table:table-row>
        <table:table-row table:style-name="ro1">
          <table:table-cell office:value-type="string" calcext:value-type="string">
            <text:p>termination/functions/basic/simpleTests.vpr</text:p>
          </table:table-cell>
          <table:table-cell office:value-type="float" office:value="1137" calcext:value-type="float">
            <text:p>11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31203931203931" calcext:value-type="float">
            <text:p>0.931203931203931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24227318045862" calcext:value-type="float">
            <text:p>0.924227318045862</text:p>
          </table:table-cell>
        </table:table-row>
        <table:table-row table:style-name="ro1">
          <table:table-cell office:value-type="string" calcext:value-type="string">
            <text:p>termination/functions/existingExamples/AckermanFnc.sil</text:p>
          </table:table-cell>
          <table:table-cell office:value-type="float" office:value="1108" calcext:value-type="float">
            <text:p>11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951072961373391" calcext:value-type="float">
            <text:p>0.95107296137339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45973496432212" calcext:value-type="float">
            <text:p>0.945973496432212</text:p>
          </table:table-cell>
        </table:table-row>
        <table:table-row table:style-name="ro1">
          <table:table-cell office:value-type="string" calcext:value-type="string">
            <text:p>termination/functions/existingExamples/AckermanFncWithOwnTuples.sil</text:p>
          </table:table-cell>
          <table:table-cell office:value-type="float" office:value="1463" calcext:value-type="float">
            <text:p>14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958715596330275" calcext:value-type="float">
            <text:p>0.95871559633027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949907235621521" calcext:value-type="float">
            <text:p>0.949907235621521</text:p>
          </table:table-cell>
        </table:table-row>
        <table:table-row table:style-name="ro1">
          <table:table-cell office:value-type="string" calcext:value-type="string">
            <text:p>termination/functions/existingExamples/BinarySearch.sil</text:p>
          </table:table-cell>
          <table:table-cell office:value-type="float" office:value="1366" calcext:value-type="float">
            <text:p>13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50591510090466" calcext:value-type="float">
            <text:p>0.950591510090466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918018018018018" calcext:value-type="float">
            <text:p>0.918018018018018</text:p>
          </table:table-cell>
        </table:table-row>
        <table:table-row table:style-name="ro1">
          <table:table-cell office:value-type="string" calcext:value-type="string">
            <text:p>termination/functions/existingExamples/Factorial.sil</text:p>
          </table:table-cell>
          <table:table-cell office:value-type="float" office:value="1377" calcext:value-type="float">
            <text:p>13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76595744680851" calcext:value-type="float">
            <text:p>0.97659574468085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977933801404213" calcext:value-type="float">
            <text:p>0.977933801404213</text:p>
          </table:table-cell>
        </table:table-row>
        <table:table-row table:style-name="ro1">
          <table:table-cell office:value-type="string" calcext:value-type="string">
            <text:p>termination/functions/existingExamples/Fibonacci.sil</text:p>
          </table:table-cell>
          <table:table-cell office:value-type="float" office:value="1161" calcext:value-type="float">
            <text:p>116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95320197044335" calcext:value-type="float">
            <text:p>0.95320197044335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67741935483871" calcext:value-type="float">
            <text:p>0.967741935483871</text:p>
          </table:table-cell>
        </table:table-row>
        <table:table-row table:style-name="ro1">
          <table:table-cell office:value-type="string" calcext:value-type="string">
            <text:p>termination/functions/existingExamples/LinkedLists.sil</text:p>
          </table:table-cell>
          <table:table-cell office:value-type="float" office:value="1697" calcext:value-type="float">
            <text:p>1697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0.78601204261232" calcext:value-type="float">
            <text:p>0.78601204261232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0.779116465863454" calcext:value-type="float">
            <text:p>0.779116465863454</text:p>
          </table:table-cell>
        </table:table-row>
        <table:table-row table:style-name="ro1">
          <table:table-cell office:value-type="string" calcext:value-type="string">
            <text:p>termination/functions/existingExamples/McCarthys91Fnc.sil</text:p>
          </table:table-cell>
          <table:table-cell office:value-type="float" office:value="1318" calcext:value-type="float">
            <text:p>1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951624548736462" calcext:value-type="float">
            <text:p>0.95162454873646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59225280326198" calcext:value-type="float">
            <text:p>0.959225280326198</text:p>
          </table:table-cell>
        </table:table-row>
        <table:table-row table:style-name="ro1">
          <table:table-cell office:value-type="string" calcext:value-type="string">
            <text:p>termination/functions/expressions/inhaleexhale.vpr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76365118174409" calcext:value-type="float">
            <text:p>0.976365118174409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76337448559671" calcext:value-type="float">
            <text:p>0.976337448559671</text:p>
          </table:table-cell>
        </table:table-row>
        <table:table-row table:style-name="ro1">
          <table:table-cell office:value-type="string" calcext:value-type="string">
            <text:p>termination/functions/expressions/letexpr.vpr</text:p>
          </table:table-cell>
          <table:table-cell office:value-type="float" office:value="1323" calcext:value-type="float">
            <text:p>13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955234657039711" calcext:value-type="float">
            <text:p>0.955234657039711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.943289224952741" calcext:value-type="float">
            <text:p>0.943289224952741</text:p>
          </table:table-cell>
        </table:table-row>
        <table:table-row table:style-name="ro1">
          <table:table-cell office:value-type="string" calcext:value-type="string">
            <text:p>termination/functions/expressions/unfolding.vpr</text:p>
          </table:table-cell>
          <table:table-cell office:value-type="float" office:value="1097" calcext:value-type="float">
            <text:p>1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890350877193" calcext:value-type="float">
            <text:p>0.99890350877193</text:p>
          </table:table-cell>
        </table:table-row>
        <table:table-row table:style-name="ro1">
          <table:table-cell office:value-type="string" calcext:value-type="string">
            <text:p>termination/methods/basic/decCondition.vpr</text:p>
          </table:table-cell>
          <table:table-cell office:value-type="float" office:value="1355" calcext:value-type="float">
            <text:p>1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75521958243341" calcext:value-type="float">
            <text:p>0.975521958243341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2660357518402" calcext:value-type="float">
            <text:p>0.972660357518402</text:p>
          </table:table-cell>
        </table:table-row>
        <table:table-row table:style-name="ro1">
          <table:table-cell office:value-type="string" calcext:value-type="string">
            <text:p>termination/methods/basic/simpleTests.vpr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79646017699115" calcext:value-type="float">
            <text:p>0.979646017699115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448275862069" calcext:value-type="float">
            <text:p>0.978448275862069</text:p>
          </table:table-cell>
        </table:table-row>
        <table:table-row table:style-name="ro1">
          <table:table-cell office:value-type="string" calcext:value-type="string">
            <text:p>termination/methods/basic/someTypes.vpr</text:p>
          </table:table-cell>
          <table:table-cell office:value-type="float" office:value="1414" calcext:value-type="float">
            <text:p>14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.918778427550357" calcext:value-type="float">
            <text:p>0.918778427550357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907663896583564" calcext:value-type="float">
            <text:p>0.907663896583564</text:p>
          </table:table-cell>
        </table:table-row>
        <table:table-row table:style-name="ro1">
          <table:table-cell office:value-type="string" calcext:value-type="string">
            <text:p>termination/methods/loops/loopCondition.vpr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60579243765084" calcext:value-type="float">
            <text:p>0.96057924376508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947046843177189" calcext:value-type="float">
            <text:p>0.947046843177189</text:p>
          </table:table-cell>
        </table:table-row>
        <table:table-row table:style-name="ro1">
          <table:table-cell office:value-type="string" calcext:value-type="string">
            <text:p>termination/methods/loops/predicates.vpr</text:p>
          </table:table-cell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0.855826201448321" calcext:value-type="float">
            <text:p>0.855826201448321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860085836909871" calcext:value-type="float">
            <text:p>0.860085836909871</text:p>
          </table:table-cell>
        </table:table-row>
        <table:table-row table:style-name="ro1">
          <table:table-cell office:value-type="string" calcext:value-type="string">
            <text:p>termination/methods/loops/whileLoop.vpr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857436600411241" calcext:value-type="float">
            <text:p>0.857436600411241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867021276595745" calcext:value-type="float">
            <text:p>0.867021276595745</text:p>
          </table:table-cell>
        </table:table-row>
        <table:table-row table:style-name="ro1">
          <table:table-cell office:value-type="string" calcext:value-type="string">
            <text:p>wands/examples/list_insert_tmp.vpr</text:p>
          </table:table-cell>
          <table:table-cell office:value-type="float" office:value="1438" calcext:value-type="float">
            <text:p>143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01" calcext:value-type="float">
            <text:p>1501</text:p>
          </table:table-cell>
          <table:table-cell office:value-type="float" office:value="0.481903485254692" calcext:value-type="float">
            <text:p>0.48190348525469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0.792778649921507" calcext:value-type="float">
            <text:p>0.792778649921507</text:p>
          </table:table-cell>
        </table:table-row>
        <table:table-row table:style-name="ro1">
          <table:table-cell office:value-type="string" calcext:value-type="string">
            <text:p>wands/examples/list_sum_verbose.vpr</text:p>
          </table:table-cell>
          <table:table-cell office:value-type="float" office:value="1264" calcext:value-type="float">
            <text:p>126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5" calcext:value-type="float">
            <text:p>705</text:p>
          </table:table-cell>
          <table:table-cell office:value-type="float" office:value="0.631684157921039" calcext:value-type="float">
            <text:p>0.631684157921039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735800344234079" calcext:value-type="float">
            <text:p>0.735800344234079</text:p>
          </table:table-cell>
        </table:table-row>
        <table:table-row table:style-name="ro1">
          <table:table-cell office:value-type="string" calcext:value-type="string">
            <text:p>wands/examples_new_syntax/ListIterator.vpr</text:p>
          </table:table-cell>
          <table:table-cell office:value-type="float" office:value="1828" calcext:value-type="float">
            <text:p>1828</text:p>
          </table:table-cell>
          <table:table-cell office:value-type="float" office:value="93" calcext:value-type="float">
            <text:p>93</text:p>
          </table:table-cell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  <table:table-cell office:value-type="float" office:value="11948" calcext:value-type="float">
            <text:p>11948</text:p>
          </table:table-cell>
          <table:table-cell office:value-type="float" office:value="0.127324649996517" calcext:value-type="float">
            <text:p>0.12732464999651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324" calcext:value-type="float">
            <text:p>1324</text:p>
          </table:table-cell>
          <table:table-cell office:value-type="float" office:value="0.396164830681355" calcext:value-type="float">
            <text:p>0.396164830681355</text:p>
          </table:table-cell>
        </table:table-row>
        <table:table-row table:style-name="ro1">
          <table:table-cell office:value-type="string" calcext:value-type="string">
            <text:p>wands/examples_paper/conditionals.vpr</text:p>
          </table:table-cell>
          <table:table-cell office:value-type="float" office:value="1218" calcext:value-type="float">
            <text:p>1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62085308056872" calcext:value-type="float">
            <text:p>0.962085308056872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68131868131868" calcext:value-type="float">
            <text:p>0.968131868131868</text:p>
          </table:table-cell>
        </table:table-row>
        <table:table-row table:style-name="ro1">
          <table:table-cell office:value-type="string" calcext:value-type="string">
            <text:p>wands/examples_paper/list_insert_noseq_heuristics.vpr</text:p>
          </table:table-cell>
          <table:table-cell office:value-type="float" office:value="1412" calcext:value-type="float">
            <text:p>14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8" calcext:value-type="float">
            <text:p>1448</text:p>
          </table:table-cell>
          <table:table-cell office:value-type="float" office:value="0.489937543372658" calcext:value-type="float">
            <text:p>0.48993754337265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.630824372759857" calcext:value-type="float">
            <text:p>0.630824372759857</text:p>
          </table:table-cell>
        </table:table-row>
        <table:table-row table:style-name="ro1">
          <table:table-cell office:value-type="string" calcext:value-type="string">
            <text:p>wands/examples_paper/list_insert_noseq.vpr</text:p>
          </table:table-cell>
          <table:table-cell office:value-type="float" office:value="1210" calcext:value-type="float">
            <text:p>12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0.729355033152501" calcext:value-type="float">
            <text:p>0.729355033152501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0.823741007194245" calcext:value-type="float">
            <text:p>0.823741007194245</text:p>
          </table:table-cell>
        </table:table-row>
        <table:table-row table:style-name="ro1">
          <table:table-cell office:value-type="string" calcext:value-type="string">
            <text:p>wands/examples_paper/list_insert.vpr</text:p>
          </table:table-cell>
          <table:table-cell office:value-type="float" office:value="1605" calcext:value-type="float">
            <text:p>160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353" calcext:value-type="float">
            <text:p>7353</text:p>
          </table:table-cell>
          <table:table-cell office:value-type="float" office:value="0.177957644971726" calcext:value-type="float">
            <text:p>0.17795764497172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014" calcext:value-type="float">
            <text:p>22014</text:p>
          </table:table-cell>
          <table:table-cell office:value-type="float" office:value="0.043147979337587" calcext:value-type="float">
            <text:p>0.043147979337587</text:p>
          </table:table-cell>
        </table:table-row>
        <table:table-row table:style-name="ro1">
          <table:table-cell office:value-type="string" calcext:value-type="string">
            <text:p>wands/examples_paper/list_sum_heuristics.vpr</text:p>
          </table:table-cell>
          <table:table-cell office:value-type="float" office:value="1446" calcext:value-type="float">
            <text:p>144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1" calcext:value-type="float">
            <text:p>671</text:p>
          </table:table-cell>
          <table:table-cell office:value-type="float" office:value="0.672245467224547" calcext:value-type="float">
            <text:p>0.67224546722454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0.767088607594937" calcext:value-type="float">
            <text:p>0.767088607594937</text:p>
          </table:table-cell>
        </table:table-row>
        <table:table-row table:style-name="ro1">
          <table:table-cell office:value-type="string" calcext:value-type="string">
            <text:p>wands/examples_paper/list_sum.vpr</text:p>
          </table:table-cell>
          <table:table-cell office:value-type="float" office:value="1366" calcext:value-type="float">
            <text:p>136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.825876662636034" calcext:value-type="float">
            <text:p>0.825876662636034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871333964049196" calcext:value-type="float">
            <text:p>0.871333964049196</text:p>
          </table:table-cell>
        </table:table-row>
        <table:table-row table:style-name="ro1">
          <table:table-cell office:value-type="string" calcext:value-type="string">
            <text:p>wands/examples_paper/tree_delete_min_heuristics.vpr</text:p>
          </table:table-cell>
          <table:table-cell office:value-type="float" office:value="1561" calcext:value-type="float">
            <text:p>15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219" calcext:value-type="float">
            <text:p>9219</text:p>
          </table:table-cell>
          <table:table-cell office:value-type="float" office:value="0.144070143054915" calcext:value-type="float">
            <text:p>0.144070143054915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48" calcext:value-type="float">
            <text:p>1148</text:p>
          </table:table-cell>
          <table:table-cell office:value-type="float" office:value="0.461503623188406" calcext:value-type="float">
            <text:p>0.461503623188406</text:p>
          </table:table-cell>
        </table:table-row>
        <table:table-row table:style-name="ro1">
          <table:table-cell office:value-type="string" calcext:value-type="string">
            <text:p>wands/examples_paper/tree_delete_min.vpr</text:p>
          </table:table-cell>
          <table:table-cell office:value-type="float" office:value="1365" calcext:value-type="float">
            <text:p>13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15" calcext:value-type="float">
            <text:p>3015</text:p>
          </table:table-cell>
          <table:table-cell office:value-type="float" office:value="0.306534920278464" calcext:value-type="float">
            <text:p>0.30653492027846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0.762012012012012" calcext:value-type="float">
            <text:p>0.762012012012012</text:p>
          </table:table-cell>
        </table:table-row>
        <table:table-row table:style-name="ro1">
          <table:table-cell office:value-type="string" calcext:value-type="string">
            <text:p>wands/examples_paper/un_currying_heuristics.vpr</text:p>
          </table:table-cell>
          <table:table-cell office:value-type="float" office:value="1153" calcext:value-type="float">
            <text:p>1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64046822742475" calcext:value-type="float">
            <text:p>0.964046822742475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66777408637874" calcext:value-type="float">
            <text:p>0.966777408637874</text:p>
          </table:table-cell>
        </table:table-row>
        <table:table-row table:style-name="ro1">
          <table:table-cell office:value-type="string" calcext:value-type="string">
            <text:p>wands/examples_paper/un_currying.vpr</text:p>
          </table:table-cell>
          <table:table-cell office:value-type="float" office:value="1117" calcext:value-type="float">
            <text:p>1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4694589877836" calcext:value-type="float">
            <text:p>0.974694589877836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1719457013575" calcext:value-type="float">
            <text:p>0.971719457013575</text:p>
          </table:table-cell>
        </table:table-row>
        <table:table-row table:style-name="ro1">
          <table:table-cell office:value-type="string" calcext:value-type="string">
            <text:p>wands/examples/tree_delete_min_no_assert.vpr</text:p>
          </table:table-cell>
          <table:table-cell office:value-type="float" office:value="1720" calcext:value-type="float">
            <text:p>1720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956" calcext:value-type="float">
            <text:p>41956</text:p>
          </table:table-cell>
          <table:table-cell office:value-type="float" office:value="0.039256858538367" calcext:value-type="float">
            <text:p>0.039256858538367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50" calcext:value-type="float">
            <text:p>5350</text:p>
          </table:table-cell>
          <table:table-cell office:value-type="float" office:value="0.158680771624144" calcext:value-type="float">
            <text:p>0.158680771624144</text:p>
          </table:table-cell>
        </table:table-row>
        <table:table-row table:style-name="ro1">
          <table:table-cell office:value-type="string" calcext:value-type="string">
            <text:p>wands/new_syntax/ApplyingBranching.vpr</text:p>
          </table:table-cell>
          <table:table-cell office:value-type="float" office:value="1564" calcext:value-type="float">
            <text:p>15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934289127837515" calcext:value-type="float">
            <text:p>0.934289127837515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904123711340206" calcext:value-type="float">
            <text:p>0.904123711340206</text:p>
          </table:table-cell>
        </table:table-row>
        <table:table-row table:style-name="ro1">
          <table:table-cell office:value-type="string" calcext:value-type="string">
            <text:p>wands/new_syntax/ApplyingExpression.vpr</text:p>
          </table:table-cell>
          <table:table-cell office:value-type="float" office:value="1309" calcext:value-type="float">
            <text:p>13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954777534646244" calcext:value-type="float">
            <text:p>0.954777534646244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958934517203108" calcext:value-type="float">
            <text:p>0.958934517203108</text:p>
          </table:table-cell>
        </table:table-row>
        <table:table-row table:style-name="ro1">
          <table:table-cell office:value-type="string" calcext:value-type="string">
            <text:p>wands/new_syntax/AssertTransfer.vpr</text:p>
          </table:table-cell>
          <table:table-cell office:value-type="float" office:value="1530" calcext:value-type="float">
            <text:p>1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6651926721415" calcext:value-type="float">
            <text:p>0.96651926721415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4757709251101" calcext:value-type="float">
            <text:p>0.964757709251101</text:p>
          </table:table-cell>
        </table:table-row>
        <table:table-row table:style-name="ro1">
          <table:table-cell office:value-type="string" calcext:value-type="string">
            <text:p>wands/new_syntax/AssertUnfolding.vpr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955465587044534" calcext:value-type="float">
            <text:p>0.955465587044534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964562569213732" calcext:value-type="float">
            <text:p>0.964562569213732</text:p>
          </table:table-cell>
        </table:table-row>
        <table:table-row table:style-name="ro1">
          <table:table-cell office:value-type="string" calcext:value-type="string">
            <text:p>wands/new_syntax/Assert.vpr</text:p>
          </table:table-cell>
          <table:table-cell office:value-type="float" office:value="1198" calcext:value-type="float">
            <text:p>1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1967213114754" calcext:value-type="float">
            <text:p>0.981967213114754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4444444444444" calcext:value-type="float">
            <text:p>0.984444444444444</text:p>
          </table:table-cell>
        </table:table-row>
        <table:table-row table:style-name="ro1">
          <table:table-cell office:value-type="string" calcext:value-type="string">
            <text:p>wands/new_syntax/Assume.vpr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61565836298932" calcext:value-type="float">
            <text:p>0.961565836298932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558494404883" calcext:value-type="float">
            <text:p>0.97558494404883</text:p>
          </table:table-cell>
        </table:table-row>
        <table:table-row table:style-name="ro1">
          <table:table-cell office:value-type="string" calcext:value-type="string">
            <text:p>wands/new_syntax/FunctionCall.vpr</text:p>
          </table:table-cell>
          <table:table-cell office:value-type="float" office:value="1262" calcext:value-type="float">
            <text:p>126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961157654226961" calcext:value-type="float">
            <text:p>0.96115765422696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969532100108814" calcext:value-type="float">
            <text:p>0.969532100108814</text:p>
          </table:table-cell>
        </table:table-row>
        <table:table-row table:style-name="ro1">
          <table:table-cell office:value-type="string" calcext:value-type="string">
            <text:p>wands/new_syntax/IfElseDifferentFootprint.vpr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8739559605163" calcext:value-type="float">
            <text:p>0.978739559605163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152993348115" calcext:value-type="float">
            <text:p>0.981152993348115</text:p>
          </table:table-cell>
        </table:table-row>
        <table:table-row table:style-name="ro1">
          <table:table-cell office:value-type="string" calcext:value-type="string">
            <text:p>wands/new_syntax/IfElsePackage.vpr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36736161035226" calcext:value-type="float">
            <text:p>0.936736161035226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947423764458465" calcext:value-type="float">
            <text:p>0.947423764458465</text:p>
          </table:table-cell>
        </table:table-row>
        <table:table-row table:style-name="ro1">
          <table:table-cell office:value-type="string" calcext:value-type="string">
            <text:p>wands/new_syntax/InhaleExhale.vpr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8011137629276" calcext:value-type="float">
            <text:p>0.98011137629276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5260770975057" calcext:value-type="float">
            <text:p>0.985260770975057</text:p>
          </table:table-cell>
        </table:table-row>
        <table:table-row table:style-name="ro1">
          <table:table-cell office:value-type="string" calcext:value-type="string">
            <text:p>wands/new_syntax/localVarAssign.vpr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86254295532646" calcext:value-type="float">
            <text:p>0.986254295532646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79746835443038" calcext:value-type="float">
            <text:p>0.979746835443038</text:p>
          </table:table-cell>
        </table:table-row>
        <table:table-row table:style-name="ro1">
          <table:table-cell office:value-type="string" calcext:value-type="string">
            <text:p>wands/new_syntax/MethodCall.vpr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3726114649682" calcext:value-type="float">
            <text:p>0.97372611464968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3089064261556" calcext:value-type="float">
            <text:p>0.983089064261556</text:p>
          </table:table-cell>
        </table:table-row>
        <table:table-row table:style-name="ro1">
          <table:table-cell office:value-type="string" calcext:value-type="string">
            <text:p>wands/new_syntax/Old.vpr</text:p>
          </table:table-cell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950728660652325" calcext:value-type="float">
            <text:p>0.950728660652325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938524590163934" calcext:value-type="float">
            <text:p>0.938524590163934</text:p>
          </table:table-cell>
        </table:table-row>
        <table:table-row table:style-name="ro1">
          <table:table-cell office:value-type="string" calcext:value-type="string">
            <text:p>wands/new_syntax/Perm.vpr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7896341463415" calcext:value-type="float">
            <text:p>0.97789634146341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1351981351981" calcext:value-type="float">
            <text:p>0.981351981351981</text:p>
          </table:table-cell>
        </table:table-row>
        <table:table-row table:style-name="ro1">
          <table:table-cell office:value-type="string" calcext:value-type="string">
            <text:p>wands/new_syntax/QPFields.vpr</text:p>
          </table:table-cell>
          <table:table-cell office:value-type="float" office:value="1541" calcext:value-type="float">
            <text:p>1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847634763476348" calcext:value-type="float">
            <text:p>0.847634763476348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.832618025751073" calcext:value-type="float">
            <text:p>0.832618025751073</text:p>
          </table:table-cell>
        </table:table-row>
        <table:table-row table:style-name="ro1">
          <table:table-cell office:value-type="string" calcext:value-type="string">
            <text:p>wands/new_syntax/QPPredicates.vpr</text:p>
          </table:table-cell>
          <table:table-cell office:value-type="float" office:value="1468" calcext:value-type="float">
            <text:p>14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0" calcext:value-type="float">
            <text:p>460</text:p>
          </table:table-cell>
          <table:table-cell office:value-type="float" office:value="0.745934959349593" calcext:value-type="float">
            <text:p>0.745934959349593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0.768835616438356" calcext:value-type="float">
            <text:p>0.768835616438356</text:p>
          </table:table-cell>
        </table:table-row>
        <table:table-row table:style-name="ro1">
          <table:table-cell office:value-type="string" calcext:value-type="string">
            <text:p>wands/new_syntax/QPWands.vpr</text:p>
          </table:table-cell>
          <table:table-cell office:value-type="float" office:value="1638" calcext:value-type="float">
            <text:p>1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7" calcext:value-type="float">
            <text:p>3997</text:p>
          </table:table-cell>
          <table:table-cell office:value-type="float" office:value="0.290631653655074" calcext:value-type="float">
            <text:p>0.290631653655074</text:p>
          </table:table-cell>
          <table:table-cell/>
          <table:table-cell office:value-type="float" office:value="1378" calcext:value-type="float">
            <text:p>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9" calcext:value-type="float">
            <text:p>2149</text:p>
          </table:table-cell>
          <table:table-cell office:value-type="float" office:value="0.390589569160998" calcext:value-type="float">
            <text:p>0.390589569160998</text:p>
          </table:table-cell>
        </table:table-row>
        <table:table-row table:style-name="ro1">
          <table:table-cell office:value-type="string" calcext:value-type="string">
            <text:p>wands/new_syntax/SnapshotsBranching.vpr</text:p>
          </table:table-cell>
          <table:table-cell office:value-type="float" office:value="1666" calcext:value-type="float">
            <text:p>1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956371986222732" calcext:value-type="float">
            <text:p>0.956371986222732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43333333333333" calcext:value-type="float">
            <text:p>0.943333333333333</text:p>
          </table:table-cell>
        </table:table-row>
        <table:table-row table:style-name="ro1">
          <table:table-cell office:value-type="string" calcext:value-type="string">
            <text:p>wands/new_syntax/SnapshotsLearning.vpr</text:p>
          </table:table-cell>
          <table:table-cell office:value-type="float" office:value="1325" calcext:value-type="float">
            <text:p>13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96504005826657" calcext:value-type="float">
            <text:p>0.9650400582665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967597765363128" calcext:value-type="float">
            <text:p>0.967597765363128</text:p>
          </table:table-cell>
        </table:table-row>
        <table:table-row table:style-name="ro1">
          <table:table-cell office:value-type="string" calcext:value-type="string">
            <text:p>wands/new_syntax/SnapshotsLocallyPackaged.vpr</text:p>
          </table:table-cell>
          <table:table-cell office:value-type="float" office:value="1398" calcext:value-type="float">
            <text:p>13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0.911937377690802" calcext:value-type="float">
            <text:p>0.911937377690802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90650406504065" calcext:value-type="float">
            <text:p>0.90650406504065</text:p>
          </table:table-cell>
        </table:table-row>
        <table:table-row table:style-name="ro1">
          <table:table-cell office:value-type="string" calcext:value-type="string">
            <text:p>wands/new_syntax/SnapshotsNestedMagicWands-reduced.vpr</text:p>
          </table:table-cell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0640357408786" calcext:value-type="float">
            <text:p>0.980640357408786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682119205298" calcext:value-type="float">
            <text:p>0.97682119205298</text:p>
          </table:table-cell>
        </table:table-row>
        <table:table-row table:style-name="ro1">
          <table:table-cell office:value-type="string" calcext:value-type="string">
            <text:p>wands/new_syntax/SnapshotsNestedMagicWands.vpr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948780487804878" calcext:value-type="float">
            <text:p>0.94878048780487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58829902491874" calcext:value-type="float">
            <text:p>0.958829902491874</text:p>
          </table:table-cell>
        </table:table-row>
        <table:table-row table:style-name="ro1">
          <table:table-cell office:value-type="string" calcext:value-type="string">
            <text:p>wands/new_syntax/SnapshotsWithPredicates.vpr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62476547842402" calcext:value-type="float">
            <text:p>0.96247654784240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54796030871003" calcext:value-type="float">
            <text:p>0.954796030871003</text:p>
          </table:table-cell>
        </table:table-row>
        <table:table-row table:style-name="ro1">
          <table:table-cell office:value-type="string" calcext:value-type="string">
            <text:p>wands/new_syntax/UnfoldPredicateOnField.vpr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614200171086" calcext:value-type="float">
            <text:p>0.978614200171086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78603603603604" calcext:value-type="float">
            <text:p>0.978603603603604</text:p>
          </table:table-cell>
        </table:table-row>
        <table:table-row table:style-name="ro1">
          <table:table-cell office:value-type="string" calcext:value-type="string">
            <text:p>wands/new_syntax/UnfoldTwice.vpr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948986722571628" calcext:value-type="float">
            <text:p>0.948986722571628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957351290684624" calcext:value-type="float">
            <text:p>0.957351290684624</text:p>
          </table:table-cell>
        </table:table-row>
        <table:table-row table:style-name="ro1">
          <table:table-cell office:value-type="string" calcext:value-type="string">
            <text:p>wands/new_syntax/VariableAccess.vpr</text:p>
          </table:table-cell>
          <table:table-cell office:value-type="float" office:value="1134" calcext:value-type="float">
            <text:p>11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67576791808874" calcext:value-type="float">
            <text:p>0.967576791808874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970779220779221" calcext:value-type="float">
            <text:p>0.970779220779221</text:p>
          </table:table-cell>
        </table:table-row>
        <table:table-row table:style-name="ro1">
          <table:table-cell office:value-type="string" calcext:value-type="string">
            <text:p>wands/regression/apply1.vpr</text:p>
          </table:table-cell>
          <table:table-cell office:value-type="float" office:value="1172" calcext:value-type="float">
            <text:p>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7481234361968" calcext:value-type="float">
            <text:p>0.977481234361968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7659574468085" calcext:value-type="float">
            <text:p>0.977659574468085</text:p>
          </table:table-cell>
        </table:table-row>
        <table:table-row table:style-name="ro1">
          <table:table-cell office:value-type="string" calcext:value-type="string">
            <text:p>wands/regression/applying.vpr</text:p>
          </table:table-cell>
          <table:table-cell office:value-type="float" office:value="1346" calcext:value-type="float">
            <text:p>13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.936673625608907" calcext:value-type="float">
            <text:p>0.936673625608907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898022892819979" calcext:value-type="float">
            <text:p>0.898022892819979</text:p>
          </table:table-cell>
        </table:table-row>
        <table:table-row table:style-name="ro1">
          <table:table-cell office:value-type="string" calcext:value-type="string">
            <text:p>wands/regression/apply_potential_incompleteness.vpr</text:p>
          </table:table-cell>
          <table:table-cell office:value-type="float" office:value="1201" calcext:value-type="float">
            <text:p>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766447368421" calcext:value-type="float">
            <text:p>0.98766447368421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481308411215" calcext:value-type="float">
            <text:p>0.98481308411215</text:p>
          </table:table-cell>
        </table:table-row>
        <table:table-row table:style-name="ro1">
          <table:table-cell office:value-type="string" calcext:value-type="string">
            <text:p>wands/regression/apply.vpr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955092221331195" calcext:value-type="float">
            <text:p>0.955092221331195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wands/regression/closures_encoded.vpr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60341671751068" calcext:value-type="float">
            <text:p>0.96034167175106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959526159921027" calcext:value-type="float">
            <text:p>0.959526159921027</text:p>
          </table:table-cell>
        </table:table-row>
        <table:table-row table:style-name="ro1">
          <table:table-cell office:value-type="string" calcext:value-type="string">
            <text:p>wands/regression/conditionals1.vpr</text:p>
          </table:table-cell>
          <table:table-cell office:value-type="float" office:value="1646" calcext:value-type="float">
            <text:p>16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0.88494623655914" calcext:value-type="float">
            <text:p>0.88494623655914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831707317073171" calcext:value-type="float">
            <text:p>0.831707317073171</text:p>
          </table:table-cell>
        </table:table-row>
        <table:table-row table:style-name="ro1">
          <table:table-cell office:value-type="string" calcext:value-type="string">
            <text:p>wands/regression/conditionals2.vpr</text:p>
          </table:table-cell>
          <table:table-cell office:value-type="float" office:value="1767" calcext:value-type="float">
            <text:p>1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945425361155698" calcext:value-type="float">
            <text:p>0.945425361155698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89778206364513" calcext:value-type="float">
            <text:p>0.89778206364513</text:p>
          </table:table-cell>
        </table:table-row>
        <table:table-row table:style-name="ro1">
          <table:table-cell office:value-type="string" calcext:value-type="string">
            <text:p>wands/regression/conditionals3.vpr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.694009919877909" calcext:value-type="float">
            <text:p>0.694009919877909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632680621201891" calcext:value-type="float">
            <text:p>0.632680621201891</text:p>
          </table:table-cell>
        </table:table-row>
        <table:table-row table:style-name="ro1">
          <table:table-cell office:value-type="string" calcext:value-type="string">
            <text:p>wands/regression/consumption.vpr</text:p>
          </table:table-cell>
          <table:table-cell office:value-type="float" office:value="1310" calcext:value-type="float">
            <text:p>13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93172119487909" calcext:value-type="float">
            <text:p>0.93172119487909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942796610169492" calcext:value-type="float">
            <text:p>0.942796610169492</text:p>
          </table:table-cell>
        </table:table-row>
        <table:table-row table:style-name="ro1">
          <table:table-cell office:value-type="string" calcext:value-type="string">
            <text:p>wands/regression/eval_states.vpr</text:p>
          </table:table-cell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954655380894801" calcext:value-type="float">
            <text:p>0.954655380894801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2095875139353" calcext:value-type="float">
            <text:p>0.962095875139353</text:p>
          </table:table-cell>
        </table:table-row>
        <table:table-row table:style-name="ro1">
          <table:table-cell office:value-type="string" calcext:value-type="string">
            <text:p>wands/regression/exec_unfolding.vpr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1563981042654" calcext:value-type="float">
            <text:p>0.971563981042654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6666666666667" calcext:value-type="float">
            <text:p>0.976666666666667</text:p>
          </table:table-cell>
        </table:table-row>
        <table:table-row table:style-name="ro1">
          <table:table-cell office:value-type="string" calcext:value-type="string">
            <text:p>wands/regression/folding_2.vpr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966691339748335" calcext:value-type="float">
            <text:p>0.96669133974833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67920353982301" calcext:value-type="float">
            <text:p>0.967920353982301</text:p>
          </table:table-cell>
        </table:table-row>
        <table:table-row table:style-name="ro1">
          <table:table-cell office:value-type="string" calcext:value-type="string">
            <text:p>wands/regression/folding_fun_frame_2.vpr</text:p>
          </table:table-cell>
          <table:table-cell office:value-type="float" office:value="1211" calcext:value-type="float">
            <text:p>12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69575660528423" calcext:value-type="float">
            <text:p>0.969575660528423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77049180327869" calcext:value-type="float">
            <text:p>0.977049180327869</text:p>
          </table:table-cell>
        </table:table-row>
        <table:table-row table:style-name="ro1">
          <table:table-cell office:value-type="string" calcext:value-type="string">
            <text:p>wands/regression/folding_fun_frame.vpr</text:p>
          </table:table-cell>
          <table:table-cell office:value-type="float" office:value="1294" calcext:value-type="float">
            <text:p>129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948680351906158" calcext:value-type="float">
            <text:p>0.94868035190615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47951273532669" calcext:value-type="float">
            <text:p>0.947951273532669</text:p>
          </table:table-cell>
        </table:table-row>
        <table:table-row table:style-name="ro1">
          <table:table-cell office:value-type="string" calcext:value-type="string">
            <text:p>wands/regression/folding_inc1.vpr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968169761273209" calcext:value-type="float">
            <text:p>0.968169761273209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74387527839644" calcext:value-type="float">
            <text:p>0.974387527839644</text:p>
          </table:table-cell>
        </table:table-row>
        <table:table-row table:style-name="ro1">
          <table:table-cell office:value-type="string" calcext:value-type="string">
            <text:p>wands/regression/folding_unfolding_combo.vpr</text:p>
          </table:table-cell>
          <table:table-cell office:value-type="float" office:value="1575" calcext:value-type="float">
            <text:p>15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71023427866831" calcext:value-type="float">
            <text:p>0.97102342786683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977116704805492" calcext:value-type="float">
            <text:p>0.977116704805492</text:p>
          </table:table-cell>
        </table:table-row>
        <table:table-row table:style-name="ro1">
          <table:table-cell office:value-type="string" calcext:value-type="string">
            <text:p>wands/regression/folding.vpr</text:p>
          </table:table-cell>
          <table:table-cell office:value-type="float" office:value="1377" calcext:value-type="float">
            <text:p>137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77288857345635" calcext:value-type="float">
            <text:p>0.977288857345635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76109215017065" calcext:value-type="float">
            <text:p>0.976109215017065</text:p>
          </table:table-cell>
        </table:table-row>
        <table:table-row table:style-name="ro1">
          <table:table-cell office:value-type="string" calcext:value-type="string">
            <text:p>wands/regression/footprints.vpr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971463266545234" calcext:value-type="float">
            <text:p>0.97146326654523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69001148105626" calcext:value-type="float">
            <text:p>0.969001148105626</text:p>
          </table:table-cell>
        </table:table-row>
        <table:table-row table:style-name="ro1">
          <table:table-cell office:value-type="string" calcext:value-type="string">
            <text:p>wands/regression/heuristics_access_paths.vpr</text:p>
          </table:table-cell>
          <table:table-cell office:value-type="float" office:value="1261" calcext:value-type="float">
            <text:p>12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969254419677171" calcext:value-type="float">
            <text:p>0.969254419677171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wands/regression/heuristics_apply.vpr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92243623112962" calcext:value-type="float">
            <text:p>0.9224362311296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915433403805497" calcext:value-type="float">
            <text:p>0.915433403805497</text:p>
          </table:table-cell>
        </table:table-row>
        <table:table-row table:style-name="ro1">
          <table:table-cell office:value-type="string" calcext:value-type="string">
            <text:p>wands/regression/heuristics_fold_unfold.vpr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950662739322533" calcext:value-type="float">
            <text:p>0.95066273932253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48775055679287" calcext:value-type="float">
            <text:p>0.948775055679287</text:p>
          </table:table-cell>
        </table:table-row>
        <table:table-row table:style-name="ro1">
          <table:table-cell office:value-type="string" calcext:value-type="string">
            <text:p>wands/regression/heuristics_misc.vpr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.790004585052728" calcext:value-type="float">
            <text:p>0.790004585052728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807148794679967" calcext:value-type="float">
            <text:p>0.807148794679967</text:p>
          </table:table-cell>
        </table:table-row>
        <table:table-row table:style-name="ro1">
          <table:table-cell office:value-type="string" calcext:value-type="string">
            <text:p>wands/regression/heuristics_package.vpr</text:p>
          </table:table-cell>
          <table:table-cell office:value-type="float" office:value="1734" calcext:value-type="float">
            <text:p>1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.803521779425394" calcext:value-type="float">
            <text:p>0.803521779425394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wands/regression/inconsistency_scenario_2.vpr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91538461538462" calcext:value-type="float">
            <text:p>0.991538461538462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0772779700115" calcext:value-type="float">
            <text:p>0.990772779700115</text:p>
          </table:table-cell>
        </table:table-row>
        <table:table-row table:style-name="ro1">
          <table:table-cell office:value-type="string" calcext:value-type="string">
            <text:p>wands/regression/issue005.vpr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98007662835249" calcext:value-type="float">
            <text:p>0.98007662835249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627671541057" calcext:value-type="float">
            <text:p>0.978627671541057</text:p>
          </table:table-cell>
        </table:table-row>
        <table:table-row table:style-name="ro1">
          <table:table-cell office:value-type="string" calcext:value-type="string">
            <text:p>wands/regression/issue006.vpr</text:p>
          </table:table-cell>
          <table:table-cell office:value-type="float" office:value="1266" calcext:value-type="float">
            <text:p>12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953313253012048" calcext:value-type="float">
            <text:p>0.953313253012048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953767123287671" calcext:value-type="float">
            <text:p>0.953767123287671</text:p>
          </table:table-cell>
        </table:table-row>
        <table:table-row table:style-name="ro1">
          <table:table-cell office:value-type="string" calcext:value-type="string">
            <text:p>wands/regression/issue007.vpr</text:p>
          </table:table-cell>
          <table:table-cell office:value-type="float" office:value="1201" calcext:value-type="float">
            <text:p>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7168284789644" calcext:value-type="float">
            <text:p>0.97168284789644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2678983833718" calcext:value-type="float">
            <text:p>0.982678983833718</text:p>
          </table:table-cell>
        </table:table-row>
        <table:table-row table:style-name="ro1">
          <table:table-cell office:value-type="string" calcext:value-type="string">
            <text:p>wands/regression/issue009.vpr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1254506128335" calcext:value-type="float">
            <text:p>0.981254506128335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78060046189376" calcext:value-type="float">
            <text:p>0.978060046189376</text:p>
          </table:table-cell>
        </table:table-row>
        <table:table-row table:style-name="ro1">
          <table:table-cell office:value-type="string" calcext:value-type="string">
            <text:p>wands/regression/issue010.vpr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978806907378336" calcext:value-type="float">
            <text:p>0.978806907378336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78627671541057" calcext:value-type="float">
            <text:p>0.978627671541057</text:p>
          </table:table-cell>
        </table:table-row>
        <table:table-row table:style-name="ro1">
          <table:table-cell office:value-type="string" calcext:value-type="string">
            <text:p>wands/regression/issue011.vpr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3884648006785" calcext:value-type="float">
            <text:p>0.983884648006785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0762124711316" calcext:value-type="float">
            <text:p>0.990762124711316</text:p>
          </table:table-cell>
        </table:table-row>
        <table:table-row table:style-name="ro1">
          <table:table-cell office:value-type="string" calcext:value-type="string">
            <text:p>wands/regression/issue012.vpr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53858392999205" calcext:value-type="float">
            <text:p>0.953858392999205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2105263157895" calcext:value-type="float">
            <text:p>0.962105263157895</text:p>
          </table:table-cell>
        </table:table-row>
        <table:table-row table:style-name="ro1">
          <table:table-cell office:value-type="string" calcext:value-type="string">
            <text:p>wands/regression/issue013.vpr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6312399355878" calcext:value-type="float">
            <text:p>0.986312399355878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89702517162471" calcext:value-type="float">
            <text:p>0.989702517162471</text:p>
          </table:table-cell>
        </table:table-row>
        <table:table-row table:style-name="ro1">
          <table:table-cell office:value-type="string" calcext:value-type="string">
            <text:p>wands/regression/issue015.vpr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3835155592935" calcext:value-type="float">
            <text:p>0.963835155592935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67813540510544" calcext:value-type="float">
            <text:p>0.967813540510544</text:p>
          </table:table-cell>
        </table:table-row>
        <table:table-row table:style-name="ro1">
          <table:table-cell office:value-type="string" calcext:value-type="string">
            <text:p>wands/regression/issue017.vpr</text:p>
          </table:table-cell>
          <table:table-cell office:value-type="float" office:value="1118" calcext:value-type="float">
            <text:p>1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74716652136007" calcext:value-type="float">
            <text:p>0.974716652136007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87068965517241" calcext:value-type="float">
            <text:p>0.987068965517241</text:p>
          </table:table-cell>
        </table:table-row>
        <table:table-row table:style-name="ro1">
          <table:table-cell office:value-type="string" calcext:value-type="string">
            <text:p>wands/regression/issue023.vpr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7172034564022" calcext:value-type="float">
            <text:p>0.9717203456402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978912319644839" calcext:value-type="float">
            <text:p>0.978912319644839</text:p>
          </table:table-cell>
        </table:table-row>
        <table:table-row table:style-name="ro1">
          <table:table-cell office:value-type="string" calcext:value-type="string">
            <text:p>wands/regression/issue024.vpr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64162646450724" calcext:value-type="float">
            <text:p>0.964162646450724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70394736842105" calcext:value-type="float">
            <text:p>0.970394736842105</text:p>
          </table:table-cell>
        </table:table-row>
        <table:table-row table:style-name="ro1">
          <table:table-cell office:value-type="string" calcext:value-type="string">
            <text:p>wands/regression/issue029.vpr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.633344187561055" calcext:value-type="float">
            <text:p>0.63334418756105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728559533721898" calcext:value-type="float">
            <text:p>0.728559533721898</text:p>
          </table:table-cell>
        </table:table-row>
        <table:table-row table:style-name="ro1">
          <table:table-cell office:value-type="string" calcext:value-type="string">
            <text:p>wands/regression/issue198.vpr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8981406628941" calcext:value-type="float">
            <text:p>0.97898140662894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65005192108" calcext:value-type="float">
            <text:p>0.9865005192108</text:p>
          </table:table-cell>
        </table:table-row>
        <table:table-row table:style-name="ro1">
          <table:table-cell office:value-type="string" calcext:value-type="string">
            <text:p>wands/regression/known_folded_1.vpr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72307692307692" calcext:value-type="float">
            <text:p>0.97230769230769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75581395348837" calcext:value-type="float">
            <text:p>0.975581395348837</text:p>
          </table:table-cell>
        </table:table-row>
        <table:table-row table:style-name="ro1">
          <table:table-cell office:value-type="string" calcext:value-type="string">
            <text:p>wands/regression/let_ghostops.vpr</text:p>
          </table:table-cell>
          <table:table-cell office:value-type="float" office:value="1208" calcext:value-type="float">
            <text:p>1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70281124497992" calcext:value-type="float">
            <text:p>0.97028112449799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83157894736842" calcext:value-type="float">
            <text:p>0.983157894736842</text:p>
          </table:table-cell>
        </table:table-row>
        <table:table-row table:style-name="ro1">
          <table:table-cell office:value-type="string" calcext:value-type="string">
            <text:p>wands/regression/let_test1.vpr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34328358209" calcext:value-type="float">
            <text:p>0.98134328358209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85074626865672" calcext:value-type="float">
            <text:p>0.985074626865672</text:p>
          </table:table-cell>
        </table:table-row>
        <table:table-row table:style-name="ro1">
          <table:table-cell office:value-type="string" calcext:value-type="string">
            <text:p>wands/regression/let.vpr</text:p>
          </table:table-cell>
          <table:table-cell office:value-type="float" office:value="1310" calcext:value-type="float">
            <text:p>13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72531551596139" calcext:value-type="float">
            <text:p>0.972531551596139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74248927038627" calcext:value-type="float">
            <text:p>0.974248927038627</text:p>
          </table:table-cell>
        </table:table-row>
        <table:table-row table:style-name="ro1">
          <table:table-cell office:value-type="string" calcext:value-type="string">
            <text:p>wands/regression/let_wands.vpr</text:p>
          </table:table-cell>
          <table:table-cell office:value-type="float" office:value="1697" calcext:value-type="float">
            <text:p>16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0.897408778424114" calcext:value-type="float">
            <text:p>0.89740877842411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899797570850202" calcext:value-type="float">
            <text:p>0.899797570850202</text:p>
          </table:table-cell>
        </table:table-row>
        <table:table-row table:style-name="ro1">
          <table:table-cell office:value-type="string" calcext:value-type="string">
            <text:p>wands/regression/lhs.vpr</text:p>
          </table:table-cell>
          <table:table-cell office:value-type="float" office:value="1378" calcext:value-type="float">
            <text:p>13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66339410939691" calcext:value-type="float">
            <text:p>0.966339410939691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96976483762598" calcext:value-type="float">
            <text:p>0.96976483762598</text:p>
          </table:table-cell>
        </table:table-row>
        <table:table-row table:style-name="ro1">
          <table:table-cell office:value-type="string" calcext:value-type="string">
            <text:p>wands/regression/loop_sum_ghostvar_old.vpr</text:p>
          </table:table-cell>
          <table:table-cell office:value-type="float" office:value="1297" calcext:value-type="float">
            <text:p>129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0.826114649681529" calcext:value-type="float">
            <text:p>0.826114649681529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.86013986013986" calcext:value-type="float">
            <text:p>0.86013986013986</text:p>
          </table:table-cell>
        </table:table-row>
        <table:table-row table:style-name="ro1">
          <table:table-cell office:value-type="string" calcext:value-type="string">
            <text:p>wands/regression/nesting.vpr</text:p>
          </table:table-cell>
          <table:table-cell office:value-type="float" office:value="1263" calcext:value-type="float">
            <text:p>1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974537037037037" calcext:value-type="float">
            <text:p>0.974537037037037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6897689768977" calcext:value-type="float">
            <text:p>0.976897689768977</text:p>
          </table:table-cell>
        </table:table-row>
        <table:table-row table:style-name="ro1">
          <table:table-cell office:value-type="string" calcext:value-type="string">
            <text:p>wands/regression/old.vpr</text:p>
          </table:table-cell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80810234541578" calcext:value-type="float">
            <text:p>0.98081023454157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85023041474654" calcext:value-type="float">
            <text:p>0.985023041474654</text:p>
          </table:table-cell>
        </table:table-row>
        <table:table-row table:style-name="ro1">
          <table:table-cell office:value-type="string" calcext:value-type="string">
            <text:p>wands/regression/package_hyp.vpr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81492192018508" calcext:value-type="float">
            <text:p>0.98149219201850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78260869565217" calcext:value-type="float">
            <text:p>0.978260869565217</text:p>
          </table:table-cell>
        </table:table-row>
        <table:table-row table:style-name="ro1">
          <table:table-cell office:value-type="string" calcext:value-type="string">
            <text:p>wands/regression/package_inc1.vpr</text:p>
          </table:table-cell>
          <table:table-cell office:value-type="float" office:value="1211" calcext:value-type="float">
            <text:p>1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87765089722675" calcext:value-type="float">
            <text:p>0.98776508972267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1990846681922" calcext:value-type="float">
            <text:p>0.991990846681922</text:p>
          </table:table-cell>
        </table:table-row>
        <table:table-row table:style-name="ro1">
          <table:table-cell office:value-type="string" calcext:value-type="string">
            <text:p>wands/regression/package_inc2.vpr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95648912228057" calcext:value-type="float">
            <text:p>0.95648912228057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67920353982301" calcext:value-type="float">
            <text:p>0.967920353982301</text:p>
          </table:table-cell>
        </table:table-row>
        <table:table-row table:style-name="ro1">
          <table:table-cell office:value-type="string" calcext:value-type="string">
            <text:p>wands/regression/package_inc3.vpr</text:p>
          </table:table-cell>
          <table:table-cell office:value-type="float" office:value="1746" calcext:value-type="float">
            <text:p>1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82554867754643" calcext:value-type="float">
            <text:p>0.982554867754643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380065717415" calcext:value-type="float">
            <text:p>0.981380065717415</text:p>
          </table:table-cell>
        </table:table-row>
        <table:table-row table:style-name="ro1">
          <table:table-cell office:value-type="string" calcext:value-type="string">
            <text:p>wands/regression/package_inc5.vpr</text:p>
          </table:table-cell>
          <table:table-cell office:value-type="float" office:value="1446" calcext:value-type="float">
            <text:p>1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82336956521739" calcext:value-type="float">
            <text:p>0.982336956521739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1991525423729" calcext:value-type="float">
            <text:p>0.981991525423729</text:p>
          </table:table-cell>
        </table:table-row>
        <table:table-row table:style-name="ro1">
          <table:table-cell office:value-type="string" calcext:value-type="string">
            <text:p>wands/regression/package-sandboxed.vpr</text:p>
          </table:table-cell>
          <table:table-cell office:value-type="float" office:value="1145" calcext:value-type="float">
            <text:p>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6218776916451" calcext:value-type="float">
            <text:p>0.986218776916451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8662131519274" calcext:value-type="float">
            <text:p>0.988662131519274</text:p>
          </table:table-cell>
        </table:table-row>
        <table:table-row table:style-name="ro1">
          <table:table-cell office:value-type="string" calcext:value-type="string">
            <text:p>wands/regression/package_simple_no_perm.vpr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82502187226597" calcext:value-type="float">
            <text:p>0.982502187226597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256637168142" calcext:value-type="float">
            <text:p>0.992256637168142</text:p>
          </table:table-cell>
        </table:table-row>
        <table:table-row table:style-name="ro1">
          <table:table-cell office:value-type="string" calcext:value-type="string">
            <text:p>wands/regression/PackageStateConsolidation.vpr</text:p>
          </table:table-cell>
          <table:table-cell office:value-type="float" office:value="1235" calcext:value-type="float">
            <text:p>1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70149253731343" calcext:value-type="float">
            <text:p>0.970149253731343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53488372093023" calcext:value-type="float">
            <text:p>0.953488372093023</text:p>
          </table:table-cell>
        </table:table-row>
        <table:table-row table:style-name="ro1">
          <table:table-cell office:value-type="string" calcext:value-type="string">
            <text:p>wands/regression/package.vpr</text:p>
          </table:table-cell>
          <table:table-cell office:value-type="float" office:value="1635" calcext:value-type="float">
            <text:p>1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935354691075515" calcext:value-type="float">
            <text:p>0.935354691075515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874489795918367" calcext:value-type="float">
            <text:p>0.874489795918367</text:p>
          </table:table-cell>
        </table:table-row>
        <table:table-row table:style-name="ro1">
          <table:table-cell office:value-type="string" calcext:value-type="string">
            <text:p>wands/regression/packaging_1.vpr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969114619080302" calcext:value-type="float">
            <text:p>0.969114619080302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73063973063973" calcext:value-type="float">
            <text:p>0.973063973063973</text:p>
          </table:table-cell>
        </table:table-row>
        <table:table-row table:style-name="ro1">
          <table:table-cell office:value-type="string" calcext:value-type="string">
            <text:p>wands/regression/packaging_apply.vpr</text:p>
          </table:table-cell>
          <table:table-cell office:value-type="float" office:value="1570" calcext:value-type="float">
            <text:p>1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97334159950403" calcext:value-type="float">
            <text:p>0.97334159950403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962719298245614" calcext:value-type="float">
            <text:p>0.962719298245614</text:p>
          </table:table-cell>
        </table:table-row>
        <table:table-row table:style-name="ro1">
          <table:table-cell office:value-type="string" calcext:value-type="string">
            <text:p>wands/regression/packaging_cond_perm.vpr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955405405405405" calcext:value-type="float">
            <text:p>0.955405405405405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50980392156863" calcext:value-type="float">
            <text:p>0.950980392156863</text:p>
          </table:table-cell>
        </table:table-row>
        <table:table-row table:style-name="ro1">
          <table:table-cell office:value-type="string" calcext:value-type="string">
            <text:p>wands/regression/packaging_nested.vpr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7201257861635" calcext:value-type="float">
            <text:p>0.977201257861635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76536312849162" calcext:value-type="float">
            <text:p>0.976536312849162</text:p>
          </table:table-cell>
        </table:table-row>
        <table:table-row table:style-name="ro1">
          <table:table-cell office:value-type="string" calcext:value-type="string">
            <text:p>wands/regression/packaging_shield.vpr</text:p>
          </table:table-cell>
          <table:table-cell office:value-type="float" office:value="1377" calcext:value-type="float">
            <text:p>1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79374110953058" calcext:value-type="float">
            <text:p>0.97937411095305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81566820276498" calcext:value-type="float">
            <text:p>0.981566820276498</text:p>
          </table:table-cell>
        </table:table-row>
        <table:table-row table:style-name="ro1">
          <table:table-cell office:value-type="string" calcext:value-type="string">
            <text:p>wands/regression/packaging.vpr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6333572969087" calcext:value-type="float">
            <text:p>0.96333572969087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965593784683685" calcext:value-type="float">
            <text:p>0.965593784683685</text:p>
          </table:table-cell>
        </table:table-row>
        <table:table-row table:style-name="ro1">
          <table:table-cell office:value-type="string" calcext:value-type="string">
            <text:p>wands/regression/resultstate1.vpr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967848309975268" calcext:value-type="float">
            <text:p>0.96784830997526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79661016949152" calcext:value-type="float">
            <text:p>0.979661016949152</text:p>
          </table:table-cell>
        </table:table-row>
        <table:table-row table:style-name="ro1">
          <table:table-cell office:value-type="string" calcext:value-type="string">
            <text:p>wands/regression/shorthand_define.vpr</text:p>
          </table:table-cell>
          <table:table-cell office:value-type="float" office:value="1435" calcext:value-type="float">
            <text:p>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82876712328767" calcext:value-type="float">
            <text:p>0.982876712328767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86301369863014" calcext:value-type="float">
            <text:p>0.986301369863014</text:p>
          </table:table-cell>
        </table:table-row>
        <table:table-row table:style-name="ro1">
          <table:table-cell office:value-type="string" calcext:value-type="string">
            <text:p>wands/regression/shorthand_wand.vpr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70467596390484" calcext:value-type="float">
            <text:p>0.97046759639048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4566473988439" calcext:value-type="float">
            <text:p>0.974566473988439</text:p>
          </table:table-cell>
        </table:table-row>
        <table:table-row table:style-name="ro1">
          <table:table-cell office:value-type="string" calcext:value-type="string">
            <text:p>wands/regression/snapshot_report.vpr</text:p>
          </table:table-cell>
          <table:table-cell office:value-type="float" office:value="1376" calcext:value-type="float">
            <text:p>1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82155603140614" calcext:value-type="float">
            <text:p>0.982155603140614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0044345898004" calcext:value-type="float">
            <text:p>0.980044345898004</text:p>
          </table:table-cell>
        </table:table-row>
        <table:table-row table:style-name="ro1">
          <table:table-cell office:value-type="string" calcext:value-type="string">
            <text:p>wands/regression/snapshots2.vpr</text:p>
          </table:table-cell>
          <table:table-cell office:value-type="float" office:value="1375" calcext:value-type="float">
            <text:p>137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.921581769436997" calcext:value-type="float">
            <text:p>0.921581769436997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93984962406015" calcext:value-type="float">
            <text:p>0.93984962406015</text:p>
          </table:table-cell>
        </table:table-row>
        <table:table-row table:style-name="ro1">
          <table:table-cell office:value-type="string" calcext:value-type="string">
            <text:p>wands/regression/snapshots.vpr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971935007385524" calcext:value-type="float">
            <text:p>0.971935007385524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70285714285714" calcext:value-type="float">
            <text:p>0.970285714285714</text:p>
          </table:table-cell>
        </table:table-row>
        <table:table-row table:style-name="ro1">
          <table:table-cell office:value-type="string" calcext:value-type="string">
            <text:p>wands/regression/transfer_naive_issue_1.vpr</text:p>
          </table:table-cell>
          <table:table-cell office:value-type="float" office:value="1373" calcext:value-type="float">
            <text:p>1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9906272530642" calcext:value-type="float">
            <text:p>0.989906272530642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9118607181719" calcext:value-type="float">
            <text:p>0.989118607181719</text:p>
          </table:table-cell>
        </table:table-row>
        <table:table-row table:style-name="ro1">
          <table:table-cell office:value-type="string" calcext:value-type="string">
            <text:p>wands/regression/un_currying.vpr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956624605678234" calcext:value-type="float">
            <text:p>0.95662460567823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952432432432432" calcext:value-type="float">
            <text:p>0.952432432432432</text:p>
          </table:table-cell>
        </table:table-row>
        <table:table-row table:style-name="ro1">
          <table:table-cell office:value-type="string" calcext:value-type="string">
            <text:p>wands/regression/unfolding_ambiguity2.vpr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3291562238931" calcext:value-type="float">
            <text:p>0.98329156223893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8439306358382" calcext:value-type="float">
            <text:p>0.988439306358382</text:p>
          </table:table-cell>
        </table:table-row>
        <table:table-row table:style-name="ro1">
          <table:table-cell office:value-type="string" calcext:value-type="string">
            <text:p>wands/regression/unfolding_ambiguity.vpr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553391537945" calcext:value-type="float">
            <text:p>0.98455339153794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876404494382" calcext:value-type="float">
            <text:p>0.98876404494382</text:p>
          </table:table-cell>
        </table:table-row>
        <table:table-row table:style-name="ro1">
          <table:table-cell office:value-type="string" calcext:value-type="string">
            <text:p>wands/regression/unfolding_trivial_wand.vpr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4689766317486" calcext:value-type="float">
            <text:p>0.98468976631748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985040276179517" calcext:value-type="float">
            <text:p>0.985040276179517</text:p>
          </table:table-cell>
        </table:table-row>
        <table:table-row table:style-name="ro1">
          <table:table-cell office:value-type="string" calcext:value-type="string">
            <text:p>wands/regression/unfolding.vpr</text:p>
          </table:table-cell>
          <table:table-cell office:value-type="float" office:value="1415" calcext:value-type="float">
            <text:p>14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940199335548173" calcext:value-type="float">
            <text:p>0.940199335548173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955795677799607" calcext:value-type="float">
            <text:p>0.955795677799607</text:p>
          </table:table-cell>
        </table:table-row>
        <table:table-row table:style-name="ro1">
          <table:table-cell office:value-type="string" calcext:value-type="string">
            <text:p>wands/regression/wand_conjunction.vpr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81754995655951" calcext:value-type="float">
            <text:p>0.981754995655951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5169491525424" calcext:value-type="float">
            <text:p>0.985169491525424</text:p>
          </table:table-cell>
        </table:table-row>
        <table:table-row table:style-name="ro1">
          <table:table-cell office:value-type="string" calcext:value-type="string">
            <text:p>wands/regression/wand_shapes_1.vpr</text:p>
          </table:table-cell>
          <table:table-cell office:value-type="float" office:value="1207" calcext:value-type="float">
            <text:p>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4172719935432" calcext:value-type="float">
            <text:p>0.974172719935432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77949283351709" calcext:value-type="float">
            <text:p>0.977949283351709</text:p>
          </table:table-cell>
        </table:table-row>
        <table:table-row table:style-name="ro1">
          <table:table-cell office:value-type="string" calcext:value-type="string">
            <text:p>wands/regression/wand_shapes_simple_exhale.vpr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8138495904691" calcext:value-type="float">
            <text:p>0.98138495904691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4375" calcext:value-type="float">
            <text:p>0.984375</text:p>
          </table:table-cell>
        </table:table-row>
        <table:table-row table:style-name="ro1">
          <table:table-cell office:value-type="string" calcext:value-type="string">
            <text:p>wands/regression/well_formedness_wand_1.vpr</text:p>
          </table:table-cell>
          <table:table-cell office:value-type="float" office:value="1095" calcext:value-type="float">
            <text:p>1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77678571428571" calcext:value-type="float">
            <text:p>0.977678571428571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84340044742729" calcext:value-type="float">
            <text:p>0.984340044742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n" fo:country="GB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7T10:54:01.221283161</dc:date>
    <meta:editing-duration>PT8M4S</meta:editing-duration>
    <meta:editing-cycles>1</meta:editing-cycles>
    <meta:generator>LibreOffice/6.4.7.2$Linux_X86_64 LibreOffice_project/40$Build-2</meta:generator>
    <meta:document-statistic meta:table-count="1" meta:cell-count="12399" meta:object-count="0"/>
  </office:meta>
</office:document-meta>
</file>